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un Oct 20 20:04:07 2019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</manifest:manifest>
</file>

<file path=content.xml><?xml version="1.0" encoding="utf-8"?>
<!--
*************************************************************************
  file:  content.xml
  Generated by Inkscape: Sun Oct 20 20:04:07 2019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layer1">
          <draw:path id="rect4920" draw:style-name="style0" draw:layer="layout" svg:x="4.906cm" svg:y="5.734cm" svg:width="2.218cm" svg:height="1.362cm" svg:viewBox="0.0 0.0 2218.438 1361.687" svg:d="M 9897.792 11468.523 L 11943.233 11468.523 C 11991.153 11468.523 12029.731 11507.101 12029.731 11555.021 L 12029.731 12743.711 C 12029.731 12791.631 11991.153 12830.210 11943.233 12830.210 L 9897.792 12830.210 C 9849.872 12830.210 9811.293 12791.631 9811.293 12743.711 L 9811.293 11555.021 C 9811.293 11507.101 9849.872 11468.523 9897.792 11468.523 Z">
            <!-- 9 nodes -->
          </draw:path>
          <draw:g id="g3260">
            <draw:g id="g3-9">
              <draw:g id="g5-8">
                <draw:path id="path7-3" draw:style-name="style1" draw:layer="layout" svg:x="0.000cm" svg:y="5.298cm" svg:width="1.442cm" svg:height="1.327cm" svg:viewBox="0.0 0.0 1442.273 1327.448" svg:d="M 77.140 11141.300 L 136.584 11141.300 L 136.584 10894.986 L 137.521 10886.554 C 137.521 10886.241 141.998 10863.234 130.441 10848.972 C 118.781 10834.604 92.860 10831.587 73.184 10831.587 C 51.842 10831.587 34.665 10814.305 34.665 10793.068 C 34.665 10771.830 51.842 10754.549 73.184 10754.549 C 126.798 10754.549 166.462 10770.269 191.135 10801.500 C 220.493 10838.562 216.329 10883.119 213.727 10898.630 L 213.727 11141.404 L 603.913 11141.404 L 777.353 10731.229 C 809.313 10652.942 857.201 10596.309 931.533 10596.309 L 1307.352 10596.309 C 1381.683 10596.309 1442.273 10656.793 1442.273 10731.229 L 1442.273 11228.645 L 1419.578 11205.950 C 1389.595 11175.967 1348.786 11160.248 1306.519 11160.977 C 1278.307 11130.786 1238.226 11112.568 1194.190 11112.568 L 1117.048 11112.568 C 1072.907 11112.568 1032.931 11130.786 1004.615 11160.977 C 962.244 11160.144 921.643 11175.967 891.556 11206.055 L 837.110 11260.501 C 806.503 11291.004 791.095 11332.543 792.241 11373.975 C 762.155 11402.396 743.624 11442.685 743.624 11485.993 L 743.624 11556.681 L 501.892 11556.681 C 538.537 11595.720 561.128 11647.981 561.128 11705.656 C 561.128 11825.794 463.373 11923.757 343.027 11923.757 C 222.890 11923.757 124.927 11825.898 124.927 11705.656 C 124.927 11647.565 147.934 11594.992 184.787 11555.953 C 141.791 11552.412 77.038 11519.724 77.038 11479.748 L 0.000 11218.548 C 0.000 11175.759 34.665 11141.300 77.140 11141.300 ZM 1325.154 11047.606 L 1325.154 10774.850 C 1325.154 10725.503 1284.969 10685.423 1235.727 10685.423 L 986.603 10685.423 C 937.361 10685.423 905.505 10722.901 884.372 10774.850 L 769.441 11048.647 L 1325.154 11047.606 ZM 343.129 11807.991 C 399.555 11807.991 445.568 11762.081 445.568 11705.656 C 445.568 11649.127 399.554 11603.216 343.129 11603.216 C 286.705 11603.216 240.793 11649.126 240.793 11705.656 C 240.690 11761.975 286.704 11807.991 343.129 11807.991 Z">
                  <!-- 47 nodes -->
                </draw:path>
                <draw:path id="path9-8" draw:style-name="style1" draw:layer="layout" svg:x="0.798cm" svg:y="5.891cm" svg:width="0.734cm" svg:height="0.734cm" svg:viewBox="0.0 0.0 733.840 734.151" svg:d="M 1679.733 11914.699 L 1728.246 11866.186 C 1755.001 11839.327 1791.231 11825.272 1829.020 11826.001 C 1854.214 11799.142 1889.818 11782.901 1929.170 11782.901 L 1997.775 11782.901 C 2037.023 11782.901 2072.730 11799.141 2097.821 11826.001 C 2135.403 11825.271 2171.839 11839.326 2198.595 11866.186 L 2247.212 11914.699 C 2275.007 11942.599 2288.854 11979.348 2287.501 12016.306 C 2314.048 12041.602 2330.392 12077.311 2330.392 12115.621 L 2330.392 12184.226 C 2330.392 12222.537 2314.048 12258.245 2287.500 12283.647 C 2288.749 12320.499 2275.007 12357.249 2247.211 12385.150 L 2198.698 12433.663 C 2171.943 12460.522 2135.506 12474.993 2097.924 12473.848 C 2072.730 12500.812 2037.126 12517.052 1997.878 12517.052 L 1929.273 12517.052 C 1890.025 12517.052 1854.318 12500.812 1829.123 12473.848 C 1791.333 12475.098 1755.105 12460.523 1728.349 12433.663 L 1679.836 12385.150 C 1652.561 12357.979 1638.923 12320.917 1639.860 12284.063 C 1613.105 12258.662 1596.552 12222.849 1596.552 12184.226 L 1596.552 12115.621 C 1596.552 12076.998 1613.105 12041.290 1639.860 12015.888 C 1638.820 11978.932 1652.562 11941.974 1679.733 11914.699 ZM 1963.524 12379.633 C 2090.116 12379.633 2193.181 12276.568 2193.181 12149.977 C 2193.181 12023.385 2090.117 11920.320 1963.524 11920.320 C 1836.932 11920.320 1733.868 12023.383 1733.868 12149.977 C 1733.868 12276.571 1836.933 12379.633 1963.524 12379.633 Z">
                  <!-- 30 nodes -->
                </draw:path>
                <draw:path id="circle11" draw:style-name="style1" draw:layer="layout" svg:x="1.039cm" svg:y="6.132cm" svg:width="0.253cm" svg:height="0.253cm" svg:viewBox="0.0 0.0 253.183 253.183" svg:d="M 2077.313 12390.459 C 2077.313 12460.374 2133.990 12517.051 2203.905 12517.051 C 2273.820 12517.051 2330.497 12460.374 2330.497 12390.459 C 2330.497 12320.544 2273.820 12263.867 2203.905 12263.867 C 2133.990 12263.867 2077.313 12320.544 2077.313 12390.459 Z">
                  <!-- 5 nodes -->
                </draw:path>
              </draw:g>
              <!-- id="g5-8" -->
            </draw:g>
            <!-- id="g3-9" -->
            <draw:path id="path3244" draw:style-name="style2" draw:layer="layout" svg:x="1.516cm" svg:y="5.655cm" svg:width="0.799cm" svg:height="0.873cm" svg:viewBox="0.0 0.0 799.258 873.356" svg:d="M 3432.006 12182.681 L 3638.025 11723.116 L 3832.199 11310.146 L 3413.611 11314.916 L 3032.941 11309.325 L 3245.511 11764.119 L 3432.006 12182.681 Z">
              <!-- 7 nodes -->
            </draw:path>
            <draw:path id="rect3246" draw:style-name="style2" draw:layer="layout" svg:x="1.848cm" svg:y="6.357cm" svg:width="0.110cm" svg:height="0.230cm" svg:viewBox="0.0 0.0 110.364 230.467" svg:d="M 3805.724 12714.445 L 3695.360 12714.445 L 3695.360 12944.912 L 3805.724 12944.912 L 3805.724 12714.445 Z">
              <!-- 5 nodes -->
            </draw:path>
            <draw:path id="path3253" draw:style-name="style2" draw:layer="layout" svg:x="1.521cm" svg:y="6.070cm" svg:width="0.322cm" svg:height="0.065cm" svg:viewBox="0.0 0.0 322.057 65.415" svg:d="M 3060.070 12140.681 C 3060.070 12140.681 3042.012 12155.043 3042.139 12172.384 C 3042.265 12189.725 3060.070 12206.096 3060.070 12206.096 L 3364.195 12206.096 L 3265.498 12140.681 L 3060.070 12140.681 Z">
              <!-- 6 nodes -->
            </draw:path>
          </draw:g>
          <!-- id="g3260" -->
          <draw:g id="g7222-6-9-7">
            <draw:path id="path3-8-6-1-4-8" draw:style-name="style3" draw:layer="layout" svg:x="5.023cm" svg:y="6.025cm" svg:width="2.018cm" svg:height="0.948cm" svg:viewBox="0.0 0.0 2018.030 947.683" svg:d="M 10498.242 12186.587 C 10498.242 12186.587 10676.524 11880.877 10754.659 12200.408 C 10870.530 12257.451 11210.601 12211.165 11422.636 12224.340 C 11615.296 12248.472 11765.223 12453.645 11888.427 12738.038 C 11888.427 12738.038 11962.077 12773.658 12002.782 12795.523 C 12043.141 12817.203 12063.131 12839.824 12058.602 12938.789 C 12056.483 12985.092 12035.569 13011.272 12018.823 12967.775 C 12011.945 12850.337 12009.818 12845.262 11898.026 12813.340 C 11851.780 12900.507 11657.207 12989.261 11528.952 12994.084 C 11499.344 12995.137 11384.347 12994.084 11376.930 12993.714 C 11337.548 12992.125 11294.888 12990.501 11294.387 12972.393 C 11293.374 12934.358 11461.387 12918.778 11474.559 12910.551 C 11487.647 12902.316 11487.647 12851.921 11410.750 12869.986 C 11277.536 12902.850 10819.627 12859.656 10767.100 12846.527 C 10714.572 12833.329 10669.191 12890.308 10639.185 12926.466 C 10609.162 12962.610 10520.354 12971.859 10520.354 12971.859 C 10520.354 12971.859 10284.875 12984.660 10264.236 12965.546 C 10214.513 12919.498 10355.268 12905.876 10441.591 12889.472 C 10527.914 12873.047 10520.034 12812.671 10538.484 12789.603 C 10529.434 12751.203 10507.234 12736.801 10471.019 12706.033 C 10453.679 12691.301 10383.350 12650.077 10364.775 12647.357 C 10029.485 12572.568 10092.235 12500.193 10057.794 12462.264 C 9991.543 12333.021 10318.797 12136.899 10527.396 12150.127 L 10498.242 12186.587 Z">
              <!-- 24 nodes -->
            </draw:path>
          </draw:g>
          <!-- id="g7222-6-9-7" -->
          <draw:g id="g7222-6-9">
            <draw:path id="path3-8-6-1-4" draw:style-name="style3" draw:layer="layout" svg:x="9.052cm" svg:y="5.726cm" svg:width="2.096cm" svg:height="0.948cm" svg:viewBox="0.0 0.0 2096.136 947.683" svg:d="M 18556.269 12263.257 C 18556.269 12263.257 18734.551 12568.966 18812.685 12249.435 C 18928.557 12192.392 19268.628 12238.678 19480.662 12225.503 C 19673.322 12201.372 19832.342 11998.219 19955.545 11713.826 C 20094.496 11727.164 20139.574 11885.723 20183.412 11864.178 C 20261.633 11825.736 19932.236 11571.040 19888.372 11532.458 C 19799.700 11467.513 19715.234 11460.582 19586.979 11455.759 C 19557.371 11454.706 19442.373 11455.759 19434.956 11456.129 C 19395.575 11457.719 19352.914 11459.342 19352.414 11477.450 C 19351.401 11515.485 19519.414 11531.065 19532.586 11539.292 C 19545.674 11547.527 19545.674 11597.922 19468.777 11579.857 C 19335.563 11546.993 18877.654 11590.187 18825.126 11603.316 C 18772.599 11616.514 18727.218 11559.535 18697.212 11523.377 C 18667.189 11487.233 18578.381 11477.984 18578.381 11477.984 C 18578.381 11477.984 18342.901 11465.184 18322.263 11484.297 C 18272.539 11530.345 18413.295 11543.968 18499.618 11560.371 C 18585.941 11576.796 18578.060 11637.172 18596.511 11660.240 C 18587.460 11698.640 18565.261 11713.042 18529.046 11743.810 C 18511.706 11758.542 18441.377 11799.766 18422.801 11802.486 C 18087.512 11877.275 18150.262 11949.650 18115.821 11987.579 C 18049.569 12116.822 18376.824 12312.944 18585.422 12299.717 L 18556.269 12263.257 Z">
              <!-- 22 nodes -->
            </draw:path>
          </draw:g>
          <!-- id="g7222-6-9" -->
          <draw:path id="path3938-7-6-6-3" draw:style-name="style4" draw:layer="layout" svg:x="4.926cm" svg:y="3.314cm" svg:width="4.343cm" svg:height="2.414cm" svg:viewBox="0.0 0.0 4342.949 2413.822" svg:d="M 14166.850 9003.376 C 12955.754 8102.528 11495.086 7559.881 10178.437 6816.621 C 10124.022 6785.904 10069.853 6754.843 10015.958 6723.401 L 14166.850 9003.376 ">
            <!-- 4 nodes -->
          </draw:path>
          <draw:path id="path3938-7-6-6-2" draw:style-name="style4" draw:layer="layout" svg:x="8.277cm" svg:y="2.145cm" svg:width="1.104cm" svg:height="3.454cm" svg:viewBox="0.0 0.0 1103.544 3453.660" svg:d="M 17618.839 7714.282 C 16770.462 6610.912 16510.079 5911.093 16996.565 4469.139 L 17618.839 7714.282 ">
            <!-- 3 nodes -->
          </draw:path>
          <draw:path id="path3938-7-6-6-7" draw:style-name="style4" draw:layer="layout" svg:x="5.777cm" svg:y="1.982cm" svg:width="2.953cm" svg:height="3.964cm" svg:viewBox="0.0 0.0 2953.369 3963.631" svg:d="M 11600.113 7917.347 C 12007.930 6162.582 13733.934 4706.832 14370.285 4095.632 L 11600.113 7917.347 ">
            <!-- 3 nodes -->
          </draw:path>
          <draw:path id="path3938-7-6-6" draw:style-name="style4" draw:layer="layout" svg:x="4.738cm" svg:y="3.383cm" svg:width="0.856cm" svg:height="2.585cm" svg:viewBox="0.0 0.0 856.129 2584.857" svg:d="M 10285.823 9342.514 C 10072.094 8257.794 9896.310 7570.029 9564.383 6934.620 L 10285.823 9342.514 ">
            <!-- 3 nodes -->
          </draw:path>
          <draw:path id="text3340-3" draw:style-name="style2" draw:layer="layout" svg:x="10.079cm" svg:y="4.964cm" svg:width="0.000cm" svg:height="0.000cm" svg:viewBox="0.0 0.0 0.000 0.000" svg:d="">
            <!-- 0 nodes -->
          </draw:path>
          <draw:path id="path3-3" draw:style-name="style5" draw:layer="layout" svg:x="8.658cm" svg:y="0.994cm" svg:width="2.937cm" svg:height="2.469cm" svg:viewBox="0.0 0.0 2937.232 2469.156" svg:d="M 17606.438 2733.406 C 17572.959 2726.571 17482.470 2774.316 17398.259 2730.711 C 17266.733 2662.601 17337.525 2633.623 17390.160 2610.118 C 17442.795 2586.628 17580.461 2539.702 17592.616 2414.969 C 17604.785 2290.251 17708.416 2255.466 17708.416 2255.466 C 17708.416 2255.466 17660.379 2010.516 17706.080 1996.610 C 17751.797 1982.705 17912.995 2148.876 17956.629 2187.176 C 18104.324 2187.176 18261.160 2381.352 18264.910 2607.687 C 18268.690 2835.982 18387.129 3003.209 18507.277 3053.246 C 19198.120 3278.512 19240.044 3694.649 19238.169 4006.278 C 19237.667 4089.045 19229.098 4158.877 19215.150 4217.305 C 19289.540 4146.278 19395.950 3937.598 19324.978 3555.788 C 19235.835 3076.737 19495.761 2601.408 20231.056 2727.627 C 19960.032 2857.680 19878.126 3205.929 19930.234 3403.509 C 20042.242 3828.189 20075.054 4451.003 19258.076 4451.003 L 19022.294 4451.003 L 18774.468 4451.003 L 18444.098 4451.003 C 18380.266 4450.811 18295.791 4451.003 18295.791 4391.131 C 18295.791 4323.548 18532.324 4304.767 18551.105 4287.875 C 18551.105 4287.875 18156.515 4257.952 18126.843 3874.878 C 18126.843 3874.878 17799.251 4447.850 17695.064 4449.323 C 17590.878 4450.775 17518.710 4449.323 17452.893 4449.323 C 17395.784 4449.323 17374.197 4417.455 17374.197 4372.405 C 17374.197 4327.341 17440.376 4306.643 17477.299 4306.643 C 17511.556 4306.643 17588.057 4316.033 17633.107 4254.076 C 17858.387 3964.979 17848.858 3744.158 17849.080 3628.941 C 17849.208 3573.361 17832.091 3533.201 17807.697 3491.901 C 17644.374 3200.914 17622.550 3155.197 17621.744 3046.689 C 17620.922 2938.182 17701.912 2831.911 17716.485 2809.240 C 17731.057 2786.583 17679.950 2748.423 17606.436 2733.407 L 17606.438 2733.406 Z">
            <!-- 32 nodes -->
          </draw:path>
          <draw:g id="g3">
            <draw:g id="g5">
              <draw:path id="path7" draw:style-name="style6" draw:layer="layout" svg:x="1.686cm" svg:y="2.811cm" svg:width="3.348cm" svg:height="2.213cm" svg:viewBox="0.0 0.0 3348.283 2213.419" svg:d="M 6656.391 5801.026 C 6597.514 5791.404 6549.794 5760.006 6499.335 5731.999 C 6468.277 5714.762 6434.480 5703.088 6402.233 5688.154 C 6393.663 5684.194 6385.958 5677.881 6378.441 5671.845 C 6367.817 5663.272 6358.485 5652.802 6347.364 5645.108 C 6299.386 5611.967 6268.193 5618.501 6238.714 5670.494 C 6200.834 5737.310 6109.178 5776.847 6050.916 5820.918 C 5967.755 5883.805 5835.388 5888.122 5735.876 5881.840 C 5638.060 5875.675 5565.715 5861.596 5468.689 5845.636 C 5247.662 5809.333 5074.056 5779.577 4849.185 5776.697 C 4694.757 5774.719 4545.214 5800.418 4403.626 5872.098 C 4283.872 5932.707 4198.260 6034.249 4105.978 6128.330 C 4060.487 6174.729 4019.857 6226.569 3972.816 6271.039 C 3940.739 6301.331 3902.496 6325.182 3865.025 6348.332 C 3671.184 6467.989 3554.039 6650.533 3466.151 6862.485 C 3346.327 7151.385 3356.307 7443.184 3429.008 7739.428 C 3434.185 7760.528 3438.672 7782.045 3446.406 7802.137 C 3450.964 7813.988 3462.635 7832.957 3468.678 7831.974 C 3482.262 7829.801 3501.141 7820.147 3505.798 7808.321 C 3523.413 7763.573 3542.122 7717.752 3549.669 7670.475 C 3569.571 7545.383 3583.302 7419.211 3600.583 7293.640 C 3614.355 7193.700 3649.251 7101.578 3697.633 7014.638 C 3704.910 7001.559 3712.334 6987.005 3714.101 6972.397 C 3729.136 6847.201 3801.819 6758.406 3884.337 6676.938 C 3916.964 6644.693 3956.347 6620.088 3991.244 6590.226 C 4021.841 6564.042 4048.956 6568.954 4075.645 6595.187 C 4102.351 6621.445 4130.473 6646.450 4154.845 6674.961 C 4185.062 6710.337 4220.391 6728.870 4265.760 6733.604 C 4410.214 6748.637 4554.047 6736.239 4697.834 6725.161 C 4713.372 6723.963 4740.295 6704.946 4740.108 6694.617 C 4739.581 6666.180 4730.151 6632.885 4696.571 6627.972 C 4650.406 6621.230 4603.412 6617.552 4556.844 6618.104 C 4535.122 6618.356 4526.218 6613.468 4520.514 6592.473 C 4514.190 6569.274 4504.449 6547.124 4494.498 6519.890 C 4638.858 6467.179 4782.879 6462.070 4929.772 6485.238 C 5025.938 6500.424 5123.210 6508.119 5219.329 6523.648 C 5270.747 6531.963 5320.129 6555.697 5371.546 6561.702 C 5426.158 6568.095 5483.373 6569.224 5537.219 6559.295 C 5625.750 6542.961 5712.416 6515.524 5800.040 6493.455 C 5828.326 6486.338 5845.532 6503.575 5852.219 6529.107 C 5870.881 6600.382 5905.801 6661.869 5958.149 6709.471 C 5995.169 6743.116 6037.080 6773.255 6081.214 6795.201 C 6120.428 6814.692 6172.869 6790.037 6195.598 6751.154 C 6200.038 6743.540 6200.564 6726.806 6195.644 6720.942 C 6176.929 6698.565 6157.097 6676.275 6134.229 6658.909 C 6106.066 6637.515 6061.645 6628.543 6047.131 6600.935 C 6020.278 6549.875 6000.803 6493.080 5997.696 6430.740 C 5994.999 6376.499 6016.674 6346.484 6056.579 6319.575 C 6155.681 6252.783 6253.000 6183.056 6351.629 6115.484 C 6402.350 6080.734 6459.273 6065.800 6519.115 6056.128 C 6595.472 6043.804 6657.175 5998.805 6704.363 5936.268 C 6736.065 5894.051 6706.252 5809.169 6656.391 5801.026 Z">
                <!-- 52 nodes -->
              </draw:path>
            </draw:g>
            <!-- id="g5" -->
          </draw:g>
          <!-- id="g3" -->
          <draw:g id="g3-6">
            <draw:path id="path5" draw:style-name="style6" draw:layer="layout" svg:x="0.191cm" svg:y="6.693cm" svg:width="3.486cm" svg:height="0.914cm" svg:viewBox="0.0 0.0 3486.379 913.687" svg:d="M 3832.958 13643.471 C 3279.354 13475.718 2704.538 13390.667 2124.489 13390.667 C 1415.746 13450.583 1301.193 13477.586 416.036 13643.463 C 393.122 13650.408 380.171 13674.615 387.116 13697.529 C 394.060 13720.443 418.283 13733.394 441.173 13726.449 C 689.681 13651.149 942.540 13592.819 1198.229 13551.563 L 415.965 13790.021 C 393.059 13797.004 380.155 13821.227 387.131 13844.133 C 392.830 13862.822 410.014 13874.859 428.585 13874.859 C 432.770 13874.859 437.027 13874.244 441.236 13872.967 L 1679.047 13494.463 C 1728.068 13490.703 1777.151 13487.573 1826.298 13485.059 L 830.673 13870.263 C 808.343 13878.902 797.244 13904.008 805.883 13926.339 C 812.536 13943.530 828.939 13954.061 846.328 13954.061 C 851.530 13954.061 856.819 13953.115 861.959 13951.129 L 2085.983 13477.563 C 2098.808 13477.476 2111.641 13477.389 2124.473 13477.389 C 2253.256 13477.389 2381.778 13481.685 2509.859 13490.167 L 1263.440 14203.334 C 1242.654 14215.220 1235.450 14241.713 1247.344 14262.491 C 1255.353 14276.482 1269.975 14284.325 1285.014 14284.325 C 1292.313 14284.325 1299.715 14282.481 1306.510 14278.595 L 2663.187 13502.321 C 2768.212 13512.072 2872.890 13524.668 2977.119 13540.109 L 2320.965 14223.079 C 2304.381 14240.349 2304.925 14267.788 2322.195 14284.380 C 2330.606 14292.460 2341.420 14296.472 2352.227 14296.472 C 2363.609 14296.472 2374.983 14292.011 2383.496 14283.159 L 3081.561 13556.560 C 3199.757 13576.282 3317.315 13599.716 3434.117 13626.753 L 3320.744 13877.042 C 3310.867 13898.853 3320.539 13924.541 3342.342 13934.418 C 3348.143 13937.043 3354.221 13938.288 3360.203 13938.288 C 3376.701 13938.288 3392.474 13928.822 3399.718 13912.812 L 3519.979 13647.326 C 3616.499 13671.225 3712.483 13697.560 3807.813 13726.449 C 3812.006 13727.718 3816.231 13728.325 3820.401 13728.325 C 3839.003 13728.325 3856.203 13716.257 3861.878 13697.537 C 3868.815 13674.622 3855.872 13650.416 3832.958 13643.471 Z">
              <!-- 40 nodes -->
            </draw:path>
            <draw:path id="path11" draw:style-name="style6" draw:layer="layout" svg:x="0.191cm" svg:y="7.621cm" svg:width="0.740cm" svg:height="0.464cm" svg:viewBox="0.0 0.0 739.671 463.701" svg:d="M 1052.168 15252.042 L 407.074 15621.159 C 386.288 15633.046 379.083 15659.538 390.978 15680.316 C 398.986 15694.308 413.608 15702.150 428.648 15702.150 C 435.947 15702.150 443.348 15700.306 450.143 15696.420 L 1095.238 15327.311 C 1116.024 15315.425 1123.228 15288.932 1111.334 15268.154 C 1099.431 15247.360 1072.938 15240.156 1052.168 15252.042 Z">
              <!-- 8 nodes -->
            </draw:path>
            <draw:path id="path13" draw:style-name="style6" draw:layer="layout" svg:x="1.466cm" svg:y="7.747cm" svg:width="0.517cm" svg:height="0.556cm" svg:viewBox="0.0 0.0 517.371 555.773" svg:d="M 3370.809 15511.629 L 2947.815 15972.836 C 2931.635 15990.478 2931.775 16017.545 2949.045 16034.137 C 2957.455 16042.217 2968.270 16046.229 2979.077 16046.229 C 2990.459 16046.229 3001.833 16041.767 3010.346 16032.916 L 3433.340 15571.708 C 3449.924 15554.438 3449.380 15526.999 3432.110 15510.407 C 3414.840 15493.815 3387.401 15494.366 3370.809 15511.629 Z">
              <!-- 8 nodes -->
            </draw:path>
            <draw:path id="path15" draw:style-name="style6" draw:layer="layout" svg:x="2.661cm" svg:y="7.300cm" svg:width="0.490cm" svg:height="1.148cm" svg:viewBox="0.0 0.0 489.833 1148.395" svg:d="M 5782.874 14606.972 C 5761.055 14597.096 5735.374 14606.767 5725.498 14628.578 L 5330.247 15682.381 C 5320.370 15704.192 5330.042 15729.880 5351.852 15739.757 C 5357.654 15742.382 5363.731 15743.627 5369.714 15743.627 C 5386.212 15743.627 5401.984 15734.153 5409.236 15718.151 L 5804.487 14664.348 C 5814.356 14642.538 5804.684 14616.849 5782.874 14606.972 Z">
              <!-- 8 nodes -->
            </draw:path>
            <draw:path id="path17" draw:style-name="style6" draw:layer="layout" svg:x="0.191cm" svg:y="7.235cm" svg:width="0.344cm" svg:height="0.191cm" svg:viewBox="0.0 0.0 344.469 191.279" svg:d="M 428.629 14657.268 C 433.832 14657.268 439.121 14656.322 444.260 14654.336 L 694.147 14557.658 C 716.478 14549.019 727.577 14523.914 718.938 14501.583 C 710.298 14479.252 685.185 14468.154 662.862 14476.793 L 412.983 14573.470 C 390.652 14582.109 379.553 14607.215 388.193 14629.546 C 394.837 14646.729 411.241 14657.268 428.629 14657.268 Z">
              <!-- 8 nodes -->
            </draw:path>
          </draw:g>
          <!-- id="g3-6" -->
          <draw:g id="g3-3">
            <draw:g id="g3423">
              <draw:path id="path9-2" draw:style-name="style7" draw:layer="layout" svg:x="2.747cm" svg:y="6.920cm" svg:width="0.109cm" svg:height="0.109cm" svg:viewBox="0.0 0.0 108.524 108.518" svg:d="M 5585.994 13931.653 C 5596.088 13921.564 5601.891 13907.567 5601.891 13893.299 C 5601.891 13878.973 5596.088 13865.028 5585.994 13854.934 C 5575.901 13844.840 5561.961 13839.037 5547.630 13839.037 C 5533.309 13839.037 5519.359 13844.840 5509.270 13854.934 C 5499.176 13865.028 5493.368 13878.968 5493.368 13893.299 C 5493.368 13907.567 5499.176 13921.564 5509.270 13931.653 C 5519.359 13941.747 5533.357 13947.555 5547.630 13947.555 C 5561.903 13947.555 5575.901 13941.747 5585.994 13931.653 Z">
                <!-- 9 nodes -->
              </draw:path>
              <draw:path id="path11-9" draw:style-name="style7" draw:layer="layout" svg:x="2.836cm" svg:y="6.740cm" svg:width="0.109cm" svg:height="0.109cm" svg:viewBox="0.0 0.0 108.524 108.518" svg:d="M 5726.683 13589.449 C 5740.950 13589.449 5754.948 13583.641 5765.047 13573.547 C 5775.141 13563.459 5780.945 13549.461 5780.945 13535.193 C 5780.945 13520.925 5775.141 13506.922 5765.047 13496.828 C 5754.954 13486.734 5740.956 13480.931 5726.683 13480.931 C 5712.415 13480.931 5698.412 13486.734 5688.323 13496.828 C 5678.229 13506.922 5672.421 13520.920 5672.421 13535.193 C 5672.421 13549.461 5678.229 13563.459 5688.323 13573.547 C 5698.417 13583.641 5712.415 13589.449 5726.683 13589.449 Z">
                <!-- 9 nodes -->
              </draw:path>
              <draw:path id="path13-1" draw:style-name="style7" draw:layer="layout" svg:x="3.015cm" svg:y="7.278cm" svg:width="0.109cm" svg:height="0.109cm" svg:viewBox="0.0 0.0 108.524 108.518" svg:d="M 6084.789 14555.249 C 6070.521 14555.249 6056.518 14561.000 6046.429 14571.146 C 6036.336 14581.240 6030.527 14595.238 6030.527 14609.511 C 6030.527 14623.784 6036.336 14637.777 6046.429 14647.865 C 6056.518 14657.959 6070.516 14663.768 6084.789 14663.768 C 6099.057 14663.768 6113.055 14657.959 6123.154 14647.865 C 6133.247 14637.777 6139.051 14623.779 6139.051 14609.511 C 6139.051 14595.243 6133.247 14581.240 6123.154 14571.146 C 6113.055 14560.994 6099.057 14555.249 6084.789 14555.249 Z">
                <!-- 9 nodes -->
              </draw:path>
              <draw:path id="path15-2" draw:style-name="style7" draw:layer="layout" svg:x="3.158cm" svg:y="7.410cm" svg:width="0.109cm" svg:height="0.109cm" svg:viewBox="0.0 0.0 108.518 108.518" svg:d="M 6370.736 14820.237 C 6356.469 14820.237 6342.465 14826.040 6332.372 14836.134 C 6322.278 14846.228 6316.474 14860.226 6316.474 14874.499 C 6316.474 14888.766 6322.278 14902.770 6332.372 14912.853 C 6342.465 14922.947 6356.463 14928.755 6370.736 14928.755 C 6385.057 14928.755 6399.002 14922.947 6409.090 14912.853 C 6419.237 14902.764 6424.993 14888.766 6424.993 14874.499 C 6424.993 14860.231 6419.237 14846.228 6409.090 14836.134 C 6399.002 14826.040 6385.057 14820.237 6370.736 14820.237 Z">
                <!-- 9 nodes -->
              </draw:path>
              <draw:path id="path17-7" draw:style-name="style7" draw:layer="layout" svg:x="3.194cm" svg:y="7.188cm" svg:width="0.109cm" svg:height="0.109cm" svg:viewBox="0.0 0.0 108.524 108.518" svg:d="M 6442.895 14376.196 C 6428.627 14376.196 6414.624 14382.000 6404.536 14392.093 C 6394.442 14402.187 6388.633 14416.185 6388.633 14430.458 C 6388.633 14444.726 6394.442 14458.724 6404.536 14468.812 C 6414.624 14478.906 6428.622 14484.715 6442.895 14484.715 C 6457.168 14484.715 6471.161 14478.906 6481.260 14468.812 C 6491.353 14458.724 6497.157 14444.726 6497.157 14430.458 C 6497.157 14416.190 6491.353 14402.187 6481.260 14392.093 C 6471.161 14381.994 6457.163 14376.196 6442.895 14376.196 Z">
                <!-- 9 nodes -->
              </draw:path>
              <draw:path id="path19" draw:style-name="style7" draw:layer="layout" svg:x="2.926cm" svg:y="7.009cm" svg:width="0.109cm" svg:height="0.109cm" svg:viewBox="0.0 0.0 108.524 108.518" svg:d="M 5959.987 14072.341 C 5959.987 14058.074 5954.184 14044.070 5944.090 14033.977 C 5933.996 14023.883 5919.998 14018.079 5905.725 14018.079 C 5891.452 14018.079 5877.454 14023.883 5867.366 14033.977 C 5857.272 14044.070 5851.463 14058.068 5851.463 14072.341 C 5851.463 14086.609 5857.272 14100.607 5867.366 14110.695 C 5877.454 14120.789 5891.452 14126.598 5905.725 14126.598 C 5919.998 14126.598 5933.991 14120.789 5944.090 14110.695 C 5954.189 14100.554 5959.987 14086.614 5959.987 14072.341 Z">
                <!-- 9 nodes -->
              </draw:path>
              <draw:path id="path21" draw:style-name="style7" draw:layer="layout" svg:x="2.836cm" svg:y="7.188cm" svg:width="0.109cm" svg:height="0.109cm" svg:viewBox="0.0 0.0 108.524 108.518" svg:d="M 5726.683 14376.196 C 5712.415 14376.196 5698.412 14382.000 5688.323 14392.093 C 5678.229 14402.187 5672.421 14416.185 5672.421 14430.458 C 5672.421 14444.726 5678.229 14458.724 5688.323 14468.812 C 5698.412 14478.906 5712.410 14484.715 5726.683 14484.715 C 5740.950 14484.715 5754.948 14478.906 5765.047 14468.812 C 5775.141 14458.724 5780.945 14444.726 5780.945 14430.458 C 5780.945 14416.190 5775.141 14402.187 5765.047 14392.093 C 5754.954 14381.994 5740.950 14376.196 5726.683 14376.196 Z">
                <!-- 9 nodes -->
              </draw:path>
              <draw:path id="path23" draw:style-name="style7" draw:layer="layout" svg:x="2.800cm" svg:y="7.410cm" svg:width="0.109cm" svg:height="0.109cm" svg:viewBox="0.0 0.0 108.518 108.518" svg:d="M 5654.524 14820.237 C 5640.256 14820.237 5626.253 14826.040 5616.159 14836.134 C 5606.065 14846.228 5600.262 14860.226 5600.262 14874.499 C 5600.262 14888.766 5606.065 14902.770 5616.159 14912.853 C 5626.253 14922.947 5640.251 14928.755 5654.524 14928.755 C 5668.845 14928.755 5682.790 14922.947 5692.878 14912.853 C 5703.025 14902.764 5708.781 14888.766 5708.781 14874.499 C 5708.781 14860.231 5703.025 14846.228 5692.878 14836.134 C 5682.795 14826.040 5668.850 14820.237 5654.524 14820.237 Z">
                <!-- 9 nodes -->
              </draw:path>
              <draw:path id="path23-0" draw:style-name="style7" draw:layer="layout" svg:x="2.438cm" svg:y="7.251cm" svg:width="0.109cm" svg:height="0.109cm" svg:viewBox="0.0 0.0 108.518 108.518" svg:d="M 4931.198 14502.653 C 4916.930 14502.653 4902.927 14508.456 4892.833 14518.550 C 4882.740 14528.643 4876.936 14542.641 4876.936 14556.914 C 4876.936 14571.182 4882.740 14585.185 4892.833 14595.269 C 4902.927 14605.362 4916.925 14611.171 4931.198 14611.171 C 4945.519 14611.171 4959.464 14605.362 4969.552 14595.269 C 4979.699 14585.180 4985.455 14571.182 4985.455 14556.914 C 4985.455 14542.647 4979.699 14528.643 4969.552 14518.550 C 4959.469 14508.456 4945.524 14502.653 4931.198 14502.653 Z">
                <!-- 9 nodes -->
              </draw:path>
              <draw:path id="path23-9" draw:style-name="style7" draw:layer="layout" svg:x="1.893cm" svg:y="7.320cm" svg:width="0.109cm" svg:height="0.109cm" svg:viewBox="0.0 0.0 108.518 108.518" svg:d="M 3840.233 14640.033 C 3825.966 14640.033 3811.962 14645.836 3801.869 14655.930 C 3791.775 14666.024 3785.972 14680.022 3785.972 14694.295 C 3785.972 14708.563 3791.775 14722.566 3801.869 14732.649 C 3811.962 14742.743 3825.960 14748.552 3840.233 14748.552 C 3854.554 14748.552 3868.499 14742.743 3878.588 14732.649 C 3888.734 14722.561 3894.490 14708.563 3894.490 14694.295 C 3894.490 14680.027 3888.734 14666.024 3878.588 14655.930 C 3868.504 14645.836 3854.559 14640.033 3840.233 14640.033 Z">
                <!-- 9 nodes -->
              </draw:path>
              <draw:path id="path23-3" draw:style-name="style7" draw:layer="layout" svg:x="2.099cm" svg:y="7.219cm" svg:width="0.109cm" svg:height="0.109cm" svg:viewBox="0.0 0.0 108.518 108.518" svg:d="M 4252.376 14438.003 C 4238.108 14438.003 4224.105 14443.806 4214.011 14453.900 C 4203.917 14463.994 4198.114 14477.992 4198.114 14492.265 C 4198.114 14506.532 4203.917 14520.536 4214.011 14530.619 C 4224.105 14540.713 4238.103 14546.521 4252.376 14546.521 C 4266.696 14546.521 4280.641 14540.713 4290.730 14530.619 C 4300.876 14520.530 4306.632 14506.532 4306.632 14492.265 C 4306.632 14477.997 4300.876 14463.994 4290.730 14453.900 C 4280.647 14443.806 4266.702 14438.003 4252.376 14438.003 Z">
                <!-- 9 nodes -->
              </draw:path>
              <draw:path id="path23-6" draw:style-name="style7" draw:layer="layout" svg:x="2.273cm" svg:y="7.352cm" svg:width="0.109cm" svg:height="0.109cm" svg:viewBox="0.0 0.0 108.518 108.518" svg:d="M 4599.868 14704.683 C 4585.600 14704.683 4571.597 14710.486 4561.503 14720.580 C 4551.410 14730.674 4545.606 14744.672 4545.606 14758.945 C 4545.606 14773.213 4551.410 14787.216 4561.503 14797.299 C 4571.597 14807.393 4585.595 14813.201 4599.868 14813.201 C 4614.189 14813.201 4628.134 14807.393 4638.222 14797.299 C 4648.369 14787.211 4654.125 14773.213 4654.125 14758.945 C 4654.125 14744.677 4648.369 14730.674 4638.222 14720.580 C 4628.139 14710.486 4614.194 14704.683 4599.868 14704.683 Z">
                <!-- 9 nodes -->
              </draw:path>
              <draw:path id="path23-06" draw:style-name="style7" draw:layer="layout" svg:x="2.576cm" svg:y="7.203cm" svg:width="0.109cm" svg:height="0.109cm" svg:viewBox="0.0 0.0 108.518 108.518" svg:d="M 5205.960 14405.678 C 5191.692 14405.678 5177.689 14411.481 5167.595 14421.575 C 5157.501 14431.669 5151.698 14445.667 5151.698 14459.940 C 5151.698 14474.207 5157.501 14488.211 5167.595 14498.294 C 5177.689 14508.388 5191.686 14514.196 5205.960 14514.196 C 5220.280 14514.196 5234.225 14508.388 5244.314 14498.294 C 5254.460 14488.205 5260.216 14474.207 5260.216 14459.940 C 5260.216 14445.672 5254.460 14431.669 5244.314 14421.575 C 5234.231 14411.481 5220.285 14405.678 5205.960 14405.678 Z">
                <!-- 9 nodes -->
              </draw:path>
              <draw:path id="path23-2" draw:style-name="style7" draw:layer="layout" svg:x="1.849cm" svg:y="7.122cm" svg:width="0.109cm" svg:height="0.109cm" svg:viewBox="0.0 0.0 108.518 108.518" svg:d="M 3751.340 14244.054 C 3737.072 14244.054 3723.069 14249.857 3712.975 14259.951 C 3702.882 14270.044 3697.078 14284.042 3697.078 14298.315 C 3697.078 14312.583 3702.882 14326.586 3712.975 14336.670 C 3723.069 14346.763 3737.067 14352.572 3751.340 14352.572 C 3765.661 14352.572 3779.606 14346.763 3789.694 14336.670 C 3799.841 14326.581 3805.597 14312.583 3805.597 14298.315 C 3805.597 14284.048 3799.841 14270.044 3789.694 14259.951 C 3779.611 14249.857 3765.666 14244.054 3751.340 14244.054 Z">
                <!-- 9 nodes -->
              </draw:path>
              <draw:path id="path23-61" draw:style-name="style7" draw:layer="layout" svg:x="1.598cm" svg:y="7.364cm" svg:width="0.109cm" svg:height="0.109cm" svg:viewBox="0.0 0.0 108.518 108.518" svg:d="M 3250.304 14728.927 C 3236.037 14728.927 3222.033 14734.730 3211.940 14744.824 C 3201.846 14754.918 3196.043 14768.916 3196.043 14783.189 C 3196.043 14797.456 3201.846 14811.460 3211.940 14821.543 C 3222.033 14831.636 3236.031 14837.445 3250.304 14837.445 C 3264.625 14837.445 3278.570 14831.636 3288.659 14821.543 C 3298.805 14811.454 3304.561 14797.456 3304.561 14783.189 C 3304.561 14768.921 3298.805 14754.918 3288.659 14744.824 C 3278.575 14734.730 3264.630 14728.927 3250.304 14728.927 Z">
                <!-- 9 nodes -->
              </draw:path>
              <draw:path id="path23-3-3" draw:style-name="style7" draw:layer="layout" svg:x="2.249cm" svg:y="7.068cm" svg:width="0.109cm" svg:height="0.109cm" svg:viewBox="0.0 0.0 108.518 108.518" svg:d="M 4553.087 14136.806 C 4538.819 14136.806 4524.816 14142.609 4514.722 14152.703 C 4504.628 14162.797 4498.825 14176.795 4498.825 14191.068 C 4498.825 14205.335 4504.628 14219.339 4514.722 14229.422 C 4524.816 14239.516 4538.814 14245.324 4553.087 14245.324 C 4567.407 14245.324 4581.352 14239.516 4591.441 14229.422 C 4601.588 14219.333 4607.343 14205.335 4607.343 14191.068 C 4607.343 14176.800 4601.588 14162.797 4591.441 14152.703 C 4581.358 14142.609 4567.413 14136.806 4553.087 14136.806 Z">
                <!-- 9 nodes -->
              </draw:path>
              <draw:path id="path23-3-6" draw:style-name="style7" draw:layer="layout" svg:x="1.627cm" svg:y="7.691cm" svg:width="0.109cm" svg:height="0.109cm" svg:viewBox="0.0 0.0 108.518 108.518" svg:d="M 3308.579 15381.314 C 3294.311 15381.314 3280.308 15387.117 3270.214 15397.211 C 3260.120 15407.304 3254.317 15421.302 3254.317 15435.575 C 3254.317 15449.843 3260.120 15463.846 3270.214 15473.930 C 3280.308 15484.023 3294.306 15489.832 3308.579 15489.832 C 3322.900 15489.832 3336.845 15484.023 3346.933 15473.930 C 3357.080 15463.841 3362.836 15449.843 3362.836 15435.575 C 3362.836 15421.308 3357.080 15407.304 3346.933 15397.211 C 3336.850 15387.117 3322.905 15381.314 3308.579 15381.314 Z">
                <!-- 9 nodes -->
              </draw:path>
              <draw:path id="path23-3-1" draw:style-name="style7" draw:layer="layout" svg:x="2.460cm" svg:y="7.537cm" svg:width="0.109cm" svg:height="0.109cm" svg:viewBox="0.0 0.0 108.518 108.518" svg:d="M 4973.310 15074.227 C 4959.042 15074.227 4945.039 15080.031 4934.945 15090.124 C 4924.852 15100.218 4919.048 15114.216 4919.048 15128.489 C 4919.048 15142.757 4924.852 15156.760 4934.945 15166.843 C 4945.039 15176.937 4959.037 15182.746 4973.310 15182.746 C 4987.631 15182.746 5001.576 15176.937 5011.664 15166.843 C 5021.811 15156.755 5027.567 15142.757 5027.567 15128.489 C 5027.567 15114.221 5021.811 15100.218 5011.664 15090.124 C 5001.581 15080.031 4987.636 15074.227 4973.310 15074.227 Z">
                <!-- 9 nodes -->
              </draw:path>
              <draw:path id="path23-3-0" draw:style-name="style7" draw:layer="layout" svg:x="2.072cm" svg:y="7.780cm" svg:width="0.109cm" svg:height="0.109cm" svg:viewBox="0.0 0.0 108.518 108.518" svg:d="M 4197.513 15559.100 C 4183.245 15559.100 4169.242 15564.904 4159.148 15574.998 C 4149.055 15585.091 4143.251 15599.089 4143.251 15613.362 C 4143.251 15627.630 4149.055 15641.633 4159.148 15651.716 C 4169.242 15661.810 4183.240 15667.619 4197.513 15667.619 C 4211.834 15667.619 4225.779 15661.810 4235.867 15651.716 C 4246.014 15641.628 4251.770 15627.630 4251.770 15613.362 C 4251.770 15599.095 4246.014 15585.091 4235.867 15574.998 C 4225.784 15564.904 4211.839 15559.100 4197.513 15559.100 Z">
                <!-- 9 nodes -->
              </draw:path>
              <draw:path id="path23-3-63" draw:style-name="style7" draw:layer="layout" svg:x="2.177cm" svg:y="7.642cm" svg:width="0.109cm" svg:height="0.109cm" svg:viewBox="0.0 0.0 108.518 108.518" svg:d="M 4407.625 15284.339 C 4393.357 15284.339 4379.354 15290.142 4369.260 15300.236 C 4359.166 15310.330 4353.363 15324.328 4353.363 15338.601 C 4353.363 15352.869 4359.166 15366.872 4369.260 15376.955 C 4379.354 15387.049 4393.352 15392.857 4407.625 15392.857 C 4421.945 15392.857 4435.890 15387.049 4445.979 15376.955 C 4456.126 15366.866 4461.881 15352.869 4461.881 15338.601 C 4461.881 15324.333 4456.126 15310.330 4445.979 15300.236 C 4435.896 15290.142 4421.951 15284.339 4407.625 15284.339 Z">
                <!-- 9 nodes -->
              </draw:path>
              <draw:path id="path23-3-2" draw:style-name="style7" draw:layer="layout" svg:x="2.427cm" svg:y="7.860cm" svg:width="0.109cm" svg:height="0.109cm" svg:viewBox="0.0 0.0 108.518 108.518" svg:d="M 4908.660 15720.725 C 4894.393 15720.725 4880.389 15726.528 4870.296 15736.622 C 4860.202 15746.716 4854.399 15760.714 4854.399 15774.987 C 4854.399 15789.254 4860.202 15803.258 4870.296 15813.341 C 4880.389 15823.435 4894.387 15829.243 4908.660 15829.243 C 4922.981 15829.243 4936.926 15823.435 4947.015 15813.341 C 4957.161 15803.252 4962.917 15789.254 4962.917 15774.987 C 4962.917 15760.719 4957.161 15746.716 4947.015 15736.622 C 4936.931 15726.528 4922.986 15720.725 4908.660 15720.725 Z">
                <!-- 9 nodes -->
              </draw:path>
              <draw:path id="path15-2-0" draw:style-name="style7" draw:layer="layout" svg:x="3.429cm" svg:y="7.416cm" svg:width="0.109cm" svg:height="0.109cm" svg:viewBox="0.0 0.0 108.518 108.518" svg:d="M 6912.803 14831.791 C 6898.535 14831.791 6884.532 14837.594 6874.438 14847.688 C 6864.344 14857.782 6858.541 14871.779 6858.541 14886.053 C 6858.541 14900.320 6864.344 14914.323 6874.438 14924.407 C 6884.532 14934.500 6898.530 14940.309 6912.803 14940.309 C 6927.124 14940.309 6941.069 14934.500 6951.157 14924.407 C 6961.304 14914.318 6967.060 14900.320 6967.060 14886.053 C 6967.060 14871.785 6961.304 14857.782 6951.157 14847.688 C 6941.069 14837.594 6927.124 14831.791 6912.803 14831.791 Z">
                <!-- 9 nodes -->
              </draw:path>
              <draw:path id="path15-2-0-5" draw:style-name="style7" draw:layer="layout" svg:x="3.352cm" svg:y="7.006cm" svg:width="0.109cm" svg:height="0.109cm" svg:viewBox="0.0 0.0 108.518 108.518" svg:d="M 6758.349 14011.764 C 6744.081 14011.764 6730.078 14017.568 6719.984 14027.661 C 6709.890 14037.755 6704.087 14051.753 6704.087 14066.026 C 6704.087 14080.294 6709.890 14094.297 6719.984 14104.380 C 6730.078 14114.474 6744.076 14120.283 6758.349 14120.283 C 6772.670 14120.283 6786.615 14114.474 6796.703 14104.380 C 6806.850 14094.292 6812.606 14080.294 6812.606 14066.026 C 6812.606 14051.758 6806.850 14037.755 6796.703 14027.661 C 6786.615 14017.568 6772.670 14011.764 6758.349 14011.764 Z">
                <!-- 9 nodes -->
              </draw:path>
            </draw:g>
            <!-- id="g3423" -->
          </draw:g>
          <!-- id="g3-3" -->
          <draw:g id="g20256">
            <draw:g id="g3620">
              <draw:path id="path3323" draw:style-name="style8" draw:layer="layout" svg:x="1.673cm" svg:y="5.669cm" svg:width="0.487cm" svg:height="0.487cm" svg:viewBox="0.0 0.0 486.835 486.835" svg:d="M 3366.773 11617.134 C 3386.886 11740.567 3503.254 11824.325 3626.687 11804.212 C 3750.121 11784.099 3833.879 11667.731 3813.766 11544.298 C 3793.653 11420.864 3677.285 11337.106 3553.851 11357.219 C 3430.418 11377.332 3346.660 11493.700 3366.773 11617.134 Z">
                <!-- 5 nodes -->
              </draw:path>
              <draw:g id="g7222-6-9-7-5">
                <draw:path id="path3-8-6-1-4-8-2" draw:style-name="style3" draw:layer="layout" svg:x="1.730cm" svg:y="5.793cm" svg:width="0.383cm" svg:height="0.200cm" svg:viewBox="0.0 0.0 382.598 200.288" svg:d="M 3758.612 11610.263 C 3758.612 11610.263 3725.696 11553.820 3711.270 11612.814 C 3689.877 11623.346 3627.090 11614.800 3587.942 11617.233 C 3552.371 11621.688 3523.012 11659.196 3500.265 11711.704 C 3500.265 11711.704 3489.640 11722.010 3475.594 11729.974 C 3465.353 11735.781 3446.653 11754.177 3476.753 11773.393 C 3506.628 11792.466 3519.470 11783.124 3506.149 11776.844 C 3493.512 11770.886 3487.569 11770.017 3479.247 11756.014 C 3467.958 11737.016 3517.144 11740.488 3517.143 11742.205 C 3525.681 11758.299 3544.633 11758.460 3568.313 11759.350 C 3573.779 11759.545 3595.011 11759.350 3596.380 11759.282 C 3603.651 11758.988 3611.528 11758.689 3611.620 11755.345 C 3611.807 11748.323 3580.787 11745.446 3578.355 11743.928 C 3575.939 11742.407 3575.939 11733.103 3590.136 11736.438 C 3614.731 11742.506 3699.275 11734.531 3708.973 11732.107 C 3718.671 11729.670 3727.050 11740.190 3732.590 11746.866 C 3738.133 11753.539 3754.529 11755.247 3754.529 11755.247 C 3754.529 11755.247 3798.006 11757.610 3801.816 11754.081 C 3810.997 11745.579 3785.009 11743.064 3769.071 11740.036 C 3753.134 11737.003 3754.588 11725.856 3751.182 11721.597 C 3752.853 11714.507 3756.952 11711.848 3763.638 11706.168 C 3766.839 11703.448 3779.824 11695.837 3783.254 11695.334 C 3845.158 11681.526 3833.573 11668.164 3839.931 11661.161 C 3852.163 11637.299 3791.743 11601.089 3753.229 11603.531 L 3758.612 11610.263 Z">
                  <!-- 25 nodes -->
                </draw:path>
              </draw:g>
              <!-- id="g7222-6-9-7-5" -->
              <draw:path id="path3325" draw:style-name="style9" draw:layer="layout" svg:x="1.758cm" svg:y="5.723cm" svg:width="0.317cm" svg:height="0.384cm" svg:viewBox="0.0 0.0 316.642 383.567" svg:d="M 3816.644 11459.505 C 3530.304 11814.256 3536.174 11809.958 3536.174 11809.958 L 3816.644 11459.505 ">
                <!-- 3 nodes -->
              </draw:path>
            </draw:g>
            <!-- id="g3620" -->
          </draw:g>
          <!-- id="g20256" -->
          <draw:path id="path3938" draw:style-name="style10" draw:layer="layout" svg:x="5.826cm" svg:y="2.119cm" svg:width="2.750cm" svg:height="3.775cm" svg:viewBox="0.0 0.0 2750.477 3774.645" svg:d="M 11667.025 8009.752 C 12001.296 6539.991 13558.907 4998.358 14355.055 4280.872 L 11667.025 8009.752 ">
            <!-- 3 nodes -->
          </draw:path>
          <draw:path id="path3938-7" draw:style-name="style10" draw:layer="layout" svg:x="3.396cm" svg:y="6.483cm" svg:width="1.782cm" svg:height="0.535cm" svg:viewBox="0.0 0.0 1781.776 535.414" svg:d="M 6802.107 13488.420 C 7129.234 13203.730 7541.370 12978.861 8510.569 13065.769 L 6802.107 13488.420 ">
            <!-- 3 nodes -->
          </draw:path>
          <draw:path id="path3938-2" draw:style-name="style10" draw:layer="layout" svg:x="4.787cm" svg:y="3.520cm" svg:width="0.759cm" svg:height="2.399cm" svg:viewBox="0.0 0.0 758.622 2398.540" svg:d="M 10316.718 9436.815 C 10229.667 8818.721 9893.546 7478.907 9611.089 7091.464 L 10316.718 9436.815 ">
            <!-- 3 nodes -->
          </draw:path>
          <draw:path id="text3328" draw:style-name="style2" draw:layer="layout" svg:x="4.307cm" svg:y="5.545cm" svg:width="0.000cm" svg:height="0.000cm" svg:viewBox="0.0 0.0 0.000 0.000" svg:d="">
            <!-- 0 nodes -->
          </draw:path>
          <draw:path id="path3938-7-7" draw:style-name="style10" draw:layer="layout" svg:x="6.636cm" svg:y="6.587cm" svg:width="0.947cm" svg:height="0.593cm" svg:viewBox="0.0 0.0 946.802 592.928" svg:d="M 13280.273 13187.330 C 13531.939 13361.076 13756.252 13591.866 14159.025 13744.716 L 13280.273 13187.330 ">
            <!-- 3 nodes -->
          </draw:path>
          <draw:path id="path3938-7-7-5" draw:style-name="style10" draw:layer="layout" svg:x="5.198cm" svg:y="6.428cm" svg:width="0.598cm" svg:height="0.162cm" svg:viewBox="0.0 0.0 598.082 162.350" svg:d="M 10404.005 12982.125 C 10490.877 12933.637 10791.886 12933.781 10931.286 12927.720 L 10404.005 12982.125 ">
            <!-- 3 nodes -->
          </draw:path>
          <draw:path id="path3938-7-6" draw:style-name="style11" draw:layer="layout" svg:x="6.797cm" svg:y="6.082cm" svg:width="2.225cm" svg:height="0.345cm" svg:viewBox="0.0 0.0 2225.255 344.603" svg:d="M 13600.230 12494.396 C 14157.239 12295.594 15376.592 12217.990 15757.894 12281.233 L 13600.230 12494.396 ">
            <!-- 3 nodes -->
          </draw:path>
          <draw:path id="rect3732-26-2" draw:style-name="style12" draw:layer="layout" svg:x="9.659cm" svg:y="2.613cm" svg:width="0.773cm" svg:height="0.513cm" svg:viewBox="0.0 0.0 773.377 512.638" svg:d="M 19334.933 5242.862 L 20076.310 5242.862 L 20076.310 5723.500 L 19334.933 5723.500 L 19334.933 5242.862 Z">
            <!-- 5 nodes -->
          </draw:path>
          <draw:path id="rect3732" draw:style-name="style12" draw:layer="layout" svg:x="5.781cm" svg:y="6.270cm" svg:width="0.772cm" svg:height="0.528cm" svg:viewBox="0.0 0.0 771.666 527.926" svg:d="M 11577.155 12556.999 L 12316.821 12556.999 L 12316.821 13052.926 L 11577.155 13052.926 L 11577.155 12556.999 Z">
            <!-- 5 nodes -->
          </draw:path>
          <draw:g id="g4182">
            <draw:path id="path4184" draw:style-name="style7" draw:layer="layout" svg:x="5.869cm" svg:y="6.315cm" svg:width="0.334cm" svg:height="0.342cm" svg:viewBox="0.0 0.0 333.538 342.030" svg:d="M 12070.580 12634.959 L 12070.580 12634.959 L 12070.580 12634.959 L 12070.580 12634.487 L 12070.580 12634.487 L 12070.580 12634.487 L 12070.580 12634.016 L 12070.580 12634.016 L 12070.580 12634.016 L 12070.580 12633.544 L 12070.580 12633.544 L 12070.109 12633.072 L 12070.109 12633.072 L 12070.109 12633.072 L 12070.109 12632.600 L 12070.109 12632.600 L 12069.637 12632.129 L 12069.637 12632.129 L 12069.637 12632.129 L 12069.165 12631.657 L 12069.165 12631.657 L 12068.693 12631.185 L 12068.693 12631.185 L 12068.222 12631.185 L 12068.222 12631.185 L 12067.750 12630.713 L 12067.750 12630.713 L 12067.750 12630.713 L 12067.278 12630.713 L 12067.278 12630.713 L 12067.278 12630.713 L 12066.806 12630.713 L 12066.806 12630.713 L 12066.806 12630.713 L 12066.334 12630.713 L 12066.334 12630.242 L 12066.334 12630.242 L 12065.863 12630.242 L 12065.863 12630.242 L 12065.391 12630.242 C 12064.447 12630.242 12063.504 12630.713 12058.314 12635.903 L 12025.763 12672.229 C 12021.517 12665.624 11999.816 12630.242 11947.450 12630.242 C 11842.718 12630.242 11737.043 12734.502 11737.043 12843.479 C 11737.043 12920.849 11792.711 12972.271 11864.419 12972.271 C 11905.463 12972.271 11940.845 12953.401 11965.849 12931.699 C 12009.723 12893.015 12017.743 12850.556 12017.743 12849.141 C 12017.743 12844.423 12013.025 12844.423 12012.081 12844.423 C 12009.251 12844.423 12006.892 12845.366 12005.949 12849.141 C 12001.703 12862.350 11990.852 12895.845 11958.300 12923.208 C 11926.220 12949.626 11896.499 12957.646 11871.967 12957.646 C 11829.508 12957.646 11779.973 12933.115 11779.973 12859.991 C 11779.973 12833.100 11789.880 12756.675 11836.585 12701.950 C 11865.363 12668.455 11909.709 12644.866 11951.224 12644.866 C 11999.344 12644.866 12027.178 12681.192 12027.178 12735.445 C 12027.178 12754.316 12025.763 12754.788 12025.763 12759.505 C 12025.763 12764.223 12030.952 12764.223 12032.839 12764.223 C 12038.972 12764.223 12038.972 12763.279 12041.331 12754.788 L 12070.580 12634.959 Z">
              <!-- 59 nodes -->
            </draw:path>
            <draw:path id="path4186" draw:style-name="style7" draw:layer="layout" svg:x="6.207cm" svg:y="6.493cm" svg:width="0.257cm" svg:height="0.231cm" svg:viewBox="0.0 0.0 257.112 231.165" svg:d="M 12623.017 13024.165 L 12623.961 13022.278 L 12624.904 13020.863 L 12626.319 13019.448 L 12627.263 13018.032 L 12628.678 13016.145 L 12629.622 13015.202 L 12630.565 13013.786 L 12631.981 13012.371 L 12632.924 13011.428 L 12633.868 13010.012 L 12635.283 13009.069 L 12636.226 13008.125 L 12637.642 13006.710 L 12638.585 13005.766 L 12640.001 13004.823 L 12640.944 13004.351 L 12642.359 13003.408 L 12643.303 13002.464 L 12644.718 13001.992 L 12645.662 13001.049 L 12647.077 13000.577 L 12648.492 13000.105 L 12649.908 12999.634 L 12651.323 12999.162 L 12652.738 12998.690 L 12654.154 12998.218 L 12655.569 12997.746 L 12656.984 12997.746 L 12658.399 12997.275 L 12660.286 12996.803 L 12661.702 12996.803 L 12663.117 12996.803 C 12667.363 12996.331 12670.665 12995.859 12670.665 12989.255 C 12670.665 12988.311 12670.194 12985.009 12666.419 12985.009 C 12658.399 12985.009 12648.021 12986.424 12640.001 12986.424 C 12629.622 12986.424 12615.469 12985.009 12605.562 12985.009 C 12602.731 12985.009 12598.957 12985.952 12598.957 12992.085 C 12598.957 12996.331 12603.675 12996.803 12605.090 12996.803 C 12615.469 12997.275 12618.771 13001.521 12618.771 13006.238 C 12618.771 13010.956 12616.412 13014.258 12612.638 13019.448 L 12504.604 13178.432 L 12474.883 13010.484 C 12473.939 13007.654 12473.939 13006.710 12473.939 13005.766 C 12473.939 12996.803 12492.338 12996.803 12494.697 12996.803 C 12500.358 12996.803 12504.604 12996.803 12504.604 12989.255 C 12504.604 12989.255 12504.604 12985.009 12498.943 12985.009 C 12489.508 12985.009 12466.391 12986.424 12456.484 12986.424 C 12448.464 12986.424 12428.178 12985.009 12420.158 12985.009 C 12417.328 12985.009 12413.553 12985.952 12413.553 12992.085 C 12413.553 12996.803 12418.271 12996.803 12421.573 12996.803 C 12440.444 12996.803 12440.444 12998.690 12442.331 13007.182 L 12478.185 13207.210 C 12479.600 13214.287 12479.600 13216.174 12485.733 13216.174 C 12492.338 13216.174 12493.753 13213.815 12497.056 13209.097 L 12623.017 13024.165 Z">
              <!-- 56 nodes -->
            </draw:path>
          </draw:g>
          <!-- id="g4182" -->
          <draw:path id="rect3732-2" draw:style-name="style12" draw:layer="layout" svg:x="9.846cm" svg:y="5.926cm" svg:width="0.725cm" svg:height="0.502cm" svg:viewBox="0.0 0.0 725.199 501.663" svg:d="M 19707.947 11868.597 L 20401.146 11868.597 L 20401.146 12338.260 L 19707.947 12338.260 L 19707.947 11868.597 Z">
            <!-- 5 nodes -->
          </draw:path>
          <draw:g id="g4182-9">
            <draw:path id="path4184-12" draw:style-name="style7" draw:layer="layout" svg:x="9.910cm" svg:y="5.973cm" svg:width="0.334cm" svg:height="0.342cm" svg:viewBox="0.0 0.0 333.538 342.030" svg:d="M 20154.182 11950.595 L 20154.182 11950.595 L 20154.182 11950.595 L 20154.182 11950.123 L 20154.182 11950.123 L 20154.182 11950.123 L 20154.182 11949.652 L 20154.182 11949.652 L 20154.182 11949.652 L 20154.182 11949.180 L 20154.182 11949.180 L 20153.710 11948.708 L 20153.710 11948.708 L 20153.710 11948.708 L 20153.710 11948.236 L 20153.710 11948.236 L 20153.239 11947.764 L 20153.239 11947.764 L 20153.239 11947.764 L 20152.767 11947.293 L 20152.767 11947.293 L 20152.295 11946.821 L 20152.295 11946.821 L 20151.823 11946.821 L 20151.823 11946.821 L 20151.352 11946.349 L 20151.352 11946.349 L 20151.352 11946.349 L 20150.880 11946.349 L 20150.880 11946.349 L 20150.880 11946.349 L 20150.408 11946.349 L 20150.408 11946.349 L 20150.408 11946.349 L 20149.936 11946.349 L 20149.936 11945.877 L 20149.936 11945.877 L 20149.465 11945.877 L 20149.465 11945.877 L 20148.993 11945.877 C 20148.049 11945.877 20147.106 11946.349 20141.916 11951.539 L 20109.364 11987.864 C 20105.119 11981.260 20083.417 11945.877 20031.052 11945.877 C 19926.320 11945.877 19820.644 12050.137 19820.644 12159.115 C 19820.644 12236.485 19876.313 12287.907 19948.021 12287.907 C 19989.064 12287.907 20024.447 12269.036 20049.450 12247.335 C 20093.324 12208.650 20101.344 12166.192 20101.344 12164.776 C 20101.344 12160.059 20096.627 12160.059 20095.683 12160.059 C 20092.853 12160.059 20090.494 12161.002 20089.550 12164.776 C 20085.304 12177.986 20074.454 12211.481 20041.902 12238.843 C 20009.822 12265.262 19980.101 12273.282 19955.569 12273.282 C 19913.110 12273.282 19863.575 12248.750 19863.575 12175.627 C 19863.575 12148.736 19873.482 12072.310 19920.187 12017.586 C 19948.964 11984.090 19993.310 11960.502 20034.826 11960.502 C 20082.946 11960.502 20110.780 11996.828 20110.780 12051.081 C 20110.780 12069.952 20109.364 12070.423 20109.364 12075.141 C 20109.364 12079.859 20114.554 12079.859 20116.441 12079.859 C 20122.574 12079.859 20122.574 12078.915 20124.933 12070.423 L 20154.182 11950.595 Z">
              <!-- 59 nodes -->
            </draw:path>
            <draw:path id="path4186-7" draw:style-name="style7" draw:layer="layout" svg:x="10.249cm" svg:y="6.150cm" svg:width="0.257cm" svg:height="0.231cm" svg:viewBox="0.0 0.0 257.112 231.165" svg:d="M 20706.619 12339.801 L 20707.562 12337.914 L 20708.506 12336.499 L 20709.921 12335.083 L 20710.865 12333.668 L 20712.280 12331.781 L 20713.224 12330.838 L 20714.167 12329.422 L 20715.582 12328.007 L 20716.526 12327.063 L 20717.469 12325.648 L 20718.885 12324.705 L 20719.828 12323.761 L 20721.244 12322.346 L 20722.187 12321.402 L 20723.602 12320.459 L 20724.546 12319.987 L 20725.961 12319.043 L 20726.905 12318.100 L 20728.320 12317.628 L 20729.264 12316.685 L 20730.679 12316.213 L 20732.094 12315.741 L 20733.509 12315.269 L 20734.925 12314.798 L 20736.340 12314.326 L 20737.755 12313.854 L 20739.171 12313.382 L 20740.586 12313.382 L 20742.001 12312.910 L 20743.888 12312.439 L 20745.304 12312.439 L 20746.719 12312.439 C 20750.965 12311.967 20754.267 12311.495 20754.267 12304.890 C 20754.267 12303.947 20753.795 12300.645 20750.021 12300.645 C 20742.001 12300.645 20731.622 12302.060 20723.602 12302.060 C 20713.224 12302.060 20699.071 12300.645 20689.164 12300.645 C 20686.333 12300.645 20682.559 12301.588 20682.559 12307.721 C 20682.559 12311.967 20687.276 12312.439 20688.692 12312.439 C 20699.071 12312.910 20702.373 12317.156 20702.373 12321.874 C 20702.373 12326.592 20700.014 12329.894 20696.240 12335.083 L 20588.206 12494.068 L 20558.485 12326.120 C 20557.541 12323.289 20557.541 12322.346 20557.541 12321.402 C 20557.541 12312.439 20575.940 12312.439 20578.299 12312.439 C 20583.960 12312.439 20588.206 12312.439 20588.206 12304.890 C 20588.206 12304.890 20588.206 12300.645 20582.545 12300.645 C 20573.109 12300.645 20549.993 12302.060 20540.086 12302.060 C 20532.066 12302.060 20511.780 12300.645 20503.760 12300.645 C 20500.929 12300.645 20497.155 12301.588 20497.155 12307.721 C 20497.155 12312.439 20501.873 12312.439 20505.175 12312.439 C 20524.046 12312.439 20524.046 12314.326 20525.933 12322.818 L 20561.787 12522.846 C 20563.202 12529.922 20563.202 12531.809 20569.335 12531.809 C 20575.940 12531.809 20577.355 12529.451 20580.658 12524.733 L 20706.619 12339.801 Z">
              <!-- 56 nodes -->
            </draw:path>
          </draw:g>
          <!-- id="g4182-9" -->
          <draw:g id="g9052">
            <draw:path id="path9054" draw:style-name="style13" draw:layer="layout" svg:x="5.305cm" svg:y="6.164cm" svg:width="0.325cm" svg:height="0.320cm" svg:viewBox="0.0 0.0 325.028 320.000" svg:d="M 10871.436 12378.914 L 10873.264 12375.714 L 10875.550 12372.971 L 10877.379 12369.771 L 10879.207 12367.485 L 10881.493 12364.742 L 10883.321 12362.457 L 10885.607 12360.171 L 10887.436 12358.342 L 10889.264 12356.514 L 10891.093 12354.685 L 10892.921 12353.314 L 10895.207 12351.943 L 10897.036 12350.571 L 10898.864 12349.200 L 10900.693 12348.285 L 10902.521 12347.371 L 10904.350 12346.457 L 10906.179 12345.543 L 10908.007 12345.085 L 10909.379 12344.171 L 10911.207 12343.714 L 10913.036 12343.257 L 10914.864 12342.800 L 10916.236 12342.800 L 10918.064 12342.343 L 10919.893 12342.343 L 10923.093 12341.885 L 10926.293 12341.428 L 10929.493 12341.428 C 10934.978 12340.971 10935.436 12333.200 10935.436 12332.743 C 10935.436 12329.085 10933.150 12327.257 10929.493 12327.257 C 10917.607 12327.257 10904.350 12328.628 10892.007 12328.628 C 10876.921 12328.628 10861.836 12327.257 10847.207 12327.257 C 10844.464 12327.257 10838.521 12327.257 10838.521 12335.943 C 10838.521 12340.971 10842.636 12341.428 10845.836 12341.428 C 10857.721 12342.343 10866.864 12346.914 10866.864 12356.514 C 10866.864 12363.371 10860.007 12372.971 10860.007 12373.428 L 10719.665 12595.142 L 10689.036 12355.142 C 10689.036 12347.371 10699.093 12341.428 10720.122 12341.428 C 10726.522 12341.428 10731.550 12341.428 10731.550 12332.285 C 10731.550 12328.171 10727.893 12327.257 10725.150 12327.257 C 10706.865 12327.257 10687.665 12328.628 10668.922 12328.628 C 10660.693 12328.628 10652.007 12328.171 10643.779 12328.171 C 10635.550 12328.171 10626.865 12327.257 10619.093 12327.257 C 10615.893 12327.257 10610.408 12327.257 10610.408 12335.943 C 10610.408 12341.428 10614.522 12341.428 10621.836 12341.428 C 10647.436 12341.428 10647.893 12345.543 10649.265 12356.971 L 10685.379 12636.742 C 10686.750 12645.885 10688.579 12647.256 10694.065 12647.256 C 10701.836 12647.256 10703.207 12644.971 10706.865 12639.028 L 10871.436 12378.914 Z">
              <!-- 53 nodes -->
            </draw:path>
          </draw:g>
          <!-- id="g9052" -->
          <draw:g id="g9304">
            <draw:path id="path9306" draw:style-name="style14" draw:layer="layout" svg:x="9.109cm" svg:y="2.078cm" svg:width="0.336cm" svg:height="0.320cm" svg:viewBox="0.0 0.0 335.516 320.000" svg:d="M 18343.321 4323.267 L 18389.238 4323.267 C 18424.741 4323.267 18428.528 4330.368 18428.528 4344.095 C 18428.528 4347.409 18428.528 4353.089 18425.214 4367.291 C 18424.267 4369.658 18423.794 4371.551 18423.794 4372.498 C 18423.794 4376.285 18426.634 4378.178 18429.475 4378.178 C 18434.208 4378.178 18434.208 4376.758 18436.575 4368.237 L 18462.611 4266.462 C 18464.031 4261.255 18464.031 4260.309 18464.031 4258.888 C 18464.031 4257.942 18463.084 4253.681 18458.350 4253.681 C 18453.616 4253.681 18453.143 4256.048 18451.250 4263.622 C 18441.309 4300.072 18430.421 4308.593 18390.185 4308.593 L 18347.108 4308.593 L 18377.404 4189.303 C 18381.664 4172.735 18382.137 4170.841 18402.966 4170.841 L 18465.451 4170.841 C 18523.202 4170.841 18534.090 4186.463 18534.090 4222.439 C 18534.090 4233.326 18534.090 4235.220 18532.670 4248.001 C 18531.723 4254.155 18531.723 4255.101 18531.723 4256.522 C 18531.723 4258.888 18533.143 4261.729 18537.403 4261.729 C 18542.610 4261.729 18543.084 4258.888 18544.031 4250.368 L 18553.498 4168.948 C 18554.918 4156.167 18552.551 4156.167 18540.717 4156.167 L 18309.711 4156.167 C 18300.244 4156.167 18295.510 4156.167 18295.510 4165.634 C 18295.510 4170.841 18299.771 4170.841 18308.765 4170.841 C 18326.279 4170.841 18339.060 4170.841 18339.060 4179.362 C 18339.060 4181.255 18339.060 4182.202 18336.694 4190.250 L 18274.682 4439.243 C 18269.948 4457.705 18269.001 4461.492 18231.605 4461.492 C 18223.558 4461.492 18218.351 4461.492 18218.351 4470.486 C 18218.351 4476.166 18224.031 4476.166 18225.451 4476.166 C 18239.179 4476.166 18274.208 4474.273 18287.936 4474.273 C 18303.558 4474.273 18342.374 4476.166 18357.995 4476.166 C 18362.256 4476.166 18367.936 4476.166 18367.936 4467.172 C 18367.936 4463.385 18365.096 4462.438 18365.096 4461.965 C 18363.676 4461.492 18362.729 4461.492 18351.842 4461.492 C 18341.427 4461.492 18339.060 4461.492 18327.700 4460.545 C 18313.498 4459.125 18312.078 4457.231 18312.078 4451.078 C 18312.078 4450.131 18312.078 4447.291 18314.445 4440.190 L 18343.321 4323.267 Z">
              <!-- 41 nodes -->
            </draw:path>
          </draw:g>
          <!-- id="g9304" -->
          <draw:g id="g9560">
            <draw:path id="path9562" draw:style-name="style14" draw:layer="layout" svg:x="3.516cm" svg:y="3.367cm" svg:width="0.471cm" svg:height="0.320cm" svg:viewBox="0.0 0.0 470.809 320.000" svg:d="M 7447.962 6768.942 L 7447.962 6767.528 L 7448.434 6766.114 L 7448.905 6764.700 L 7449.376 6763.286 L 7449.847 6762.344 L 7449.847 6760.930 L 7450.319 6759.987 L 7450.790 6758.573 L 7451.261 6757.631 L 7451.733 6756.688 L 7452.675 6755.746 L 7453.146 6754.803 L 7453.618 6754.332 L 7454.560 6753.389 L 7455.503 6752.918 L 7456.445 6751.976 L 7457.388 6751.504 L 7458.330 6751.033 L 7459.744 6750.562 L 7461.158 6750.090 L 7462.572 6749.619 L 7463.043 6749.619 L 7463.986 6749.148 L 7464.928 6749.148 L 7465.871 6749.148 L 7466.814 6748.677 L 7467.756 6748.677 L 7468.699 6748.677 L 7469.641 6748.205 L 7470.584 6748.205 L 7471.526 6748.205 L 7472.940 6748.205 L 7473.883 6748.205 L 7475.297 6747.734 L 7476.710 6747.734 L 7477.653 6747.734 L 7479.067 6747.734 L 7480.481 6747.734 L 7481.895 6747.734 L 7483.308 6747.734 L 7485.193 6747.734 L 7486.607 6747.734 L 7488.021 6747.734 C 7498.861 6747.734 7503.102 6747.734 7503.102 6738.308 C 7503.102 6733.124 7498.389 6733.124 7490.378 6733.124 L 7428.640 6733.124 C 7416.387 6733.124 7415.915 6733.124 7410.260 6742.079 L 7238.714 7008.823 L 7201.954 6743.964 C 7200.540 6733.124 7199.597 6733.124 7187.344 6733.124 L 7122.779 6733.124 C 7114.296 6733.124 7109.112 6733.124 7109.112 6742.079 C 7109.112 6747.734 7113.353 6747.734 7122.307 6747.734 C 7128.905 6747.734 7136.917 6748.205 7142.572 6748.677 C 7150.113 6749.619 7152.941 6751.033 7152.941 6756.217 C 7152.941 6758.102 7152.469 6759.516 7151.056 6765.171 L 7091.674 7003.168 C 7086.961 7022.019 7078.950 7037.100 7040.776 7038.514 C 7038.419 7038.514 7032.293 7038.985 7032.293 7047.468 C 7032.293 7051.239 7035.121 7053.124 7038.891 7053.124 C 7053.972 7053.124 7070.467 7051.239 7086.019 7051.239 C 7102.042 7051.239 7119.008 7053.124 7134.089 7053.124 C 7136.917 7053.124 7142.572 7053.124 7142.572 7043.698 C 7142.572 7038.514 7137.860 7038.514 7134.089 7038.514 C 7107.698 7038.043 7102.514 7028.617 7102.514 7017.778 C 7102.514 7014.479 7102.985 7012.122 7104.399 7006.938 L 7168.022 6751.976 L 7168.493 6751.976 L 7209.023 7042.284 C 7209.966 7047.940 7210.437 7053.124 7216.092 7053.124 C 7221.276 7053.124 7224.104 7047.940 7226.460 7044.641 L 7416.387 6748.205 L 7416.858 6748.205 L 7349.465 7016.364 C 7344.752 7034.744 7343.809 7038.514 7306.578 7038.514 C 7299.038 7038.514 7293.854 7038.514 7293.854 7047.468 C 7293.854 7053.124 7299.038 7053.124 7300.451 7053.124 C 7313.647 7053.124 7345.694 7051.239 7358.890 7051.239 C 7378.213 7051.239 7398.478 7053.124 7417.800 7053.124 C 7420.628 7053.124 7426.755 7053.124 7426.755 7043.698 C 7426.755 7038.514 7422.513 7038.514 7413.559 7038.514 C 7396.121 7038.514 7382.926 7038.514 7382.926 7030.031 C 7382.926 7028.146 7382.926 7027.203 7385.282 7018.720 L 7447.962 6768.942 Z">
              <!-- 85 nodes -->
            </draw:path>
          </draw:g>
          <!-- id="g9560" -->
          <draw:g id="g9820">
            <draw:path id="path9822" draw:style-name="style15" draw:layer="layout" svg:x="3.354cm" svg:y="4.634cm" svg:width="0.208cm" svg:height="0.232cm" svg:viewBox="0.0 0.0 207.642 232.272" svg:d="M 6825.565 9454.664 L 6825.565 9447.480 L 6825.565 9321.937 C 6872.772 9327.410 6882.350 9358.540 6882.350 9384.538 C 6882.350 9404.720 6877.219 9441.323 6825.565 9447.480 L 6825.565 9454.664 C 6878.587 9450.559 6916.216 9419.088 6916.216 9384.880 C 6916.216 9349.303 6877.561 9318.516 6825.565 9314.411 L 6825.565 9295.597 C 6825.565 9283.966 6825.565 9279.177 6858.063 9279.177 L 6869.351 9279.177 L 6869.351 9268.573 C 6857.036 9269.599 6825.565 9269.599 6811.540 9269.599 C 6797.515 9269.599 6766.043 9269.599 6753.728 9268.573 L 6753.728 9279.177 L 6765.017 9279.177 C 6797.172 9279.177 6797.172 9283.624 6797.172 9295.597 L 6797.172 9314.411 C 6745.176 9319.543 6708.574 9350.672 6708.574 9384.538 C 6708.574 9419.430 6746.545 9449.875 6797.172 9454.664 L 6797.172 9447.138 C 6748.939 9440.639 6742.782 9405.747 6742.782 9384.880 C 6742.782 9367.092 6746.203 9329.121 6797.172 9322.279 L 6797.172 9447.138 L 6797.172 9454.664 L 6797.172 9473.820 C 6797.172 9485.451 6797.172 9490.240 6765.017 9490.240 L 6753.728 9490.240 L 6753.728 9500.845 C 6766.043 9499.476 6797.172 9499.476 6811.198 9499.476 C 6825.223 9499.476 6857.036 9499.476 6869.351 9500.845 L 6869.351 9490.240 L 6858.063 9490.240 C 6825.565 9490.240 6825.565 9485.793 6825.565 9473.820 L 6825.565 9454.664 Z">
              <!-- 35 nodes -->
            </draw:path>
            <draw:path id="path9824" draw:style-name="style15" draw:layer="layout" svg:x="3.600cm" svg:y="4.755cm" svg:width="0.187cm" svg:height="0.167cm" svg:viewBox="0.0 0.0 187.117 167.277" svg:d="M 7352.709 9538.473 L 7353.394 9537.105 L 7354.078 9536.079 L 7355.104 9535.053 L 7355.788 9534.026 L 7356.814 9533.000 L 7357.498 9531.974 L 7358.183 9530.948 L 7359.209 9529.921 L 7359.893 9529.237 L 7360.577 9528.211 L 7361.603 9527.527 L 7362.288 9526.843 L 7363.314 9526.158 L 7363.998 9525.474 L 7365.024 9524.790 L 7365.708 9524.106 L 7366.735 9523.422 L 7367.419 9523.080 L 7368.445 9522.396 L 7369.471 9522.054 L 7370.155 9521.369 L 7371.182 9521.027 L 7372.208 9520.685 L 7373.234 9520.343 L 7374.260 9520.001 L 7375.287 9519.659 L 7376.313 9519.317 L 7377.339 9519.317 L 7378.365 9518.975 L 7379.734 9518.975 L 7380.760 9518.633 L 7382.128 9518.633 C 7384.865 9518.291 7387.601 9518.291 7387.601 9513.502 C 7387.601 9512.817 7386.917 9510.081 7384.181 9510.081 C 7378.365 9510.081 7370.840 9511.107 7365.024 9511.107 C 7357.498 9511.107 7347.236 9510.081 7340.052 9510.081 C 7338.000 9510.081 7335.263 9510.765 7335.263 9515.212 C 7335.263 9518.291 7338.684 9518.633 7339.710 9518.633 C 7347.236 9518.975 7349.631 9522.054 7349.631 9525.474 C 7349.631 9528.895 7347.920 9531.290 7345.184 9535.053 L 7266.847 9650.333 L 7244.954 9528.553 C 7244.612 9526.501 7244.612 9526.158 7244.612 9525.132 C 7244.612 9518.633 7257.953 9518.633 7259.664 9518.633 C 7263.427 9518.633 7266.847 9518.633 7266.847 9513.502 C 7266.847 9513.159 7266.505 9510.081 7262.743 9510.081 C 7255.559 9510.081 7238.797 9511.107 7231.955 9511.107 C 7225.798 9511.107 7211.089 9510.081 7205.273 9510.081 C 7203.221 9510.081 7200.484 9510.765 7200.484 9515.212 C 7200.484 9518.633 7203.905 9518.633 7206.299 9518.633 C 7219.983 9518.633 7219.983 9520.001 7221.351 9526.158 L 7247.349 9670.858 C 7248.375 9675.989 7248.717 9677.358 7253.164 9677.358 C 7257.611 9677.358 7258.638 9675.647 7261.374 9671.884 L 7352.709 9538.473 Z">
              <!-- 56 nodes -->
            </draw:path>
            <draw:path id="path9826" draw:style-name="style15" draw:layer="layout" svg:x="3.784cm" svg:y="4.890cm" svg:width="0.030cm" svg:height="0.073cm" svg:viewBox="0.0 0.0 30.103 73.205" svg:d="M 7591.481 9803.927 L 7591.481 9806.321 L 7591.481 9808.716 L 7591.139 9811.453 L 7590.797 9814.189 L 7590.455 9815.216 L 7590.455 9816.584 L 7590.112 9817.952 L 7589.770 9819.321 L 7589.428 9820.689 L 7589.086 9822.057 L 7588.744 9823.425 L 7588.060 9824.794 L 7587.718 9826.162 L 7587.034 9827.530 L 7586.350 9828.899 L 7586.008 9830.267 L 7584.981 9831.635 L 7584.297 9833.004 L 7583.613 9834.714 L 7582.587 9836.082 L 7581.560 9837.451 L 7580.534 9838.819 L 7579.508 9840.187 L 7578.140 9841.556 L 7577.113 9842.924 L 7575.745 9844.634 L 7574.377 9846.003 L 7572.666 9847.371 C 7571.982 9848.397 7571.298 9849.081 7571.298 9850.108 C 7571.298 9851.818 7573.008 9853.528 7574.377 9853.528 C 7577.798 9853.528 7597.980 9834.714 7597.980 9806.321 C 7597.980 9791.612 7592.507 9780.323 7581.560 9780.323 C 7573.351 9780.323 7567.877 9786.481 7567.877 9794.007 C 7567.877 9801.532 7573.351 9807.690 7581.560 9807.690 C 7587.376 9807.690 7591.139 9803.927 7591.481 9803.927 Z">
              <!-- 36 nodes -->
            </draw:path>
            <draw:path id="path9828" draw:style-name="style15" draw:layer="layout" svg:x="3.856cm" svg:y="4.755cm" svg:width="0.255cm" svg:height="0.162cm" svg:viewBox="0.0 0.0 254.849 162.488" svg:d="M 7938.007 9529.237 L 7938.007 9528.553 L 7938.349 9527.869 L 7938.691 9527.185 L 7938.691 9526.501 L 7939.033 9525.816 L 7939.033 9525.132 L 7939.375 9524.448 L 7939.718 9524.106 L 7939.718 9523.422 L 7940.060 9523.080 L 7940.402 9522.396 L 7940.744 9522.054 L 7941.086 9521.711 L 7941.428 9521.369 L 7941.770 9521.027 L 7942.454 9520.685 L 7942.796 9520.343 L 7943.480 9520.001 L 7943.823 9520.001 L 7944.507 9519.659 L 7945.533 9519.659 L 7945.875 9519.317 L 7946.217 9519.317 L 7946.559 9519.317 L 7946.901 9519.317 L 7947.585 9518.975 L 7947.927 9518.975 L 7948.612 9518.975 L 7948.954 9518.975 L 7949.638 9518.975 L 7949.980 9518.975 L 7950.664 9518.975 L 7951.348 9518.633 L 7951.690 9518.633 L 7952.375 9518.633 L 7953.059 9518.633 L 7953.743 9518.633 L 7954.427 9518.633 L 7955.111 9518.633 L 7955.795 9518.633 L 7956.822 9518.633 L 7957.506 9518.633 L 7958.190 9518.633 C 7963.321 9518.633 7966.400 9518.633 7966.400 9513.502 C 7966.400 9510.081 7963.663 9510.081 7959.216 9510.081 L 7926.719 9510.081 C 7919.877 9510.081 7919.535 9510.423 7916.456 9514.870 L 7824.095 9650.333 L 7800.491 9516.580 C 7799.123 9510.423 7799.123 9510.081 7791.939 9510.081 L 7757.731 9510.081 C 7752.942 9510.081 7749.864 9510.081 7749.864 9515.212 C 7749.864 9518.633 7752.942 9518.633 7758.073 9518.633 C 7761.836 9518.633 7762.863 9518.633 7767.310 9518.975 C 7772.099 9519.659 7772.441 9520.001 7772.441 9522.396 C 7772.441 9522.738 7772.441 9524.106 7771.415 9527.527 L 7741.312 9646.913 C 7739.259 9655.122 7735.496 9663.332 7716.340 9664.016 C 7714.629 9664.016 7711.551 9664.359 7711.551 9669.148 C 7711.551 9669.490 7711.551 9672.568 7714.971 9672.568 C 7722.155 9672.568 7732.417 9671.542 7739.943 9671.542 C 7745.759 9671.542 7759.442 9672.568 7765.257 9672.568 C 7766.625 9672.568 7770.046 9672.568 7770.046 9667.437 C 7770.046 9664.359 7766.967 9664.016 7764.915 9664.016 C 7749.521 9663.332 7749.521 9657.175 7749.521 9654.096 C 7749.521 9653.070 7749.521 9651.702 7750.548 9647.939 L 7782.361 9521.369 L 7782.361 9521.369 L 7808.017 9666.069 C 7808.701 9670.516 7809.385 9672.568 7812.806 9672.568 C 7816.227 9672.568 7818.279 9669.832 7819.990 9667.437 L 7920.219 9518.975 L 7920.561 9519.317 L 7886.695 9654.096 C 7884.985 9661.964 7884.301 9664.016 7865.828 9664.016 C 7861.381 9664.016 7858.645 9664.016 7858.645 9669.148 C 7858.645 9669.490 7858.645 9672.568 7862.408 9672.568 C 7866.855 9672.568 7872.328 9671.884 7877.117 9671.884 C 7881.906 9671.884 7887.379 9671.542 7892.169 9671.542 C 7899.010 9671.542 7916.114 9672.568 7922.614 9672.568 C 7923.982 9672.568 7927.745 9672.568 7927.745 9667.437 C 7927.745 9664.016 7924.666 9664.016 7919.877 9664.016 C 7919.877 9664.016 7915.088 9664.016 7910.983 9663.332 C 7905.510 9662.990 7905.510 9662.306 7905.510 9659.912 C 7905.510 9658.543 7906.194 9656.149 7906.536 9654.780 L 7938.007 9529.237 Z">
              <!-- 87 nodes -->
            </draw:path>
            <draw:path id="path9830" draw:style-name="style15" draw:layer="layout" svg:x="4.174cm" svg:y="4.611cm" svg:width="0.079cm" svg:height="0.340cm" svg:viewBox="0.0 0.0 79.020 340.027" svg:d="M 8427.523 9559.340 L 8427.523 9558.998 L 8427.523 9558.998 L 8427.523 9558.998 L 8427.523 9558.656 L 8427.523 9558.656 L 8427.523 9558.656 L 8427.523 9558.314 L 8427.523 9558.314 L 8427.181 9558.314 L 8427.181 9557.972 L 8427.181 9557.972 L 8427.181 9557.630 L 8426.839 9557.630 L 8426.839 9557.288 L 8426.839 9557.288 L 8426.496 9556.946 L 8426.496 9556.604 L 8426.154 9556.604 L 8426.154 9556.261 L 8425.812 9556.261 L 8425.812 9555.919 L 8425.812 9555.919 L 8425.470 9555.919 L 8425.470 9555.577 L 8425.128 9555.577 L 8425.128 9555.235 L 8424.786 9555.235 L 8424.786 9554.893 L 8424.444 9554.893 L 8424.444 9554.551 L 8424.102 9554.551 L 8424.102 9554.209 L 8423.760 9553.867 L 8423.760 9553.867 L 8423.418 9553.525 L 8423.076 9553.183 L 8423.076 9553.183 L 8422.734 9552.841 L 8422.392 9552.499 L 8422.392 9552.499 L 8422.049 9552.157 L 8421.707 9551.814 C 8378.947 9509.055 8368.343 9444.744 8368.343 9392.748 C 8368.343 9333.568 8381.000 9274.388 8423.076 9231.970 C 8427.523 9227.865 8427.523 9227.181 8427.523 9226.155 C 8427.523 9223.760 8426.154 9222.734 8424.102 9222.734 C 8420.681 9222.734 8389.894 9245.996 8370.053 9289.097 C 8352.607 9326.384 8348.502 9364.355 8348.502 9392.748 C 8348.502 9419.430 8352.265 9460.479 8371.080 9498.792 C 8391.262 9540.526 8420.681 9562.761 8424.102 9562.761 C 8426.154 9562.761 8427.523 9561.735 8427.523 9559.340 Z">
              <!-- 52 nodes -->
            </draw:path>
            <draw:path id="path9832" draw:style-name="style15" draw:layer="layout" svg:x="4.292cm" svg:y="4.634cm" svg:width="0.243cm" svg:height="0.239cm" svg:viewBox="0.0 0.0 243.218 239.456" svg:d="M 8779.180 9307.228 L 8780.549 9304.833 L 8782.259 9302.781 L 8783.627 9300.386 L 8785.338 9298.676 L 8786.706 9296.623 L 8788.416 9294.913 L 8789.785 9293.202 L 8791.153 9291.834 L 8792.521 9290.466 L 8794.232 9289.097 L 8795.600 9288.071 L 8796.968 9287.045 L 8798.337 9286.019 L 8799.705 9284.993 L 8801.073 9284.308 L 8802.442 9283.624 L 8803.810 9282.940 L 8805.178 9282.256 L 8806.547 9281.914 L 8807.915 9281.230 L 8808.941 9280.888 L 8810.310 9280.546 L 8811.678 9280.203 L 8813.046 9280.203 L 8814.072 9279.861 L 8815.441 9279.861 L 8817.835 9279.519 L 8820.230 9279.177 L 8822.624 9279.177 C 8826.729 9278.835 8827.071 9273.020 8827.071 9272.678 C 8827.071 9269.941 8825.361 9268.573 8822.624 9268.573 C 8813.730 9268.573 8803.810 9269.599 8794.916 9269.599 C 8783.627 9269.599 8771.997 9268.573 8761.050 9268.573 C 8758.998 9268.573 8754.551 9268.573 8754.551 9275.072 C 8754.551 9278.835 8757.629 9279.177 8760.024 9279.177 C 8769.260 9279.861 8775.760 9283.282 8775.760 9290.466 C 8775.760 9295.597 8770.628 9302.781 8770.628 9303.123 L 8665.952 9469.031 L 8642.691 9289.440 C 8642.691 9283.624 8650.558 9279.177 8666.294 9279.177 C 8671.083 9279.177 8674.846 9279.177 8674.846 9272.336 C 8674.846 9269.257 8672.109 9268.573 8670.057 9268.573 C 8656.374 9268.573 8641.664 9269.599 8627.639 9269.599 C 8621.482 9269.599 8614.982 9269.257 8608.825 9269.257 C 8602.667 9269.257 8596.168 9268.573 8590.353 9268.573 C 8587.958 9268.573 8583.853 9268.573 8583.853 9275.072 C 8583.853 9279.177 8586.932 9279.177 8592.405 9279.177 C 8611.561 9279.177 8611.904 9282.256 8612.930 9290.808 L 8639.954 9500.160 C 8640.980 9507.002 8642.349 9508.028 8646.796 9508.028 C 8652.269 9508.028 8653.637 9506.318 8656.374 9501.871 L 8779.180 9307.228 Z">
              <!-- 53 nodes -->
            </draw:path>
            <draw:path id="path9834" draw:style-name="style15" draw:layer="layout" svg:x="4.520cm" svg:y="4.830cm" svg:width="0.040cm" svg:height="0.102cm" svg:viewBox="0.0 0.0 40.023 101.598" svg:d="M 9080.210 9696.172 L 9080.210 9694.119 L 9080.210 9692.409 L 9079.868 9690.357 L 9079.868 9688.304 L 9079.526 9686.594 L 9079.184 9684.883 L 9078.842 9682.831 L 9078.500 9681.463 L 9078.158 9679.752 L 9077.816 9678.042 L 9077.131 9676.673 L 9076.789 9675.305 L 9076.105 9673.937 L 9075.421 9672.568 L 9075.079 9671.200 L 9074.053 9670.174 L 9073.369 9668.806 L 9072.684 9667.779 L 9072.000 9667.095 L 9070.974 9666.069 L 9070.290 9665.043 L 9069.264 9664.359 L 9068.237 9663.674 L 9067.211 9662.990 L 9066.185 9662.648 L 9065.159 9661.964 L 9064.132 9661.622 L 9063.106 9661.280 L 9062.080 9660.938 L 9060.712 9660.938 L 9059.685 9660.596 L 9058.317 9660.596 C 9047.028 9660.596 9040.187 9669.148 9040.187 9678.726 C 9040.187 9687.962 9047.028 9696.856 9058.317 9696.856 C 9062.422 9696.856 9066.869 9695.488 9070.290 9692.409 C 9071.316 9691.725 9071.658 9691.383 9072.000 9691.383 C 9072.342 9691.383 9072.684 9691.725 9072.684 9696.172 C 9072.684 9721.486 9060.712 9742.011 9049.423 9752.957 C 9045.660 9756.720 9045.660 9757.404 9045.660 9758.430 C 9045.660 9760.825 9047.371 9762.193 9049.081 9762.193 C 9052.844 9762.193 9080.210 9736.195 9080.210 9696.172 Z">
              <!-- 42 nodes -->
            </draw:path>
            <draw:path id="path9836" draw:style-name="style15" draw:layer="layout" svg:x="4.661cm" svg:y="4.634cm" svg:width="0.243cm" svg:height="0.239cm" svg:viewBox="0.0 0.0 243.218 239.456" svg:d="M 9517.388 9307.228 L 9518.756 9304.833 L 9520.466 9302.781 L 9521.835 9300.386 L 9523.545 9298.676 L 9524.913 9296.623 L 9526.624 9294.913 L 9527.992 9293.202 L 9529.360 9291.834 L 9530.729 9290.466 L 9532.439 9289.097 L 9533.807 9288.071 L 9535.176 9287.045 L 9536.544 9286.019 L 9537.912 9284.993 L 9539.281 9284.308 L 9540.649 9283.624 L 9542.017 9282.940 L 9543.386 9282.256 L 9544.754 9281.914 L 9546.122 9281.230 L 9547.491 9280.888 L 9548.517 9280.546 L 9549.885 9280.203 L 9551.253 9280.203 L 9552.280 9279.861 L 9553.648 9279.861 L 9556.043 9279.519 L 9558.437 9279.177 L 9560.832 9279.177 C 9564.937 9278.835 9565.279 9273.020 9565.279 9272.678 C 9565.279 9269.941 9563.568 9268.573 9560.832 9268.573 C 9552.280 9268.573 9542.359 9269.599 9533.123 9269.599 C 9521.835 9269.599 9510.204 9268.573 9499.257 9268.573 C 9497.205 9268.573 9492.758 9268.573 9492.758 9275.072 C 9492.758 9278.835 9495.837 9279.177 9498.231 9279.177 C 9507.467 9279.861 9513.967 9283.282 9513.967 9290.466 C 9513.967 9295.597 9508.836 9302.781 9508.836 9303.123 L 9404.159 9469.031 L 9380.898 9289.440 C 9380.898 9283.624 9388.766 9279.177 9404.501 9279.177 C 9409.291 9279.177 9413.053 9279.177 9413.053 9272.336 C 9413.053 9269.257 9410.317 9268.573 9408.264 9268.573 C 9394.581 9268.573 9379.872 9269.599 9365.846 9269.599 C 9359.689 9269.599 9353.189 9269.257 9347.032 9269.257 C 9340.875 9269.257 9334.375 9268.573 9328.560 9268.573 C 9326.165 9268.573 9322.060 9268.573 9322.060 9275.072 C 9322.060 9279.177 9325.139 9279.177 9330.612 9279.177 C 9349.769 9279.177 9350.111 9282.256 9351.137 9290.808 L 9378.161 9500.160 C 9379.188 9507.002 9380.556 9508.028 9385.003 9508.028 C 9390.476 9508.028 9391.844 9506.318 9394.581 9501.871 L 9517.388 9307.228 Z">
              <!-- 53 nodes -->
            </draw:path>
            <draw:path id="path9838" draw:style-name="style15" draw:layer="layout" svg:x="4.856cm" svg:y="4.752cm" svg:width="0.123cm" svg:height="0.168cm" svg:viewBox="0.0 0.0 122.807 167.619" svg:d="M 9833.127 9511.791 L 9833.127 9511.791 L 9833.127 9511.791 L 9833.127 9511.791 L 9833.127 9511.791 L 9833.127 9511.791 L 9833.127 9511.791 L 9833.127 9511.449 L 9833.127 9511.449 L 9833.469 9511.449 L 9833.469 9511.449 L 9833.469 9511.107 L 9833.469 9511.107 L 9833.469 9511.107 L 9833.469 9510.765 L 9833.469 9510.765 L 9833.469 9510.423 L 9833.469 9510.423 L 9833.811 9510.081 L 9833.811 9509.739 L 9833.811 9509.739 L 9833.811 9509.397 L 9833.811 9509.397 L 9833.811 9509.397 L 9833.811 9509.055 L 9833.811 9509.055 L 9833.811 9508.712 L 9834.153 9508.712 L 9834.153 9508.712 L 9834.153 9508.370 L 9834.153 9508.370 L 9834.153 9508.370 L 9834.153 9508.370 L 9834.153 9508.370 L 9834.153 9508.370 L 9834.153 9508.028 L 9834.153 9508.028 L 9834.153 9508.028 L 9834.153 9508.028 L 9834.153 9508.028 L 9834.153 9508.028 L 9834.153 9508.028 C 9834.153 9507.002 9833.127 9504.607 9830.390 9504.607 C 9825.601 9504.607 9805.760 9506.660 9799.603 9507.002 C 9797.893 9507.344 9794.472 9507.686 9794.472 9512.475 C 9794.472 9515.896 9797.893 9515.896 9800.629 9515.896 C 9812.260 9515.896 9812.260 9517.607 9812.260 9519.317 C 9812.260 9521.027 9811.576 9522.738 9811.234 9524.790 L 9797.551 9578.839 C 9792.419 9570.971 9784.552 9564.813 9772.921 9564.813 L 9772.921 9571.655 C 9789.683 9571.655 9794.130 9589.785 9794.130 9592.180 C 9794.130 9593.206 9793.788 9594.916 9793.446 9595.601 L 9782.157 9640.071 C 9780.447 9646.913 9775.315 9651.360 9770.184 9656.149 C 9767.790 9657.859 9758.211 9665.385 9747.949 9665.385 C 9739.055 9665.385 9730.503 9659.227 9730.503 9642.465 C 9730.503 9629.809 9737.345 9603.811 9742.818 9594.232 C 9754.107 9575.076 9766.079 9571.655 9772.921 9571.655 L 9772.921 9564.813 C 9742.134 9564.813 9711.347 9598.337 9711.347 9632.545 C 9711.347 9655.807 9726.740 9672.226 9747.265 9672.226 C 9760.264 9672.226 9771.553 9664.701 9781.131 9655.464 C 9785.920 9669.832 9799.603 9672.226 9805.760 9672.226 C 9814.655 9672.226 9820.470 9667.095 9824.917 9659.569 C 9830.048 9650.333 9833.127 9636.650 9833.127 9635.966 C 9833.127 9632.545 9830.048 9632.545 9829.364 9632.545 C 9825.943 9632.545 9825.943 9633.571 9824.233 9640.071 C 9821.154 9651.360 9816.707 9665.385 9806.787 9665.385 C 9800.287 9665.385 9798.577 9660.254 9798.577 9653.754 C 9798.577 9649.307 9799.261 9647.255 9799.945 9644.176 L 9833.127 9511.791 Z">
              <!-- 72 nodes -->
            </draw:path>
            <draw:path id="path9840" draw:style-name="style15" draw:layer="layout" svg:x="5.019cm" svg:y="4.611cm" svg:width="0.079cm" svg:height="0.340cm" svg:viewBox="0.0 0.0 79.362 340.027" svg:d="M 10117.737 9392.748 L 10117.737 9390.353 L 10117.395 9387.616 L 10117.395 9384.880 L 10117.395 9382.143 L 10117.053 9376.328 L 10116.711 9370.512 L 10116.026 9364.355 L 10115.342 9357.855 L 10114.658 9351.014 L 10113.290 9344.172 L 10111.922 9337.331 L 10110.553 9330.147 L 10108.501 9322.963 L 10106.448 9315.780 L 10104.054 9308.596 L 10101.317 9301.412 L 10099.949 9297.649 L 10098.580 9293.887 L 10096.870 9290.466 L 10095.160 9286.703 C 10074.635 9244.969 10045.216 9222.734 10041.795 9222.734 C 10039.743 9222.734 10038.374 9224.102 10038.374 9226.155 C 10038.374 9227.181 10038.374 9227.865 10044.874 9234.023 C 10078.398 9267.889 10097.896 9321.937 10097.896 9392.748 C 10097.896 9450.901 10085.239 9510.765 10042.821 9553.525 C 10038.374 9557.630 10038.374 9558.314 10038.374 9559.340 C 10038.374 9561.393 10039.743 9562.761 10041.795 9562.761 C 10045.216 9562.761 10076.003 9539.500 10096.186 9496.398 C 10113.632 9459.111 10117.737 9421.482 10117.737 9392.748 Z">
              <!-- 30 nodes -->
            </draw:path>
          </draw:g>
          <!-- id="g9820" -->
          <draw:g id="g10120">
            <draw:path id="path10122" draw:style-name="style14" draw:layer="layout" svg:x="9.299cm" svg:y="6.132cm" svg:width="0.272cm" svg:height="0.268cm" svg:viewBox="0.0 0.0 272.479 268.263" svg:d="M 18817.052 12308.261 L 18818.585 12305.578 L 18820.502 12303.279 L 18822.034 12300.596 L 18823.567 12298.680 L 18825.484 12296.380 L 18827.016 12294.464 L 18828.933 12292.548 L 18830.466 12291.015 L 18831.999 12289.482 L 18833.531 12287.949 L 18835.064 12286.799 L 18836.981 12285.650 L 18838.513 12284.500 L 18840.046 12283.350 L 18841.579 12282.584 L 18843.112 12281.817 L 18844.645 12281.051 L 18846.178 12280.285 L 18847.711 12279.901 L 18848.861 12279.135 L 18850.394 12278.752 L 18851.927 12278.368 L 18853.460 12277.985 L 18854.609 12277.985 L 18856.142 12277.602 L 18857.675 12277.602 L 18860.358 12277.219 L 18863.040 12276.835 L 18865.723 12276.835 C 18870.322 12276.452 18870.705 12269.937 18870.705 12269.554 C 18870.705 12266.488 18868.789 12264.955 18865.723 12264.955 C 18855.759 12264.955 18844.645 12266.105 18834.298 12266.105 C 18821.651 12266.105 18809.005 12264.955 18796.741 12264.955 C 18794.442 12264.955 18789.460 12264.955 18789.460 12272.237 C 18789.460 12276.452 18792.909 12276.835 18795.591 12276.835 C 18805.555 12277.602 18813.220 12281.434 18813.220 12289.482 C 18813.220 12295.231 18807.472 12303.279 18807.472 12303.662 L 18689.819 12489.530 L 18664.142 12288.332 C 18664.142 12281.817 18672.574 12276.835 18690.202 12276.835 C 18695.568 12276.835 18699.783 12276.835 18699.783 12269.171 C 18699.783 12265.722 18696.717 12264.955 18694.418 12264.955 C 18679.089 12264.955 18662.993 12266.105 18647.280 12266.105 C 18640.382 12266.105 18633.101 12265.722 18626.202 12265.722 C 18619.304 12265.722 18612.023 12264.955 18605.508 12264.955 C 18602.825 12264.955 18598.226 12264.955 18598.226 12272.237 C 18598.226 12276.835 18601.675 12276.835 18607.807 12276.835 C 18629.268 12276.835 18629.651 12280.285 18630.801 12289.865 L 18661.077 12524.404 C 18662.226 12532.069 18663.759 12533.218 18668.358 12533.218 C 18674.873 12533.218 18676.023 12531.302 18679.089 12526.320 L 18817.052 12308.261 Z">
              <!-- 53 nodes -->
            </draw:path>
            <draw:path id="path10124" draw:style-name="style14" draw:layer="layout" svg:x="9.517cm" svg:y="6.265cm" svg:width="0.138cm" svg:height="0.188cm" svg:viewBox="0.0 0.0 137.581 187.784" svg:d="M 19170.393 12537.434 L 19170.393 12537.434 L 19170.393 12537.434 L 19170.393 12537.434 L 19170.393 12537.434 L 19170.393 12537.434 L 19170.393 12537.434 L 19170.393 12537.051 L 19170.393 12537.051 L 19170.393 12537.051 L 19170.393 12537.051 L 19170.393 12536.667 L 19170.393 12536.667 L 19170.393 12536.667 L 19170.777 12536.284 L 19170.777 12536.284 L 19170.777 12535.901 L 19170.777 12535.901 L 19170.777 12535.518 L 19170.777 12535.135 L 19170.777 12535.135 L 19170.777 12534.751 L 19171.160 12534.751 L 19171.160 12534.751 L 19171.160 12534.368 L 19171.160 12534.368 L 19171.160 12533.985 L 19171.160 12533.985 L 19171.160 12533.985 L 19171.160 12533.602 L 19171.160 12533.602 L 19171.160 12533.602 L 19171.160 12533.602 L 19171.160 12533.602 L 19171.160 12533.602 L 19171.160 12533.218 L 19171.160 12533.218 L 19171.160 12533.218 L 19171.160 12533.218 L 19171.160 12533.218 L 19171.160 12533.218 L 19171.160 12533.218 C 19171.160 12532.069 19170.393 12529.386 19166.944 12529.386 C 19161.579 12529.386 19139.351 12531.685 19132.836 12532.069 C 19130.537 12532.452 19126.705 12532.835 19126.705 12538.200 C 19126.705 12542.033 19130.537 12542.033 19133.986 12542.033 C 19146.633 12542.033 19146.633 12543.949 19146.633 12545.865 C 19146.633 12547.781 19146.250 12549.697 19145.483 12551.997 L 19130.537 12612.548 C 19124.789 12603.733 19115.591 12596.835 19102.561 12596.835 L 19102.561 12604.500 C 19121.339 12604.500 19126.705 12624.811 19126.705 12627.494 C 19126.705 12628.643 19125.938 12630.560 19125.938 12631.326 L 19113.292 12681.146 C 19111.375 12688.811 19105.244 12693.793 19099.495 12699.158 C 19097.196 12701.074 19086.465 12709.506 19074.968 12709.506 C 19065.004 12709.506 19055.423 12702.607 19055.423 12683.829 C 19055.423 12669.649 19063.088 12640.524 19069.220 12629.793 C 19081.483 12608.332 19095.280 12604.500 19102.561 12604.500 L 19102.561 12596.835 C 19068.453 12596.835 19033.579 12634.392 19033.579 12672.715 C 19033.579 12698.775 19050.825 12717.170 19074.202 12717.170 C 19088.381 12717.170 19101.411 12708.739 19112.142 12698.392 C 19117.124 12714.488 19132.836 12717.170 19139.735 12717.170 C 19149.315 12717.170 19156.214 12711.422 19160.812 12702.991 C 19166.944 12692.643 19170.393 12677.314 19170.393 12676.548 C 19170.393 12672.715 19166.944 12672.715 19165.795 12672.715 C 19162.345 12672.715 19161.962 12673.865 19160.046 12681.146 C 19156.980 12693.793 19151.615 12709.506 19140.501 12709.506 C 19133.603 12709.506 19131.687 12703.757 19131.687 12696.476 C 19131.687 12691.494 19132.070 12689.194 19132.836 12685.745 L 19170.393 12537.434 Z">
              <!-- 72 nodes -->
            </draw:path>
          </draw:g>
          <!-- id="g10120" -->
          <draw:path id="rect3732-26" draw:style-name="style12" draw:layer="layout" svg:x="2.626cm" svg:y="3.136cm" svg:width="0.812cm" svg:height="0.499cm" svg:viewBox="0.0 0.0 811.939 499.365" svg:d="M 5267.790 6287.515 L 6047.729 6287.515 L 6047.729 6754.880 L 5267.790 6754.880 L 5267.790 6287.515 Z">
            <!-- 5 nodes -->
          </draw:path>
          <draw:path id="path3938-2-9" draw:style-name="style10" draw:layer="layout" svg:x="5.041cm" svg:y="3.392cm" svg:width="4.190cm" svg:height="2.283cm" svg:viewBox="0.0 0.0 4190.427 2282.836" svg:d="M 14263.364 9054.432 C 13407.211 8395.763 11073.075 7332.222 10137.873 6814.806 L 14263.364 9054.432 ">
            <!-- 3 nodes -->
          </draw:path>
          <draw:path id="path3938-2-9-8" draw:style-name="style10" draw:layer="layout" svg:x="8.455cm" svg:y="2.285cm" svg:width="0.900cm" svg:height="3.294cm" svg:viewBox="0.0 0.0 899.607 3294.231" svg:d="M 17797.512 7854.069 C 17028.024 6830.765 16639.543 6050.214 17173.794 4628.485 L 17797.512 7854.069 ">
            <!-- 3 nodes -->
          </draw:path>
          <draw:g id="g13369">
            <draw:path id="path13371" draw:style-name="style16" draw:layer="layout" svg:x="2.680cm" svg:y="3.177cm" svg:width="0.347cm" svg:height="0.353cm" svg:viewBox="0.0 0.0 346.503 353.355" svg:d="M 5705.915 6357.925 L 5705.915 6357.925 L 5705.915 6357.436 L 5705.915 6357.436 L 5705.915 6357.436 L 5705.915 6356.947 L 5705.915 6356.947 L 5705.915 6356.947 L 5705.915 6356.457 L 5705.915 6356.457 L 5705.425 6355.968 L 5705.425 6355.968 L 5705.425 6355.968 L 5705.425 6355.478 L 5705.425 6355.478 L 5704.936 6354.989 L 5704.936 6354.989 L 5704.936 6354.989 L 5704.446 6354.499 L 5704.446 6354.499 L 5704.446 6354.499 L 5703.957 6354.010 L 5703.957 6354.010 L 5703.468 6354.010 L 5703.468 6353.521 L 5702.978 6353.521 L 5702.978 6353.521 L 5702.489 6353.521 L 5702.489 6353.521 L 5702.489 6353.521 L 5701.999 6353.521 L 5701.999 6353.521 L 5701.999 6353.031 L 5701.510 6353.031 L 5701.510 6353.031 L 5701.510 6353.031 L 5701.021 6353.031 L 5701.021 6353.031 L 5701.021 6353.031 L 5700.531 6353.031 C 5699.063 6353.031 5698.574 6353.521 5693.190 6358.904 L 5658.931 6396.589 C 5654.527 6389.737 5632.503 6353.031 5578.178 6353.031 C 5469.040 6353.031 5359.412 6460.702 5359.412 6573.266 C 5359.412 6653.530 5417.162 6706.386 5491.553 6706.386 C 5534.131 6706.386 5571.327 6687.299 5597.265 6664.786 C 5642.291 6624.654 5650.611 6580.607 5650.611 6579.139 C 5650.611 6574.245 5645.717 6574.245 5644.738 6574.245 C 5641.802 6574.245 5639.355 6575.224 5638.376 6579.139 C 5633.971 6593.332 5623.204 6627.591 5589.435 6655.977 C 5555.665 6683.384 5524.833 6691.704 5499.383 6691.704 C 5455.826 6691.704 5403.948 6666.254 5403.948 6590.396 C 5403.948 6562.499 5414.226 6483.704 5462.677 6426.932 C 5492.531 6392.674 5538.536 6368.203 5582.094 6368.203 C 5631.524 6368.203 5660.399 6405.888 5660.399 6462.170 C 5660.399 6481.257 5658.931 6481.746 5658.931 6486.640 C 5658.931 6491.535 5664.315 6491.535 5666.272 6491.535 C 5672.635 6491.535 5672.635 6490.556 5675.082 6481.746 L 5705.915 6357.925 Z">
              <!-- 59 nodes -->
            </draw:path>
            <draw:path id="path13373" draw:style-name="style16" draw:layer="layout" svg:x="3.029cm" svg:y="3.360cm" svg:width="0.365cm" svg:height="0.232cm" svg:viewBox="0.0 0.0 364.611 232.470" svg:d="M 6382.281 6747.497 L 6382.770 6746.518 L 6382.770 6745.539 L 6383.260 6744.560 L 6383.260 6743.581 L 6383.749 6742.603 L 6384.239 6741.624 L 6384.239 6740.645 L 6384.728 6740.155 L 6385.217 6739.177 L 6385.217 6738.687 L 6385.707 6737.708 L 6386.196 6737.219 L 6386.686 6736.730 L 6387.175 6736.240 L 6388.154 6735.751 L 6388.643 6735.261 L 6389.133 6734.772 L 6390.112 6734.283 L 6391.090 6734.283 L 6392.069 6733.793 L 6393.048 6733.793 L 6393.537 6733.304 L 6394.027 6733.304 L 6394.516 6733.304 L 6395.495 6733.304 L 6395.984 6732.814 L 6396.474 6732.814 L 6397.453 6732.814 L 6397.942 6732.814 L 6398.921 6732.814 L 6399.410 6732.814 L 6400.389 6732.814 L 6401.368 6732.325 L 6402.347 6732.325 L 6402.836 6732.325 L 6403.815 6732.325 L 6404.794 6732.325 L 6405.773 6732.325 L 6406.751 6732.325 L 6408.220 6732.325 L 6409.199 6732.325 L 6410.177 6732.325 L 6411.646 6732.325 C 6418.497 6732.325 6422.902 6732.325 6422.902 6724.984 C 6422.902 6720.090 6418.987 6720.090 6412.624 6720.090 L 6366.130 6720.090 C 6356.342 6720.090 6355.853 6720.579 6351.448 6726.941 L 6219.307 6920.748 L 6185.538 6729.388 C 6184.069 6720.579 6184.069 6720.090 6173.792 6720.090 L 6124.851 6720.090 C 6117.999 6720.090 6113.594 6720.090 6113.594 6727.431 C 6113.594 6732.325 6117.509 6732.325 6124.851 6732.325 C 6130.724 6732.325 6131.702 6732.325 6138.065 6732.814 C 6144.917 6733.793 6145.406 6734.283 6145.406 6737.708 C 6145.406 6738.198 6145.406 6740.155 6143.938 6745.050 L 6100.870 6915.854 C 6097.933 6927.600 6093.039 6939.346 6065.632 6940.325 C 6062.695 6940.325 6058.291 6940.814 6058.291 6947.666 C 6058.291 6948.155 6058.780 6952.560 6063.674 6952.560 C 6073.462 6952.560 6088.145 6951.092 6098.912 6951.092 C 6107.232 6951.092 6127.298 6952.560 6135.128 6952.560 C 6137.086 6952.560 6141.980 6952.560 6141.980 6945.219 C 6141.980 6940.814 6137.575 6940.325 6134.639 6940.325 C 6112.615 6939.346 6112.615 6930.536 6112.615 6926.132 C 6112.615 6924.663 6112.615 6922.706 6114.084 6917.322 L 6159.599 6736.240 L 6160.088 6736.240 L 6196.794 6943.261 C 6197.773 6949.623 6198.262 6952.560 6203.646 6952.560 C 6208.051 6952.560 6210.987 6948.645 6213.434 6945.219 L 6356.832 6732.814 L 6357.321 6733.304 L 6309.359 6926.132 C 6306.422 6937.388 6305.933 6940.325 6279.015 6940.325 C 6272.653 6940.325 6268.738 6940.325 6268.738 6947.666 C 6268.738 6948.155 6268.738 6952.560 6274.121 6952.560 C 6280.973 6952.560 6288.803 6951.581 6295.655 6951.581 C 6302.507 6951.581 6310.337 6951.092 6317.189 6951.092 C 6326.488 6951.092 6350.959 6952.560 6360.257 6952.560 C 6362.704 6952.560 6367.599 6952.560 6367.599 6945.219 C 6367.599 6940.325 6363.683 6940.325 6356.832 6940.325 C 6356.342 6940.325 6349.980 6940.325 6343.617 6939.346 C 6335.787 6938.856 6335.787 6937.878 6335.787 6934.452 C 6335.787 6932.494 6336.766 6929.068 6337.255 6927.111 L 6382.281 6747.497 Z">
              <!-- 87 nodes -->
            </draw:path>
          </draw:g>
          <!-- id="g13369" -->
          <draw:g id="g13699">
            <draw:path id="path13701" draw:style-name="style16" draw:layer="layout" svg:x="9.743cm" svg:y="2.659cm" svg:width="0.347cm" svg:height="0.353cm" svg:viewBox="0.0 0.0 346.503 353.355" svg:d="M 19832.965 5323.372 L 19832.965 5323.372 L 19832.965 5322.882 L 19832.965 5322.882 L 19832.965 5322.882 L 19832.965 5322.393 L 19832.965 5322.393 L 19832.965 5322.393 L 19832.965 5321.904 L 19832.965 5321.904 L 19832.476 5321.414 L 19832.476 5321.414 L 19832.476 5321.414 L 19832.476 5320.925 L 19832.476 5320.925 L 19831.986 5320.435 L 19831.986 5320.435 L 19831.986 5320.435 L 19831.497 5319.946 L 19831.497 5319.946 L 19831.497 5319.946 L 19831.008 5319.457 L 19831.008 5319.457 L 19830.518 5319.457 L 19830.518 5318.967 L 19830.029 5318.967 L 19830.029 5318.967 L 19829.539 5318.967 L 19829.539 5318.967 L 19829.539 5318.967 L 19829.050 5318.967 L 19829.050 5318.967 L 19829.050 5318.478 L 19828.560 5318.478 L 19828.560 5318.478 L 19828.560 5318.478 L 19828.071 5318.478 L 19828.071 5318.478 L 19828.071 5318.478 L 19827.582 5318.478 C 19826.113 5318.478 19825.624 5318.967 19820.240 5324.351 L 19785.982 5362.035 C 19781.577 5355.184 19759.554 5318.478 19705.229 5318.478 C 19596.090 5318.478 19486.462 5426.148 19486.462 5538.713 C 19486.462 5618.976 19544.213 5671.833 19618.603 5671.833 C 19661.182 5671.833 19698.377 5652.746 19724.316 5630.233 C 19769.342 5590.101 19777.662 5546.054 19777.662 5544.586 C 19777.662 5539.692 19772.768 5539.692 19771.789 5539.692 C 19768.852 5539.692 19766.405 5540.670 19765.426 5544.586 C 19761.022 5558.779 19750.255 5593.037 19716.485 5621.423 C 19682.716 5648.830 19651.883 5657.150 19626.434 5657.150 C 19582.876 5657.150 19530.998 5631.701 19530.998 5555.842 C 19530.998 5527.946 19541.276 5449.151 19589.728 5392.379 C 19619.582 5358.120 19665.587 5333.649 19709.144 5333.649 C 19758.575 5333.649 19787.450 5371.334 19787.450 5427.616 C 19787.450 5446.703 19785.982 5447.193 19785.982 5452.087 C 19785.982 5456.981 19791.365 5456.981 19793.323 5456.981 C 19799.685 5456.981 19799.685 5456.002 19802.132 5447.193 L 19832.965 5323.372 Z">
              <!-- 59 nodes -->
            </draw:path>
            <draw:path id="path13703" draw:style-name="style16" draw:layer="layout" svg:x="10.091cm" svg:y="2.844cm" svg:width="0.259cm" svg:height="0.231cm" svg:viewBox="0.0 0.0 258.612 231.002" svg:d="M 20275.393 5809.847 L 20312.099 5809.847 C 20338.037 5809.847 20342.932 5813.762 20342.932 5825.018 C 20342.932 5830.402 20342.932 5830.891 20340.485 5840.679 C 20339.506 5842.637 20339.016 5843.616 20339.016 5844.595 C 20339.016 5848.021 20341.463 5849.489 20344.889 5849.489 C 20349.783 5849.489 20349.783 5848.021 20351.741 5841.658 L 20369.849 5769.715 C 20370.339 5768.736 20371.317 5763.352 20371.317 5762.863 C 20371.317 5759.437 20368.870 5757.969 20365.445 5757.969 C 20360.550 5757.969 20360.550 5759.927 20358.593 5765.800 C 20351.741 5792.717 20341.953 5797.611 20313.078 5797.611 L 20278.819 5797.611 L 20300.353 5711.964 C 20302.800 5701.687 20303.289 5700.708 20317.482 5700.708 L 20369.849 5700.708 C 20415.364 5700.708 20424.174 5711.475 20424.174 5739.861 C 20424.174 5751.117 20422.706 5757.969 20422.706 5760.905 C 20422.706 5763.352 20423.684 5766.778 20428.579 5766.778 C 20433.962 5766.778 20433.962 5763.352 20434.941 5757.969 L 20440.814 5698.750 C 20441.793 5688.473 20439.346 5688.473 20431.026 5688.473 L 20247.986 5688.473 C 20241.623 5688.473 20237.219 5688.473 20237.219 5695.814 C 20237.219 5700.708 20241.134 5700.708 20247.986 5700.708 C 20248.475 5700.708 20254.838 5700.708 20261.200 5701.197 C 20268.541 5702.176 20269.031 5702.665 20269.031 5706.091 C 20269.031 5708.538 20268.052 5711.964 20267.562 5713.433 L 20223.026 5891.578 C 20219.600 5904.792 20219.111 5907.239 20192.193 5907.239 C 20186.809 5907.239 20182.405 5907.239 20182.405 5914.581 C 20182.405 5917.517 20184.362 5919.475 20187.788 5919.475 C 20197.576 5919.475 20223.026 5918.006 20232.814 5918.006 L 20259.242 5918.496 C 20268.052 5918.496 20277.840 5919.475 20286.160 5919.475 C 20288.607 5919.475 20293.990 5919.475 20293.990 5912.133 C 20293.990 5907.239 20289.586 5907.239 20281.755 5907.239 C 20281.266 5907.239 20272.456 5907.239 20264.136 5906.261 C 20256.795 5905.771 20253.369 5905.282 20253.369 5900.877 C 20253.369 5899.409 20253.369 5898.430 20254.348 5894.515 L 20275.393 5809.847 Z">
              <!-- 41 nodes -->
            </draw:path>
          </draw:g>
          <!-- id="g13699" -->
          <draw:g id="g14373">
            <draw:path id="path14375" draw:style-name="style17" draw:layer="layout" svg:x="7.297cm" svg:y="6.419cm" svg:width="0.226cm" svg:height="0.274cm" svg:viewBox="0.0 0.0 226.414 273.706" svg:d="M 14679.065 12876.448 L 14679.065 12875.611 L 14679.483 12874.774 L 14679.483 12873.937 L 14679.902 12872.681 L 14679.902 12871.844 L 14680.320 12871.007 L 14680.739 12868.914 L 14681.157 12866.822 L 14681.576 12864.729 L 14682.413 12862.637 L 14682.831 12860.544 L 14682.831 12859.707 L 14683.250 12858.452 L 14683.668 12857.615 L 14683.668 12856.778 L 14684.087 12855.941 L 14684.087 12855.104 L 14684.087 12854.267 L 14684.505 12853.430 L 14684.505 12853.011 L 14684.924 12852.174 L 14684.924 12851.755 L 14684.924 12851.337 L 14684.924 12850.918 L 14684.924 12850.500 L 14684.924 12850.081 L 14684.924 12850.081 L 14684.924 12849.663 C 14684.924 12842.548 14679.902 12838.363 14673.205 12838.363 C 14671.950 12838.363 14660.232 12838.782 14656.465 12853.430 L 14596.199 13094.073 C 14594.944 13099.095 14594.944 13099.932 14594.944 13100.769 C 14594.944 13107.047 14599.548 13112.069 14606.662 13112.069 C 14615.451 13112.069 14620.473 13104.536 14621.310 13103.280 C 14622.984 13099.514 14628.425 13078.170 14644.328 13014.138 C 14657.720 13025.437 14676.553 13026.693 14684.924 13026.693 C 14713.801 13026.693 14730.123 13008.278 14740.167 12996.560 C 14743.934 13015.393 14759.419 13026.693 14777.833 13026.693 C 14792.481 13026.693 14802.107 13017.486 14808.803 13004.093 C 14815.917 12989.027 14821.358 12963.498 14821.358 12962.661 C 14821.358 12958.476 14817.592 12958.476 14816.336 12958.476 C 14812.151 12958.476 14811.732 12960.568 14810.477 12966.009 C 14803.362 12993.212 14795.829 13017.904 14778.670 13017.904 C 14767.370 13017.904 14766.115 13007.023 14766.115 12998.653 C 14766.115 12989.445 14771.137 12969.775 14774.485 12955.546 L 14786.203 12910.347 C 14787.459 12904.069 14791.644 12888.584 14793.318 12882.307 C 14795.410 12872.681 14799.596 12856.778 14799.596 12854.267 C 14799.596 12846.733 14793.736 12842.967 14787.459 12842.967 C 14785.366 12842.967 14774.485 12843.385 14771.137 12857.615 L 14751.467 12935.458 C 14746.445 12956.383 14741.841 12973.542 14740.586 12977.727 C 14740.167 12979.820 14720.079 13017.904 14686.179 13017.904 C 14665.672 13017.904 14655.628 13004.093 14655.628 12981.494 C 14655.628 12969.357 14658.558 12958.057 14661.487 12946.339 L 14679.065 12876.448 Z">
              <!-- 57 nodes -->
            </draw:path>
            <draw:path id="path14377" draw:style-name="style17" draw:layer="layout" svg:x="7.559cm" svg:y="6.467cm" svg:width="0.229cm" svg:height="0.205cm" svg:viewBox="0.0 0.0 228.925 204.652" svg:d="M 15304.738 12968.520 L 15305.993 12966.846 L 15306.830 12965.590 L 15308.086 12964.335 L 15308.923 12963.079 L 15309.760 12961.824 L 15311.016 12960.568 L 15311.853 12959.313 L 15312.690 12958.057 L 15313.945 12957.220 L 15314.782 12955.965 L 15316.038 12955.128 L 15316.875 12954.291 L 15317.712 12953.454 L 15318.967 12952.617 L 15319.804 12951.780 L 15321.060 12950.942 L 15322.315 12950.105 L 15323.152 12949.687 L 15324.408 12948.850 L 15325.245 12948.431 L 15326.500 12947.594 L 15327.756 12947.176 L 15329.012 12946.757 L 15330.267 12946.339 L 15331.523 12945.920 L 15332.778 12945.502 L 15334.034 12945.083 L 15335.289 12945.083 L 15336.545 12944.665 L 15338.219 12944.665 L 15339.474 12944.246 L 15340.730 12944.246 C 15344.496 12943.828 15347.844 12943.828 15347.844 12937.969 C 15347.844 12937.132 15347.007 12933.784 15343.659 12933.784 C 15336.545 12933.784 15327.337 12935.039 15320.223 12935.039 C 15310.597 12935.039 15298.460 12933.784 15289.672 12933.784 C 15287.160 12933.784 15283.812 12934.621 15283.812 12940.061 C 15283.812 12943.828 15287.997 12944.246 15289.253 12944.246 C 15298.460 12944.665 15300.971 12948.431 15300.971 12952.617 C 15300.971 12956.802 15298.879 12959.731 15295.949 12964.335 L 15199.692 13105.373 L 15173.326 12956.383 C 15172.489 12953.872 15172.489 12953.454 15172.489 12952.198 C 15172.489 12944.246 15188.810 12944.246 15190.903 12944.246 C 15195.925 12944.246 15199.692 12944.246 15199.692 12937.969 C 15199.692 12937.550 15199.692 12933.784 15194.670 12933.784 C 15186.299 12933.784 15165.792 12935.039 15157.004 12935.039 C 15149.889 12935.039 15131.893 12933.784 15124.778 12933.784 C 15121.849 12933.784 15118.919 12934.621 15118.919 12940.061 C 15118.919 12944.246 15123.104 12944.246 15126.034 12944.246 C 15142.356 12944.246 15142.774 12945.920 15144.448 12953.454 L 15176.255 13130.484 C 15177.511 13136.761 15177.511 13138.435 15183.370 13138.435 C 15188.810 13138.435 15190.066 13136.343 15192.996 13131.739 L 15304.738 12968.520 Z">
              <!-- 56 nodes -->
            </draw:path>
            <draw:path id="path14379" draw:style-name="style17" draw:layer="layout" svg:x="7.867cm" svg:y="6.291cm" svg:width="0.097cm" svg:height="0.416cm" svg:viewBox="0.0 0.0 96.676 416.000" svg:d="M 15830.806 12994.049 L 15830.806 12993.631 L 15830.806 12993.631 L 15830.806 12993.631 L 15830.806 12993.212 L 15830.806 12993.212 L 15830.806 12993.212 L 15830.806 12992.794 L 15830.806 12992.794 L 15830.806 12992.794 L 15830.806 12992.375 L 15830.387 12992.375 L 15830.387 12991.957 L 15830.387 12991.957 L 15829.969 12991.538 L 15829.969 12991.538 L 15829.550 12991.120 L 15829.550 12990.701 L 15829.132 12990.701 L 15829.132 12990.282 L 15829.132 12990.282 L 15828.713 12989.864 L 15828.713 12989.864 L 15828.713 12989.864 L 15828.295 12989.445 L 15828.295 12989.445 L 15827.876 12989.027 L 15827.876 12989.027 L 15827.458 12988.608 L 15827.458 12988.608 L 15827.039 12988.190 L 15827.039 12988.190 L 15826.621 12987.771 L 15826.621 12987.353 L 15826.202 12987.353 L 15825.784 12986.934 L 15825.784 12986.516 L 15825.365 12986.516 L 15824.947 12986.097 L 15824.947 12985.679 L 15824.528 12985.679 L 15824.110 12985.260 L 15824.110 12984.842 C 15771.796 12932.528 15758.403 12853.848 15758.403 12790.234 C 15758.403 12717.832 15774.307 12645.430 15825.365 12593.534 C 15830.806 12588.512 15830.806 12587.675 15830.806 12586.420 C 15830.806 12583.490 15829.550 12582.235 15826.621 12582.235 C 15822.854 12582.235 15785.188 12610.693 15760.496 12663.426 C 15739.152 12709.043 15734.130 12755.498 15734.130 12790.234 C 15734.130 12822.878 15738.733 12873.100 15761.751 12919.973 C 15786.862 12971.031 15822.854 12998.234 15826.621 12998.234 C 15829.550 12998.234 15830.806 12996.979 15830.806 12994.049 Z">
              <!-- 52 nodes -->
            </draw:path>
            <draw:path id="path14383" draw:style-name="style17" draw:layer="layout" svg:x="8.309cm" svg:y="6.467cm" svg:width="0.229cm" svg:height="0.205cm" svg:viewBox="0.0 0.0 228.925 204.652" svg:d="M 16804.261 12968.520 L 16805.098 12966.846 L 16806.354 12965.590 L 16807.191 12964.335 L 16808.028 12963.079 L 16809.284 12961.824 L 16810.121 12960.568 L 16810.958 12959.313 L 16812.213 12958.057 L 16813.050 12957.220 L 16814.306 12955.965 L 16815.143 12955.128 L 16815.980 12954.291 L 16817.235 12953.454 L 16818.072 12952.617 L 16819.328 12951.780 L 16820.165 12950.942 L 16821.420 12950.105 L 16822.676 12949.687 L 16823.513 12948.850 L 16824.768 12948.431 L 16826.024 12947.594 L 16826.861 12947.176 L 16828.117 12946.757 L 16829.372 12946.339 L 16830.628 12945.920 L 16831.883 12945.502 L 16833.139 12945.083 L 16834.394 12945.083 L 16836.068 12944.665 L 16837.324 12944.665 L 16838.579 12944.246 L 16840.253 12944.246 C 16843.601 12943.828 16846.950 12943.828 16846.950 12937.969 C 16846.950 12937.132 16846.113 12933.784 16842.764 12933.784 C 16835.650 12933.784 16826.861 12935.039 16819.328 12935.039 C 16810.121 12935.039 16797.565 12933.784 16789.195 12933.784 C 16786.265 12933.784 16783.336 12934.621 16783.336 12940.061 C 16783.336 12943.828 16787.103 12944.246 16788.358 12944.246 C 16797.565 12944.665 16800.495 12948.431 16800.495 12952.617 C 16800.495 12956.802 16798.402 12959.731 16795.054 12964.335 L 16699.215 13105.373 L 16672.431 12956.383 C 16672.012 12953.872 16672.012 12953.454 16672.012 12952.198 C 16672.012 12944.246 16688.334 12944.246 16690.427 12944.246 C 16695.449 12944.246 16699.215 12944.246 16699.215 12937.969 C 16699.215 12937.550 16698.797 12933.784 16694.193 12933.784 C 16685.823 12933.784 16664.897 12935.039 16656.527 12935.039 C 16648.994 12935.039 16631.417 12933.784 16623.883 12933.784 C 16621.372 12933.784 16618.024 12934.621 16618.024 12940.061 C 16618.024 12944.246 16622.209 12944.246 16625.557 12944.246 C 16641.879 12944.246 16642.298 12945.920 16643.553 12953.454 L 16675.360 13130.484 C 16676.616 13136.761 16677.034 13138.435 16682.475 13138.435 C 16687.915 13138.435 16689.590 13136.343 16692.519 13131.739 L 16804.261 12968.520 Z">
              <!-- 56 nodes -->
            </draw:path>
            <draw:path id="path14385" draw:style-name="style17" draw:layer="layout" svg:x="8.599cm" svg:y="6.291cm" svg:width="0.097cm" svg:height="0.416cm" svg:viewBox="0.0 0.0 96.676 416.000" svg:d="M 17295.593 12790.234 L 17295.593 12787.305 L 17295.593 12783.957 L 17295.593 12780.609 L 17295.174 12777.261 L 17295.174 12770.146 L 17294.337 12763.031 L 17293.919 12755.498 L 17293.082 12747.546 L 17291.826 12739.176 L 17290.571 12730.806 L 17288.897 12722.436 L 17286.804 12713.647 L 17284.712 12704.858 L 17281.782 12696.070 L 17279.271 12687.281 L 17275.923 12678.492 L 17273.830 12673.888 L 17272.156 12669.285 L 17270.064 12665.100 L 17267.971 12660.496 C 17242.861 12609.438 17207.287 12582.235 17202.684 12582.235 C 17200.591 12582.235 17198.917 12583.909 17198.917 12586.420 C 17198.917 12587.675 17198.917 12588.512 17206.450 12596.045 C 17247.464 12637.478 17271.319 12703.603 17271.319 12790.234 C 17271.319 12861.381 17255.834 12934.621 17203.939 12986.934 C 17198.917 12991.957 17198.917 12992.794 17198.917 12994.049 C 17198.917 12996.560 17200.591 12998.234 17202.684 12998.234 C 17207.287 12998.234 17244.535 12969.775 17269.227 12917.043 C 17290.571 12871.425 17295.593 12825.389 17295.593 12790.234 Z">
              <!-- 30 nodes -->
            </draw:path>
          </draw:g>
          <!-- id="g14373" -->
          <draw:g id="g14735">
            <draw:path id="path14737" draw:style-name="style17" draw:layer="layout" svg:x="10.420cm" svg:y="1.169cm" svg:width="0.226cm" svg:height="0.274cm" svg:viewBox="0.0 0.0 226.414 273.706" svg:d="M 20924.728 2376.756 L 20924.728 2375.919 L 20925.147 2375.082 L 20925.147 2374.245 L 20925.565 2372.989 L 20925.565 2372.152 L 20925.984 2371.315 L 20926.402 2369.223 L 20926.821 2367.130 L 20927.239 2365.037 L 20928.076 2362.945 L 20928.495 2360.852 L 20928.495 2360.015 L 20928.913 2358.760 L 20929.332 2357.923 L 20929.332 2357.086 L 20929.750 2356.249 L 20929.750 2355.412 L 20929.750 2354.575 L 20930.169 2353.738 L 20930.169 2353.319 L 20930.587 2352.482 L 20930.587 2352.064 L 20930.587 2351.645 L 20930.587 2351.227 L 20930.587 2350.808 L 20930.587 2350.390 L 20930.587 2350.390 L 20930.587 2349.971 C 20930.587 2342.856 20925.565 2338.671 20918.869 2338.671 C 20917.613 2338.671 20905.895 2339.090 20902.128 2353.738 L 20841.863 2594.381 C 20840.607 2599.403 20840.607 2600.240 20840.607 2601.077 C 20840.607 2607.355 20845.211 2612.377 20852.326 2612.377 C 20861.114 2612.377 20866.137 2604.844 20866.974 2603.588 C 20868.648 2599.822 20874.088 2578.478 20889.992 2514.446 C 20903.384 2525.746 20922.217 2527.001 20930.587 2527.001 C 20959.464 2527.001 20975.786 2508.587 20985.831 2496.868 C 20989.597 2515.701 21005.082 2527.001 21023.497 2527.001 C 21038.144 2527.001 21047.770 2517.794 21054.466 2504.401 C 21061.581 2489.335 21067.022 2463.806 21067.022 2462.969 C 21067.022 2458.784 21063.255 2458.784 21062.000 2458.784 C 21057.814 2458.784 21057.396 2460.876 21056.140 2466.317 C 21049.026 2493.520 21041.492 2518.212 21024.334 2518.212 C 21013.034 2518.212 21011.778 2507.331 21011.778 2498.961 C 21011.778 2489.754 21016.800 2470.084 21020.148 2455.854 L 21031.867 2410.655 C 21033.122 2404.377 21037.307 2388.893 21038.981 2382.615 C 21041.074 2372.989 21045.259 2357.086 21045.259 2354.575 C 21045.259 2347.041 21039.400 2343.275 21033.122 2343.275 C 21031.030 2343.275 21020.148 2343.693 21016.800 2357.923 L 20997.130 2435.766 C 20992.108 2456.691 20987.505 2473.850 20986.249 2478.035 C 20985.831 2480.128 20965.742 2518.212 20931.843 2518.212 C 20911.336 2518.212 20901.291 2504.401 20901.291 2481.802 C 20901.291 2469.665 20904.221 2458.365 20907.151 2446.647 L 20924.728 2376.756 Z">
              <!-- 57 nodes -->
            </draw:path>
            <draw:path id="path14739" draw:style-name="style17" draw:layer="layout" svg:x="10.679cm" svg:y="1.218cm" svg:width="0.221cm" svg:height="0.198cm" svg:viewBox="0.0 0.0 221.170 197.537" svg:d="M 21438.659 2540.393 L 21469.629 2540.393 C 21492.228 2540.393 21495.995 2543.741 21495.995 2553.367 C 21495.995 2557.971 21495.995 2558.389 21493.902 2566.760 C 21493.065 2568.434 21493.065 2569.271 21493.065 2570.108 C 21493.065 2573.037 21495.158 2574.293 21498.088 2574.293 C 21501.854 2574.293 21501.854 2573.037 21503.528 2567.597 L 21519.432 2506.076 C 21519.432 2505.238 21520.269 2500.635 21520.269 2500.216 C 21520.269 2497.287 21518.595 2496.031 21515.247 2496.031 C 21511.480 2496.031 21511.061 2497.705 21509.387 2502.727 C 21503.528 2525.746 21495.158 2529.931 21470.466 2529.931 L 21441.170 2529.931 L 21459.585 2456.691 C 21462.096 2447.903 21462.096 2447.066 21474.651 2447.066 L 21519.432 2447.066 C 21558.353 2447.066 21565.468 2456.273 21565.468 2480.546 C 21565.468 2490.172 21564.212 2496.031 21564.212 2498.542 C 21564.212 2500.635 21565.049 2503.564 21569.234 2503.564 C 21573.838 2503.564 21573.838 2500.635 21574.675 2496.031 L 21579.697 2445.391 C 21580.534 2436.603 21578.860 2436.603 21571.327 2436.603 L 21415.222 2436.603 C 21409.363 2436.603 21405.597 2436.603 21405.597 2442.880 C 21405.597 2447.066 21409.363 2447.066 21415.222 2447.066 C 21415.222 2447.066 21421.082 2447.066 21426.104 2447.484 C 21432.381 2448.321 21432.800 2448.740 21432.800 2451.669 C 21432.800 2453.762 21431.963 2456.691 21431.544 2457.947 L 21393.460 2610.285 C 21390.530 2621.584 21390.112 2623.677 21367.512 2623.677 C 21362.490 2623.677 21358.724 2623.677 21358.724 2629.955 C 21358.724 2632.466 21360.816 2634.140 21363.327 2634.140 C 21371.697 2634.140 21393.460 2632.884 21401.830 2632.884 L 21424.430 2633.303 C 21431.963 2633.303 21440.333 2634.140 21447.448 2634.140 C 21449.540 2634.140 21454.144 2634.140 21454.144 2627.862 C 21454.144 2623.677 21450.377 2623.677 21443.681 2623.677 C 21443.263 2623.677 21435.730 2623.677 21428.615 2622.840 C 21422.337 2622.421 21419.408 2622.003 21419.408 2618.236 C 21419.408 2616.981 21419.408 2616.144 21420.245 2612.796 L 21438.659 2540.393 Z">
              <!-- 41 nodes -->
            </draw:path>
            <draw:path id="path14741" draw:style-name="style17" draw:layer="layout" svg:x="10.977cm" svg:y="1.041cm" svg:width="0.097cm" svg:height="0.416cm" svg:viewBox="0.0 0.0 97.095 416.000" svg:d="M 22051.777 2494.357 L 22051.777 2493.939 L 22051.777 2493.939 L 22051.777 2493.939 L 22051.777 2493.520 L 22051.777 2493.520 L 22051.777 2493.520 L 22051.777 2493.102 L 22051.359 2493.102 L 22051.359 2493.102 L 22051.359 2492.683 L 22051.359 2492.683 L 22050.940 2492.265 L 22050.940 2492.265 L 22050.940 2491.846 L 22050.522 2491.846 L 22050.522 2491.428 L 22050.103 2491.009 L 22050.103 2491.009 L 22049.685 2490.591 L 22049.685 2490.591 L 22049.685 2490.172 L 22049.266 2490.172 L 22049.266 2490.172 L 22049.266 2489.754 L 22048.848 2489.754 L 22048.848 2489.335 L 22048.429 2489.335 L 22048.429 2488.917 L 22048.011 2488.917 L 22048.011 2488.498 L 22047.592 2488.498 L 22047.592 2488.080 L 22047.174 2487.661 L 22047.174 2487.661 L 22046.755 2487.243 L 22046.336 2486.824 L 22046.336 2486.824 L 22045.918 2486.406 L 22045.499 2485.987 L 22045.081 2485.987 L 22045.081 2485.568 L 22044.662 2485.150 C 21992.349 2432.836 21978.956 2354.156 21978.956 2290.543 C 21978.956 2218.140 21994.860 2145.738 22046.336 2093.843 C 22051.777 2088.820 22051.777 2087.983 22051.777 2086.728 C 22051.777 2083.798 22050.103 2082.543 22047.592 2082.543 C 22043.407 2082.543 22005.741 2111.001 21981.049 2163.734 C 21959.705 2209.351 21954.683 2255.806 21954.683 2290.543 C 21954.683 2323.186 21959.286 2373.408 21982.304 2420.281 C 22007.415 2471.339 22043.407 2498.542 22047.592 2498.542 C 22050.103 2498.542 22051.777 2497.287 22051.777 2494.357 Z">
              <!-- 52 nodes -->
            </draw:path>
            <draw:path id="path14745" draw:style-name="style17" draw:layer="layout" svg:x="11.417cm" svg:y="1.218cm" svg:width="0.221cm" svg:height="0.198cm" svg:viewBox="0.0 0.0 221.147 197.537" svg:d="M 22913.072 2540.393 L 22944.460 2540.393 C 22966.641 2540.393 22970.826 2543.741 22970.826 2553.367 C 22970.826 2557.971 22970.826 2558.389 22968.734 2566.760 C 22967.897 2568.434 22967.478 2569.271 22967.478 2570.108 C 22967.478 2573.037 22969.571 2574.293 22972.500 2574.293 C 22976.686 2574.293 22976.686 2573.037 22978.360 2567.597 L 22993.845 2506.076 C 22994.263 2505.238 22995.100 2500.635 22995.100 2500.216 C 22995.100 2497.287 22993.008 2496.031 22990.078 2496.031 C 22985.893 2496.031 22985.893 2497.705 22984.219 2502.727 C 22978.360 2525.746 22969.989 2529.931 22945.297 2529.931 L 22916.002 2529.931 L 22934.416 2456.691 C 22936.509 2447.903 22936.927 2447.066 22949.064 2447.066 L 22993.845 2447.066 C 23032.766 2447.066 23040.299 2456.273 23040.299 2480.546 C 23040.299 2490.172 23039.044 2496.031 23039.044 2498.542 C 23039.044 2500.635 23039.881 2503.564 23044.066 2503.564 C 23048.251 2503.564 23048.669 2500.635 23049.506 2496.031 L 23054.529 2445.391 C 23055.366 2436.603 23053.273 2436.603 23046.158 2436.603 L 22889.635 2436.603 C 22884.195 2436.603 22880.428 2436.603 22880.428 2442.880 C 22880.428 2447.066 22883.776 2447.066 22889.635 2447.066 C 22890.054 2447.066 22895.495 2447.066 22900.935 2447.484 C 22907.213 2448.321 22907.631 2448.740 22907.631 2451.669 C 22907.631 2453.762 22906.794 2456.691 22906.376 2457.947 L 22868.291 2610.285 C 22865.362 2621.584 22864.943 2623.677 22841.925 2623.677 C 22837.322 2623.677 22833.555 2623.677 22833.555 2629.955 C 22833.555 2632.466 22835.229 2634.140 22838.159 2634.140 C 22846.529 2634.140 22868.291 2632.884 22876.662 2632.884 L 22899.261 2633.303 C 22906.794 2633.303 22915.165 2634.140 22922.279 2634.140 C 22924.372 2634.140 22928.975 2634.140 22928.975 2627.862 C 22928.975 2623.677 22925.209 2623.677 22918.513 2623.677 C 22918.094 2623.677 22910.561 2623.677 22903.446 2622.840 C 22897.169 2622.421 22894.239 2622.003 22894.239 2618.236 C 22894.239 2616.981 22894.239 2616.144 22895.076 2612.796 L 22913.072 2540.393 Z">
              <!-- 41 nodes -->
            </draw:path>
            <draw:path id="path14747" draw:style-name="style17" draw:layer="layout" svg:x="11.697cm" svg:y="1.041cm" svg:width="0.097cm" svg:height="0.416cm" svg:viewBox="0.0 0.0 97.095 416.000" svg:d="M 23491.454 2290.543 L 23491.454 2287.613 L 23491.454 2284.265 L 23491.035 2280.917 L 23491.035 2277.569 L 23490.617 2270.454 L 23490.198 2263.339 L 23489.780 2255.806 L 23488.524 2247.854 L 23487.687 2239.484 L 23486.013 2231.114 L 23484.757 2222.744 L 23482.665 2213.955 L 23480.572 2205.166 L 23477.643 2196.378 L 23474.713 2187.589 L 23471.784 2178.800 L 23469.691 2174.197 L 23468.017 2169.593 L 23465.925 2165.408 L 23463.832 2160.804 C 23438.721 2109.746 23402.729 2082.543 23398.544 2082.543 C 23396.033 2082.543 23394.359 2084.217 23394.359 2086.728 C 23394.359 2087.983 23394.359 2088.820 23402.311 2096.354 C 23443.325 2137.786 23467.180 2203.911 23467.180 2290.543 C 23467.180 2361.689 23451.695 2434.929 23399.800 2487.243 C 23394.359 2492.265 23394.359 2493.102 23394.359 2494.357 C 23394.359 2496.868 23396.033 2498.542 23398.544 2498.542 C 23402.729 2498.542 23440.395 2470.084 23465.087 2417.351 C 23486.432 2371.734 23491.454 2325.697 23491.454 2290.543 Z">
              <!-- 30 nodes -->
            </draw:path>
          </draw:g>
          <!-- id="g14735" -->
          <draw:g id="g15111">
            <draw:path id="path15113" draw:style-name="style17" draw:layer="layout" svg:x="0.475cm" svg:y="2.458cm" svg:width="0.226cm" svg:height="0.274cm" svg:viewBox="0.0 0.0 226.414 273.706" svg:d="M 1033.221 4954.906 L 1033.221 4954.069 L 1033.639 4953.232 L 1033.639 4952.395 L 1034.058 4951.139 L 1034.058 4950.302 L 1034.476 4949.465 L 1034.895 4947.373 L 1035.313 4945.280 L 1035.732 4943.188 L 1036.569 4941.095 L 1036.988 4939.002 L 1036.988 4938.165 L 1037.406 4936.910 L 1037.825 4936.073 L 1037.825 4935.236 L 1038.243 4934.399 L 1038.243 4933.562 L 1038.243 4932.725 L 1038.662 4931.888 L 1038.662 4931.469 L 1039.080 4930.632 L 1039.080 4930.214 L 1039.080 4929.795 L 1039.080 4929.377 L 1039.080 4928.958 L 1039.080 4928.540 L 1039.080 4928.540 L 1039.080 4928.121 C 1039.080 4921.007 1034.058 4916.821 1027.362 4916.821 C 1026.106 4916.821 1014.388 4917.240 1010.621 4931.888 L 950.356 5172.531 C 949.100 5177.554 949.100 5178.391 949.100 5179.228 C 949.100 5185.505 953.704 5190.527 960.819 5190.527 C 969.607 5190.527 974.629 5182.994 975.466 5181.739 C 977.141 5177.972 982.581 5156.628 998.485 5092.596 C 1011.877 5103.896 1030.710 5105.151 1039.080 5105.151 C 1067.957 5105.151 1084.279 5086.737 1094.323 5075.018 C 1098.090 5093.851 1113.575 5105.151 1131.989 5105.151 C 1146.637 5105.151 1156.263 5095.944 1162.959 5082.552 C 1170.074 5067.485 1175.515 5041.956 1175.515 5041.119 C 1175.515 5036.934 1171.748 5036.934 1170.492 5036.934 C 1166.307 5036.934 1165.889 5039.027 1164.633 5044.467 C 1157.519 5071.670 1149.985 5096.362 1132.826 5096.362 C 1121.527 5096.362 1120.271 5085.481 1120.271 5077.111 C 1120.271 5067.904 1125.293 5048.234 1128.641 5034.004 L 1140.360 4988.805 C 1141.615 4982.528 1145.800 4967.043 1147.474 4960.765 C 1149.567 4951.139 1153.752 4935.236 1153.752 4932.725 C 1153.752 4925.192 1147.893 4921.425 1141.615 4921.425 C 1139.523 4921.425 1128.641 4921.844 1125.293 4936.073 L 1105.623 5013.916 C 1100.601 5034.841 1095.998 5052.000 1094.742 5056.185 C 1094.323 5058.278 1074.235 5096.362 1040.336 5096.362 C 1019.829 5096.362 1009.784 5082.552 1009.784 5059.952 C 1009.784 5047.815 1012.714 5036.515 1015.643 5024.797 L 1033.221 4954.906 Z">
              <!-- 57 nodes -->
            </draw:path>
            <draw:path id="path15115" draw:style-name="style17" draw:layer="layout" svg:x="0.735cm" svg:y="2.506cm" svg:width="0.312cm" svg:height="0.199cm" svg:viewBox="0.0 0.0 312.209 198.793" svg:d="M 1746.782 5035.678 L 1747.200 5034.841 L 1747.619 5034.004 L 1747.619 5033.167 L 1748.037 5032.330 L 1748.037 5031.493 L 1748.456 5030.656 L 1748.456 5029.819 L 1748.874 5029.401 L 1749.293 5028.564 L 1749.711 5028.145 L 1749.711 5027.308 L 1750.130 5026.890 L 1750.548 5026.471 L 1750.967 5026.053 L 1751.804 5025.634 L 1752.222 5025.216 L 1753.059 5024.797 L 1753.478 5024.379 L 1754.315 5024.379 L 1755.152 5023.960 L 1755.989 5023.960 L 1756.407 5023.542 L 1756.826 5023.542 L 1757.663 5023.542 L 1758.081 5023.542 L 1758.500 5023.123 L 1759.337 5023.123 L 1759.755 5023.123 L 1760.592 5023.123 L 1761.011 5023.123 L 1761.848 5023.123 L 1762.266 5023.123 L 1763.103 5022.705 L 1763.940 5022.705 L 1764.777 5022.705 L 1765.615 5022.705 L 1766.452 5022.705 L 1767.289 5022.705 L 1768.126 5022.705 L 1768.963 5022.705 L 1769.800 5022.705 L 1770.637 5022.705 L 1771.892 5022.705 C 1778.170 5022.705 1781.936 5022.705 1781.936 5016.427 C 1781.936 5012.242 1778.170 5012.242 1773.148 5012.242 L 1732.971 5012.242 C 1724.600 5012.242 1724.600 5012.660 1720.415 5018.101 L 1607.836 5183.831 L 1578.540 5020.194 C 1577.285 5012.660 1577.285 5012.242 1568.496 5012.242 L 1526.645 5012.242 C 1520.786 5012.242 1517.019 5012.242 1517.019 5018.520 C 1517.019 5022.705 1520.367 5022.705 1527.063 5022.705 C 1531.667 5022.705 1532.923 5022.705 1537.945 5023.123 C 1543.804 5023.960 1544.641 5024.379 1544.641 5027.308 C 1544.641 5027.727 1544.641 5029.401 1543.385 5033.586 L 1506.556 5179.646 C 1503.627 5189.690 1499.442 5199.735 1476.005 5200.572 C 1473.494 5200.572 1469.728 5200.990 1469.728 5206.849 C 1469.728 5207.268 1470.146 5211.034 1474.331 5211.034 C 1483.120 5211.034 1495.257 5209.779 1504.464 5209.779 C 1511.579 5209.779 1528.738 5211.034 1535.852 5211.034 C 1537.108 5211.034 1541.293 5211.034 1541.293 5204.757 C 1541.293 5200.990 1537.526 5200.572 1535.015 5200.572 C 1516.182 5199.735 1516.182 5192.201 1516.182 5188.435 C 1516.182 5187.179 1516.182 5185.505 1517.438 5180.902 L 1556.359 5026.053 L 1556.778 5026.053 L 1588.166 5203.083 C 1589.003 5208.523 1589.422 5211.034 1594.025 5211.034 C 1597.792 5211.034 1600.303 5207.686 1602.395 5204.757 L 1725.437 5023.123 L 1725.437 5023.542 L 1684.423 5188.435 C 1681.912 5198.061 1681.494 5200.572 1658.476 5200.572 C 1653.454 5200.572 1649.687 5200.572 1649.687 5206.849 C 1649.687 5207.268 1649.687 5211.034 1654.291 5211.034 C 1660.150 5211.034 1666.846 5210.197 1672.705 5210.197 C 1678.564 5210.197 1685.260 5209.779 1691.120 5209.779 C 1699.071 5209.779 1719.997 5211.034 1728.367 5211.034 C 1730.041 5211.034 1734.226 5211.034 1734.226 5204.757 C 1734.226 5200.572 1730.878 5200.572 1725.019 5200.572 C 1724.600 5200.572 1719.160 5200.572 1713.719 5199.735 C 1707.023 5199.316 1707.023 5198.479 1707.023 5195.550 C 1707.023 5193.875 1707.860 5190.946 1708.279 5189.272 L 1746.782 5035.678 Z">
              <!-- 87 nodes -->
            </draw:path>
            <draw:path id="path15117" draw:style-name="style17" draw:layer="layout" svg:x="1.124cm" svg:y="2.330cm" svg:width="0.097cm" svg:height="0.416cm" svg:viewBox="0.0 0.0 97.095 416.000" svg:d="M 2346.089 5072.507 L 2346.089 5072.089 L 2346.089 5072.089 L 2346.089 5072.089 L 2346.089 5071.670 L 2346.089 5071.670 L 2346.089 5071.670 L 2346.089 5071.252 L 2345.670 5071.252 L 2345.670 5071.252 L 2345.670 5070.833 L 2345.670 5070.833 L 2345.252 5070.415 L 2345.252 5070.415 L 2345.252 5069.996 L 2344.833 5069.996 L 2344.833 5069.578 L 2344.415 5069.159 L 2344.415 5069.159 L 2343.996 5068.741 L 2343.996 5068.741 L 2343.996 5068.322 L 2343.578 5068.322 L 2343.578 5068.322 L 2343.578 5067.904 L 2343.159 5067.904 L 2343.159 5067.485 L 2342.741 5067.485 L 2342.741 5067.067 L 2342.322 5067.067 L 2342.322 5066.648 L 2341.904 5066.648 L 2341.904 5066.230 L 2341.485 5065.811 L 2341.485 5065.811 L 2341.067 5065.393 L 2340.648 5064.974 L 2340.648 5064.974 L 2340.230 5064.556 L 2339.811 5064.137 L 2339.393 5064.137 L 2339.393 5063.719 L 2338.974 5063.300 C 2286.660 5010.986 2273.268 4932.306 2273.268 4868.693 C 2273.268 4796.290 2289.171 4723.888 2340.648 4671.993 C 2346.089 4666.971 2346.089 4666.134 2346.089 4664.878 C 2346.089 4661.948 2344.415 4660.693 2341.904 4660.693 C 2337.719 4660.693 2300.053 4689.152 2275.360 4741.884 C 2254.016 4787.502 2248.994 4833.956 2248.994 4868.693 C 2248.994 4901.337 2254.016 4951.558 2276.616 4998.431 C 2301.727 5049.489 2337.719 5076.692 2341.904 5076.692 C 2344.415 5076.692 2346.089 5075.437 2346.089 5072.507 Z">
              <!-- 52 nodes -->
            </draw:path>
            <draw:path id="path15121" draw:style-name="style17" draw:layer="layout" svg:x="1.565cm" svg:y="2.506cm" svg:width="0.312cm" svg:height="0.199cm" svg:viewBox="0.0 0.0 311.790 198.793" svg:d="M 3407.432 5035.678 L 3407.850 5034.841 L 3407.850 5034.004 L 3408.269 5033.167 L 3408.269 5032.330 L 3408.687 5031.493 L 3409.106 5030.656 L 3409.106 5029.819 L 3409.524 5029.401 L 3409.943 5028.564 L 3409.943 5028.145 L 3410.361 5027.308 L 3410.780 5026.890 L 3411.198 5026.471 L 3411.617 5026.053 L 3412.454 5025.634 L 3412.872 5025.216 L 3413.291 5024.797 L 3414.128 5024.379 L 3414.965 5024.379 L 3415.802 5023.960 L 3416.639 5023.960 L 3417.057 5023.542 L 3417.476 5023.542 L 3417.894 5023.542 L 3418.731 5023.542 L 3419.150 5023.123 L 3419.568 5023.123 L 3420.406 5023.123 L 3420.824 5023.123 L 3421.661 5023.123 L 3422.080 5023.123 L 3422.917 5023.123 L 3423.754 5022.705 L 3424.591 5022.705 L 3425.009 5022.705 L 3425.846 5022.705 L 3426.683 5022.705 L 3427.520 5022.705 L 3428.357 5022.705 L 3429.613 5022.705 L 3430.450 5022.705 L 3431.287 5022.705 L 3432.542 5022.705 C 3438.401 5022.705 3442.168 5022.705 3442.168 5016.427 C 3442.168 5012.242 3438.820 5012.242 3433.379 5012.242 L 3393.621 5012.242 C 3385.251 5012.242 3384.832 5012.660 3381.066 5018.101 L 3268.068 5183.831 L 3239.190 5020.194 C 3237.935 5012.660 3237.935 5012.242 3229.146 5012.242 L 3187.295 5012.242 C 3181.436 5012.242 3177.669 5012.242 3177.669 5018.520 C 3177.669 5022.705 3181.017 5022.705 3187.295 5022.705 C 3192.317 5022.705 3193.154 5022.705 3198.595 5023.123 C 3204.454 5023.960 3204.873 5024.379 3204.873 5027.308 C 3204.873 5027.727 3204.873 5029.401 3203.617 5033.586 L 3166.788 5179.646 C 3164.277 5189.690 3160.092 5199.735 3136.655 5200.572 C 3134.144 5200.572 3130.378 5200.990 3130.378 5206.849 C 3130.378 5207.268 3130.796 5211.034 3134.981 5211.034 C 3143.351 5211.034 3155.907 5209.779 3165.114 5209.779 C 3172.229 5209.779 3189.388 5211.034 3196.084 5211.034 C 3197.758 5211.034 3201.943 5211.034 3201.943 5204.757 C 3201.943 5200.990 3198.176 5200.572 3195.665 5200.572 C 3176.832 5199.735 3176.832 5192.201 3176.832 5188.435 C 3176.832 5187.179 3176.832 5185.505 3178.088 5180.902 L 3217.009 5026.053 L 3217.428 5026.053 L 3248.816 5203.083 C 3249.653 5208.523 3250.072 5211.034 3254.675 5211.034 C 3258.442 5211.034 3260.953 5207.686 3263.046 5204.757 L 3385.669 5023.123 L 3386.088 5023.542 L 3344.655 5188.435 C 3342.563 5198.061 3342.144 5200.572 3319.126 5200.572 C 3313.685 5200.572 3310.337 5200.572 3310.337 5206.849 C 3310.337 5207.268 3310.337 5211.034 3314.941 5211.034 C 3320.800 5211.034 3327.496 5210.197 3333.355 5210.197 C 3339.214 5210.197 3345.911 5209.779 3351.770 5209.779 C 3359.721 5209.779 3380.647 5211.034 3388.599 5211.034 C 3390.691 5211.034 3394.876 5211.034 3394.876 5204.757 C 3394.876 5200.572 3391.528 5200.572 3385.669 5200.572 C 3385.251 5200.572 3379.810 5200.572 3374.369 5199.735 C 3367.673 5199.316 3367.673 5198.479 3367.673 5195.550 C 3367.673 5193.875 3368.510 5190.946 3368.929 5189.272 L 3407.432 5035.678 Z">
              <!-- 87 nodes -->
            </draw:path>
            <draw:path id="path15123" draw:style-name="style17" draw:layer="layout" svg:x="1.937cm" svg:y="2.330cm" svg:width="0.097cm" svg:height="0.416cm" svg:viewBox="0.0 0.0 97.095 416.000" svg:d="M 3971.584 4868.693 L 3971.584 4865.763 L 3971.584 4862.415 L 3971.165 4859.067 L 3971.165 4855.719 L 3970.747 4848.604 L 3970.328 4841.490 L 3969.910 4833.956 L 3968.654 4826.005 L 3967.817 4817.634 L 3966.143 4809.264 L 3964.888 4800.894 L 3962.795 4792.105 L 3960.703 4783.317 L 3957.773 4774.528 L 3954.844 4765.739 L 3951.914 4756.950 L 3949.821 4752.347 L 3948.147 4747.743 L 3946.055 4743.558 L 3943.962 4738.954 C 3918.852 4687.896 3882.860 4660.693 3878.675 4660.693 C 3876.164 4660.693 3874.490 4662.367 3874.490 4664.878 C 3874.490 4666.134 3874.490 4666.971 3882.441 4674.504 C 3923.455 4715.936 3947.310 4782.061 3947.310 4868.693 C 3947.310 4939.840 3931.825 5013.079 3879.930 5065.393 C 3874.490 5070.415 3874.490 5071.252 3874.490 5072.507 C 3874.490 5075.018 3876.164 5076.692 3878.675 5076.692 C 3882.860 5076.692 3920.526 5048.234 3945.218 4995.501 C 3966.562 4949.884 3971.584 4903.848 3971.584 4868.693 Z">
              <!-- 30 nodes -->
            </draw:path>
          </draw:g>
          <!-- id="g15111" -->
          <draw:path id="rect3732-9" draw:style-name="style12" draw:layer="layout" svg:x="2.624cm" svg:y="6.867cm" svg:width="0.693cm" svg:height="0.602cm" svg:viewBox="0.0 0.0 693.004 601.784" svg:d="M 5264.895 13749.921 L 5925.899 13749.921 L 5925.899 14319.705 L 5264.895 14319.705 L 5264.895 13749.921 Z">
            <!-- 5 nodes -->
          </draw:path>
          <draw:g id="g14035">
            <draw:path id="path14037" draw:style-name="style16" draw:layer="layout" svg:x="2.740cm" svg:y="6.926cm" svg:width="0.471cm" svg:height="0.480cm" svg:viewBox="0.0 0.0 470.692 479.999" svg:d="M 5950.914 13859.030 L 5950.914 13859.030 L 5950.914 13858.366 L 5950.914 13858.366 L 5950.914 13858.366 L 5950.914 13857.701 L 5950.914 13857.701 L 5950.914 13857.701 L 5950.914 13857.036 L 5950.914 13857.036 L 5950.249 13856.371 L 5950.249 13856.371 L 5950.249 13856.371 L 5950.249 13855.706 L 5950.249 13855.706 L 5949.584 13855.041 L 5949.584 13855.041 L 5949.584 13855.041 L 5948.920 13854.377 L 5948.920 13854.377 L 5948.920 13854.377 L 5948.255 13853.712 L 5948.255 13853.712 L 5947.590 13853.712 L 5947.590 13853.047 L 5946.925 13853.047 L 5946.925 13853.047 L 5946.260 13853.047 L 5946.260 13853.047 L 5946.260 13853.047 L 5945.595 13853.047 L 5945.595 13853.047 L 5945.595 13852.382 L 5944.931 13852.382 L 5944.931 13852.382 L 5944.931 13852.382 L 5944.266 13852.382 L 5944.266 13852.382 L 5944.266 13852.382 L 5943.601 13852.382 C 5941.607 13852.382 5940.942 13853.047 5933.629 13860.360 L 5887.091 13911.551 C 5881.108 13902.244 5851.191 13852.382 5777.396 13852.382 C 5629.142 13852.382 5480.222 13998.642 5480.222 14151.551 C 5480.222 14260.581 5558.671 14332.381 5659.723 14332.381 C 5717.563 14332.381 5768.089 14306.454 5803.324 14275.872 C 5864.488 14221.357 5875.789 14161.523 5875.789 14159.529 C 5875.789 14152.880 5869.141 14152.880 5867.812 14152.880 C 5863.823 14152.880 5860.499 14154.210 5859.169 14159.529 C 5853.186 14178.808 5838.560 14225.346 5792.687 14263.905 C 5746.815 14301.135 5704.931 14312.437 5670.360 14312.437 C 5611.191 14312.437 5540.721 14277.866 5540.721 14174.819 C 5540.721 14136.925 5554.682 14029.889 5620.499 13952.770 C 5661.053 13906.233 5723.546 13872.992 5782.715 13872.992 C 5849.862 13872.992 5889.086 13924.183 5889.086 14000.637 C 5889.086 14026.565 5887.091 14027.230 5887.091 14033.878 C 5887.091 14040.526 5894.404 14040.526 5897.064 14040.526 C 5905.706 14040.526 5905.706 14039.196 5909.030 14027.230 L 5950.914 13859.030 Z">
              <!-- 59 nodes -->
            </draw:path>
          </draw:g>
          <!-- id="g14035" -->
          <draw:path id="path3938-7-6-7" draw:style-name="style11" draw:layer="layout" svg:x="1.912cm" svg:y="1.846cm" svg:width="0.768cm" svg:height="1.175cm" svg:viewBox="0.0 0.0 768.091 1175.023" svg:d="M 4586.102 4852.663 C 4262.902 4734.008 3945.684 4375.050 3881.569 3755.386 L 4586.102 4852.663 ">
            <!-- 3 nodes -->
          </draw:path>
          <draw:path id="path3938-7-6-3" draw:style-name="style11" draw:layer="layout" svg:x="9.934cm" svg:y="1.471cm" svg:width="2.380cm" svg:height="0.592cm" svg:viewBox="0.0 0.0 2379.973 592.304" svg:d="M 19878.079 3522.316 C 20245.903 3233.576 21079.440 3015.440 22185.113 3025.949 L 19878.079 3522.316 ">
            <!-- 3 nodes -->
          </draw:path>
          <draw:g id="content">
            <draw:path id="path5117" draw:style-name="style15" draw:layer="layout" svg:x="5.183cm" svg:y="3.082cm" svg:width="0.200cm" svg:height="0.225cm" svg:viewBox="0.0 0.0 200.246 225.166" svg:d="M 10478.922 6343.916 L 10478.848 6336.988 L 10477.570 6215.923 C 10523.149 6220.720 10532.703 6250.641 10532.967 6275.712 C 10533.173 6295.175 10528.598 6330.525 10478.848 6336.988 L 10478.922 6343.916 C 10530.011 6339.417 10565.977 6308.685 10565.629 6275.697 C 10565.267 6241.390 10527.677 6212.094 10477.493 6208.665 L 10477.302 6190.522 C 10477.183 6179.306 10477.134 6174.688 10508.473 6174.357 L 10519.359 6174.242 L 10519.251 6164.015 C 10507.386 6165.130 10477.037 6165.451 10463.512 6165.594 C 10449.987 6165.737 10419.638 6166.057 10407.751 6165.193 L 10407.859 6175.419 L 10418.746 6175.304 C 10449.754 6174.977 10449.800 6179.265 10449.921 6190.811 L 10450.113 6208.954 C 10400.024 6214.432 10365.043 6244.824 10365.388 6277.482 C 10365.744 6311.130 10402.671 6340.102 10451.542 6344.205 L 10451.465 6336.948 C 10404.886 6331.171 10398.592 6297.586 10398.380 6277.464 C 10398.199 6260.310 10401.111 6223.658 10450.193 6216.542 L 10451.465 6336.948 L 10451.542 6344.205 L 10451.737 6362.678 C 10451.855 6373.894 10451.904 6378.513 10420.895 6378.840 L 10410.009 6378.955 L 10410.117 6389.181 C 10421.979 6387.736 10451.998 6387.419 10465.523 6387.277 C 10479.048 6387.134 10509.727 6386.810 10521.617 6388.004 L 10521.509 6377.778 L 10510.623 6377.892 C 10479.284 6378.223 10479.239 6373.935 10479.117 6362.389 L 10478.922 6343.916 Z">
              <!-- 35 nodes -->
            </draw:path>
            <draw:path id="path5119" draw:style-name="style15" draw:layer="layout" svg:x="5.420cm" svg:y="3.196cm" svg:width="0.180cm" svg:height="0.163cm" svg:viewBox="0.0 0.0 180.428 162.647" svg:d="M 10986.993 6419.134 L 10987.639 6417.807 L 10988.288 6416.811 L 10989.268 6415.811 L 10989.917 6414.814 L 10990.896 6413.814 L 10991.545 6412.817 L 10992.195 6411.821 L 10993.174 6410.821 L 10993.827 6410.154 L 10994.476 6409.157 L 10995.459 6408.487 L 10996.112 6407.821 L 10997.094 6407.150 L 10997.747 6406.484 L 10998.730 6405.813 L 10999.382 6405.147 L 11000.365 6404.476 L 11001.021 6404.140 L 11002.004 6403.469 L 11002.990 6403.129 L 11003.643 6402.462 L 11004.629 6402.122 L 11005.615 6401.782 L 11006.601 6401.441 L 11007.588 6401.101 L 11008.574 6400.761 L 11009.560 6400.420 L 11010.550 6400.410 L 11011.536 6400.070 L 11012.855 6400.056 L 11013.841 6399.715 L 11015.161 6399.701 C 11017.797 6399.344 11020.436 6399.316 11020.387 6394.697 C 11020.380 6394.038 11019.692 6391.406 11017.053 6391.433 C 11011.445 6391.493 11004.198 6392.559 10998.590 6392.618 C 10991.333 6392.695 10981.426 6391.810 10974.499 6391.883 C 10972.519 6391.904 10969.887 6392.591 10969.933 6396.880 C 10969.964 6399.849 10973.266 6400.144 10974.256 6400.133 C 10981.517 6400.387 10983.857 6403.331 10983.892 6406.630 C 10983.927 6409.929 10982.302 6412.255 10979.701 6415.912 L 10905.333 6527.879 L 10882.980 6410.665 C 10882.629 6408.689 10882.626 6408.359 10882.615 6407.370 C 10882.549 6401.102 10895.415 6400.966 10897.064 6400.949 C 10900.693 6400.910 10903.991 6400.875 10903.939 6395.927 C 10903.936 6395.597 10903.574 6392.632 10899.946 6392.670 C 10893.018 6392.743 10876.865 6393.904 10870.267 6393.973 C 10864.329 6394.036 10850.134 6393.196 10844.526 6393.256 C 10842.547 6393.276 10839.915 6393.964 10839.960 6398.253 C 10839.995 6401.551 10843.293 6401.517 10845.603 6401.492 C 10858.798 6401.353 10858.812 6402.672 10860.194 6408.596 L 10886.739 6547.871 C 10887.781 6552.808 10888.124 6554.124 10892.413 6554.079 C 10896.701 6554.034 10897.673 6552.374 10900.274 6548.717 L 10986.993 6419.134 Z">
              <!-- 56 nodes -->
            </draw:path>
            <draw:path id="path5121" draw:style-name="style15" draw:layer="layout" svg:x="5.576cm" svg:y="3.273cm" svg:width="0.095cm" svg:height="0.116cm" svg:viewBox="0.0 0.0 95.039 116.082" svg:d="M 11241.969 6552.002 L 11241.966 6551.672 L 11241.966 6551.672 L 11241.966 6551.672 L 11241.966 6551.672 L 11241.962 6551.342 L 11242.292 6551.339 L 11242.292 6551.339 L 11242.288 6551.009 L 11242.288 6551.009 L 11242.285 6550.679 L 11242.285 6550.679 L 11242.285 6550.679 L 11242.281 6550.349 L 11242.281 6550.349 L 11242.278 6550.019 L 11242.608 6550.016 L 11242.608 6550.016 L 11242.604 6549.686 L 11242.604 6549.686 L 11242.604 6549.686 L 11242.604 6549.686 L 11242.601 6549.356 L 11242.601 6549.356 L 11242.601 6549.356 L 11242.601 6549.356 L 11242.597 6549.026 L 11242.597 6549.026 L 11242.597 6549.026 L 11242.594 6548.696 L 11242.594 6548.696 L 11242.594 6548.696 L 11242.590 6548.366 C 11242.563 6545.727 11240.253 6545.752 11237.614 6545.780 L 11217.509 6547.641 C 11214.540 6547.673 11214.214 6548.006 11213.561 6548.673 C 11212.908 6549.340 11212.269 6551.326 11212.280 6552.316 C 11212.311 6555.284 11214.950 6555.257 11217.259 6555.232 C 11217.589 6555.229 11220.228 6555.201 11222.871 6555.503 C 11225.843 6555.801 11226.177 6556.128 11226.191 6557.447 C 11226.201 6558.437 11224.934 6563.399 11224.302 6566.045 L 11217.042 6597.134 C 11213.698 6592.880 11207.371 6587.339 11197.145 6587.447 L 11197.204 6593.055 C 11204.461 6592.978 11211.764 6597.190 11214.508 6607.058 L 11207.248 6638.147 C 11206.612 6640.463 11206.616 6640.793 11203.682 6644.123 C 11197.487 6651.117 11189.293 6656.152 11181.046 6656.239 C 11175.108 6656.302 11166.499 6653.424 11166.353 6639.569 C 11166.277 6632.311 11170.050 6614.786 11175.571 6606.480 C 11182.071 6597.173 11190.277 6593.128 11197.204 6593.055 L 11197.145 6587.447 C 11174.053 6587.690 11151.198 6610.366 11151.446 6633.788 C 11151.620 6650.282 11164.281 6662.025 11180.445 6661.854 C 11193.970 6661.711 11204.425 6652.033 11206.384 6650.033 C 11209.440 6658.249 11218.381 6661.454 11225.639 6661.377 C 11232.236 6661.307 11236.816 6657.630 11240.056 6651.987 C 11244.278 6645.674 11246.497 6637.073 11246.483 6635.753 C 11246.458 6633.444 11243.819 6633.472 11242.830 6633.482 C 11240.191 6633.510 11239.871 6634.503 11239.239 6637.149 C 11236.399 6649.386 11232.177 6655.699 11226.239 6655.762 C 11221.621 6655.811 11219.603 6652.203 11219.551 6647.255 C 11219.530 6645.276 11219.842 6643.623 11220.155 6641.970 L 11241.969 6552.002 Z">
              <!-- 64 nodes -->
            </draw:path>
            <draw:path id="path5123" draw:style-name="style15" draw:layer="layout" svg:x="5.722cm" svg:y="3.325cm" svg:width="0.029cm" svg:height="0.071cm" svg:viewBox="0.0 0.0 29.489 70.668" svg:d="M 11467.450 6671.807 L 11467.474 6674.116 L 11467.499 6676.425 L 11467.197 6679.068 L 11466.895 6681.710 L 11466.905 6682.700 L 11466.589 6684.023 L 11466.273 6685.346 L 11465.957 6686.669 L 11465.641 6687.992 L 11465.326 6689.315 L 11465.010 6690.638 L 11464.694 6691.961 L 11464.048 6693.287 L 11463.402 6694.614 L 11463.086 6695.937 L 11462.440 6697.263 L 11461.465 6698.593 L 11460.819 6699.920 L 11460.176 6701.576 L 11459.201 6702.906 L 11458.225 6704.236 L 11457.249 6705.566 L 11456.274 6706.896 L 11454.968 6708.230 L 11453.992 6709.560 L 11452.690 6711.223 L 11451.385 6712.556 L 11450.079 6713.890 C 11449.100 6714.890 11448.447 6715.557 11448.457 6716.546 C 11448.475 6718.196 11450.142 6719.828 11451.461 6719.814 C 11454.760 6719.779 11474.361 6701.426 11474.072 6674.046 C 11473.922 6659.862 11468.199 6649.035 11457.643 6649.146 C 11450.056 6649.226 11444.511 6655.223 11444.587 6662.481 C 11444.664 6669.738 11450.005 6675.620 11457.922 6675.537 C 11463.530 6675.477 11467.120 6671.810 11467.450 6671.807 Z">
              <!-- 36 nodes -->
            </draw:path>
            <draw:path id="path5125" draw:style-name="style15" draw:layer="layout" svg:x="5.792cm" svg:y="3.191cm" svg:width="0.244cm" svg:height="0.159cm" svg:viewBox="0.0 0.0 244.177 159.191" svg:d="M 11800.302 6400.992 L 11800.625 6400.329 L 11800.618 6399.669 L 11800.941 6399.006 L 11800.934 6398.346 L 11801.256 6397.683 L 11801.250 6397.023 L 11801.572 6396.360 L 11801.899 6396.026 L 11801.892 6395.366 L 11802.218 6395.033 L 11802.541 6394.370 L 11802.868 6394.036 L 11803.194 6393.703 L 11803.520 6393.370 L 11803.847 6393.036 L 11804.503 6392.699 L 11804.829 6392.366 L 11805.486 6392.029 L 11806.145 6392.022 L 11806.802 6391.685 L 11807.461 6391.678 L 11807.788 6391.345 L 11808.118 6391.342 L 11808.448 6391.338 L 11808.778 6391.335 L 11809.434 6390.998 L 11809.764 6390.994 L 11810.423 6390.987 L 11810.753 6390.984 L 11811.413 6390.977 L 11811.743 6390.973 L 11812.403 6390.966 L 11813.059 6390.630 L 11813.389 6390.626 L 11814.049 6390.619 L 11814.708 6390.612 L 11815.368 6390.605 L 11816.028 6390.598 L 11816.688 6390.591 L 11817.347 6390.584 L 11818.337 6390.574 L 11818.997 6390.567 L 11819.657 6390.560 C 11824.605 6390.508 11827.574 6390.476 11827.521 6385.528 C 11827.487 6382.229 11824.848 6382.257 11820.559 6382.302 L 11789.221 6382.633 C 11782.623 6382.703 11782.297 6383.037 11779.373 6387.356 L 11691.685 6518.929 L 11667.561 6390.187 C 11666.179 6384.263 11666.175 6383.933 11659.578 6384.003 L 11626.590 6384.351 C 11621.971 6384.400 11618.673 6384.435 11618.725 6389.383 C 11618.760 6392.682 11621.729 6392.650 11626.677 6392.598 C 11630.305 6392.560 11631.295 6392.549 11635.587 6392.834 C 11640.212 6393.445 11640.546 6393.771 11640.570 6396.080 C 11640.574 6396.410 11640.588 6397.730 11639.633 6401.039 L 11611.819 6516.474 C 11609.924 6524.412 11606.378 6532.367 11587.912 6533.222 C 11586.263 6533.240 11583.297 6533.601 11583.346 6538.219 C 11583.350 6538.549 11583.711 6541.514 11586.680 6541.483 C 11593.607 6541.410 11603.493 6540.316 11610.751 6540.239 C 11616.359 6540.180 11629.564 6541.030 11635.172 6540.971 C 11636.492 6540.957 11639.790 6540.922 11639.738 6535.974 C 11639.707 6533.005 11636.734 6532.707 11634.755 6532.727 C 11619.904 6532.224 11619.841 6526.287 11619.810 6523.318 C 11619.799 6522.328 11619.785 6521.009 11620.736 6517.369 L 11650.126 6394.990 L 11650.456 6394.986 L 11676.341 6534.268 C 11677.046 6538.549 11677.727 6540.521 11681.025 6540.487 C 11684.324 6540.452 11686.276 6537.792 11687.901 6535.465 L 11783.043 6391.277 L 11783.377 6391.603 L 11752.091 6521.921 C 11750.522 6529.525 11749.883 6531.511 11732.070 6531.700 C 11727.781 6531.745 11725.142 6531.773 11725.195 6536.721 C 11725.198 6537.051 11725.229 6540.020 11728.858 6539.981 C 11733.146 6539.936 11738.418 6539.221 11743.036 6539.172 C 11747.654 6539.123 11752.929 6538.737 11757.547 6538.689 C 11764.145 6538.619 11780.649 6539.434 11786.917 6539.368 C 11788.236 6539.354 11791.865 6539.316 11791.813 6534.368 C 11791.778 6531.069 11788.809 6531.100 11784.521 6531.146 C 11784.191 6531.149 11779.902 6531.194 11775.607 6530.580 C 11770.325 6530.306 11770.318 6529.646 11770.294 6527.337 C 11770.280 6526.017 11770.915 6523.701 11771.231 6522.378 L 11800.302 6400.992 Z">
              <!-- 87 nodes -->
            </draw:path>
            <draw:path id="path5127" draw:style-name="style15" draw:layer="layout" svg:x="6.097cm" svg:y="3.051cm" svg:width="0.078cm" svg:height="0.328cm" svg:viewBox="0.0 0.0 77.915 327.901" svg:d="M 12272.763 6426.794 L 12272.759 6426.464 L 12272.759 6426.464 L 12272.759 6426.464 L 12272.756 6426.134 L 12272.756 6426.134 L 12272.756 6426.134 L 12272.752 6425.804 L 12272.752 6425.804 L 12272.752 6425.804 L 12272.749 6425.475 L 12272.419 6425.478 L 12272.416 6425.148 L 12272.416 6425.148 L 12272.082 6424.822 L 12272.082 6424.822 L 12271.749 6424.495 L 12271.745 6424.166 L 12271.415 6424.169 L 12271.412 6423.839 L 12271.412 6423.839 L 12271.079 6423.513 L 12271.079 6423.513 L 12271.079 6423.513 L 12270.745 6423.186 L 12270.745 6423.186 L 12270.412 6422.860 L 12270.412 6422.860 L 12270.078 6422.534 L 12270.078 6422.534 L 12269.745 6422.207 L 12269.745 6422.207 L 12269.412 6421.881 L 12269.408 6421.551 L 12269.078 6421.554 L 12268.745 6421.228 L 12268.742 6420.898 L 12268.412 6420.902 L 12268.078 6420.575 L 12268.075 6420.245 L 12267.745 6420.249 L 12267.412 6419.922 L 12267.078 6419.596 C 12225.738 6378.793 12214.526 6316.887 12213.997 6266.745 C 12213.394 6209.676 12225.327 6152.474 12265.470 6111.141 C 12269.387 6107.140 12269.380 6106.481 12269.369 6105.491 C 12269.345 6103.182 12268.345 6102.203 12266.366 6102.224 C 12262.737 6102.262 12233.615 6125.004 12214.591 6166.774 C 12198.146 6202.909 12194.575 6239.567 12194.864 6266.947 C 12195.136 6292.678 12199.182 6332.225 12217.716 6368.980 C 12237.934 6409.017 12266.200 6430.163 12269.829 6430.124 C 12271.808 6430.103 12272.787 6429.103 12272.763 6426.794 Z">
              <!-- 52 nodes -->
            </draw:path>
            <draw:path id="path5129" draw:style-name="style15" draw:layer="layout" svg:x="6.210cm" svg:y="3.070cm" svg:width="0.235cm" svg:height="0.233cm" svg:viewBox="0.0 0.0 234.521 232.712" svg:d="M 12607.991 6178.429 L 12609.616 6176.102 L 12610.915 6174.109 L 12612.540 6171.783 L 12613.842 6170.119 L 12615.470 6168.123 L 12616.772 6166.459 L 12618.075 6164.796 L 12619.710 6163.459 L 12621.016 6162.125 L 12622.321 6160.792 L 12623.630 6159.788 L 12624.939 6158.785 L 12626.248 6157.781 L 12627.557 6156.778 L 12628.870 6156.104 L 12630.183 6155.430 L 12631.495 6154.757 L 12632.808 6154.083 L 12634.124 6153.739 L 12635.436 6153.065 L 12636.752 6152.722 L 12638.068 6152.378 L 12639.055 6152.037 L 12640.374 6152.024 L 12641.690 6151.680 L 12643.010 6151.666 L 12645.315 6151.312 L 12647.621 6150.957 L 12649.930 6150.933 C 12653.885 6150.561 12654.156 6144.950 12654.152 6144.620 C 12654.124 6141.981 12652.461 6140.679 12649.822 6140.707 C 12641.245 6140.797 12631.689 6141.888 12622.782 6141.982 C 12611.896 6142.097 12600.670 6141.226 12590.114 6141.337 C 12588.135 6141.358 12583.846 6141.403 12583.912 6147.671 C 12583.951 6151.300 12586.923 6151.598 12589.232 6151.574 C 12598.146 6152.140 12604.448 6155.372 12604.522 6162.300 C 12604.574 6167.248 12599.699 6174.228 12599.702 6174.558 L 12500.449 6335.615 L 12476.188 6162.665 C 12476.129 6157.057 12483.671 6152.689 12498.845 6152.529 C 12503.463 6152.480 12507.092 6152.441 12507.022 6145.844 C 12506.991 6142.875 12504.345 6142.243 12502.366 6142.264 C 12489.171 6142.403 12474.996 6143.543 12461.471 6143.686 C 12455.533 6143.748 12449.592 6143.481 12443.324 6143.547 C 12437.716 6143.607 12431.442 6143.013 12425.834 6143.072 C 12423.524 6143.097 12419.566 6143.138 12419.632 6149.406 C 12419.674 6153.365 12422.643 6153.333 12427.921 6153.278 C 12446.064 6153.086 12446.755 6156.048 12447.832 6164.284 L 12475.695 6365.899 C 12476.754 6372.486 12478.084 6373.462 12482.373 6373.417 C 12487.651 6373.361 12488.953 6371.698 12491.547 6367.381 L 12607.991 6178.429 Z">
              <!-- 53 nodes -->
            </draw:path>
            <draw:path id="path5131" draw:style-name="style15" draw:layer="layout" svg:x="6.432cm" svg:y="3.259cm" svg:width="0.038cm" svg:height="0.098cm" svg:viewBox="0.0 0.0 38.450 98.083" svg:d="M 12902.365 6552.674 L 12902.344 6550.694 L 12902.327 6549.045 L 12902.306 6547.066 L 12901.955 6545.090 L 12901.608 6543.444 L 12901.590 6541.795 L 12901.240 6539.819 L 12900.896 6538.503 L 12900.548 6536.857 L 12899.871 6535.214 L 12899.527 6533.898 L 12898.854 6532.586 L 12898.510 6531.270 L 12897.836 6529.957 L 12897.163 6528.645 L 12896.492 6527.662 L 12895.819 6526.350 L 12895.148 6525.367 L 12894.152 6524.718 L 12893.482 6523.735 L 12892.481 6522.756 L 12891.485 6522.106 L 12890.818 6521.454 L 12889.822 6520.804 L 12888.828 6520.485 L 12887.832 6519.836 L 12886.839 6519.516 L 12885.516 6519.200 L 12884.523 6518.881 L 12883.533 6518.891 L 12882.210 6518.575 L 12880.890 6518.589 C 12870.004 6518.704 12863.824 6527.017 12863.921 6536.254 C 12864.015 6545.161 12870.374 6553.671 12881.260 6553.556 C 12885.218 6553.515 12889.493 6552.150 12892.760 6549.146 C 12893.743 6548.476 12894.069 6548.143 12894.399 6548.139 C 12894.729 6548.136 12895.062 6548.462 12895.108 6552.750 C 12895.365 6577.162 12884.029 6597.076 12873.584 6607.744 C 12869.664 6611.414 12869.671 6612.074 12869.681 6613.064 C 12869.706 6615.373 12871.699 6616.672 12873.018 6616.658 C 12876.977 6616.616 12902.773 6591.270 12902.365 6552.674 Z">
              <!-- 42 nodes -->
            </draw:path>
            <draw:path id="path5133" draw:style-name="style15" draw:layer="layout" svg:x="6.566cm" svg:y="3.067cm" svg:width="0.235cm" svg:height="0.233cm" svg:viewBox="0.0 0.0 234.521 232.712" svg:d="M 13319.872 6170.910 L 13321.497 6168.584 L 13322.796 6166.591 L 13324.421 6164.264 L 13325.723 6162.601 L 13327.351 6160.604 L 13328.653 6158.941 L 13329.956 6157.277 L 13331.591 6155.940 L 13332.897 6154.607 L 13334.202 6153.273 L 13335.511 6152.270 L 13336.820 6151.266 L 13338.129 6150.263 L 13339.438 6149.259 L 13341.081 6148.582 L 13342.064 6147.912 L 13343.376 6147.238 L 13344.689 6146.564 L 13346.005 6146.221 L 13347.317 6145.547 L 13348.633 6145.203 L 13349.949 6144.859 L 13350.935 6144.519 L 13352.255 6144.505 L 13353.571 6144.161 L 13354.891 6144.147 L 13357.196 6143.793 L 13359.502 6143.439 L 13361.811 6143.414 C 13365.766 6143.043 13366.037 6137.431 13366.033 6137.101 C 13366.005 6134.462 13364.342 6133.160 13361.703 6133.188 C 13353.126 6133.279 13343.570 6134.369 13334.663 6134.463 C 13323.777 6134.578 13312.551 6133.707 13301.995 6133.819 C 13300.016 6133.840 13295.727 6133.885 13295.793 6140.153 C 13295.832 6143.781 13298.804 6144.080 13301.113 6144.055 C 13310.027 6144.621 13316.329 6147.854 13316.403 6154.781 C 13316.455 6159.729 13311.580 6166.709 13311.583 6167.039 L 13212.330 6328.097 L 13188.069 6155.147 C 13188.010 6149.539 13195.552 6145.170 13210.726 6145.010 C 13215.344 6144.961 13218.973 6144.923 13218.903 6138.325 C 13218.872 6135.356 13216.226 6134.724 13214.247 6134.745 C 13201.052 6134.885 13186.877 6136.024 13173.352 6136.167 C 13167.744 6136.226 13161.473 6135.963 13155.535 6136.025 C 13149.597 6136.088 13143.323 6135.494 13137.715 6135.554 C 13135.405 6135.578 13131.447 6135.620 13131.513 6141.888 C 13131.555 6145.846 13134.524 6145.815 13139.802 6145.759 C 13158.275 6145.564 13158.636 6148.529 13159.713 6156.766 L 13187.576 6358.381 C 13188.635 6364.968 13189.965 6365.944 13194.254 6365.898 C 13199.532 6365.843 13200.834 6364.179 13203.428 6359.863 L 13319.872 6170.910 Z">
              <!-- 53 nodes -->
            </draw:path>
            <draw:path id="path5135" draw:style-name="style15" draw:layer="layout" svg:x="6.756cm" svg:y="3.180cm" svg:width="0.118cm" svg:height="0.162cm" svg:viewBox="0.0 0.0 117.805 162.490" svg:d="M 13627.669 6366.182 L 13627.669 6366.182 L 13627.669 6366.182 L 13627.669 6366.182 L 13627.669 6366.182 L 13627.669 6366.182 L 13627.669 6366.182 L 13627.666 6365.853 L 13627.666 6365.853 L 13627.666 6365.853 L 13627.666 6365.853 L 13627.662 6365.523 L 13627.662 6365.523 L 13627.662 6365.523 L 13627.659 6365.193 L 13627.989 6365.189 L 13627.985 6364.859 L 13627.985 6364.859 L 13627.982 6364.529 L 13627.978 6364.200 L 13627.978 6364.200 L 13627.975 6363.870 L 13627.975 6363.870 L 13628.305 6363.866 L 13628.301 6363.536 L 13628.301 6363.536 L 13628.298 6363.206 L 13628.298 6363.206 L 13628.298 6363.206 L 13628.294 6362.877 L 13628.294 6362.877 L 13628.294 6362.877 L 13628.294 6362.877 L 13628.294 6362.877 L 13628.294 6362.877 L 13628.291 6362.547 L 13628.291 6362.547 L 13628.291 6362.547 L 13628.291 6362.547 L 13628.291 6362.547 L 13628.291 6362.547 L 13628.291 6362.547 C 13628.280 6361.557 13627.596 6359.255 13624.627 6359.286 C 13620.009 6359.335 13600.897 6361.516 13595.292 6361.905 C 13593.317 6362.256 13590.021 6362.621 13590.070 6367.239 C 13590.105 6370.538 13593.404 6370.503 13596.043 6370.475 C 13607.259 6370.357 13607.276 6372.006 13607.294 6373.656 C 13607.311 6375.305 13606.998 6376.958 13606.360 6378.944 L 13593.715 6431.205 C 13589.016 6423.666 13581.037 6417.812 13569.821 6417.930 L 13569.890 6424.528 C 13586.055 6424.357 13590.857 6441.792 13590.882 6444.101 C 13590.892 6445.091 13590.250 6446.747 13590.257 6447.407 L 13579.824 6490.406 C 13578.244 6497.022 13573.011 6501.366 13568.112 6506.036 C 13566.150 6507.707 13556.990 6515.061 13547.094 6515.166 C 13538.517 6515.257 13530.207 6509.406 13530.036 6493.242 C 13529.907 6481.036 13536.240 6455.896 13541.421 6446.603 C 13551.782 6428.018 13563.623 6424.594 13569.890 6424.528 L 13569.821 6417.930 C 13540.461 6418.241 13510.784 6450.886 13511.132 6483.874 C 13511.369 6506.306 13526.381 6521.983 13546.174 6521.774 C 13558.709 6521.642 13569.848 6514.266 13578.991 6505.262 C 13583.426 6519.071 13596.975 6521.238 13602.913 6521.175 C 13611.160 6521.088 13617.046 6516.077 13620.928 6508.778 C 13626.112 6499.815 13628.941 6486.589 13628.934 6485.929 C 13628.899 6482.630 13625.930 6482.661 13624.941 6482.672 C 13621.972 6482.703 13621.652 6483.696 13620.069 6489.981 C 13617.545 6500.895 13613.070 6514.469 13603.503 6514.570 C 13597.565 6514.633 13595.864 6509.702 13595.797 6503.434 C 13595.752 6499.146 13596.061 6497.163 13596.690 6494.187 L 13627.669 6366.182 Z">
              <!-- 72 nodes -->
            </draw:path>
            <draw:path id="path5137" draw:style-name="style15" draw:layer="layout" svg:x="6.911cm" svg:y="3.043cm" svg:width="0.078cm" svg:height="0.328cm" svg:viewBox="0.0 0.0 77.915 327.901" svg:d="M 13899.652 6249.663 L 13899.627 6247.354 L 13899.599 6244.715 L 13899.572 6242.076 L 13899.214 6239.441 L 13899.155 6233.833 L 13898.436 6228.232 L 13898.043 6222.297 L 13897.317 6216.036 L 13896.258 6209.449 L 13895.198 6202.862 L 13893.809 6196.278 L 13892.087 6189.368 L 13890.364 6182.458 L 13888.312 6175.552 L 13885.929 6168.649 L 13883.217 6161.749 L 13881.529 6158.138 L 13880.172 6154.523 L 13878.487 6151.242 L 13876.800 6147.630 C 13856.582 6107.594 13828.315 6086.448 13825.017 6086.483 C 13823.037 6086.504 13821.732 6087.837 13821.753 6089.817 C 13821.763 6090.806 13821.770 6091.466 13828.101 6097.338 C 13860.444 6129.658 13879.797 6181.580 13880.519 6249.865 C 13881.111 6305.945 13869.515 6363.803 13829.375 6405.466 C 13825.129 6409.470 13825.136 6410.130 13825.146 6411.120 C 13825.167 6413.099 13826.501 6414.405 13828.480 6414.384 C 13831.779 6414.349 13860.901 6391.607 13879.925 6349.836 C 13896.369 6313.702 13899.944 6277.373 13899.652 6249.663 Z">
              <!-- 30 nodes -->
            </draw:path>
          </draw:g>
          <!-- id="content" -->
          <draw:path id="path3938-7-7-0" draw:style-name="style10" draw:layer="layout" svg:x="2.103cm" svg:y="6.223cm" svg:width="0.947cm" svg:height="0.643cm" svg:viewBox="0.0 0.0 946.580 643.128" svg:d="M 4207.032 12462.190 C 4636.540 12517.155 4853.802 12671.192 5115.006 13038.076 L 4207.032 12462.190 ">
            <!-- 3 nodes -->
          </draw:path>
          <draw:g id="g11129">
            <draw:path id="path11131" draw:style-name="style16" draw:layer="layout" svg:x="7.321cm" svg:y="7.206cm" svg:width="0.178cm" svg:height="0.276cm" svg:viewBox="0.0 0.0 178.384 276.259" svg:d="M 14733.888 14416.442 L 14733.888 14416.442 L 14733.888 14416.442 L 14733.888 14416.442 L 14733.888 14416.442 L 14733.888 14416.047 L 14733.888 14416.047 L 14733.888 14416.047 L 14733.888 14415.652 L 14733.888 14415.652 L 14733.888 14415.258 L 14733.888 14415.258 L 14733.888 14415.258 L 14733.888 14414.863 L 14733.888 14414.863 L 14733.494 14414.468 L 14733.494 14414.468 L 14733.494 14414.074 L 14733.099 14414.074 L 14733.099 14413.679 L 14733.099 14413.679 L 14732.704 14413.284 L 14732.704 14413.284 L 14732.704 14413.284 L 14732.310 14413.284 L 14732.310 14412.890 L 14732.310 14412.890 L 14732.310 14412.890 L 14731.915 14412.890 L 14731.915 14412.890 L 14731.915 14412.495 L 14731.520 14412.495 L 14731.520 14412.495 L 14731.126 14412.495 L 14731.126 14412.495 L 14731.126 14412.495 L 14730.731 14412.495 L 14730.731 14412.495 L 14730.336 14412.100 L 14730.336 14412.100 L 14729.942 14412.100 L 14729.942 14412.100 L 14729.547 14412.100 L 14729.547 14412.100 L 14729.152 14412.100 L 14728.758 14412.100 C 14719.681 14412.100 14691.266 14415.258 14681.005 14416.047 C 14677.847 14416.442 14673.506 14416.836 14673.506 14423.940 C 14673.506 14428.676 14677.058 14428.676 14682.978 14428.676 C 14701.921 14428.676 14702.711 14431.439 14702.711 14435.385 L 14701.527 14443.278 L 14644.302 14669.021 C 14642.723 14674.546 14642.723 14675.336 14642.723 14677.703 C 14642.723 14686.386 14650.616 14688.359 14654.168 14688.359 C 14659.299 14688.359 14665.218 14685.202 14667.586 14680.466 C 14669.560 14676.914 14687.319 14604.298 14689.687 14594.431 C 14703.105 14595.615 14735.072 14601.930 14735.072 14627.977 C 14735.072 14630.345 14735.072 14631.923 14733.888 14635.870 C 14733.099 14640.606 14732.310 14645.342 14732.310 14649.683 C 14732.310 14672.968 14748.096 14688.359 14768.618 14688.359 C 14780.458 14688.359 14791.113 14682.439 14799.796 14667.837 C 14809.662 14650.472 14814.003 14628.766 14814.003 14627.977 C 14814.003 14624.030 14810.451 14624.030 14809.268 14624.030 C 14805.321 14624.030 14804.926 14626.004 14803.742 14631.134 C 14795.849 14659.944 14786.772 14680.071 14769.407 14680.071 C 14761.909 14680.071 14756.778 14675.730 14756.778 14661.523 C 14756.778 14654.813 14758.357 14645.736 14759.936 14639.422 C 14761.514 14632.713 14761.514 14631.134 14761.514 14627.188 C 14761.514 14601.930 14736.651 14590.485 14703.500 14586.143 C 14715.340 14579.040 14727.969 14566.805 14737.046 14557.334 C 14755.989 14536.417 14774.143 14519.447 14793.481 14519.447 C 14795.849 14519.447 14796.244 14519.447 14797.033 14519.841 C 14801.769 14520.631 14802.164 14520.631 14805.321 14522.999 C 14806.110 14523.393 14806.110 14523.788 14806.900 14524.577 C 14787.956 14525.761 14784.404 14541.153 14784.404 14545.889 C 14784.404 14552.203 14788.745 14559.702 14799.401 14559.702 C 14809.662 14559.702 14821.107 14551.019 14821.107 14535.628 C 14821.107 14523.788 14812.030 14510.764 14794.271 14510.764 C 14783.220 14510.764 14765.066 14513.922 14736.651 14545.494 C 14723.233 14560.491 14708.236 14575.882 14693.239 14581.802 L 14733.888 14416.442 Z">
              <!-- 81 nodes -->
            </draw:path>
            <draw:path id="path11133" draw:style-name="style16" draw:layer="layout" svg:x="7.521cm" svg:y="7.416cm" svg:width="0.129cm" svg:height="0.124cm" svg:viewBox="0.0 0.0 129.447 123.922" svg:d="M 15172.350 14880.162 L 15172.350 14877.399 L 15172.350 14874.636 L 15171.956 14871.874 L 15171.561 14869.506 L 15170.772 14866.743 L 15169.982 14864.375 L 15169.193 14862.007 L 15168.404 14859.640 L 15167.220 14857.666 L 15166.431 14855.298 L 15165.247 14853.325 L 15163.668 14851.352 L 15162.484 14849.773 L 15160.905 14847.800 L 15159.327 14846.221 L 15157.748 14844.643 L 15155.775 14843.064 L 15154.196 14841.880 L 15152.223 14840.301 L 15150.250 14839.117 L 15148.276 14837.934 L 15145.908 14837.144 L 15143.935 14835.960 L 15141.567 14835.171 L 15139.594 14834.382 L 15137.226 14833.987 L 15134.858 14833.198 L 15132.490 14832.803 L 15130.122 14832.408 L 15127.360 14832.408 L 15124.992 14832.014 L 15122.624 14832.014 L 15122.229 14839.907 C 15137.226 14839.907 15149.855 14849.773 15149.855 14870.295 C 15149.855 14877.004 15146.303 14903.841 15134.463 14923.179 C 15123.808 14939.360 15107.232 14948.042 15093.419 14948.042 L 15093.419 14948.042 C 15079.606 14948.042 15065.793 14939.360 15065.793 14917.654 C 15065.793 14906.604 15071.319 14879.767 15081.974 14863.981 C 15093.814 14847.011 15109.600 14839.907 15122.229 14839.907 L 15122.624 14832.014 C 15081.580 14832.014 15042.903 14870.295 15042.903 14907.788 C 15042.903 14935.413 15063.031 14955.935 15093.025 14955.935 C 15132.490 14955.935 15172.350 14919.627 15172.350 14880.162 Z">
              <!-- 45 nodes -->
            </draw:path>
            <draw:path id="path11135" draw:style-name="style16" draw:layer="layout" svg:x="7.673cm" svg:y="7.416cm" svg:width="0.160cm" svg:height="0.124cm" svg:viewBox="0.0 0.0 160.230 123.922" svg:d="M 15449.004 14908.577 L 15449.004 14909.366 L 15448.609 14909.761 L 15448.609 14910.155 L 15448.214 14910.945 L 15448.214 14911.734 L 15448.214 14912.129 L 15447.820 14913.313 L 15447.425 14914.891 L 15447.030 14916.075 L 15446.636 14917.654 L 15446.636 14918.049 L 15446.636 14918.838 L 15446.241 14919.233 L 15446.241 14920.022 L 15445.846 14920.416 L 15445.846 14921.206 L 15445.846 14921.600 L 15445.452 14921.995 L 15445.452 14922.390 L 15445.452 14923.179 L 15445.057 14923.574 L 15445.057 14923.574 L 15445.057 14923.968 L 15444.662 14924.363 L 15444.662 14924.363 L 15444.662 14924.363 L 15444.662 14924.758 L 15444.662 14924.758 L 15444.662 14924.758 L 15444.662 14924.758 L 15444.662 14924.758 L 15444.662 14924.758 C 15439.137 14933.440 15428.482 14948.042 15411.117 14948.042 C 15392.173 14948.042 15392.173 14930.283 15392.173 14925.547 C 15392.173 14909.366 15399.672 14889.633 15407.565 14869.901 C 15409.933 14864.375 15411.511 14860.034 15411.511 14855.693 C 15411.511 14841.485 15399.277 14832.014 15385.070 14832.014 C 15357.838 14832.014 15345.209 14869.901 15345.209 14874.242 C 15345.209 14877.794 15349.156 14877.794 15349.945 14877.794 C 15353.892 14877.794 15353.892 14876.215 15354.681 14873.452 C 15361.390 14850.957 15373.625 14839.907 15384.280 14839.907 C 15389.016 14839.907 15391.384 14842.669 15391.384 14849.379 C 15391.384 14855.693 15389.016 14861.613 15386.253 14867.927 C 15371.257 14905.814 15371.257 14913.707 15371.257 14920.811 C 15371.257 14925.547 15371.257 14938.176 15381.518 14947.253 C 15389.805 14953.568 15400.461 14955.935 15409.933 14955.935 C 15427.298 14955.935 15436.769 14946.464 15445.846 14937.781 C 15452.161 14955.146 15470.315 14955.935 15473.867 14955.935 C 15483.339 14955.935 15490.442 14950.410 15495.573 14941.333 C 15501.887 14930.678 15505.439 14914.891 15505.439 14914.102 C 15505.439 14910.155 15501.887 14910.155 15500.704 14910.155 C 15497.152 14910.155 15496.757 14911.339 15494.784 14918.838 C 15491.626 14931.861 15486.101 14948.042 15474.656 14948.042 C 15467.552 14948.042 15465.579 14941.728 15465.579 14934.624 C 15465.579 14929.888 15467.947 14920.022 15469.526 14912.918 C 15471.499 14905.814 15474.262 14894.369 15475.840 14888.449 L 15482.155 14863.981 C 15483.733 14856.877 15486.891 14845.037 15486.891 14843.459 C 15486.891 14838.328 15482.155 14834.776 15477.814 14834.776 C 15467.552 14834.776 15465.579 14842.669 15463.211 14851.746 L 15449.004 14908.577 Z">
              <!-- 62 nodes -->
            </draw:path>
            <draw:path id="path11137" draw:style-name="style16" draw:layer="layout" svg:x="7.857cm" svg:y="7.365cm" svg:width="0.094cm" svg:height="0.174cm" svg:viewBox="0.0 0.0 93.533 174.438" svg:d="M 15770.253 14794.127 L 15798.668 14794.127 C 15803.799 14794.127 15807.351 14794.127 15807.351 14788.207 C 15807.351 14784.260 15803.799 14784.260 15799.063 14784.260 L 15772.621 14784.260 L 15782.882 14743.611 C 15783.277 14742.427 15783.671 14740.848 15783.671 14739.664 C 15783.671 14734.929 15780.119 14730.982 15774.594 14730.982 C 15767.490 14730.982 15763.544 14735.718 15761.571 14742.822 C 15759.597 14749.925 15763.149 14736.507 15750.915 14784.260 L 15722.894 14784.260 C 15717.764 14784.260 15713.817 14784.260 15713.817 14790.575 C 15713.817 14794.127 15717.369 14794.127 15722.105 14794.127 L 15748.547 14794.127 L 15732.366 14858.850 C 15730.788 14865.954 15728.025 14875.820 15728.025 14879.372 C 15728.025 14895.553 15741.838 14905.420 15757.624 14905.420 C 15788.407 14905.420 15805.772 14867.138 15805.772 14863.586 C 15805.772 14859.640 15802.220 14859.640 15801.036 14859.640 C 15797.879 14859.640 15797.484 14860.429 15795.511 14865.165 C 15787.618 14882.135 15773.805 14897.526 15758.413 14897.526 C 15752.494 14897.526 15748.942 14893.975 15748.942 14884.108 C 15748.942 14881.346 15749.731 14875.820 15750.520 14873.058 L 15770.253 14794.127 Z">
              <!-- 24 nodes -->
            </draw:path>
            <draw:path id="path11139" draw:style-name="style16" draw:layer="layout" svg:x="7.995cm" svg:y="7.506cm" svg:width="0.035cm" svg:height="0.084cm" svg:viewBox="0.0 0.0 35.124 84.456" svg:d="M 16017.702 15038.418 L 16017.702 15041.181 L 16017.307 15043.944 L 16017.307 15047.101 L 16016.913 15050.258 L 16016.518 15051.442 L 16016.518 15053.021 L 16016.123 15054.599 L 16015.729 15056.178 L 16015.334 15057.757 L 16014.939 15059.335 L 16014.545 15060.914 L 16013.755 15062.492 L 16013.361 15064.071 L 16012.571 15065.650 L 16011.782 15067.228 L 16010.993 15068.807 L 16010.203 15070.385 L 16009.414 15071.964 L 16008.230 15073.937 L 16007.441 15075.516 L 16006.257 15077.095 L 16005.073 15078.673 L 16003.889 15080.252 L 16002.310 15081.830 L 16000.732 15083.409 L 15999.548 15085.382 L 15997.574 15086.961 L 15995.996 15088.540 C 15994.812 15089.724 15994.023 15090.513 15994.023 15091.697 C 15994.023 15093.670 15996.391 15095.643 15997.969 15095.643 C 16001.916 15095.643 16025.200 15073.937 16025.200 15041.181 C 16025.200 15024.211 16018.491 15011.187 16005.862 15011.187 C 15996.785 15011.187 15990.076 15018.291 15990.076 15026.973 C 15990.076 15035.656 15996.391 15042.760 16006.257 15042.760 C 16012.966 15042.760 16017.307 15038.418 16017.702 15038.418 Z">
              <!-- 36 nodes -->
            </draw:path>
            <draw:path id="path11141" draw:style-name="style16" draw:layer="layout" svg:x="8.079cm" svg:y="7.350cm" svg:width="0.216cm" svg:height="0.193cm" svg:viewBox="0.0 0.0 215.876 192.986" svg:d="M 16334.610 14732.166 L 16335.399 14730.587 L 16336.583 14729.403 L 16337.373 14728.219 L 16338.162 14727.035 L 16339.346 14725.851 L 16340.135 14724.667 L 16340.925 14723.483 L 16342.109 14722.300 L 16342.898 14721.510 L 16344.082 14720.326 L 16344.871 14719.537 L 16345.660 14718.748 L 16346.844 14717.958 L 16347.634 14717.169 L 16348.818 14716.380 L 16349.607 14715.590 L 16350.791 14714.801 L 16351.580 14714.406 L 16352.764 14713.617 L 16353.948 14713.222 L 16354.738 14712.433 L 16355.921 14712.038 L 16357.105 14711.644 L 16358.289 14711.249 L 16359.473 14710.855 L 16360.657 14710.460 L 16361.841 14710.065 L 16363.025 14710.065 L 16364.209 14709.671 L 16365.788 14709.671 L 16366.972 14709.276 L 16368.550 14709.276 C 16371.708 14708.881 16374.865 14708.881 16374.865 14703.356 C 16374.865 14702.567 16374.076 14699.410 16370.918 14699.410 C 16364.209 14699.410 16355.921 14700.593 16348.818 14700.593 C 16340.135 14700.593 16328.296 14699.410 16320.008 14699.410 C 16317.640 14699.410 16314.483 14700.199 16314.483 14705.329 C 16314.483 14708.881 16318.429 14709.276 16319.613 14709.276 C 16328.296 14709.671 16331.058 14713.222 16331.058 14717.169 C 16331.058 14721.116 16329.085 14723.878 16325.928 14728.219 L 16235.552 14861.218 L 16210.294 14720.721 C 16209.899 14718.353 16209.899 14717.958 16209.899 14716.774 C 16209.899 14709.276 16225.291 14709.276 16227.264 14709.276 C 16232.000 14709.276 16235.552 14709.276 16235.552 14703.356 C 16235.552 14702.961 16235.157 14699.410 16230.816 14699.410 C 16222.528 14699.410 16203.190 14700.593 16195.297 14700.593 C 16188.193 14700.593 16171.617 14699.410 16164.514 14699.410 C 16162.146 14699.410 16158.988 14700.199 16158.988 14705.329 C 16158.988 14709.276 16162.935 14709.276 16166.092 14709.276 C 16181.484 14709.276 16181.484 14710.855 16183.062 14717.958 L 16213.056 14884.898 C 16214.240 14890.817 16214.635 14892.396 16219.765 14892.396 C 16224.896 14892.396 16226.475 14890.423 16229.237 14886.081 L 16334.610 14732.166 Z">
              <!-- 56 nodes -->
            </draw:path>
          </draw:g>
          <!-- id="g11129" -->
          <draw:g id="g11586">
            <draw:path id="path11588" draw:style-name="style16" draw:layer="layout" svg:x="1.216cm" svg:y="3.127cm" svg:width="0.178cm" svg:height="0.276cm" svg:viewBox="0.0 0.0 178.384 276.259" svg:d="M 2523.379 6258.990 L 2523.379 6258.990 L 2523.379 6258.990 L 2523.379 6258.990 L 2523.379 6258.990 L 2523.379 6258.595 L 2523.379 6258.595 L 2523.379 6258.595 L 2523.379 6258.200 L 2523.379 6258.200 L 2523.379 6257.806 L 2523.379 6257.806 L 2523.379 6257.806 L 2523.379 6257.411 L 2523.379 6257.411 L 2522.985 6257.016 L 2522.985 6257.016 L 2522.985 6256.622 L 2522.590 6256.622 L 2522.590 6256.227 L 2522.590 6256.227 L 2522.195 6255.832 L 2522.195 6255.832 L 2522.195 6255.832 L 2521.801 6255.832 L 2521.801 6255.438 L 2521.801 6255.438 L 2521.801 6255.438 L 2521.406 6255.438 L 2521.406 6255.438 L 2521.406 6255.043 L 2521.011 6255.043 L 2521.011 6255.043 L 2520.617 6255.043 L 2520.617 6255.043 L 2520.617 6255.043 L 2520.222 6255.043 L 2520.222 6255.043 L 2519.827 6254.648 L 2519.827 6254.648 L 2519.433 6254.648 L 2519.433 6254.648 L 2519.038 6254.648 L 2519.038 6254.648 L 2518.643 6254.648 L 2518.249 6254.648 C 2509.172 6254.648 2480.756 6257.806 2470.495 6258.595 C 2467.338 6258.990 2462.997 6259.384 2462.997 6266.488 C 2462.997 6271.224 2466.549 6271.224 2472.469 6271.224 C 2491.412 6271.224 2492.201 6273.987 2492.201 6277.933 L 2491.017 6285.826 L 2433.792 6511.569 C 2432.214 6517.094 2432.214 6517.883 2432.214 6520.251 C 2432.214 6528.934 2440.107 6530.907 2443.659 6530.907 C 2448.789 6530.907 2454.709 6527.750 2457.077 6523.014 C 2459.050 6519.462 2476.810 6446.846 2479.178 6436.979 C 2492.596 6438.163 2524.563 6444.478 2524.563 6470.525 C 2524.563 6472.893 2524.563 6474.471 2523.379 6478.418 C 2522.590 6483.154 2521.801 6487.890 2521.801 6492.231 C 2521.801 6515.516 2537.587 6530.907 2558.109 6530.907 C 2569.948 6530.907 2580.604 6524.987 2589.287 6510.385 C 2599.153 6493.020 2603.494 6471.314 2603.494 6470.525 C 2603.494 6466.578 2599.942 6466.578 2598.758 6466.578 C 2594.812 6466.578 2594.417 6468.552 2593.233 6473.682 C 2585.340 6502.492 2576.263 6522.619 2558.898 6522.619 C 2551.400 6522.619 2546.269 6518.278 2546.269 6504.071 C 2546.269 6497.361 2547.848 6488.284 2549.426 6481.970 C 2551.005 6475.261 2551.005 6473.682 2551.005 6469.736 C 2551.005 6444.478 2526.142 6433.033 2492.991 6428.691 C 2504.830 6421.588 2517.459 6409.353 2526.536 6399.882 C 2545.480 6378.965 2563.634 6361.995 2582.972 6361.995 C 2585.340 6361.995 2585.735 6361.995 2586.524 6362.389 C 2591.260 6363.179 2591.655 6363.179 2594.812 6365.547 C 2595.601 6365.941 2595.601 6366.336 2596.390 6367.125 C 2577.447 6368.309 2573.895 6383.701 2573.895 6388.437 C 2573.895 6394.751 2578.236 6402.249 2588.892 6402.249 C 2599.153 6402.249 2610.598 6393.567 2610.598 6378.176 C 2610.598 6366.336 2601.521 6353.312 2583.761 6353.312 C 2572.711 6353.312 2554.557 6356.469 2526.142 6388.042 C 2512.723 6403.039 2497.727 6418.430 2482.730 6424.350 L 2523.379 6258.990 Z">
              <!-- 81 nodes -->
            </draw:path>
            <draw:path id="path11590" draw:style-name="style16" draw:layer="layout" svg:x="1.416cm" svg:y="3.337cm" svg:width="0.129cm" svg:height="0.124cm" svg:viewBox="0.0 0.0 129.447 123.922" svg:d="M 2961.841 6722.710 L 2961.841 6719.947 L 2961.841 6717.184 L 2961.447 6714.422 L 2961.052 6712.054 L 2960.263 6709.291 L 2959.473 6706.923 L 2958.684 6704.555 L 2957.895 6702.187 L 2956.711 6700.214 L 2955.921 6697.846 L 2954.737 6695.873 L 2953.159 6693.900 L 2951.975 6692.321 L 2950.396 6690.348 L 2948.818 6688.769 L 2947.239 6687.191 L 2945.266 6685.612 L 2943.687 6684.428 L 2941.714 6682.849 L 2939.740 6681.665 L 2937.767 6680.481 L 2935.399 6679.692 L 2933.426 6678.508 L 2931.058 6677.719 L 2929.085 6676.930 L 2926.717 6676.535 L 2924.349 6675.746 L 2921.981 6675.351 L 2919.613 6674.956 L 2916.850 6674.956 L 2914.483 6674.562 L 2912.115 6674.562 L 2911.720 6682.455 C 2926.717 6682.455 2939.346 6692.321 2939.346 6712.843 C 2939.346 6719.552 2935.794 6746.389 2923.954 6765.727 C 2913.299 6781.908 2896.723 6790.590 2882.910 6790.590 L 2882.910 6790.590 C 2869.097 6790.590 2855.284 6781.908 2855.284 6760.202 C 2855.284 6749.151 2860.809 6722.315 2871.465 6706.529 C 2883.305 6689.559 2899.091 6682.455 2911.720 6682.455 L 2912.115 6674.562 C 2871.070 6674.562 2832.394 6712.843 2832.394 6750.335 C 2832.394 6777.961 2852.522 6798.483 2882.515 6798.483 C 2921.981 6798.483 2961.841 6762.175 2961.841 6722.710 Z">
              <!-- 45 nodes -->
            </draw:path>
            <draw:path id="path11592" draw:style-name="style16" draw:layer="layout" svg:x="1.567cm" svg:y="3.337cm" svg:width="0.160cm" svg:height="0.124cm" svg:viewBox="0.0 0.0 160.230 123.922" svg:d="M 3238.494 6751.125 L 3238.494 6751.914 L 3238.100 6752.309 L 3238.100 6752.703 L 3237.705 6753.493 L 3237.705 6754.282 L 3237.705 6754.677 L 3237.311 6755.861 L 3236.916 6757.439 L 3236.521 6758.623 L 3236.127 6760.202 L 3236.127 6760.596 L 3236.127 6761.386 L 3235.732 6761.780 L 3235.732 6762.570 L 3235.337 6762.964 L 3235.337 6763.754 L 3235.337 6764.148 L 3234.943 6764.543 L 3234.943 6764.938 L 3234.943 6765.727 L 3234.548 6766.122 L 3234.548 6766.122 L 3234.548 6766.516 L 3234.153 6766.911 L 3234.153 6766.911 L 3234.153 6766.911 L 3234.153 6767.306 L 3234.153 6767.306 L 3234.153 6767.306 L 3234.153 6767.306 L 3234.153 6767.306 L 3234.153 6767.306 C 3228.628 6775.988 3217.972 6790.590 3200.608 6790.590 C 3181.664 6790.590 3181.664 6772.831 3181.664 6768.095 C 3181.664 6751.914 3189.163 6732.181 3197.056 6712.449 C 3199.424 6706.923 3201.002 6702.582 3201.002 6698.241 C 3201.002 6684.033 3188.768 6674.562 3174.560 6674.562 C 3147.329 6674.562 3134.700 6712.449 3134.700 6716.790 C 3134.700 6720.342 3138.647 6720.342 3139.436 6720.342 C 3143.383 6720.342 3143.383 6718.763 3144.172 6716.000 C 3150.881 6693.505 3163.115 6682.455 3173.771 6682.455 C 3178.507 6682.455 3180.875 6685.217 3180.875 6691.926 C 3180.875 6698.241 3178.507 6704.161 3175.744 6710.475 C 3160.747 6748.362 3160.747 6756.255 3160.747 6763.359 C 3160.747 6768.095 3160.747 6780.724 3171.008 6789.801 C 3179.296 6796.115 3189.952 6798.483 3199.424 6798.483 C 3216.788 6798.483 3226.260 6789.012 3235.337 6780.329 C 3241.652 6797.694 3259.806 6798.483 3263.358 6798.483 C 3272.830 6798.483 3279.933 6792.958 3285.064 6783.881 C 3291.378 6773.225 3294.930 6757.439 3294.930 6756.650 C 3294.930 6752.703 3291.378 6752.703 3290.194 6752.703 C 3286.642 6752.703 3286.248 6753.887 3284.275 6761.386 C 3281.117 6774.409 3275.592 6790.590 3264.147 6790.590 C 3257.043 6790.590 3255.070 6784.276 3255.070 6777.172 C 3255.070 6772.436 3257.438 6762.570 3259.017 6755.466 C 3260.990 6748.362 3263.752 6736.917 3265.331 6730.997 L 3271.646 6706.529 C 3273.224 6699.425 3276.381 6687.585 3276.381 6686.007 C 3276.381 6680.876 3271.646 6677.324 3267.304 6677.324 C 3257.043 6677.324 3255.070 6685.217 3252.702 6694.294 L 3238.494 6751.125 Z">
              <!-- 62 nodes -->
            </draw:path>
            <draw:path id="path11594" draw:style-name="style16" draw:layer="layout" svg:x="1.752cm" svg:y="3.287cm" svg:width="0.094cm" svg:height="0.174cm" svg:viewBox="0.0 0.0 93.533 174.438" svg:d="M 3559.744 6636.675 L 3588.159 6636.675 C 3593.290 6636.675 3596.841 6636.675 3596.841 6630.755 C 3596.841 6626.808 3593.290 6626.808 3588.554 6626.808 L 3562.112 6626.808 L 3572.373 6586.159 C 3572.768 6584.975 3573.162 6583.396 3573.162 6582.212 C 3573.162 6577.476 3569.610 6573.530 3564.085 6573.530 C 3556.981 6573.530 3553.035 6578.266 3551.061 6585.370 C 3549.088 6592.473 3552.640 6579.055 3540.406 6626.808 L 3512.385 6626.808 C 3507.255 6626.808 3503.308 6626.808 3503.308 6633.123 C 3503.308 6636.675 3506.860 6636.675 3511.596 6636.675 L 3538.038 6636.675 L 3521.857 6701.398 C 3520.278 6708.502 3517.516 6718.368 3517.516 6721.920 C 3517.516 6738.101 3531.329 6747.967 3547.115 6747.967 C 3577.898 6747.967 3595.263 6709.686 3595.263 6706.134 C 3595.263 6702.187 3591.711 6702.187 3590.527 6702.187 C 3587.370 6702.187 3586.975 6702.977 3585.002 6707.713 C 3577.109 6724.683 3563.296 6740.074 3547.904 6740.074 C 3541.984 6740.074 3538.432 6736.522 3538.432 6726.656 C 3538.432 6723.894 3539.222 6718.368 3540.011 6715.606 L 3559.744 6636.675 Z">
              <!-- 24 nodes -->
            </draw:path>
            <draw:path id="path11596" draw:style-name="style16" draw:layer="layout" svg:x="1.890cm" svg:y="3.427cm" svg:width="0.035cm" svg:height="0.084cm" svg:viewBox="0.0 0.0 35.124 84.456" svg:d="M 3807.193 6880.966 L 3807.193 6883.729 L 3806.798 6886.491 L 3806.798 6889.649 L 3806.403 6892.806 L 3806.009 6893.990 L 3806.009 6895.569 L 3805.614 6897.147 L 3805.219 6898.726 L 3804.825 6900.304 L 3804.430 6901.883 L 3804.035 6903.462 L 3803.246 6905.040 L 3802.852 6906.619 L 3802.062 6908.198 L 3801.273 6909.776 L 3800.484 6911.355 L 3799.694 6912.933 L 3798.905 6914.512 L 3797.721 6916.485 L 3796.932 6918.064 L 3795.748 6919.643 L 3794.564 6921.221 L 3793.380 6922.800 L 3791.801 6924.378 L 3790.223 6925.957 L 3789.039 6927.930 L 3787.065 6929.509 L 3785.487 6931.088 C 3784.303 6932.272 3783.513 6933.061 3783.513 6934.245 C 3783.513 6936.218 3785.881 6938.191 3787.460 6938.191 C 3791.407 6938.191 3814.691 6916.485 3814.691 6883.729 C 3814.691 6866.759 3807.982 6853.735 3795.353 6853.735 C 3786.276 6853.735 3779.567 6860.839 3779.567 6869.521 C 3779.567 6878.204 3785.881 6885.308 3795.748 6885.308 C 3802.457 6885.308 3806.798 6880.966 3807.193 6880.966 Z">
              <!-- 36 nodes -->
            </draw:path>
            <draw:path id="path11598" draw:style-name="style16" draw:layer="layout" svg:x="1.973cm" svg:y="3.271cm" svg:width="0.294cm" svg:height="0.187cm" svg:viewBox="0.0 0.0 294.413 187.461" svg:d="M 4206.979 6564.058 L 4206.979 6563.269 L 4207.373 6562.480 L 4207.373 6561.690 L 4207.768 6560.901 L 4207.768 6560.112 L 4208.162 6559.322 L 4208.557 6558.533 L 4208.557 6558.138 L 4208.952 6557.349 L 4209.346 6556.954 L 4209.741 6556.165 L 4210.136 6555.770 L 4210.530 6555.376 L 4210.925 6554.981 L 4211.320 6554.586 L 4211.714 6554.192 L 4212.504 6553.797 L 4212.898 6553.402 L 4213.688 6553.402 L 4214.477 6553.008 L 4215.266 6553.008 L 4215.661 6552.613 L 4216.450 6552.613 L 4216.845 6552.613 L 4217.240 6552.613 L 4217.634 6552.218 L 4218.424 6552.218 L 4218.818 6552.218 L 4219.607 6552.218 L 4220.002 6552.218 L 4220.791 6552.218 L 4221.581 6552.218 L 4221.975 6551.824 L 4222.765 6551.824 L 4223.554 6551.824 L 4224.343 6551.824 L 4225.133 6551.824 L 4225.922 6551.824 L 4226.711 6551.824 L 4227.501 6551.824 L 4228.290 6551.824 L 4229.474 6551.824 L 4230.263 6551.824 C 4236.183 6551.824 4239.735 6551.824 4239.735 6545.904 C 4239.735 6541.957 4236.183 6541.957 4231.447 6541.957 L 4193.955 6541.957 C 4185.667 6541.957 4185.667 6542.352 4182.115 6547.483 L 4075.558 6703.766 L 4048.327 6549.456 C 4046.748 6542.352 4046.748 6541.957 4038.461 6541.957 L 3998.995 6541.957 C 3993.470 6541.957 3989.918 6541.957 3989.918 6547.877 C 3989.918 6551.824 3993.470 6551.824 3999.390 6551.824 C 4003.731 6551.824 4004.915 6551.824 4009.651 6552.218 C 4015.176 6553.008 4015.965 6553.402 4015.965 6556.165 C 4015.965 6556.560 4015.965 6558.138 4014.781 6562.085 L 3980.052 6699.820 C 3977.684 6709.291 3973.343 6718.763 3951.242 6719.552 C 3949.269 6719.552 3945.322 6719.947 3945.322 6725.472 C 3945.322 6725.867 3945.717 6729.419 3949.663 6729.419 C 3957.951 6729.419 3969.396 6728.235 3978.473 6728.235 C 3984.788 6728.235 4000.968 6729.419 4007.678 6729.419 C 4008.862 6729.419 4013.203 6729.419 4013.203 6723.499 C 4013.203 6719.947 4009.651 6719.552 4006.888 6719.552 C 3989.523 6718.763 3989.523 6711.659 3989.523 6708.107 C 3989.523 6706.923 3989.523 6705.345 3990.313 6701.004 L 4027.410 6554.981 L 4027.410 6554.981 L 4057.010 6721.920 C 4057.799 6727.051 4058.193 6729.419 4062.535 6729.419 C 4066.481 6729.419 4068.455 6726.261 4070.428 6723.499 L 4186.456 6552.218 L 4186.851 6552.613 L 4147.780 6708.107 C 4145.412 6717.184 4145.018 6719.552 4123.312 6719.552 C 4118.576 6719.552 4115.418 6719.552 4115.418 6725.472 C 4115.418 6725.867 4115.418 6729.419 4119.760 6729.419 C 4124.890 6729.419 4131.205 6728.629 4136.730 6728.629 C 4142.255 6728.629 4148.570 6728.235 4154.095 6728.235 C 4161.988 6728.235 4181.326 6729.419 4189.219 6729.419 C 4190.798 6729.419 4195.139 6729.419 4195.139 6723.499 C 4195.139 6719.552 4191.587 6719.552 4186.062 6719.552 C 4185.667 6719.552 4180.537 6719.552 4175.801 6718.763 C 4169.486 6718.368 4169.486 6717.579 4169.486 6714.816 C 4169.486 6713.238 4170.276 6710.475 4170.276 6708.897 L 4206.979 6564.058 Z">
              <!-- 87 nodes -->
            </draw:path>
          </draw:g>
          <!-- id="g11586" -->
          <draw:g id="g12042">
            <draw:path id="path12044" draw:style-name="style16" draw:layer="layout" svg:x="10.156cm" svg:y="3.617cm" svg:width="0.178cm" svg:height="0.276cm" svg:viewBox="0.0 0.0 178.384 276.259" svg:d="M 20403.979 7237.927 L 20403.979 7237.927 L 20403.979 7237.927 L 20403.979 7237.927 L 20403.979 7237.927 L 20403.979 7237.532 L 20403.979 7237.532 L 20403.979 7237.532 L 20403.979 7237.138 L 20403.979 7237.138 L 20403.979 7236.743 L 20403.979 7236.743 L 20403.979 7236.743 L 20403.979 7236.349 L 20403.979 7236.349 L 20403.585 7235.954 L 20403.585 7235.954 L 20403.585 7235.559 L 20403.190 7235.559 L 20403.190 7235.165 L 20403.190 7235.165 L 20402.796 7234.770 L 20402.796 7234.770 L 20402.796 7234.770 L 20402.401 7234.770 L 20402.401 7234.375 L 20402.401 7234.375 L 20402.401 7234.375 L 20402.006 7234.375 L 20402.006 7234.375 L 20402.006 7233.981 L 20401.612 7233.981 L 20401.612 7233.981 L 20401.217 7233.981 L 20401.217 7233.981 L 20401.217 7233.981 L 20400.822 7233.981 L 20400.822 7233.981 L 20400.428 7233.586 L 20400.428 7233.586 L 20400.033 7233.586 L 20400.033 7233.586 L 20399.638 7233.586 L 20399.638 7233.586 L 20399.244 7233.586 L 20398.849 7233.586 C 20389.772 7233.586 20361.357 7236.743 20351.096 7237.532 C 20347.938 7237.927 20343.597 7238.322 20343.597 7245.426 C 20343.597 7250.161 20347.149 7250.161 20353.069 7250.161 C 20372.012 7250.161 20372.802 7252.924 20372.802 7256.871 L 20371.618 7264.764 L 20314.393 7490.507 C 20312.814 7496.032 20312.814 7496.821 20312.814 7499.189 C 20312.814 7507.871 20320.707 7509.845 20324.259 7509.845 C 20329.390 7509.845 20335.309 7506.687 20337.677 7501.952 C 20339.651 7498.400 20357.410 7425.783 20359.778 7415.917 C 20373.196 7417.101 20405.163 7423.415 20405.163 7449.462 C 20405.163 7451.830 20405.163 7453.409 20403.979 7457.355 C 20403.190 7462.091 20402.401 7466.827 20402.401 7471.168 C 20402.401 7494.453 20418.187 7509.845 20438.709 7509.845 C 20450.549 7509.845 20461.205 7503.925 20469.887 7489.323 C 20479.753 7471.958 20484.095 7450.252 20484.095 7449.462 C 20484.095 7445.516 20480.543 7445.516 20479.359 7445.516 C 20475.412 7445.516 20475.017 7447.489 20473.833 7452.620 C 20465.940 7481.429 20456.863 7501.557 20439.498 7501.557 C 20432.000 7501.557 20426.870 7497.216 20426.870 7483.008 C 20426.870 7476.299 20428.448 7467.222 20430.027 7460.907 C 20431.605 7454.198 20431.605 7452.620 20431.605 7448.673 C 20431.605 7423.415 20406.742 7411.970 20373.591 7407.629 C 20385.431 7400.525 20398.060 7388.291 20407.137 7378.819 C 20426.080 7357.902 20444.234 7340.932 20463.572 7340.932 C 20465.940 7340.932 20466.335 7340.932 20467.124 7341.327 C 20471.860 7342.116 20472.255 7342.116 20475.412 7344.484 C 20476.201 7344.879 20476.201 7345.273 20476.991 7346.063 C 20458.047 7347.247 20454.495 7362.638 20454.495 7367.374 C 20454.495 7373.689 20458.837 7381.187 20469.492 7381.187 C 20479.753 7381.187 20491.198 7372.505 20491.198 7357.113 C 20491.198 7345.273 20482.121 7332.250 20464.362 7332.250 C 20453.311 7332.250 20435.157 7335.407 20406.742 7366.979 C 20393.324 7381.976 20378.327 7397.368 20363.330 7403.288 L 20403.979 7237.927 Z">
              <!-- 81 nodes -->
            </draw:path>
            <draw:path id="path12046" draw:style-name="style16" draw:layer="layout" svg:x="10.356cm" svg:y="3.827cm" svg:width="0.129cm" svg:height="0.124cm" svg:viewBox="0.0 0.0 129.447 123.922" svg:d="M 20842.441 7701.647 L 20842.441 7698.884 L 20842.441 7696.122 L 20842.047 7693.359 L 20841.652 7690.991 L 20840.863 7688.229 L 20840.074 7685.861 L 20839.284 7683.493 L 20838.495 7681.125 L 20837.311 7679.152 L 20836.522 7676.784 L 20835.338 7674.811 L 20833.759 7672.837 L 20832.575 7671.259 L 20830.996 7669.285 L 20829.418 7667.707 L 20827.839 7666.128 L 20825.866 7664.549 L 20824.287 7663.366 L 20822.314 7661.787 L 20820.341 7660.603 L 20818.368 7659.419 L 20816.000 7658.630 L 20814.026 7657.446 L 20811.658 7656.656 L 20809.685 7655.867 L 20807.317 7655.472 L 20804.949 7654.683 L 20802.581 7654.288 L 20800.213 7653.894 L 20797.451 7653.894 L 20795.083 7653.499 L 20792.715 7653.499 L 20792.320 7661.392 C 20807.317 7661.392 20819.946 7671.259 20819.946 7691.781 C 20819.946 7698.490 20816.394 7725.326 20804.555 7744.664 C 20793.899 7760.845 20777.323 7769.528 20763.510 7769.528 L 20763.510 7769.528 C 20749.698 7769.528 20735.885 7760.845 20735.885 7739.139 C 20735.885 7728.089 20741.410 7701.252 20752.065 7685.466 C 20763.905 7668.496 20779.691 7661.392 20792.320 7661.392 L 20792.715 7653.499 C 20751.671 7653.499 20712.995 7691.781 20712.995 7729.273 C 20712.995 7756.899 20733.122 7777.421 20763.116 7777.421 C 20802.581 7777.421 20842.441 7741.113 20842.441 7701.647 Z">
              <!-- 45 nodes -->
            </draw:path>
            <draw:path id="path12048" draw:style-name="style16" draw:layer="layout" svg:x="10.508cm" svg:y="3.827cm" svg:width="0.160cm" svg:height="0.124cm" svg:viewBox="0.0 0.0 160.230 123.922" svg:d="M 21119.095 7730.062 L 21119.095 7730.852 L 21118.700 7731.246 L 21118.700 7731.641 L 21118.306 7732.430 L 21118.306 7733.219 L 21118.306 7733.614 L 21117.911 7734.798 L 21117.516 7736.377 L 21117.122 7737.561 L 21116.727 7739.139 L 21116.727 7739.534 L 21116.727 7740.323 L 21116.332 7740.718 L 21116.332 7741.507 L 21115.938 7741.902 L 21115.938 7742.691 L 21115.938 7743.086 L 21115.543 7743.481 L 21115.543 7743.875 L 21115.543 7744.664 L 21115.148 7745.059 L 21115.148 7745.059 L 21115.148 7745.454 L 21114.754 7745.848 L 21114.754 7745.848 L 21114.754 7745.848 L 21114.754 7746.243 L 21114.754 7746.243 L 21114.754 7746.243 L 21114.754 7746.243 L 21114.754 7746.243 L 21114.754 7746.243 C 21109.228 7754.926 21098.573 7769.528 21081.208 7769.528 C 21062.264 7769.528 21062.264 7751.768 21062.264 7747.032 C 21062.264 7730.852 21069.763 7711.119 21077.656 7691.386 C 21080.024 7685.861 21081.603 7681.520 21081.603 7677.178 C 21081.603 7662.971 21069.368 7653.499 21055.161 7653.499 C 21027.929 7653.499 21015.300 7691.386 21015.300 7695.727 C 21015.300 7699.279 21019.247 7699.279 21020.036 7699.279 C 21023.983 7699.279 21023.983 7697.701 21024.772 7694.938 C 21031.481 7672.443 21043.716 7661.392 21054.371 7661.392 C 21059.107 7661.392 21061.475 7664.155 21061.475 7670.864 C 21061.475 7677.178 21059.107 7683.098 21056.345 7689.413 C 21041.348 7727.300 21041.348 7735.193 21041.348 7742.297 C 21041.348 7747.032 21041.348 7759.661 21051.609 7768.738 C 21059.897 7775.053 21070.552 7777.421 21080.024 7777.421 C 21097.389 7777.421 21106.861 7767.949 21115.938 7759.267 C 21122.252 7776.632 21140.406 7777.421 21143.958 7777.421 C 21153.430 7777.421 21160.534 7771.896 21165.664 7762.819 C 21171.979 7752.163 21175.531 7736.377 21175.531 7735.587 C 21175.531 7731.641 21171.979 7731.641 21170.795 7731.641 C 21167.243 7731.641 21166.848 7732.825 21164.875 7740.323 C 21161.718 7753.347 21156.192 7769.528 21144.747 7769.528 C 21137.644 7769.528 21135.670 7763.213 21135.670 7756.109 C 21135.670 7751.374 21138.038 7741.507 21139.617 7734.403 C 21141.590 7727.300 21144.353 7715.855 21145.931 7709.935 L 21152.246 7685.466 C 21153.824 7678.362 21156.982 7666.523 21156.982 7664.944 C 21156.982 7659.814 21152.246 7656.262 21147.905 7656.262 C 21137.644 7656.262 21135.670 7664.155 21133.302 7673.232 L 21119.095 7730.062 Z">
              <!-- 62 nodes -->
            </draw:path>
            <draw:path id="path12050" draw:style-name="style16" draw:layer="layout" svg:x="10.692cm" svg:y="3.776cm" svg:width="0.094cm" svg:height="0.174cm" svg:viewBox="0.0 0.0 93.533 174.438" svg:d="M 21440.344 7615.612 L 21468.759 7615.612 C 21473.890 7615.612 21477.442 7615.612 21477.442 7609.692 C 21477.442 7605.746 21473.890 7605.746 21469.154 7605.746 L 21442.712 7605.746 L 21452.973 7565.096 C 21453.368 7563.912 21453.762 7562.334 21453.762 7561.150 C 21453.762 7556.414 21450.211 7552.467 21444.685 7552.467 C 21437.582 7552.467 21433.635 7557.203 21431.662 7564.307 C 21429.689 7571.411 21433.240 7557.993 21421.006 7605.746 L 21392.986 7605.746 C 21387.855 7605.746 21383.909 7605.746 21383.909 7612.060 C 21383.909 7615.612 21387.460 7615.612 21392.196 7615.612 L 21418.638 7615.612 L 21402.457 7680.336 C 21400.879 7687.439 21398.116 7697.306 21398.116 7700.858 C 21398.116 7717.039 21411.929 7726.905 21427.715 7726.905 C 21458.498 7726.905 21475.863 7688.623 21475.863 7685.072 C 21475.863 7681.125 21472.311 7681.125 21471.127 7681.125 C 21467.970 7681.125 21467.575 7681.914 21465.602 7686.650 C 21457.709 7703.620 21443.896 7719.012 21428.505 7719.012 C 21422.585 7719.012 21419.033 7715.460 21419.033 7705.594 C 21419.033 7702.831 21419.822 7697.306 21420.611 7694.543 L 21440.344 7615.612 Z">
              <!-- 24 nodes -->
            </draw:path>
            <draw:path id="path12052" draw:style-name="style16" draw:layer="layout" svg:x="10.830cm" svg:y="3.916cm" svg:width="0.035cm" svg:height="0.084cm" svg:viewBox="0.0 0.0 35.124 84.456" svg:d="M 21687.793 7859.904 L 21687.793 7862.666 L 21687.398 7865.429 L 21687.398 7868.586 L 21687.004 7871.743 L 21686.609 7872.927 L 21686.609 7874.506 L 21686.214 7876.085 L 21685.820 7877.663 L 21685.425 7879.242 L 21685.030 7880.821 L 21684.636 7882.399 L 21683.847 7883.978 L 21683.452 7885.556 L 21682.663 7887.135 L 21681.873 7888.714 L 21681.084 7890.292 L 21680.295 7891.871 L 21679.505 7893.450 L 21678.321 7895.423 L 21677.532 7897.001 L 21676.348 7898.580 L 21675.164 7900.159 L 21673.980 7901.737 L 21672.402 7903.316 L 21670.823 7904.895 L 21669.639 7906.868 L 21667.666 7908.446 L 21666.087 7910.025 C 21664.903 7911.209 21664.114 7911.998 21664.114 7913.182 C 21664.114 7915.156 21666.482 7917.129 21668.060 7917.129 C 21672.007 7917.129 21695.292 7895.423 21695.292 7862.666 C 21695.292 7845.696 21688.582 7832.673 21675.953 7832.673 C 21666.876 7832.673 21660.167 7839.776 21660.167 7848.459 C 21660.167 7857.141 21666.482 7864.245 21676.348 7864.245 C 21683.057 7864.245 21687.398 7859.904 21687.793 7859.904 Z">
              <!-- 36 nodes -->
            </draw:path>
            <draw:path id="path12054" draw:style-name="style16" draw:layer="layout" svg:x="10.912cm" svg:y="3.762cm" svg:width="0.209cm" svg:height="0.186cm" svg:viewBox="0.0 0.0 208.935 186.277" svg:d="M 21898.934 7621.137 L 21928.533 7621.137 C 21949.449 7621.137 21953.001 7624.295 21953.001 7633.372 C 21953.001 7637.713 21953.001 7638.108 21951.028 7646.001 C 21950.633 7647.579 21950.239 7648.369 21950.239 7649.158 C 21950.239 7651.921 21952.212 7653.104 21954.975 7653.104 C 21958.527 7653.104 21958.921 7651.921 21960.105 7646.790 L 21975.102 7588.776 C 21975.497 7587.986 21976.286 7583.645 21976.286 7583.250 C 21976.286 7580.488 21974.313 7579.304 21971.550 7579.304 C 21967.604 7579.304 21967.209 7580.883 21966.025 7585.618 C 21960.500 7607.324 21952.212 7611.271 21928.927 7611.271 L 21901.302 7611.271 L 21918.666 7542.206 C 21921.034 7533.919 21921.429 7533.129 21932.874 7533.129 L 21975.102 7533.129 C 22011.805 7533.129 22018.514 7541.812 22018.514 7564.702 C 22018.514 7573.779 22017.725 7579.304 22017.725 7581.672 C 22017.725 7583.645 22018.514 7586.408 22022.066 7586.408 C 22026.407 7586.408 22026.802 7583.645 22027.197 7579.304 L 22032.327 7531.551 C 22033.116 7523.263 22031.143 7523.263 22024.039 7523.263 L 21876.833 7523.263 C 21871.702 7523.263 21868.151 7523.263 21868.151 7529.183 C 21868.151 7533.129 21871.308 7533.129 21876.833 7533.129 C 21877.228 7533.129 21882.358 7533.129 21887.489 7533.524 C 21893.014 7534.313 21893.803 7534.708 21893.803 7537.470 C 21893.803 7539.444 21893.014 7542.206 21892.619 7543.390 L 21856.311 7687.045 C 21853.548 7697.701 21853.548 7699.674 21831.842 7699.674 C 21827.106 7699.674 21823.554 7699.674 21823.554 7705.594 C 21823.554 7707.962 21825.528 7709.540 21827.896 7709.540 C 21835.789 7709.540 21856.311 7708.356 21864.204 7708.356 L 21885.515 7708.751 C 21893.014 7708.751 21900.512 7709.540 21907.616 7709.540 C 21909.195 7709.540 21913.536 7709.540 21913.536 7703.620 C 21913.536 7699.674 21910.379 7699.674 21903.669 7699.674 C 21903.275 7699.674 21896.566 7699.674 21889.462 7698.884 C 21883.542 7698.490 21880.779 7698.095 21880.779 7694.543 C 21880.779 7693.359 21880.779 7692.570 21881.963 7689.413 L 21898.934 7621.137 Z">
              <!-- 41 nodes -->
            </draw:path>
          </draw:g>
          <!-- id="g12042" -->
          <draw:path id="path3938-7-7-55" draw:style-name="style10" draw:layer="layout" svg:x="1.569cm" svg:y="3.029cm" svg:width="1.102cm" svg:height="0.157cm" svg:viewBox="0.0 0.0 1102.399 157.056" svg:d="M 4235.315 6181.105 C 3873.104 6048.118 3516.605 6109.235 3199.379 6193.514 L 4235.315 6181.105 ">
            <!-- 3 nodes -->
          </draw:path>
          <draw:path id="path3938-7-7-55-6" draw:style-name="style10" draw:layer="layout" svg:x="9.958cm" svg:y="3.133cm" svg:width="0.775cm" svg:height="0.551cm" svg:viewBox="0.0 0.0 775.225 550.560" svg:d="M 19928.515 6277.024 C 20094.801 6469.598 20305.417 6644.223 20634.073 6791.359 L 19928.515 6277.024 ">
            <!-- 3 nodes -->
          </draw:path>
          <draw:g id="g14072">
            <draw:path id="path14074" draw:style-name="style16" draw:layer="layout" svg:x="3.896cm" svg:y="6.915cm" svg:width="0.221cm" svg:height="0.203cm" svg:viewBox="0.0 0.0 220.845 202.817" svg:d="M 7794.321 14011.191 L 7794.321 14011.191 L 7794.321 14011.642 L 7793.870 14012.093 L 7793.870 14012.093 L 7793.870 14012.543 L 7793.870 14012.994 L 7793.420 14013.895 L 7793.420 14013.895 L 7793.420 14014.346 L 7793.420 14014.797 L 7792.969 14015.247 L 7792.969 14015.698 L 7792.969 14016.149 L 7792.969 14016.149 L 7792.969 14016.600 L 7792.969 14017.050 L 7792.969 14017.050 L 7792.518 14017.501 L 7792.518 14017.501 L 7792.518 14017.952 L 7792.518 14018.402 L 7792.518 14018.853 L 7792.518 14019.304 L 7792.518 14019.754 L 7792.518 14020.205 L 7792.518 14020.205 L 7792.518 14020.656 L 7792.518 14020.656 L 7792.518 14021.107 L 7792.518 14021.557 C 7792.518 14029.670 7798.828 14033.276 7805.589 14033.276 C 7819.110 14033.276 7821.814 14022.909 7825.420 14008.487 C 7829.927 13992.262 7827.222 14000.825 7846.603 13925.557 C 7884.011 13926.909 7923.222 13934.571 7923.222 13963.416 C 7923.222 13966.571 7923.222 13968.825 7922.321 13973.332 C 7920.518 13980.543 7920.067 13985.501 7920.067 13989.107 C 7920.067 14015.698 7938.095 14033.276 7961.532 14033.276 C 7975.955 14033.276 7987.673 14025.614 7996.687 14010.290 C 8007.955 13991.360 8013.363 13965.219 8013.363 13964.318 C 8013.363 13959.811 8009.307 13959.811 8007.955 13959.811 C 8003.447 13959.811 8002.997 13962.064 8001.645 13967.924 C 7993.081 13999.022 7982.715 14023.811 7962.433 14023.811 C 7952.969 14023.811 7948.011 14017.952 7948.011 14002.177 C 7948.011 13995.416 7949.814 13984.600 7951.617 13976.938 C 7952.518 13972.881 7953.870 13967.022 7953.870 13962.515 C 7953.870 13920.149 7891.673 13916.994 7866.884 13916.093 C 7881.757 13907.980 7895.729 13895.811 7907.898 13885.895 C 7928.631 13868.318 7941.701 13857.501 7959.729 13849.839 C 7958.828 13852.093 7957.476 13857.501 7957.476 13859.755 C 7957.476 13865.163 7960.631 13875.529 7974.602 13875.529 C 7989.025 13875.529 7998.940 13862.459 7998.940 13851.191 C 7998.940 13847.135 7997.138 13835.417 7980.912 13835.417 C 7953.419 13835.417 7926.828 13857.952 7906.997 13874.628 C 7876.800 13900.318 7865.983 13907.079 7849.758 13912.487 C 7851.110 13907.529 7856.518 13885.445 7858.772 13877.783 C 7861.476 13866.064 7866.884 13844.881 7866.884 13842.628 C 7866.884 13834.966 7861.476 13830.459 7853.814 13830.459 C 7852.462 13830.459 7839.842 13830.459 7835.786 13846.684 L 7794.321 14011.191 Z">
              <!-- 60 nodes -->
            </draw:path>
            <draw:path id="path14076" draw:style-name="style16" draw:layer="layout" svg:x="4.175cm" svg:y="6.777cm" svg:width="0.104cm" svg:height="0.448cm" svg:viewBox="0.0 0.0 104.113 448.000" svg:d="M 8453.701 13998.121 L 8453.701 13997.670 L 8453.701 13997.670 L 8453.701 13997.670 L 8453.701 13997.219 L 8453.701 13997.219 L 8453.701 13997.219 L 8453.701 13996.769 L 8453.701 13996.769 L 8453.701 13996.769 L 8453.250 13996.318 L 8453.250 13996.318 L 8453.250 13995.867 L 8453.250 13995.867 L 8452.799 13995.416 L 8452.799 13995.416 L 8452.348 13994.966 L 8452.348 13994.515 L 8451.898 13994.515 L 8451.898 13994.064 L 8451.447 13994.064 L 8451.447 13993.614 L 8451.447 13993.614 L 8450.996 13993.614 L 8450.996 13993.163 L 8450.996 13993.163 L 8450.546 13992.712 L 8450.546 13992.712 L 8450.095 13992.262 L 8450.095 13992.262 L 8449.644 13991.811 L 8449.644 13991.811 L 8449.193 13991.360 L 8449.193 13990.909 L 8448.743 13990.909 L 8448.292 13990.459 L 8448.292 13990.008 L 8447.841 13990.008 L 8447.391 13989.557 L 8447.391 13989.107 L 8446.940 13989.107 L 8446.489 13988.656 L 8446.039 13988.205 C 8390.151 13931.867 8375.729 13847.135 8375.729 13778.628 C 8375.729 13700.656 8392.856 13622.684 8447.841 13566.797 C 8453.701 13561.389 8453.701 13560.487 8453.701 13559.135 C 8453.701 13555.980 8451.898 13554.628 8449.193 13554.628 C 8444.686 13554.628 8404.574 13585.276 8377.982 13642.065 C 8354.996 13691.191 8349.588 13741.220 8349.588 13778.628 C 8349.588 13813.783 8354.546 13867.867 8379.334 13918.346 C 8406.377 13973.332 8444.686 14002.628 8449.193 14002.628 C 8451.898 14002.628 8453.701 14001.276 8453.701 13998.121 Z">
              <!-- 52 nodes -->
            </draw:path>
            <draw:path id="path14078" draw:style-name="style16" draw:layer="layout" svg:x="4.328cm" svg:y="6.798cm" svg:width="0.319cm" svg:height="0.325cm" svg:viewBox="0.0 0.0 319.098 325.408" svg:d="M 8974.263 13599.699 L 8974.263 13599.699 L 8974.263 13599.248 L 8974.263 13599.248 L 8973.813 13599.248 L 8973.813 13598.797 L 8973.813 13598.797 L 8973.813 13598.797 L 8973.813 13598.346 L 8973.813 13598.346 L 8973.813 13597.896 L 8973.813 13597.896 L 8973.362 13597.896 L 8973.362 13597.445 L 8973.362 13597.445 L 8973.362 13596.994 L 8972.911 13596.994 L 8972.911 13596.994 L 8972.911 13596.544 L 8972.461 13596.544 L 8972.461 13596.544 L 8972.461 13596.093 L 8972.010 13596.093 L 8972.010 13596.093 L 8971.559 13595.642 L 8971.559 13595.642 L 8971.108 13595.642 L 8971.108 13595.642 L 8971.108 13595.642 L 8970.658 13595.642 L 8970.658 13595.642 L 8970.658 13595.642 L 8970.207 13595.192 L 8970.207 13595.192 L 8970.207 13595.192 L 8969.756 13595.192 L 8969.756 13595.192 L 8969.306 13595.192 L 8969.306 13595.192 L 8969.306 13595.192 C 8967.953 13595.192 8967.503 13595.642 8962.545 13600.600 L 8930.996 13635.304 C 8926.939 13628.994 8906.207 13595.192 8856.179 13595.192 C 8756.123 13595.192 8655.165 13694.346 8655.165 13798.008 C 8655.165 13871.924 8707.897 13920.600 8776.855 13920.600 C 8816.066 13920.600 8849.869 13903.022 8873.756 13882.290 C 8915.672 13845.332 8923.334 13804.769 8923.334 13803.417 C 8923.334 13798.910 8918.827 13798.910 8917.925 13798.910 C 8915.221 13798.910 8912.968 13799.811 8912.066 13803.417 C 8908.010 13816.487 8897.644 13848.036 8866.545 13874.177 C 8835.447 13899.417 8807.503 13907.079 8784.066 13907.079 C 8743.503 13907.079 8695.728 13883.642 8695.728 13813.783 C 8695.728 13788.093 8705.193 13715.529 8750.264 13663.248 C 8777.757 13631.699 8820.123 13609.163 8859.785 13609.163 C 8905.756 13609.163 8932.348 13643.868 8932.348 13695.698 C 8932.348 13713.276 8930.996 13713.727 8930.996 13718.234 C 8930.996 13722.741 8935.954 13722.741 8937.756 13722.741 C 8943.615 13722.741 8943.615 13721.839 8945.869 13713.727 L 8974.263 13599.699 Z">
              <!-- 59 nodes -->
            </draw:path>
            <draw:path id="path14080" draw:style-name="style16" draw:layer="layout" svg:x="4.684cm" svg:y="6.777cm" svg:width="0.104cm" svg:height="0.448cm" svg:viewBox="0.0 0.0 104.113 448.000" svg:d="M 9471.390 13778.628 L 9471.390 13775.473 L 9471.390 13771.867 L 9471.390 13768.262 L 9471.390 13764.656 L 9470.939 13756.994 L 9470.488 13749.332 L 9469.587 13741.220 L 9468.685 13732.656 L 9467.333 13723.642 L 9465.981 13714.628 L 9464.178 13705.614 L 9461.925 13696.149 L 9459.671 13686.684 L 9456.967 13677.220 L 9453.812 13667.755 L 9450.206 13658.290 L 9448.404 13653.332 L 9446.150 13648.375 L 9443.897 13643.868 L 9441.643 13638.910 C 9415.052 13583.924 9376.291 13554.628 9371.784 13554.628 C 9369.080 13554.628 9367.277 13556.431 9367.277 13559.135 C 9367.277 13560.487 9367.277 13561.389 9375.840 13569.501 C 9420.009 13614.121 9445.249 13685.332 9445.249 13778.628 C 9445.249 13855.248 9429.023 13934.121 9373.136 13990.459 C 9367.277 13995.867 9367.277 13996.769 9367.277 13998.121 C 9367.277 14000.825 9369.080 14002.628 9371.784 14002.628 C 9376.291 14002.628 9416.404 13971.980 9442.995 13915.191 C 9465.981 13866.064 9471.390 13816.487 9471.390 13778.628 Z">
              <!-- 30 nodes -->
            </draw:path>
          </draw:g>
          <!-- id="g14072" -->
          <draw:path id="path3938-7-7-5-6" draw:style-name="style10" draw:layer="layout" svg:x="9.090cm" svg:y="1.790cm" svg:width="0.847cm" svg:height="0.821cm" svg:viewBox="0.0 0.0 846.582 821.063" svg:d="M 18181.340 3595.163 C 18342.498 3612.389 18667.793 3663.962 18998.621 4343.615 L 18181.340 3595.163 ">
            <!-- 3 nodes -->
          </draw:path>
          <draw:path id="path3938-7-7-5-5" draw:style-name="style10" draw:layer="layout" svg:x="3.506cm" svg:y="3.173cm" svg:width="0.853cm" svg:height="0.284cm" svg:viewBox="0.0 0.0 852.713 284.340" svg:d="M 7860.530 6615.986 C 7735.272 6575.579 7327.537 6432.544 7074.999 6392.138 L 7860.530 6615.986 ">
            <!-- 3 nodes -->
          </draw:path>
          <draw:path id="path15-2-0-15-2" draw:style-name="style7" draw:layer="layout" svg:x="1.849cm" svg:y="6.563cm" svg:width="0.109cm" svg:height="0.109cm" svg:viewBox="0.0 0.0 108.518 108.518" svg:d="M 3752.010 13126.632 C 3766.278 13126.632 3780.281 13132.435 3790.375 13142.529 C 3800.469 13152.623 3806.272 13166.620 3806.272 13180.894 C 3806.272 13195.161 3800.469 13209.164 3790.375 13219.248 C 3780.281 13229.341 3766.283 13235.150 3752.010 13235.150 C 3737.690 13235.150 3723.745 13229.341 3713.656 13219.248 C 3703.510 13209.159 3697.754 13195.161 3697.754 13180.894 C 3697.754 13166.626 3703.510 13152.623 3713.656 13142.529 C 3723.745 13132.435 3737.690 13126.632 3752.010 13126.632 Z">
            <!-- 9 nodes -->
          </draw:path>
          <draw:path id="path15-2-0-15-27" draw:style-name="style7" draw:layer="layout" svg:x="1.734cm" svg:y="6.761cm" svg:width="0.109cm" svg:height="0.109cm" svg:viewBox="0.0 0.0 108.518 108.518" svg:d="M 3522.353 13521.967 C 3536.621 13521.967 3550.625 13527.770 3560.718 13537.863 C 3570.812 13547.957 3576.615 13561.955 3576.615 13576.228 C 3576.615 13590.496 3570.812 13604.499 3560.718 13614.582 C 3550.625 13624.676 3536.626 13630.485 3522.353 13630.485 C 3508.033 13630.485 3494.088 13624.676 3483.999 13614.582 C 3473.853 13604.494 3468.097 13590.496 3468.097 13576.228 C 3468.097 13561.960 3473.853 13547.957 3483.999 13537.863 C 3494.088 13527.770 3508.033 13521.967 3522.353 13521.967 Z">
            <!-- 9 nodes -->
          </draw:path>
          <draw:path id="path15-2-0-15-0" draw:style-name="style7" draw:layer="layout" svg:x="2.350cm" svg:y="6.790cm" svg:width="0.109cm" svg:height="0.109cm" svg:viewBox="0.0 0.0 108.518 108.518" svg:d="M 4755.194 13580.874 C 4769.462 13580.874 4783.465 13586.677 4793.559 13596.771 C 4803.653 13606.864 4809.456 13620.862 4809.456 13635.135 C 4809.456 13649.403 4803.653 13663.406 4793.559 13673.489 C 4783.465 13683.583 4769.467 13689.392 4755.194 13689.392 C 4740.874 13689.392 4726.928 13683.583 4716.840 13673.489 C 4706.694 13663.401 4700.938 13649.403 4700.938 13635.135 C 4700.938 13620.868 4706.694 13606.864 4716.840 13596.771 C 4726.928 13586.677 4740.874 13580.874 4755.194 13580.874 Z">
            <!-- 9 nodes -->
          </draw:path>
          <draw:path id="path15-2-0-15-3" draw:style-name="style7" draw:layer="layout" svg:x="2.114cm" svg:y="6.760cm" svg:width="0.109cm" svg:height="0.109cm" svg:viewBox="0.0 0.0 108.518 108.518" svg:d="M 4282.702 13520.006 C 4296.970 13520.006 4310.973 13525.809 4321.067 13535.903 C 4331.160 13545.997 4336.964 13559.995 4336.964 13574.268 C 4336.964 13588.535 4331.160 13602.539 4321.067 13612.622 C 4310.973 13622.716 4296.975 13628.525 4282.702 13628.525 C 4268.382 13628.525 4254.436 13622.716 4244.348 13612.622 C 4234.201 13602.534 4228.446 13588.535 4228.446 13574.268 C 4228.446 13560.000 4234.201 13545.997 4244.348 13535.903 C 4254.436 13525.809 4268.382 13520.006 4282.702 13520.006 Z">
            <!-- 9 nodes -->
          </draw:path>
          <draw:path id="rect3732-26-3" draw:style-name="style12" draw:layer="layout" svg:x="4.043cm" svg:y="2.929cm" svg:width="0.738cm" svg:height="0.388cm" svg:viewBox="0.0 0.0 737.653 387.937" svg:d="M 8101.674 5874.058 L 8807.327 5874.058 L 8807.327 6229.994 L 8101.674 6229.994 L 8101.674 5874.058 Z">
            <!-- 5 nodes -->
          </draw:path>
          <draw:g id="g17548">
            <draw:g id="g18391">
              <draw:path id="path17550" draw:style-name="style16" draw:layer="layout" svg:x="4.100cm" svg:y="3.077cm" svg:width="0.101cm" svg:height="0.142cm" svg:viewBox="0.0 0.0 101.136 141.938" svg:d="M 8299.033 6189.527 L 8299.250 6188.876 L 8299.467 6188.225 L 8299.467 6187.574 L 8299.684 6186.923 L 8299.901 6186.055 L 8300.118 6185.404 L 8300.118 6184.753 L 8300.335 6184.102 L 8300.335 6183.450 L 8300.552 6182.582 L 8300.552 6182.148 L 8300.552 6181.714 L 8300.552 6181.280 L 8300.552 6181.063 L 8300.552 6180.629 L 8300.552 6179.978 L 8300.769 6179.544 L 8300.769 6179.110 L 8300.769 6178.676 L 8300.769 6178.242 L 8300.769 6177.591 L 8300.769 6177.157 C 8300.769 6163.050 8292.088 6153.934 8275.811 6153.934 C 8258.665 6153.934 8247.597 6165.220 8242.388 6172.816 C 8241.303 6160.445 8232.188 6153.934 8222.421 6153.934 C 8212.438 6153.934 8208.314 6162.398 8206.361 6166.305 C 8202.454 6173.684 8199.633 6186.489 8199.633 6187.140 C 8199.633 6189.310 8201.803 6189.310 8202.237 6189.310 C 8204.408 6189.310 8204.625 6189.093 8205.927 6184.536 C 8209.616 6169.126 8213.957 6158.709 8221.770 6158.709 C 8225.460 6158.709 8228.498 6160.445 8228.498 6168.692 C 8228.498 6173.250 8227.847 6175.637 8225.026 6186.706 L 8212.438 6236.623 C 8211.787 6239.878 8210.485 6244.870 8210.485 6245.955 C 8210.485 6249.862 8213.523 6251.598 8216.778 6251.598 C 8219.383 6251.598 8223.289 6250.079 8224.809 6245.738 C 8225.026 6245.304 8227.630 6235.104 8228.932 6229.678 L 8233.707 6210.362 C 8235.009 6205.588 8236.311 6200.813 8237.396 6195.821 C 8237.830 6194.519 8239.567 6187.357 8239.784 6186.055 C 8240.435 6184.319 8246.946 6172.165 8254.325 6166.305 C 8259.099 6162.833 8265.827 6158.709 8275.160 6158.709 C 8284.492 6158.709 8286.879 6166.088 8286.879 6173.901 C 8286.879 6174.986 8286.879 6178.893 8284.709 6187.357 L 8259.968 6286.540 C 8259.316 6289.144 8259.316 6289.578 8259.316 6290.013 C 8259.316 6293.268 8261.704 6295.872 8265.393 6295.872 C 8272.121 6295.872 8273.640 6289.578 8274.292 6287.191 L 8299.033 6189.527 Z">
                <!-- 50 nodes -->
              </draw:path>
              <draw:path id="path17552" draw:style-name="style16" draw:layer="layout" svg:x="4.212cm" svg:y="3.102cm" svg:width="0.162cm" svg:height="0.103cm" svg:viewBox="0.0 0.0 161.688 103.090" svg:d="M 8568.151 6215.571 L 8568.151 6215.137 L 8568.368 6214.703 L 8568.368 6214.269 L 8568.585 6213.835 L 8568.802 6213.401 L 8568.802 6212.967 L 8569.019 6212.533 L 8569.019 6212.316 L 8569.236 6211.881 L 8569.453 6211.664 L 8569.670 6211.230 L 8569.887 6211.013 L 8570.104 6210.796 L 8570.321 6210.579 L 8570.538 6210.362 L 8570.756 6210.145 L 8571.190 6209.928 L 8571.624 6209.711 L 8571.841 6209.711 L 8572.275 6209.494 L 8572.709 6209.494 L 8573.143 6209.277 L 8573.360 6209.277 L 8573.577 6209.277 L 8573.794 6209.277 L 8574.228 6209.060 L 8574.445 6209.060 L 8574.662 6209.060 L 8575.096 6209.060 L 8575.313 6209.060 L 8575.747 6209.060 L 8576.181 6209.060 L 8576.398 6208.843 L 8576.832 6208.843 L 8577.266 6208.843 L 8577.701 6208.843 L 8578.135 6208.843 L 8578.569 6208.843 L 8579.003 6208.843 L 8579.437 6208.843 L 8579.871 6208.843 L 8580.522 6208.843 L 8580.956 6208.843 C 8584.211 6208.843 8586.165 6208.843 8586.165 6205.588 C 8586.165 6203.417 8584.428 6203.417 8581.607 6203.417 L 8560.989 6203.417 C 8556.649 6203.417 8556.431 6203.634 8554.478 6206.456 L 8495.880 6292.400 L 8480.905 6207.541 C 8480.037 6203.634 8480.037 6203.417 8475.479 6203.417 L 8453.776 6203.417 C 8450.738 6203.417 8448.784 6203.417 8448.784 6206.673 C 8448.784 6208.843 8450.738 6208.843 8453.993 6208.843 C 8456.380 6208.843 8457.031 6208.843 8459.853 6209.060 C 8462.674 6209.494 8463.108 6209.711 8463.108 6211.230 C 8463.108 6211.447 8463.108 6212.316 8462.457 6214.486 L 8443.358 6290.230 C 8442.056 6295.438 8439.669 6300.647 8427.515 6301.081 C 8426.430 6301.081 8424.477 6301.298 8424.477 6304.337 C 8424.477 6304.554 8424.477 6306.507 8426.647 6306.507 C 8431.205 6306.507 8437.716 6305.856 8442.490 6305.856 C 8446.180 6305.856 8454.861 6306.507 8458.551 6306.507 C 8459.419 6306.507 8461.589 6306.507 8461.589 6303.251 C 8461.589 6301.298 8459.636 6301.081 8458.334 6301.081 C 8448.567 6300.647 8448.567 6296.741 8448.567 6294.787 C 8448.567 6294.136 8448.567 6293.268 8449.218 6290.881 L 8469.402 6210.579 L 8469.402 6210.579 L 8485.679 6302.383 C 8486.114 6305.205 8486.548 6306.507 8488.718 6306.507 C 8490.888 6306.507 8491.973 6304.771 8493.059 6303.251 L 8556.866 6209.060 L 8557.083 6209.277 L 8535.597 6294.787 C 8534.511 6299.779 8534.077 6301.081 8522.358 6301.081 C 8519.536 6301.081 8517.800 6301.081 8517.800 6304.337 C 8517.800 6304.554 8517.800 6306.507 8520.187 6306.507 C 8523.009 6306.507 8526.481 6306.073 8529.520 6306.073 C 8532.558 6306.073 8536.031 6305.856 8539.069 6305.856 C 8543.410 6305.856 8554.044 6306.507 8558.385 6306.507 C 8559.253 6306.507 8561.640 6306.507 8561.640 6303.251 C 8561.640 6301.081 8559.687 6301.081 8556.649 6301.081 C 8556.649 6301.081 8553.610 6301.081 8551.006 6300.647 C 8547.533 6300.430 8547.533 6299.996 8547.533 6298.477 C 8547.533 6297.609 8547.967 6296.089 8548.184 6295.221 L 8568.151 6215.571 Z">
                <!-- 87 nodes -->
              </draw:path>
              <draw:path id="path17554" draw:style-name="style16" draw:layer="layout" svg:x="4.445cm" svg:y="2.981cm" svg:width="0.116cm" svg:height="0.103cm" svg:viewBox="0.0 0.0 116.111 102.873" svg:d="M 8908.455 6052.364 L 8908.455 6052.798 L 8908.238 6053.449 L 8908.238 6053.666 L 8908.021 6054.100 L 8907.804 6054.534 L 8907.804 6054.968 L 8907.587 6055.185 L 8907.587 6055.619 L 8907.370 6055.836 L 8907.153 6056.270 L 8906.936 6056.488 L 8906.719 6056.705 L 8906.502 6056.922 L 8906.285 6057.139 L 8906.068 6057.356 L 8905.634 6057.573 L 8905.417 6057.790 L 8904.983 6057.790 L 8904.549 6058.007 L 8904.115 6058.007 L 8903.681 6058.224 L 8903.464 6058.224 L 8903.247 6058.224 L 8902.813 6058.441 L 8902.595 6058.441 L 8902.378 6058.441 L 8901.944 6058.441 L 8901.727 6058.441 L 8901.293 6058.658 L 8901.076 6058.658 L 8900.642 6058.658 L 8900.208 6058.658 L 8899.774 6058.658 L 8899.340 6058.658 L 8899.123 6058.658 L 8898.689 6058.658 L 8898.255 6058.658 L 8897.604 6058.658 L 8897.170 6058.658 L 8896.736 6058.658 L 8896.302 6058.658 L 8895.651 6058.658 L 8895.216 6058.658 C 8892.612 6058.658 8890.659 6058.658 8890.659 6061.913 C 8890.659 6064.084 8892.395 6064.084 8895.216 6064.084 L 8953.815 6064.084 C 8979.424 6064.084 8998.957 6046.721 8998.957 6031.963 C 8998.957 6021.111 8989.191 6011.996 8972.913 6010.260 C 8991.361 6007.004 9006.770 5995.502 9006.770 5982.480 C 9006.770 5970.977 8995.051 5961.211 8975.301 5961.211 L 8972.913 5966.637 C 8988.323 5966.637 8991.795 5976.620 8991.795 5982.480 C 8991.795 5994.634 8977.905 6008.524 8957.721 6008.524 L 8932.763 6008.524 L 8931.678 6012.647 L 8963.798 6012.647 C 8978.122 6012.647 8983.548 6021.980 8983.548 6030.878 C 8983.548 6045.853 8968.356 6058.658 8949.908 6058.658 L 8925.601 6058.658 C 8920.826 6058.658 8920.609 6058.658 8920.609 6057.356 C 8920.609 6057.139 8920.609 6056.270 8921.260 6054.100 L 8931.678 6012.647 L 8932.763 6008.524 L 8942.095 5971.628 C 8943.180 5967.071 8943.397 5966.637 8949.691 5966.637 L 8972.913 5966.637 L 8975.301 5961.211 L 8919.958 5961.211 C 8917.137 5961.211 8915.183 5961.211 8915.183 5964.466 C 8915.183 5966.637 8916.920 5966.637 8919.958 5966.637 C 8920.175 5966.637 8922.996 5966.637 8925.818 5966.854 C 8929.073 5967.071 8929.290 5967.505 8929.290 5969.024 C 8929.290 5969.241 8929.290 5970.109 8928.639 5972.280 L 8908.455 6052.364 Z">
                <!-- 75 nodes -->
              </draw:path>
              <draw:path id="path17556" draw:style-name="style16" draw:layer="layout" svg:x="4.579cm" svg:y="3.032cm" svg:width="0.094cm" svg:height="0.076cm" svg:viewBox="0.0 0.0 93.974 76.178" svg:d="M 9234.435 6076.671 L 9234.435 6076.454 L 9234.652 6076.454 L 9234.652 6076.454 L 9234.652 6076.237 L 9234.652 6076.237 L 9234.870 6076.237 L 9234.870 6076.020 L 9234.870 6076.020 L 9235.087 6075.803 L 9235.087 6075.803 L 9235.087 6075.586 L 9235.304 6075.586 L 9235.304 6075.369 L 9235.304 6075.369 L 9235.521 6075.369 L 9235.521 6075.152 L 9235.521 6075.152 L 9235.738 6075.152 L 9235.738 6074.935 L 9235.738 6074.935 L 9235.955 6074.718 L 9235.955 6074.718 L 9235.955 6074.501 L 9236.172 6074.501 L 9236.172 6074.284 L 9236.389 6074.284 L 9236.389 6074.067 L 9236.389 6074.067 L 9236.606 6074.067 L 9236.606 6074.067 C 9238.559 6071.897 9241.597 6068.641 9248.759 6068.207 C 9249.845 6067.990 9251.581 6067.990 9251.581 6065.169 C 9251.581 6064.518 9251.147 6063.215 9249.845 6063.215 C 9248.325 6063.215 9246.589 6063.650 9245.070 6063.650 L 9240.078 6063.650 L 9234.218 6063.650 C 9232.265 6063.650 9229.878 6063.215 9227.925 6063.215 C 9226.188 6063.215 9225.320 6064.518 9225.320 6066.254 C 9225.320 6067.990 9227.056 6068.207 9227.925 6068.207 C 9229.444 6068.207 9232.265 6068.641 9232.265 6070.812 C 9232.265 6071.680 9231.831 6072.982 9230.312 6074.935 L 9192.549 6126.805 L 9179.961 6071.897 C 9179.744 6070.812 9179.744 6070.594 9179.744 6070.377 C 9179.744 6068.858 9183.216 6068.207 9187.123 6068.207 C 9188.425 6068.207 9190.161 6068.207 9190.161 6065.169 C 9190.161 6064.301 9189.510 6063.215 9188.208 6063.215 C 9186.038 6063.215 9183.433 6063.650 9181.046 6063.650 L 9173.450 6063.650 L 9166.505 6063.650 C 9164.552 6063.650 9162.164 6063.215 9160.211 6063.215 C 9159.343 6063.215 9157.607 6063.215 9157.607 6066.254 C 9157.607 6068.207 9159.126 6068.207 9161.079 6068.207 C 9167.373 6068.207 9167.590 6068.858 9168.024 6071.246 L 9182.782 6136.138 C 9183.433 6138.525 9183.650 6139.393 9186.255 6139.393 C 9187.557 6139.393 9188.859 6139.393 9190.812 6136.789 L 9234.435 6076.671 Z">
                <!-- 59 nodes -->
              </draw:path>
              <draw:path id="line17558" draw:style-name="style18" draw:layer="layout" svg:x="4.419cm" svg:y="3.114cm" svg:width="0.292cm" svg:height="0.009cm" svg:viewBox="0.0 0.0 292.123 8.638" svg:d="M 8837.703 6232.087 L 9129.827 6232.087 L 8837.703 6232.087 ">
                <!-- 3 nodes -->
              </draw:path>
              <draw:path id="path17560" draw:style-name="style16" draw:layer="layout" svg:x="4.430cm" svg:y="3.144cm" svg:width="0.116cm" svg:height="0.103cm" svg:viewBox="0.0 0.0 116.111 103.090" svg:d="M 8877.420 6378.995 L 8877.203 6379.429 L 8876.986 6379.863 L 8876.986 6380.297 L 8876.769 6380.731 L 8876.769 6381.165 L 8876.552 6381.382 L 8876.552 6381.817 L 8876.335 6382.034 L 8876.118 6382.468 L 8875.901 6382.685 L 8875.901 6382.902 L 8875.684 6383.119 L 8875.467 6383.336 L 8875.033 6383.553 L 8874.816 6383.770 L 8874.599 6383.987 L 8874.164 6384.204 L 8873.730 6384.421 L 8873.513 6384.421 L 8873.079 6384.638 L 8872.428 6384.855 L 8872.211 6384.855 L 8871.994 6384.855 L 8871.777 6384.855 L 8871.343 6384.855 L 8871.126 6385.072 L 8870.909 6385.072 L 8870.475 6385.072 L 8870.258 6385.072 L 8869.824 6385.072 L 8869.390 6385.072 L 8869.173 6385.072 L 8868.739 6385.289 L 8868.305 6385.289 L 8867.871 6385.289 L 8867.437 6385.289 L 8867.002 6385.289 L 8866.568 6385.289 L 8866.134 6385.289 L 8865.483 6385.289 L 8865.049 6385.289 L 8864.615 6385.289 L 8863.964 6385.289 C 8861.360 6385.289 8859.406 6385.289 8859.406 6388.544 C 8859.406 6390.715 8861.360 6390.715 8863.964 6390.715 L 8922.779 6390.715 C 8948.172 6390.715 8967.705 6373.352 8967.705 6358.377 C 8967.705 6347.743 8957.938 6338.410 8941.878 6336.891 C 8960.109 6333.419 8975.518 6322.133 8975.518 6309.111 C 8975.518 6297.609 8963.798 6287.625 8944.048 6287.625 L 8941.661 6293.051 C 8957.070 6293.051 8960.760 6303.251 8960.760 6308.894 C 8960.760 6321.048 8946.870 6334.938 8926.469 6334.938 L 8901.727 6334.938 L 8900.642 6339.279 L 8932.763 6339.279 C 8947.087 6339.279 8952.513 6348.611 8952.513 6357.292 C 8952.513 6372.267 8937.103 6385.289 8918.656 6385.289 L 8894.348 6385.289 C 8889.574 6385.289 8889.574 6385.072 8889.574 6383.770 C 8889.574 6383.553 8889.574 6382.902 8890.008 6380.514 L 8900.642 6339.279 L 8901.727 6334.938 L 8910.843 6298.260 C 8912.145 6293.485 8912.145 6293.051 8918.656 6293.051 L 8941.661 6293.051 L 8944.048 6287.625 L 8888.923 6287.625 C 8886.101 6287.625 8883.931 6287.625 8883.931 6290.881 C 8883.931 6293.051 8885.884 6293.051 8888.923 6293.051 C 8889.140 6293.051 8891.961 6293.051 8894.565 6293.485 C 8897.821 6293.702 8898.038 6293.919 8898.038 6295.438 C 8898.038 6295.872 8898.038 6296.523 8897.604 6298.911 L 8877.420 6378.995 Z">
                <!-- 75 nodes -->
              </draw:path>
              <draw:path id="path17562" draw:style-name="style16" draw:layer="layout" svg:x="4.563cm" svg:y="3.195cm" svg:width="0.126cm" svg:height="0.074cm" svg:viewBox="0.0 0.0 125.878 73.573" svg:d="M 9237.691 6399.179 L 9237.691 6398.962 L 9237.908 6398.528 L 9237.908 6398.311 L 9237.908 6398.094 L 9238.125 6397.877 L 9238.125 6397.443 L 9238.125 6397.226 L 9238.342 6397.009 L 9238.342 6396.792 L 9238.559 6396.792 L 9238.776 6396.575 L 9238.776 6396.358 L 9238.993 6396.141 L 9239.210 6396.141 L 9239.427 6395.924 L 9239.644 6395.707 L 9239.861 6395.707 L 9240.078 6395.489 L 9240.295 6395.489 L 9240.729 6395.272 L 9240.946 6395.272 L 9241.163 6395.272 L 9241.380 6395.272 L 9241.597 6395.272 L 9241.814 6395.055 L 9242.032 6395.055 L 9242.249 6395.055 L 9242.466 6395.055 L 9242.683 6395.055 L 9242.900 6395.055 L 9243.117 6395.055 L 9243.334 6395.055 L 9243.551 6395.055 L 9243.985 6395.055 L 9244.202 6395.055 L 9244.419 6394.838 L 9244.853 6394.838 L 9245.070 6394.838 L 9245.504 6394.838 L 9245.938 6394.838 L 9246.155 6394.838 L 9246.589 6394.838 L 9247.023 6394.838 C 9249.628 6394.838 9250.062 6394.838 9250.279 6394.621 C 9250.930 6393.970 9251.364 6392.668 9251.364 6391.800 C 9251.364 6390.064 9249.628 6390.064 9247.891 6390.064 L 9231.614 6390.064 C 9229.227 6390.064 9228.142 6390.064 9226.405 6392.234 L 9181.697 6453.871 L 9168.024 6392.885 C 9167.373 6390.064 9166.722 6390.064 9163.683 6390.064 L 9146.538 6390.064 C 9144.368 6390.064 9142.631 6390.064 9142.631 6393.102 C 9142.631 6394.838 9143.934 6394.838 9146.755 6394.838 C 9147.840 6394.838 9151.313 6394.838 9153.483 6395.489 C 9153.483 6396.792 9153.483 6397.009 9153.266 6398.311 L 9139.810 6451.700 C 9139.159 6454.522 9138.074 6458.645 9128.090 6458.862 C 9127.222 6458.862 9125.486 6458.862 9125.486 6461.901 C 9125.486 6462.769 9126.354 6463.637 9127.222 6463.637 C 9129.176 6463.637 9131.563 6463.420 9133.516 6463.420 C 9135.469 6463.420 9137.423 6463.203 9139.593 6463.203 C 9141.763 6463.203 9143.717 6463.420 9145.887 6463.420 C 9147.840 6463.420 9150.011 6463.637 9151.964 6463.637 C 9153.483 6463.637 9154.568 6462.986 9154.568 6460.599 C 9154.568 6458.862 9153.049 6458.862 9151.747 6458.862 C 9146.538 6458.645 9144.368 6457.343 9144.368 6454.739 C 9144.368 6453.871 9144.585 6453.437 9144.802 6452.352 L 9158.909 6395.489 L 9159.126 6395.489 L 9173.884 6460.599 C 9174.318 6462.335 9174.535 6463.637 9176.705 6463.637 C 9177.790 6463.637 9179.093 6463.203 9180.612 6461.250 L 9228.793 6394.621 L 9228.793 6394.838 L 9213.818 6454.739 C 9212.949 6457.994 9212.732 6458.862 9204.485 6458.862 C 9201.881 6458.862 9200.145 6458.862 9200.145 6461.901 C 9200.145 6462.769 9200.796 6463.637 9202.098 6463.637 C 9204.268 6463.637 9206.873 6463.420 9209.260 6463.420 C 9211.647 6463.420 9214.252 6463.203 9216.639 6463.203 C 9219.026 6463.203 9221.631 6463.420 9224.018 6463.420 C 9226.405 6463.420 9229.227 6463.637 9231.397 6463.637 C 9232.048 6463.637 9234.218 6463.637 9234.218 6460.599 C 9234.218 6458.862 9232.699 6458.862 9230.746 6458.862 C 9230.529 6458.862 9227.925 6458.862 9225.971 6458.645 C 9223.367 6458.428 9223.150 6458.211 9223.150 6457.343 C 9223.150 6457.126 9223.150 6456.909 9223.584 6455.824 L 9237.691 6399.179 Z">
                <!-- 90 nodes -->
              </draw:path>
            </draw:g>
            <!-- id="g18391" -->
          </draw:g>
          <!-- id="g17548" -->
          <draw:path id="rect3732-26-3-6" draw:style-name="style12" draw:layer="layout" svg:x="8.865cm" svg:y="1.334cm" svg:width="1.170cm" svg:height="0.399cm" svg:viewBox="0.0 0.0 1170.048 398.617" svg:d="M 17745.783 2683.530 L 18883.831 2683.530 L 18883.831 3050.147 L 17745.783 3050.147 L 17745.783 2683.530 Z">
            <!-- 5 nodes -->
          </draw:path>
          <draw:path id="path3855" draw:style-name="style19" draw:layer="layout" svg:x="8.759cm" svg:y="0.688cm" svg:width="0.628cm" svg:height="0.541cm" svg:viewBox="0.0 0.0 628.343 541.488" svg:d="M 17602.938 1910.376 C 17290.560 1368.603 18102.346 1138.206 18073.756 1763.232 L 17602.938 1910.376 ">
            <!-- 3 nodes -->
          </draw:path>
          <draw:g id="g4766">
            <draw:path id="path4768" draw:style-name="style15" draw:layer="layout" svg:x="8.916cm" svg:y="0.387cm" svg:width="0.145cm" svg:height="0.161cm" svg:viewBox="0.0 0.0 145.406 161.164" svg:d="M 17853.200 910.749 L 17853.200 911.465 L 17852.841 911.823 L 17852.841 912.540 L 17852.841 912.898 L 17852.483 913.972 L 17852.125 915.405 L 17852.125 916.479 L 17851.767 917.554 L 17851.409 918.628 L 17851.051 919.702 L 17851.051 920.419 L 17851.051 920.777 L 17850.693 921.493 L 17850.693 921.851 L 17850.693 922.568 L 17850.334 922.926 L 17850.334 923.284 L 17850.334 923.642 L 17850.334 924.000 L 17850.334 924.358 L 17849.976 924.716 L 17849.976 925.075 L 17849.976 925.433 L 17849.976 925.791 L 17849.976 925.791 L 17849.976 926.149 C 17849.976 932.596 17854.990 935.819 17860.362 935.819 C 17864.660 935.819 17871.107 932.954 17873.614 925.791 C 17874.330 924.358 17886.507 876.009 17887.939 869.563 C 17890.804 857.744 17897.251 833.032 17899.400 823.362 C 17900.832 818.706 17910.502 801.874 17919.098 794.353 C 17921.963 791.846 17932.349 782.534 17947.749 782.534 C 17957.061 782.534 17962.433 786.832 17962.791 786.832 C 17952.047 788.623 17944.168 796.860 17944.168 806.171 C 17944.168 811.902 17948.107 818.706 17957.777 818.706 C 17967.447 818.706 17977.475 810.469 17977.475 797.576 C 17977.475 785.399 17966.014 774.655 17947.749 774.655 C 17924.470 774.655 17909.070 792.204 17902.265 801.874 C 17899.400 786.116 17886.507 774.655 17869.674 774.655 C 17853.200 774.655 17846.395 788.623 17843.172 794.711 C 17836.725 806.888 17832.069 828.376 17832.069 829.451 C 17832.069 833.032 17835.651 833.032 17836.367 833.032 C 17839.948 833.032 17840.306 832.674 17842.455 824.795 C 17848.544 799.367 17855.707 782.534 17868.600 782.534 C 17874.688 782.534 17879.702 785.399 17879.702 798.651 C 17879.702 806.171 17878.628 810.111 17873.972 828.734 L 17853.200 910.749 Z">
              <!-- 48 nodes -->
            </draw:path>
            <draw:path id="path4770" draw:style-name="style15" draw:layer="layout" svg:x="9.084cm" svg:y="0.429cm" svg:width="0.190cm" svg:height="0.169cm" svg:viewBox="0.0 0.0 189.605 169.043" svg:d="M 18236.411 946.563 L 18263.272 946.563 C 18282.254 946.563 18285.477 949.786 18285.477 958.024 C 18285.477 961.605 18285.477 962.321 18283.686 969.126 C 18283.328 970.559 18282.970 971.275 18282.970 971.991 C 18282.970 974.498 18284.761 975.931 18287.268 975.931 C 18290.491 975.931 18290.849 974.498 18291.923 970.200 L 18305.533 917.195 C 18305.891 916.479 18306.607 912.898 18306.607 912.182 C 18306.607 910.033 18304.816 908.600 18302.309 908.600 C 18298.728 908.600 18298.370 910.033 18297.295 914.688 C 18292.282 934.028 18285.119 937.968 18263.630 937.968 L 18238.560 937.968 L 18254.318 875.293 C 18256.467 867.414 18256.467 866.697 18267.212 866.697 L 18305.533 866.697 C 18338.840 866.697 18344.928 874.577 18344.928 895.349 C 18344.928 903.586 18343.854 908.958 18343.854 910.749 C 18343.854 912.898 18344.928 915.047 18348.152 915.047 C 18352.091 915.047 18352.449 912.898 18352.807 908.600 L 18357.463 865.265 C 18358.180 857.744 18356.389 857.744 18349.942 857.744 L 18216.355 857.744 C 18211.700 857.744 18208.476 857.744 18208.476 863.116 C 18208.476 866.697 18211.341 866.697 18216.355 866.697 C 18216.714 866.697 18221.369 866.697 18225.667 867.414 C 18231.039 867.772 18231.397 868.130 18231.397 870.637 C 18231.397 872.428 18230.681 874.935 18230.681 876.367 L 18197.732 1006.373 C 18195.225 1016.401 18194.867 1017.833 18175.527 1017.833 C 18171.230 1017.833 18168.006 1017.833 18168.006 1023.205 C 18168.006 1025.712 18169.797 1026.787 18171.946 1026.787 C 18179.109 1026.787 18197.732 1026.071 18204.895 1026.071 L 18224.235 1026.071 C 18230.681 1026.071 18237.844 1026.787 18244.290 1026.787 C 18245.723 1026.787 18249.663 1026.787 18249.663 1021.415 C 18249.663 1017.833 18246.439 1017.833 18240.709 1017.833 C 18240.351 1017.833 18234.263 1017.833 18227.816 1017.475 C 18222.444 1017.117 18219.937 1016.759 18219.937 1013.178 C 18219.937 1012.103 18219.937 1011.387 18220.653 1008.880 L 18236.411 946.563 Z">
              <!-- 41 nodes -->
            </draw:path>
            <draw:path id="path4772" draw:style-name="style15" draw:layer="layout" svg:x="9.428cm" svg:y="0.134cm" svg:width="0.135cm" svg:height="0.640cm" svg:viewBox="0.0 0.0 135.378 640.000" svg:d="M 18975.258 904.302 L 18975.258 904.661 L 18975.258 904.661 L 18975.258 904.661 L 18975.258 904.661 L 18975.258 904.661 L 18975.258 904.661 L 18975.258 904.661 L 18975.616 904.661 L 18975.616 904.661 L 18975.616 905.019 L 18975.616 905.019 L 18975.974 905.019 L 18975.974 905.377 L 18976.333 905.377 L 18976.333 905.377 L 18976.691 905.735 L 18976.691 905.735 L 18976.691 906.093 L 18977.049 906.093 L 18977.407 906.451 L 18977.407 906.809 L 18977.765 906.809 L 18977.765 907.168 L 18978.123 907.168 L 18978.123 907.526 L 18978.481 907.526 L 18978.481 907.884 L 18978.481 907.884 L 18978.840 907.884 L 18978.840 908.242 L 18978.840 908.242 L 18979.198 908.242 L 18979.198 908.242 L 18979.198 908.242 L 18979.198 908.242 L 18979.198 908.242 L 18979.198 908.242 L 18979.198 908.242 L 18979.198 908.242 L 18979.198 908.242 L 18979.198 908.242 L 18979.198 908.242 L 18987.077 908.242 C 18988.151 908.242 18991.016 908.242 18991.016 904.661 C 18991.016 903.586 18990.300 902.870 18989.942 901.795 C 18977.049 888.902 18957.709 869.204 18935.504 830.167 C 18896.825 761.762 18882.499 674.017 18882.499 588.421 C 18882.499 430.481 18927.625 337.722 18989.942 274.689 C 18991.016 273.614 18991.016 272.540 18991.016 271.824 C 18991.016 268.242 18988.868 268.242 18984.212 268.242 C 18979.914 268.242 18979.198 268.242 18975.974 271.107 C 18941.951 300.475 18903.630 349.899 18878.918 424.750 C 18863.518 472.025 18855.639 529.328 18855.639 588.063 C 18855.639 672.585 18870.681 767.850 18926.909 850.223 C 18936.579 864.190 18949.830 878.874 18949.830 879.232 C 18953.411 883.530 18958.425 889.260 18961.291 891.767 L 18975.258 904.302 Z">
              <!-- 58 nodes -->
            </draw:path>
            <draw:path id="path4774" draw:style-name="style15" draw:layer="layout" svg:x="9.608cm" svg:y="0.307cm" svg:width="0.118cm" svg:height="0.237cm" svg:viewBox="0.0 0.0 117.829 237.090" svg:d="M 19289.707 624.235 L 19289.707 623.877 L 19289.707 623.519 L 19289.707 623.161 L 19289.707 622.803 L 19289.707 622.445 L 19289.707 622.087 L 19289.707 621.728 L 19289.707 621.370 L 19289.707 621.012 L 19289.707 620.654 L 19289.707 620.654 L 19289.707 620.296 L 19289.707 619.938 L 19289.707 619.580 L 19289.707 619.580 L 19289.707 619.221 L 19289.707 618.863 L 19289.707 618.863 L 19289.349 618.505 L 19289.349 617.789 L 19289.349 617.431 L 19289.349 617.431 L 19288.990 617.073 L 19288.990 616.714 L 19288.632 616.356 L 19288.632 616.356 L 19288.274 615.998 L 19287.916 615.998 L 19287.916 615.640 L 19287.558 615.640 L 19287.200 615.640 L 19287.200 615.282 L 19286.842 615.282 L 19286.842 615.282 L 19286.483 615.282 L 19286.125 615.282 L 19286.125 615.282 L 19285.767 615.282 L 19285.767 615.282 L 19285.409 615.282 L 19285.051 615.282 L 19284.693 615.282 L 19284.693 614.924 L 19284.335 614.924 L 19283.976 614.924 L 19283.618 614.924 L 19283.260 614.924 L 19282.902 614.924 L 19282.544 614.924 L 19282.186 614.924 L 19281.828 614.924 L 19281.469 614.924 C 19259.265 637.845 19228.106 637.845 19216.646 637.845 L 19216.646 648.947 C 19223.809 648.947 19244.939 648.947 19263.204 639.636 L 19263.204 823.720 C 19263.204 836.614 19262.130 840.911 19230.255 840.911 L 19218.795 840.911 L 19218.795 852.014 C 19231.330 850.939 19262.130 850.939 19276.455 850.939 C 19290.781 850.939 19321.940 850.939 19334.474 852.014 L 19334.474 840.911 L 19323.014 840.911 C 19290.781 840.911 19289.707 836.972 19289.707 823.720 L 19289.707 624.235 Z">
              <!-- 66 nodes -->
            </draw:path>
            <draw:path id="path4776" draw:style-name="style15" draw:layer="layout" svg:x="9.864cm" svg:y="0.449cm" svg:width="0.218cm" svg:height="0.014cm" svg:viewBox="0.0 0.0 218.467 13.968" svg:d="M 19933.288 911.107 L 19934.362 911.107 L 19935.437 911.107 L 19936.511 911.107 L 19937.227 911.107 L 19937.585 911.107 L 19938.302 911.107 L 19938.660 911.107 L 19939.376 911.107 L 19939.734 910.749 L 19940.451 910.749 L 19940.809 910.749 L 19941.167 910.391 L 19941.525 910.391 L 19942.241 910.033 L 19942.599 910.033 L 19942.958 909.675 L 19943.316 909.675 L 19943.674 909.316 L 19944.032 908.958 L 19944.390 908.600 L 19944.748 908.242 L 19944.748 908.242 L 19944.748 907.884 L 19945.106 907.526 L 19945.106 907.526 L 19945.106 907.168 L 19945.106 907.168 L 19945.465 906.809 L 19945.465 906.451 L 19945.465 906.093 L 19945.465 906.093 L 19945.465 905.735 L 19945.465 905.377 L 19945.465 905.019 L 19945.823 904.661 L 19945.823 904.661 L 19945.823 904.302 C 19945.823 897.140 19939.376 897.140 19933.288 897.140 L 19739.891 897.140 C 19733.803 897.140 19727.356 897.140 19727.356 904.302 C 19727.356 911.107 19733.803 911.107 19739.891 911.107 L 19933.288 911.107 Z">
              <!-- 43 nodes -->
            </draw:path>
            <draw:path id="path4778" draw:style-name="style15" draw:layer="layout" svg:x="10.363cm" svg:y="0.235cm" svg:width="0.190cm" svg:height="0.169cm" svg:viewBox="0.0 0.0 189.606 169.401" svg:d="M 20794.261 558.695 L 20821.122 558.695 C 20840.103 558.695 20843.326 561.561 20843.326 569.798 C 20843.326 573.379 20843.326 574.096 20841.536 580.900 C 20841.178 582.691 20840.819 583.407 20840.819 584.124 C 20840.819 586.630 20842.610 587.705 20845.117 587.705 C 20848.340 587.705 20848.699 586.630 20849.773 581.975 L 20863.382 529.328 C 20863.740 528.612 20864.457 524.672 20864.457 524.314 C 20864.457 521.807 20862.666 520.374 20860.159 520.374 C 20856.578 520.374 20856.578 522.165 20855.145 526.463 C 20850.131 545.802 20842.968 549.742 20821.480 549.742 L 20796.410 549.742 L 20812.526 487.067 C 20814.317 479.546 20814.675 478.830 20825.061 478.830 L 20863.382 478.830 C 20896.690 478.830 20903.136 486.709 20903.136 507.481 C 20903.136 515.718 20902.062 520.732 20902.062 522.881 C 20902.062 524.672 20902.778 527.179 20906.359 527.179 C 20909.941 527.179 20910.299 524.672 20910.657 520.374 L 20915.313 477.039 C 20916.029 469.518 20914.239 469.518 20908.150 469.518 L 20774.205 469.518 C 20769.549 469.518 20766.326 469.518 20766.326 475.248 C 20766.326 478.830 20769.191 478.830 20774.205 478.830 C 20774.563 478.830 20779.219 478.830 20783.875 479.188 C 20788.889 479.546 20789.605 480.262 20789.605 482.769 C 20789.605 484.560 20788.889 487.067 20788.531 488.141 L 20755.582 618.505 C 20753.433 628.175 20753.075 629.966 20733.377 629.966 C 20729.079 629.966 20725.856 629.966 20725.856 634.980 C 20725.856 637.487 20727.647 638.919 20729.795 638.919 C 20737.316 638.919 20755.582 637.845 20763.103 637.845 L 20782.442 638.203 C 20788.889 638.203 20795.694 638.919 20802.140 638.919 C 20803.931 638.919 20807.512 638.919 20807.512 633.189 C 20807.512 629.966 20804.647 629.966 20798.917 629.966 C 20798.201 629.966 20792.112 629.966 20785.666 629.249 C 20780.652 628.891 20778.145 628.533 20778.145 625.310 C 20778.145 624.235 20778.145 623.519 20778.861 620.654 L 20794.261 558.695 Z">
              <!-- 41 nodes -->
            </draw:path>
            <draw:path id="line4780" draw:style-name="style20" draw:layer="layout" svg:x="10.234cm" svg:y="0.448cm" svg:width="0.443cm" svg:height="0.014cm" svg:viewBox="0.0 0.0 443.380 14.254" svg:d="M 20467.278 903.622 L 20910.658 903.622 L 20467.278 903.622 ">
              <!-- 3 nodes -->
            </draw:path>
            <draw:path id="path4782" draw:style-name="style15" draw:layer="layout" svg:x="10.251cm" svg:y="0.498cm" svg:width="0.228cm" svg:height="0.170cm" svg:viewBox="0.0 0.0 227.778 169.759" svg:d="M 20628.083 1065.108 L 20628.083 1064.750 L 20628.083 1064.750 L 20628.083 1064.750 L 20627.725 1064.392 L 20627.725 1064.392 L 20627.725 1064.034 L 20627.725 1064.034 L 20627.367 1063.676 L 20627.367 1063.676 L 20627.367 1063.676 L 20627.367 1063.317 L 20627.367 1063.317 L 20627.367 1063.317 L 20627.009 1062.959 L 20627.009 1062.959 L 20627.009 1062.959 L 20627.009 1062.959 L 20627.009 1062.601 L 20627.009 1062.601 L 20627.009 1062.601 L 20627.009 1062.601 L 20627.009 1062.601 L 20626.651 1062.601 L 20626.651 1062.243 L 20626.651 1062.243 L 20626.651 1062.243 L 20626.651 1062.243 L 20626.651 1062.243 L 20626.651 1062.243 L 20626.651 1062.243 L 20626.651 1062.243 L 20626.651 1062.243 C 20626.651 1061.527 20627.009 1061.527 20632.739 1057.229 L 20658.167 1039.680 C 20691.116 1016.401 20706.516 1005.657 20724.423 1004.224 C 20726.930 1003.866 20730.154 1003.508 20730.154 998.494 C 20730.154 996.703 20728.363 995.270 20726.930 995.270 C 20721.558 995.270 20715.112 995.987 20709.739 995.987 C 20702.935 995.987 20686.102 995.270 20679.297 995.270 C 20677.865 995.270 20673.925 995.270 20673.925 1000.643 C 20673.925 1001.001 20673.925 1003.866 20677.865 1004.224 C 20680.730 1004.224 20683.953 1004.940 20683.953 1007.447 C 20683.953 1012.103 20676.432 1017.475 20673.209 1019.624 L 20568.632 1093.043 L 20588.329 1014.610 C 20590.478 1006.015 20590.836 1004.224 20610.534 1004.224 C 20614.474 1004.224 20618.055 1004.224 20618.055 998.852 C 20618.055 996.703 20616.264 995.270 20613.757 995.270 C 20606.595 995.270 20588.329 995.987 20581.167 995.987 L 20563.976 995.987 C 20558.962 995.629 20552.873 995.270 20548.217 995.270 C 20546.427 995.270 20542.845 995.270 20542.845 1000.643 C 20542.845 1004.224 20545.710 1004.224 20551.083 1004.224 C 20555.022 1004.224 20556.097 1004.224 20560.752 1004.582 C 20565.766 1004.940 20566.125 1005.657 20566.125 1008.164 C 20566.125 1008.522 20566.125 1009.954 20565.050 1013.536 L 20531.743 1145.690 C 20529.952 1154.285 20529.236 1156.076 20509.896 1156.076 C 20505.240 1156.076 20502.375 1156.076 20502.375 1161.806 C 20502.375 1162.165 20502.375 1165.030 20506.315 1165.030 C 20513.478 1165.030 20531.743 1164.313 20538.906 1164.313 L 20556.097 1164.313 C 20561.111 1164.672 20567.199 1165.030 20572.213 1165.030 C 20573.646 1165.030 20577.227 1165.030 20577.227 1159.658 C 20577.227 1156.076 20574.362 1156.076 20569.348 1156.076 C 20568.990 1156.076 20564.334 1156.076 20560.036 1155.718 C 20553.948 1155.360 20553.948 1154.644 20553.948 1152.137 C 20553.948 1149.988 20556.455 1140.676 20565.766 1104.146 L 20607.311 1075.136 L 20643.841 1144.974 C 20645.632 1148.197 20645.632 1148.555 20645.632 1149.630 C 20645.632 1155.360 20638.469 1156.076 20633.813 1156.076 C 20630.948 1156.076 20627.367 1156.076 20627.367 1161.806 C 20627.367 1162.165 20627.725 1165.030 20631.665 1165.030 C 20638.827 1165.030 20656.734 1164.313 20663.897 1164.313 C 20671.418 1164.313 20681.446 1165.030 20688.251 1165.030 C 20691.474 1165.030 20693.265 1163.597 20693.265 1160.016 C 20693.265 1156.076 20690.042 1156.076 20687.535 1156.076 C 20683.237 1156.076 20675.358 1156.076 20671.060 1148.197 L 20628.083 1065.108 Z">
              <!-- 81 nodes -->
            </draw:path>
            <draw:path id="path4784" draw:style-name="style15" draw:layer="layout" svg:x="10.494cm" svg:y="0.583cm" svg:width="0.148cm" svg:height="0.121cm" svg:viewBox="0.0 0.0 147.555 121.052" svg:d="M 21040.304 1229.495 L 21062.509 1229.495 C 21078.267 1229.495 21079.700 1232.002 21079.700 1238.091 C 21079.700 1240.598 21078.626 1245.253 21078.267 1245.970 L 21078.267 1247.402 C 21078.267 1248.477 21078.984 1250.267 21081.849 1250.267 C 21084.356 1250.267 21085.430 1249.551 21086.147 1246.686 L 21096.533 1203.709 C 21096.533 1203.709 21096.533 1200.844 21092.951 1200.844 C 21089.728 1200.844 21089.728 1201.918 21088.654 1204.783 C 21084.714 1218.751 21080.058 1221.616 21062.867 1221.616 L 21042.095 1221.616 L 21052.839 1178.997 C 21054.272 1173.625 21054.272 1173.267 21061.793 1173.267 L 21094.384 1173.267 C 21119.812 1173.267 21125.900 1177.923 21125.900 1195.472 C 21125.900 1199.411 21125.184 1204.067 21125.184 1204.425 C 21125.184 1206.932 21126.975 1207.649 21129.124 1207.649 C 21132.347 1207.649 21132.705 1206.216 21133.063 1202.635 L 21135.928 1171.118 L 21136.286 1168.253 C 21136.286 1165.030 21133.421 1165.030 21130.198 1165.030 L 21023.114 1165.030 C 21019.532 1165.030 21017.025 1165.030 21017.025 1170.044 C 21017.025 1173.267 21019.174 1173.267 21023.472 1173.267 C 21025.262 1173.267 21031.351 1173.267 21034.932 1174.341 C 21034.932 1176.490 21034.932 1176.848 21034.574 1178.639 L 21011.295 1271.398 C 21009.862 1276.412 21009.862 1277.844 20995.895 1277.844 C 20991.597 1277.844 20988.732 1277.844 20988.732 1282.858 C 20988.732 1284.291 20989.806 1286.082 20991.955 1286.082 C 20995.895 1286.082 21000.193 1285.365 21004.132 1285.365 L 21017.742 1285.365 L 21032.783 1285.365 C 21037.439 1285.365 21042.453 1286.082 21047.467 1286.082 C 21048.542 1286.082 21052.123 1286.082 21052.123 1281.068 C 21052.123 1277.844 21049.616 1277.844 21044.960 1277.844 C 21040.663 1277.844 21039.230 1277.844 21034.574 1277.486 C 21030.276 1277.128 21029.202 1277.128 21029.202 1274.979 C 21029.202 1273.905 21029.202 1273.547 21029.918 1271.040 L 21040.304 1229.495 Z">
              <!-- 41 nodes -->
            </draw:path>
            <draw:path id="path4786" draw:style-name="style15" draw:layer="layout" svg:x="10.733cm" svg:y="0.134cm" svg:width="0.135cm" svg:height="0.640cm" svg:viewBox="0.0 0.0 135.378 640.000" svg:d="M 21601.155 588.063 L 21601.155 569.082 L 21600.080 549.742 L 21598.648 530.402 L 21596.499 511.063 L 21593.634 491.723 L 21590.052 472.383 L 21585.755 453.402 L 21580.741 434.778 L 21574.652 416.155 L 21571.429 406.843 L 21567.848 397.890 L 21563.908 388.936 L 21559.968 379.983 L 21556.029 371.029 L 21551.373 362.434 L 21546.717 353.838 L 21542.061 345.243 L 21536.689 337.006 L 21531.317 328.768 L 21525.587 320.889 L 21519.856 313.010 L 21513.410 305.131 L 21506.963 297.610 C 21501.949 291.880 21488.698 277.912 21480.461 270.391 C 21477.954 268.242 21477.238 268.242 21472.582 268.242 C 21469.000 268.242 21465.777 268.242 21465.777 271.824 C 21465.777 273.256 21467.210 274.689 21467.926 275.405 C 21480.103 287.940 21499.084 307.638 21521.289 346.675 C 21559.968 415.081 21574.294 502.825 21574.294 588.063 C 21574.294 742.780 21531.317 836.972 21467.210 902.154 C 21466.493 902.870 21465.777 903.944 21465.777 904.661 C 21465.777 908.242 21469.000 908.242 21472.582 908.242 C 21477.238 908.242 21477.954 908.242 21481.177 905.735 C 21514.843 876.367 21553.164 826.944 21577.875 751.734 C 21593.634 703.027 21601.155 645.366 21601.155 588.063 Z">
              <!-- 36 nodes -->
            </draw:path>
          </draw:g>
          <!-- id="g4766" -->
          <draw:path id="path3855-7" draw:style-name="style21" draw:layer="layout" svg:x="4.285cm" svg:y="2.419cm" svg:width="0.527cm" svg:height="0.472cm" svg:viewBox="0.0 0.0 527.103 472.120" svg:d="M 9079.124 5251.989 C 9124.513 4837.823 8572.729 4617.150 8691.515 5248.096 L 9079.124 5251.989 ">
            <!-- 3 nodes -->
          </draw:path>
          <draw:g id="g9425">
            <draw:path id="path9427" draw:style-name="style15" draw:layer="layout" svg:x="3.764cm" svg:y="2.183cm" svg:width="0.129cm" svg:height="0.152cm" svg:viewBox="0.0 0.0 129.416 151.630" svg:d="M 7565.419 4437.912 L 7566.384 4438.234 L 7567.350 4438.556 L 7568.316 4439.199 L 7569.282 4439.521 L 7570.248 4439.843 L 7571.213 4439.843 L 7572.179 4440.165 L 7573.145 4440.487 L 7574.111 4440.809 L 7574.755 4440.809 L 7576.686 4441.453 L 7578.618 4441.453 L 7580.227 4441.775 L 7581.837 4442.097 L 7583.769 4442.097 L 7585.378 4442.097 L 7586.988 4442.419 L 7588.598 4442.419 L 7589.885 4442.419 L 7591.495 4442.419 L 7593.105 4442.419 L 7593.105 4435.336 C 7586.022 4435.336 7582.159 4435.336 7576.042 4433.727 L 7576.042 4433.727 C 7583.447 4431.151 7590.207 4430.829 7595.358 4430.829 C 7603.407 4430.829 7605.016 4431.151 7610.489 4432.761 C 7605.982 4435.014 7605.016 4435.336 7593.105 4435.336 L 7593.105 4442.419 C 7601.475 4442.419 7618.859 4442.419 7618.859 4432.439 C 7618.859 4424.712 7607.592 4423.747 7595.358 4423.747 C 7588.920 4423.747 7577.652 4424.391 7565.741 4429.863 C 7558.336 4426.000 7552.863 4419.884 7552.863 4411.513 C 7552.863 4391.875 7584.413 4380.286 7613.064 4380.286 C 7618.215 4380.286 7629.805 4380.286 7642.682 4389.300 C 7646.223 4391.875 7646.867 4392.519 7649.121 4392.519 C 7653.306 4392.519 7657.813 4388.334 7657.813 4383.827 C 7657.813 4377.711 7638.175 4365.799 7616.284 4365.799 C 7579.584 4365.799 7544.815 4387.047 7544.815 4411.513 C 7544.815 4425.034 7556.405 4433.083 7557.692 4434.048 C 7538.698 4444.672 7528.397 4462.700 7528.397 4477.187 C 7528.397 4498.113 7546.747 4517.429 7580.871 4517.429 C 7623.044 4517.429 7641.072 4489.421 7641.072 4484.592 C 7641.072 4482.660 7639.463 4481.372 7637.531 4481.372 C 7635.922 4481.372 7634.956 4482.660 7634.312 4483.626 C 7629.805 4491.030 7622.079 4502.942 7583.769 4502.942 C 7564.131 4502.942 7536.767 4498.113 7536.767 4475.256 C 7536.767 4464.632 7545.781 4447.570 7565.419 4437.912 Z">
              <!-- 48 nodes -->
            </draw:path>
            <draw:path id="path9429" draw:style-name="style15" draw:layer="layout" svg:x="3.922cm" svg:y="2.223cm" svg:width="0.240cm" svg:height="0.153cm" svg:viewBox="0.0 0.0 239.839 152.917" svg:d="M 8057.652 4463.666 L 8057.652 4463.022 L 8057.973 4462.378 L 8057.973 4461.735 L 8058.295 4461.091 L 8058.617 4460.447 L 8058.617 4459.803 L 8058.939 4459.159 L 8058.939 4458.837 L 8059.261 4458.193 L 8059.583 4457.871 L 8059.905 4457.228 L 8060.227 4456.906 L 8060.549 4456.584 L 8060.871 4456.262 L 8061.193 4455.940 L 8061.515 4455.618 L 8062.159 4455.296 L 8062.802 4454.974 L 8063.124 4454.974 L 8063.768 4454.652 L 8064.412 4454.652 L 8065.056 4454.330 L 8065.378 4454.330 L 8065.700 4454.330 L 8066.022 4454.330 L 8066.666 4454.008 L 8066.988 4454.008 L 8067.309 4454.008 L 8067.953 4454.008 L 8068.275 4454.008 L 8068.919 4454.008 L 8069.563 4454.008 L 8069.885 4453.686 L 8070.529 4453.686 L 8071.173 4453.686 L 8071.816 4453.686 L 8072.460 4453.686 L 8073.104 4453.686 L 8073.748 4453.686 L 8074.392 4453.686 L 8075.036 4453.686 L 8076.002 4453.686 L 8076.645 4453.686 C 8081.474 4453.686 8084.372 4453.686 8084.372 4448.857 C 8084.372 4445.638 8081.474 4445.638 8077.611 4445.638 L 8047.028 4445.638 C 8040.267 4445.638 8040.267 4445.960 8037.370 4450.145 L 7950.448 4577.630 L 7928.235 4451.755 C 7926.947 4445.960 7926.947 4445.638 7920.187 4445.638 L 7887.994 4445.638 C 7883.487 4445.638 7880.589 4445.638 7880.589 4450.467 C 7880.589 4453.686 7883.165 4453.686 7888.316 4453.686 C 7891.857 4453.686 7892.823 4453.686 7897.008 4454.008 C 7901.193 4454.652 7901.837 4454.974 7901.837 4457.228 C 7901.837 4457.549 7901.837 4458.837 7900.871 4462.057 L 7872.541 4574.411 C 7870.609 4582.137 7867.068 4589.863 7849.040 4590.507 C 7847.430 4590.507 7844.533 4590.829 7844.533 4595.336 C 7844.533 4595.658 7844.533 4598.555 7847.752 4598.555 C 7854.513 4598.555 7863.849 4597.590 7871.253 4597.590 C 7876.726 4597.590 7889.603 4598.555 7895.076 4598.555 C 7896.042 4598.555 7899.583 4598.555 7899.583 4593.726 C 7899.583 4590.829 7896.686 4590.507 7894.432 4590.507 C 7880.267 4589.863 7880.267 4584.068 7880.267 4581.171 C 7880.267 4580.205 7880.267 4578.918 7881.233 4575.376 L 7910.851 4456.262 L 7911.173 4456.262 L 7935.318 4592.439 C 7935.962 4596.624 7936.605 4598.555 7939.825 4598.555 C 7943.044 4598.555 7944.654 4595.980 7946.263 4593.726 L 8040.911 4454.008 L 8041.233 4454.330 L 8009.362 4581.171 C 8007.430 4588.575 8007.108 4590.507 7989.402 4590.507 C 7985.539 4590.507 7982.963 4590.507 7982.963 4595.336 C 7982.963 4595.658 7982.963 4598.555 7986.505 4598.555 C 7990.690 4598.555 7995.841 4597.911 8000.348 4597.911 C 8004.855 4597.911 8010.006 4597.590 8014.513 4597.590 C 8020.951 4597.590 8036.726 4598.555 8043.165 4598.555 C 8044.452 4598.555 8047.994 4598.555 8047.994 4593.726 C 8047.994 4590.507 8045.096 4590.507 8040.589 4590.507 C 8040.267 4590.507 8036.082 4590.507 8032.219 4589.863 C 8027.068 4589.541 8027.068 4588.897 8027.068 4586.644 C 8027.068 4585.356 8027.712 4583.103 8027.712 4581.815 L 8057.652 4463.666 Z">
              <!-- 87 nodes -->
            </draw:path>
            <draw:path id="path9431" draw:style-name="style15" draw:layer="layout" svg:x="4.208cm" svg:y="2.102cm" svg:width="0.213cm" svg:height="0.232cm" svg:viewBox="0.0 0.0 213.440 232.434" svg:d="M 8629.723 4321.373 L 8629.723 4315.256 L 8629.079 4309.139 L 8628.436 4303.344 L 8627.470 4297.550 L 8626.504 4291.755 L 8624.894 4286.282 L 8623.285 4280.809 L 8621.353 4275.336 L 8619.100 4270.185 L 8616.846 4265.357 L 8614.271 4260.206 L 8611.373 4255.699 L 8608.476 4250.870 L 8605.257 4246.685 L 8601.715 4242.499 L 8598.174 4238.314 L 8594.633 4234.451 L 8590.448 4230.910 L 8586.585 4227.369 L 8582.399 4224.149 L 8577.892 4220.930 L 8573.385 4218.355 L 8568.878 4215.779 L 8564.049 4213.526 L 8559.220 4211.272 L 8554.391 4209.340 L 8549.241 4208.053 L 8544.090 4206.765 L 8538.939 4205.477 L 8533.788 4204.833 L 8528.315 4204.512 L 8522.842 4204.190 L 8522.842 4211.272 C 8555.357 4211.272 8598.496 4240.246 8598.496 4321.373 C 8598.496 4402.821 8553.426 4429.220 8523.164 4429.220 L 8523.164 4429.220 C 8491.293 4429.220 8447.510 4401.855 8447.510 4321.373 C 8447.510 4238.958 8491.937 4211.272 8522.842 4211.272 L 8522.842 4204.190 C 8465.538 4204.190 8416.283 4255.377 8416.283 4321.373 C 8416.283 4386.725 8465.538 4436.624 8522.842 4436.624 C 8581.112 4436.624 8629.723 4385.759 8629.723 4321.373 Z">
              <!-- 43 nodes -->
            </draw:path>
            <draw:path id="polygon9433" draw:style-name="style15" draw:layer="layout" svg:x="4.257cm" svg:y="2.195cm" svg:width="0.115cm" svg:height="0.046cm" svg:viewBox="0.0 0.0 114.608 46.036" svg:d="M 8621.675 4436.302 L 8629.401 4436.302 L 8629.401 4390.266 L 8621.675 4390.266 L 8621.675 4401.212 L 8522.842 4401.212 L 8522.842 4390.266 L 8514.794 4390.266 L 8514.794 4436.302 L 8522.842 4436.302 L 8522.842 4425.356 L 8621.675 4425.356 L 8621.675 4436.302 Z">
              <!-- 13 nodes -->
            </draw:path>
            <draw:path id="path9435" draw:style-name="style15" draw:layer="layout" svg:x="4.456cm" svg:y="2.223cm" svg:width="0.240cm" svg:height="0.153cm" svg:viewBox="0.0 0.0 239.839 152.917" svg:d="M 9125.819 4463.666 L 9125.819 4463.022 L 9126.141 4462.378 L 9126.463 4461.735 L 9126.463 4461.091 L 9126.785 4460.447 L 9126.785 4459.803 L 9127.107 4459.159 L 9127.429 4458.837 L 9127.429 4458.193 L 9127.751 4457.871 L 9128.073 4457.228 L 9128.395 4456.906 L 9128.717 4456.584 L 9129.039 4456.262 L 9129.361 4455.940 L 9130.004 4455.618 L 9130.326 4455.296 L 9130.970 4454.974 L 9131.292 4454.974 L 9131.936 4454.652 L 9132.902 4454.652 L 9133.224 4454.330 L 9133.546 4454.330 L 9133.868 4454.330 L 9134.190 4454.330 L 9134.833 4454.008 L 9135.155 4454.008 L 9135.799 4454.008 L 9136.121 4454.008 L 9136.765 4454.008 L 9137.087 4454.008 L 9137.731 4454.008 L 9138.375 4453.686 L 9138.697 4453.686 L 9139.340 4453.686 L 9139.984 4453.686 L 9140.628 4453.686 L 9141.272 4453.686 L 9141.916 4453.686 L 9142.560 4453.686 L 9143.526 4453.686 L 9144.169 4453.686 L 9144.813 4453.686 C 9149.642 4453.686 9152.540 4453.686 9152.540 4448.857 C 9152.540 4445.638 9149.964 4445.638 9145.779 4445.638 L 9115.196 4445.638 C 9108.757 4445.638 9108.435 4445.960 9105.538 4450.145 L 9018.616 4577.630 L 8996.403 4451.755 C 8995.115 4445.960 8995.115 4445.638 8988.355 4445.638 L 8956.162 4445.638 C 8951.655 4445.638 8948.757 4445.638 8948.757 4450.467 C 8948.757 4453.686 8951.655 4453.686 8956.484 4453.686 C 8960.025 4453.686 8960.991 4453.686 8965.176 4454.008 C 8969.683 4454.652 8970.005 4454.974 8970.005 4457.228 C 8970.005 4457.549 8970.005 4458.837 8969.039 4462.057 L 8940.709 4574.411 C 8938.777 4582.137 8935.236 4589.863 8917.208 4590.507 C 8915.598 4590.507 8912.701 4590.829 8912.701 4595.336 C 8912.701 4595.658 8912.701 4598.555 8915.920 4598.555 C 8922.681 4598.555 8932.339 4597.590 8939.421 4597.590 C 8944.894 4597.590 8957.771 4598.555 8963.244 4598.555 C 8964.532 4598.555 8967.751 4598.555 8967.751 4593.726 C 8967.751 4590.829 8964.854 4590.507 8962.922 4590.507 C 8948.435 4589.863 8948.435 4584.068 8948.435 4581.171 C 8948.435 4580.205 8948.435 4578.918 8949.401 4575.376 L 8979.341 4456.262 L 8979.341 4456.262 L 9003.485 4592.439 C 9004.129 4596.624 9004.773 4598.555 9007.993 4598.555 C 9011.212 4598.555 9013.143 4595.980 9014.431 4593.726 L 9109.079 4454.008 L 9109.401 4454.330 L 9077.530 4581.171 C 9075.920 4588.575 9075.276 4590.507 9057.892 4590.507 C 9053.707 4590.507 9051.131 4590.507 9051.131 4595.336 C 9051.131 4595.658 9051.131 4598.555 9054.673 4598.555 C 9058.858 4598.555 9064.009 4597.911 9068.516 4597.911 C 9073.023 4597.911 9078.174 4597.590 9082.681 4597.590 C 9089.119 4597.590 9104.894 4598.555 9111.332 4598.555 C 9112.620 4598.555 9116.161 4598.555 9116.161 4593.726 C 9116.161 4590.507 9113.264 4590.507 9108.757 4590.507 C 9108.757 4590.507 9104.572 4590.507 9100.387 4589.863 C 9095.236 4589.541 9095.236 4588.897 9095.236 4586.644 C 9095.236 4585.356 9095.880 4583.103 9096.202 4581.815 L 9125.819 4463.666 Z">
              <!-- 87 nodes -->
            </draw:path>
            <draw:path id="path9437" draw:style-name="style15" draw:layer="layout" svg:x="4.756cm" svg:y="2.088cm" svg:width="0.074cm" svg:height="0.320cm" svg:viewBox="0.0 0.0 74.366 320.000" svg:d="M 9586.503 4491.996 L 9586.503 4491.674 L 9586.503 4491.674 L 9586.503 4491.674 L 9586.503 4491.352 L 9586.503 4491.352 L 9586.503 4491.352 L 9586.503 4491.030 L 9586.503 4491.030 L 9586.503 4491.030 L 9586.503 4490.708 L 9586.181 4490.708 L 9586.181 4490.386 L 9586.181 4490.386 L 9585.859 4490.065 L 9585.859 4490.065 L 9585.537 4489.743 L 9585.537 4489.421 L 9585.215 4489.421 L 9585.215 4489.099 L 9585.215 4489.099 L 9584.893 4488.777 L 9584.893 4488.777 L 9584.571 4488.777 L 9584.571 4488.455 L 9584.571 4488.455 L 9584.249 4488.133 L 9584.249 4488.133 L 9583.927 4487.811 L 9583.927 4487.811 L 9583.606 4487.489 L 9583.606 4487.489 L 9583.284 4487.167 L 9583.284 4486.845 L 9582.962 4486.845 L 9582.640 4486.523 L 9582.640 4486.201 L 9582.318 4486.201 L 9581.996 4485.879 L 9581.996 4485.557 L 9581.674 4485.557 L 9581.352 4485.236 L 9581.030 4484.914 C 9541.111 4444.672 9530.809 4384.149 9530.809 4335.216 C 9530.809 4279.521 9543.042 4223.827 9582.318 4183.908 C 9586.503 4180.045 9586.503 4179.401 9586.503 4178.435 C 9586.503 4176.182 9585.215 4175.216 9583.284 4175.216 C 9580.064 4175.216 9551.412 4197.107 9532.418 4237.670 C 9516.000 4272.761 9512.137 4308.495 9512.137 4335.216 C 9512.137 4360.326 9515.678 4398.958 9533.384 4435.014 C 9552.700 4474.290 9580.064 4495.215 9583.284 4495.215 C 9585.215 4495.215 9586.503 4494.250 9586.503 4491.996 Z">
              <!-- 52 nodes -->
            </draw:path>
            <draw:path id="path9439" draw:style-name="style15" draw:layer="layout" svg:x="4.867cm" svg:y="2.109cm" svg:width="0.229cm" svg:height="0.225cm" svg:viewBox="0.0 0.0 228.893 225.352" svg:d="M 9917.770 4254.733 L 9919.380 4252.479 L 9920.668 4250.548 L 9922.277 4248.294 L 9923.565 4246.685 L 9924.853 4244.753 L 9926.462 4243.143 L 9927.750 4241.534 L 9929.038 4240.246 L 9930.647 4238.958 L 9931.935 4237.670 L 9933.223 4236.705 L 9934.511 4235.739 L 9935.798 4234.773 L 9937.086 4233.807 L 9938.374 4233.163 L 9939.662 4232.520 L 9940.949 4231.876 L 9942.237 4231.232 L 9943.525 4230.910 L 9944.812 4230.266 L 9946.100 4229.944 L 9947.066 4229.622 L 9948.354 4229.300 L 9949.641 4229.300 L 9950.929 4228.978 L 9951.895 4228.978 L 9954.470 4228.656 L 9956.724 4228.334 L 9958.977 4228.334 C 9962.841 4228.012 9963.162 4222.540 9963.162 4222.218 C 9963.162 4219.642 9961.553 4218.355 9958.977 4218.355 C 9950.607 4218.355 9941.271 4219.320 9932.579 4219.320 C 9921.955 4219.320 9911.010 4218.355 9900.708 4218.355 C 9898.776 4218.355 9894.591 4218.355 9894.591 4224.471 C 9894.591 4228.012 9897.489 4228.334 9899.742 4228.334 C 9908.434 4228.978 9914.551 4232.198 9914.551 4238.958 C 9914.551 4243.787 9909.722 4250.548 9909.722 4250.870 L 9811.211 4407.006 L 9789.320 4237.992 C 9789.320 4232.520 9796.724 4228.334 9811.533 4228.334 C 9816.040 4228.334 9819.581 4228.334 9819.581 4221.896 C 9819.581 4218.998 9817.006 4218.355 9815.074 4218.355 C 9802.197 4218.355 9788.354 4219.320 9775.155 4219.320 C 9769.360 4219.320 9763.243 4218.998 9757.448 4218.998 C 9751.654 4218.998 9745.537 4218.355 9740.386 4218.355 C 9738.133 4218.355 9734.269 4218.355 9734.269 4224.471 C 9734.269 4228.334 9737.167 4228.334 9742.318 4228.334 C 9760.024 4228.334 9760.346 4231.232 9761.312 4239.280 L 9786.744 4436.302 C 9787.710 4442.741 9788.998 4443.706 9793.183 4443.706 C 9798.334 4443.706 9799.621 4442.097 9802.197 4437.912 L 9917.770 4254.733 Z">
              <!-- 53 nodes -->
            </draw:path>
            <draw:path id="path9441" draw:style-name="style15" draw:layer="layout" svg:x="5.082cm" svg:y="2.294cm" svg:width="0.038cm" svg:height="0.096cm" svg:viewBox="0.0 0.0 37.666 95.614" svg:d="M 10200.748 4620.769 L 10200.748 4618.837 L 10200.748 4617.227 L 10200.426 4615.296 L 10200.426 4613.364 L 10200.104 4611.755 L 10199.782 4610.145 L 10199.782 4608.213 L 10199.460 4606.926 L 10198.816 4605.316 L 10198.494 4603.706 L 10198.172 4602.419 L 10197.528 4601.131 L 10196.885 4599.843 L 10196.563 4598.555 L 10195.919 4597.268 L 10195.275 4596.302 L 10194.631 4595.014 L 10193.665 4594.048 L 10193.021 4593.404 L 10192.056 4592.439 L 10191.412 4591.473 L 10190.446 4590.829 L 10189.480 4590.185 L 10188.836 4589.541 L 10187.870 4589.219 L 10186.905 4588.575 L 10185.617 4588.254 L 10184.651 4587.932 L 10183.685 4587.610 L 10182.398 4587.610 L 10181.432 4587.288 L 10180.144 4587.288 C 10169.520 4587.288 10163.082 4595.336 10163.082 4604.350 C 10163.082 4613.042 10169.520 4621.412 10180.144 4621.412 C 10184.007 4621.412 10188.192 4620.125 10191.412 4617.227 C 10192.378 4616.583 10192.699 4616.262 10193.021 4616.262 C 10193.343 4616.262 10193.665 4616.583 10193.665 4620.769 C 10193.665 4644.592 10182.398 4663.907 10171.774 4674.209 C 10168.233 4677.750 10168.233 4678.394 10168.233 4679.360 C 10168.233 4681.614 10169.842 4682.901 10171.452 4682.901 C 10174.993 4682.901 10200.748 4658.435 10200.748 4620.769 Z">
              <!-- 42 nodes -->
            </draw:path>
            <draw:path id="path9443" draw:style-name="style15" draw:layer="layout" svg:x="5.214cm" svg:y="2.109cm" svg:width="0.229cm" svg:height="0.225cm" svg:viewBox="0.0 0.0 228.893 225.352" svg:d="M 10612.498 4254.733 L 10614.107 4252.479 L 10615.395 4250.548 L 10617.005 4248.294 L 10618.293 4246.685 L 10619.580 4244.753 L 10621.190 4243.143 L 10622.478 4241.534 L 10623.765 4240.246 L 10625.375 4238.958 L 10626.663 4237.670 L 10627.950 4236.705 L 10629.238 4235.739 L 10630.526 4234.773 L 10631.814 4233.807 L 10633.101 4233.163 L 10634.389 4232.520 L 10635.677 4231.876 L 10636.965 4231.232 L 10638.252 4230.910 L 10639.540 4230.266 L 10640.828 4229.944 L 10642.115 4229.622 L 10643.081 4229.300 L 10644.369 4229.300 L 10645.657 4228.978 L 10646.623 4228.978 L 10649.198 4228.656 L 10651.451 4228.334 L 10653.705 4228.334 C 10657.568 4228.012 10657.890 4222.540 10657.890 4222.218 C 10657.890 4219.642 10656.280 4218.355 10653.705 4218.355 C 10645.335 4218.355 10635.999 4219.320 10627.307 4219.320 C 10616.683 4219.320 10605.737 4218.355 10595.435 4218.355 C 10593.504 4218.355 10589.319 4218.355 10589.319 4224.471 C 10589.319 4228.012 10592.216 4228.334 10594.470 4228.334 C 10603.162 4228.978 10609.278 4232.198 10609.278 4238.958 C 10609.278 4243.787 10604.450 4250.548 10604.450 4250.870 L 10505.939 4407.006 L 10484.047 4237.992 C 10484.047 4232.520 10491.452 4228.334 10506.260 4228.334 C 10510.768 4228.334 10514.309 4228.334 10514.309 4221.896 C 10514.309 4218.998 10511.733 4218.355 10509.802 4218.355 C 10496.924 4218.355 10483.081 4219.320 10469.882 4219.320 C 10464.087 4219.320 10457.971 4218.998 10452.176 4218.998 C 10446.381 4218.998 10440.587 4218.355 10434.792 4218.355 C 10432.860 4218.355 10428.997 4218.355 10428.997 4224.471 C 10428.997 4228.334 10431.894 4228.334 10436.723 4228.334 C 10454.751 4228.334 10455.073 4231.232 10456.039 4239.280 L 10481.472 4436.302 C 10482.438 4442.741 10483.725 4443.706 10487.910 4443.706 C 10493.061 4443.706 10494.349 4442.097 10496.924 4437.912 L 10612.498 4254.733 Z">
              <!-- 53 nodes -->
            </draw:path>
            <draw:path id="path9445" draw:style-name="style15" draw:layer="layout" svg:x="5.397cm" svg:y="2.220cm" svg:width="0.116cm" svg:height="0.158cm" svg:viewBox="0.0 0.0 115.573 157.746" svg:d="M 10909.318 4447.248 L 10909.318 4447.248 L 10909.318 4447.248 L 10909.640 4447.248 L 10909.640 4447.248 L 10909.640 4447.248 L 10909.640 4447.248 L 10909.640 4446.926 L 10909.640 4446.926 L 10909.640 4446.926 L 10909.640 4446.926 L 10909.640 4446.604 L 10909.640 4446.604 L 10909.640 4446.604 L 10909.640 4446.282 L 10909.640 4446.282 L 10909.962 4445.960 L 10909.962 4445.960 L 10909.962 4445.638 L 10909.962 4445.316 L 10909.962 4445.316 L 10909.962 4444.994 L 10909.962 4444.994 L 10909.962 4444.994 L 10910.284 4444.672 L 10910.284 4444.672 L 10910.284 4444.350 L 10910.284 4444.350 L 10910.284 4444.350 L 10910.284 4444.028 L 10910.284 4444.028 L 10910.284 4444.028 L 10910.284 4444.028 L 10910.284 4444.028 L 10910.284 4444.028 L 10910.284 4443.706 L 10910.284 4443.706 L 10910.284 4443.706 L 10910.284 4443.706 L 10910.284 4443.706 L 10910.284 4443.706 L 10910.284 4443.706 C 10910.284 4442.741 10909.318 4440.487 10906.743 4440.487 C 10902.236 4440.487 10883.564 4442.419 10878.091 4442.741 C 10876.159 4443.063 10872.940 4443.384 10872.940 4447.892 C 10872.940 4451.111 10876.159 4451.111 10878.735 4451.111 C 10889.681 4451.111 10889.681 4452.720 10889.681 4454.330 C 10889.681 4455.940 10889.359 4457.549 10888.715 4459.481 L 10875.838 4510.346 C 10871.331 4502.942 10863.604 4497.147 10852.658 4497.147 L 10852.658 4503.586 C 10868.433 4503.586 10872.940 4520.648 10872.940 4522.902 C 10872.940 4523.867 10872.296 4525.477 10871.974 4526.121 L 10861.351 4567.972 C 10860.063 4574.411 10854.912 4578.596 10850.083 4583.103 C 10848.151 4584.712 10839.137 4591.795 10829.158 4591.795 C 10821.109 4591.795 10812.739 4586.000 10812.739 4570.225 C 10812.739 4558.314 10819.500 4533.847 10824.650 4524.833 C 10834.952 4506.805 10846.542 4503.586 10852.658 4503.586 L 10852.658 4497.147 C 10824.007 4497.147 10794.711 4528.696 10794.711 4560.889 C 10794.711 4582.781 10809.198 4598.233 10828.514 4598.233 C 10840.747 4598.233 10851.693 4591.151 10860.707 4582.459 C 10864.892 4595.980 10878.091 4598.233 10883.886 4598.233 C 10891.934 4598.233 10897.407 4593.404 10901.592 4586.322 C 10906.421 4577.630 10909.318 4564.753 10909.318 4564.109 C 10909.318 4560.889 10906.421 4560.889 10905.777 4560.889 C 10902.558 4560.889 10902.558 4561.855 10900.948 4567.972 C 10898.373 4578.596 10893.866 4591.795 10884.530 4591.795 C 10878.735 4591.795 10877.125 4586.966 10877.125 4580.849 C 10877.125 4576.664 10877.447 4574.732 10878.091 4571.835 L 10909.318 4447.248 Z">
              <!-- 72 nodes -->
            </draw:path>
            <draw:path id="path9447" draw:style-name="style15" draw:layer="layout" svg:x="5.551cm" svg:y="2.088cm" svg:width="0.075cm" svg:height="0.320cm" svg:viewBox="0.0 0.0 74.688 320.000" svg:d="M 11177.165 4335.216 L 11177.165 4332.962 L 11177.165 4330.387 L 11177.165 4327.811 L 11176.843 4325.236 L 11176.843 4319.763 L 11176.199 4314.290 L 11175.877 4308.495 L 11175.234 4302.379 L 11174.268 4295.940 L 11173.302 4289.501 L 11172.014 4283.063 L 11170.405 4276.302 L 11168.795 4269.542 L 11166.541 4262.781 L 11164.610 4256.021 L 11162.034 4249.260 L 11160.425 4245.719 L 11159.137 4242.177 L 11157.527 4238.958 L 11155.918 4235.417 C 11136.602 4196.141 11108.916 4175.216 11105.696 4175.216 C 11103.765 4175.216 11102.477 4176.503 11102.477 4178.435 C 11102.477 4179.401 11102.477 4180.045 11108.594 4185.840 C 11140.143 4217.711 11158.493 4268.576 11158.493 4335.216 C 11158.493 4389.944 11146.582 4446.282 11106.662 4486.523 C 11102.477 4490.386 11102.477 4491.030 11102.477 4491.996 C 11102.477 4493.928 11103.765 4495.215 11105.696 4495.215 C 11108.916 4495.215 11137.890 4473.324 11156.884 4432.761 C 11173.302 4397.670 11177.165 4362.258 11177.165 4335.216 Z">
              <!-- 30 nodes -->
            </draw:path>
          </draw:g>
          <!-- id="g9425" -->
          <draw:g id="g10069">
            <draw:path id="path10071" draw:style-name="style15" draw:layer="layout" svg:x="2.463cm" svg:y="2.312cm" svg:width="0.311cm" svg:height="0.171cm" svg:viewBox="0.0 0.0 310.709 171.137" svg:d="M 4949.040 4768.542 L 4949.040 4768.923 L 4948.660 4769.683 L 4948.660 4770.064 L 4948.660 4770.824 L 4948.280 4771.965 L 4947.899 4773.106 L 4947.899 4774.247 L 4947.519 4775.768 L 4947.139 4776.909 L 4946.758 4778.050 L 4946.758 4778.430 L 4946.758 4779.191 L 4946.378 4779.571 L 4946.378 4780.332 L 4946.378 4780.712 L 4945.998 4781.092 L 4945.998 4781.853 L 4945.998 4782.233 L 4945.998 4782.614 L 4945.998 4782.994 L 4945.618 4783.374 L 4945.618 4783.754 L 4945.618 4784.135 L 4945.618 4784.135 L 4945.618 4784.515 L 4945.618 4784.895 C 4945.618 4791.741 4950.942 4794.783 4956.646 4794.783 C 4961.210 4794.783 4968.056 4792.121 4970.718 4784.515 C 4971.098 4783.754 4975.662 4765.880 4977.943 4756.373 L 4986.310 4722.525 C 4988.592 4714.159 4990.874 4705.792 4992.775 4697.045 C 4994.297 4690.580 4997.339 4679.551 4997.719 4678.030 C 5003.424 4666.621 5023.200 4632.013 5059.329 4632.013 C 5076.442 4632.013 5079.865 4646.084 5079.865 4658.634 C 5079.865 4668.142 5077.203 4678.410 5074.161 4689.819 L 5063.512 4733.935 L 5055.906 4762.457 C 5054.385 4770.064 5050.962 4782.994 5050.962 4784.895 C 5050.962 4791.741 5056.286 4794.783 5061.991 4794.783 C 5073.780 4794.783 5076.062 4785.656 5079.105 4773.486 C 5084.429 4752.189 5098.500 4697.045 5101.923 4682.213 C 5103.064 4677.649 5123.220 4632.013 5164.293 4632.013 C 5180.646 4632.013 5184.829 4644.943 5184.829 4658.634 C 5184.829 4679.931 5168.857 4723.286 5161.250 4743.062 C 5157.828 4752.189 5156.306 4756.373 5156.306 4763.979 C 5156.306 4781.853 5169.617 4794.783 5187.491 4794.783 C 5223.240 4794.783 5237.311 4739.639 5237.311 4736.597 C 5237.311 4732.794 5233.889 4732.794 5232.748 4732.794 C 5228.945 4732.794 5228.945 4734.315 5227.043 4739.639 C 5221.339 4759.795 5209.169 4786.797 5188.252 4786.797 C 5181.787 4786.797 5179.125 4782.994 5179.125 4774.247 C 5179.125 4764.739 5182.548 4755.612 5185.970 4747.245 C 5193.196 4727.850 5209.169 4685.636 5209.169 4664.339 C 5209.169 4639.619 5193.957 4623.646 5165.434 4623.646 C 5137.291 4623.646 5117.896 4640.380 5103.824 4660.536 C 5103.444 4655.592 5102.303 4642.661 5091.655 4633.534 C 5082.147 4625.548 5069.977 4623.646 5060.470 4623.646 C 5026.242 4623.646 5007.607 4647.986 5001.522 4656.733 C 4999.621 4635.055 4983.648 4623.646 4966.534 4623.646 C 4949.040 4623.646 4941.815 4638.478 4938.392 4645.323 C 4931.546 4658.634 4926.602 4680.692 4926.602 4681.833 C 4926.602 4685.636 4930.405 4685.636 4931.166 4685.636 C 4934.969 4685.636 4935.349 4685.256 4937.631 4677.269 C 4944.096 4650.267 4951.702 4632.013 4965.393 4632.013 C 4971.478 4632.013 4977.183 4635.055 4977.183 4649.507 C 4977.183 4657.493 4976.042 4661.677 4971.098 4681.072 L 4949.040 4768.542 Z">
              <!-- 68 nodes -->
            </draw:path>
            <draw:path id="path10073" draw:style-name="style15" draw:layer="layout" svg:x="2.805cm" svg:y="2.355cm" svg:width="0.283cm" svg:height="0.181cm" svg:viewBox="0.0 0.0 283.327 180.645" svg:d="M 5861.392 4731.653 L 5861.392 4730.892 L 5861.772 4730.131 L 5861.772 4729.371 L 5862.152 4728.610 L 5862.533 4727.850 L 5862.533 4727.089 L 5862.913 4726.328 L 5862.913 4725.948 L 5863.293 4725.188 L 5863.674 4724.807 L 5864.054 4724.047 L 5864.434 4723.666 L 5864.815 4723.286 L 5865.195 4722.906 L 5865.575 4722.525 L 5865.955 4722.145 L 5866.716 4721.765 L 5867.477 4721.384 L 5867.857 4721.384 L 5868.618 4721.004 L 5869.378 4721.004 L 5870.139 4720.624 L 5870.519 4720.624 L 5870.899 4720.624 L 5871.280 4720.624 L 5872.040 4720.244 L 5872.421 4720.244 L 5872.801 4720.244 L 5873.562 4720.244 L 5873.942 4720.244 L 5874.702 4720.244 L 5875.463 4720.244 L 5875.843 4719.863 L 5876.604 4719.863 L 5877.365 4719.863 L 5878.125 4719.863 L 5878.886 4719.863 L 5879.646 4719.863 L 5880.407 4719.863 L 5881.168 4719.863 L 5881.928 4719.863 L 5883.069 4719.863 L 5883.830 4719.863 C 5889.534 4719.863 5892.957 4719.863 5892.957 4714.159 C 5892.957 4710.356 5889.915 4710.356 5884.971 4710.356 L 5848.842 4710.356 C 5841.236 4710.356 5840.855 4710.736 5837.433 4715.680 L 5734.750 4866.281 L 5708.509 4717.581 C 5706.988 4710.736 5706.988 4710.356 5699.002 4710.356 L 5660.971 4710.356 C 5655.647 4710.356 5652.224 4710.356 5652.224 4716.060 C 5652.224 4719.863 5655.647 4719.863 5661.351 4719.863 C 5665.535 4719.863 5666.676 4719.863 5671.620 4720.244 C 5676.564 4721.004 5677.324 4721.384 5677.324 4724.047 C 5677.324 4724.427 5677.324 4725.948 5676.183 4729.751 L 5642.716 4862.478 C 5640.435 4871.605 5636.251 4880.732 5614.954 4881.493 C 5613.053 4881.493 5609.630 4881.873 5609.630 4887.197 C 5609.630 4887.578 5609.630 4891.000 5613.433 4891.000 C 5621.419 4891.000 5632.448 4889.860 5641.195 4889.860 C 5647.660 4889.860 5662.873 4891.000 5669.338 4891.000 C 5670.479 4891.000 5674.662 4891.000 5674.662 4885.296 C 5674.662 4881.873 5671.239 4881.493 5668.958 4881.493 C 5651.844 4880.732 5651.844 4873.887 5651.844 4870.464 C 5651.844 4869.323 5651.844 4867.802 5652.985 4863.619 L 5688.353 4722.906 L 5688.353 4722.906 L 5716.876 4883.775 C 5717.637 4888.719 5718.397 4891.000 5722.200 4891.000 C 5726.003 4891.000 5728.285 4887.958 5729.806 4885.296 L 5841.616 4720.244 L 5841.996 4720.624 L 5804.346 4870.464 C 5802.445 4879.211 5801.684 4881.493 5781.147 4881.493 C 5776.204 4881.493 5773.161 4881.493 5773.161 4887.197 C 5773.161 4887.578 5773.161 4891.000 5777.344 4891.000 C 5782.288 4891.000 5788.373 4890.240 5793.698 4890.240 C 5799.022 4890.240 5805.107 4889.860 5810.431 4889.860 C 5818.037 4889.860 5836.672 4891.000 5844.278 4891.000 C 5845.799 4891.000 5849.983 4891.000 5849.983 4885.296 C 5849.983 4881.493 5846.560 4881.493 5841.236 4881.493 C 5841.236 4881.493 5835.911 4881.493 5831.348 4880.732 C 5825.263 4880.352 5825.263 4879.591 5825.263 4876.929 C 5825.263 4875.408 5826.023 4872.746 5826.404 4871.225 L 5861.392 4731.653 Z">
              <!-- 87 nodes -->
            </draw:path>
          </draw:g>
          <!-- id="g10069" -->
          <draw:path id="path10945" draw:style-name="style21" draw:layer="layout" svg:x="2.135cm" svg:y="1.875cm" svg:width="0.953cm" svg:height="1.097cm" svg:viewBox="0.0 0.0 952.946 1096.786" svg:d="M 5217.397 4832.789 C 4169.535 4413.776 4351.644 3922.492 4351.644 3813.921 L 5217.397 4832.789 ">
            <!-- 3 nodes -->
          </draw:path>
          <draw:path id="path3855-5" draw:style-name="style21" draw:layer="layout" svg:x="5.703cm" svg:y="6.967cm" svg:width="0.761cm" svg:height="0.551cm" svg:viewBox="0.0 0.0 760.741 551.437" svg:d="M 12151.865 14010.349 C 12006.106 14570.694 11376.692 14676.581 11536.133 13994.946 L 12151.865 14010.349 ">
            <!-- 3 nodes -->
          </draw:path>
          <draw:g id="g4498">
            <draw:path id="path4500" draw:style-name="style15" draw:layer="layout" svg:x="4.956cm" svg:y="7.707cm" svg:width="0.145cm" svg:height="0.161cm" svg:viewBox="0.0 0.0 145.406 161.164" svg:d="M 9933.873 15549.222 L 9933.873 15549.938 L 9933.515 15550.296 L 9933.515 15551.013 L 9933.515 15551.371 L 9933.157 15552.445 L 9932.798 15553.878 L 9932.798 15554.952 L 9932.440 15556.027 L 9932.082 15557.101 L 9931.724 15558.175 L 9931.724 15558.892 L 9931.724 15559.250 L 9931.366 15559.966 L 9931.366 15560.324 L 9931.366 15561.041 L 9931.008 15561.399 L 9931.008 15561.757 L 9931.008 15562.115 L 9931.008 15562.473 L 9931.008 15562.831 L 9930.650 15563.189 L 9930.650 15563.548 L 9930.650 15563.906 L 9930.650 15564.264 L 9930.650 15564.264 L 9930.650 15564.622 C 9930.650 15571.069 9935.664 15574.292 9941.036 15574.292 C 9945.333 15574.292 9951.780 15571.427 9954.287 15564.264 C 9955.003 15562.831 9967.180 15514.482 9968.613 15508.036 C 9971.478 15496.217 9977.924 15471.505 9980.073 15461.835 C 9981.506 15457.179 9991.176 15440.347 9999.771 15432.826 C 10002.636 15430.319 10013.022 15421.007 10028.422 15421.007 C 10037.734 15421.007 10043.106 15425.305 10043.464 15425.305 C 10032.720 15427.095 10024.841 15435.333 10024.841 15444.644 C 10024.841 15450.375 10028.780 15457.179 10038.450 15457.179 C 10048.120 15457.179 10058.148 15448.942 10058.148 15436.049 C 10058.148 15423.872 10046.688 15413.128 10028.422 15413.128 C 10005.143 15413.128 9989.743 15430.677 9982.938 15440.347 C 9980.073 15424.588 9967.180 15413.128 9950.347 15413.128 C 9933.873 15413.128 9927.068 15427.095 9923.845 15433.184 C 9917.398 15445.361 9912.742 15466.849 9912.742 15467.924 C 9912.742 15471.505 9916.324 15471.505 9917.040 15471.505 C 9920.622 15471.505 9920.980 15471.147 9923.129 15463.268 C 9929.217 15437.840 9936.380 15421.007 9949.273 15421.007 C 9955.361 15421.007 9960.375 15423.872 9960.375 15437.123 C 9960.375 15444.644 9959.301 15448.584 9954.645 15467.207 L 9933.873 15549.222 Z">
              <!-- 48 nodes -->
            </draw:path>
            <draw:path id="path4502" draw:style-name="style15" draw:layer="layout" svg:x="5.127cm" svg:y="7.747cm" svg:width="0.196cm" svg:height="0.175cm" svg:viewBox="0.0 0.0 195.904 175.131" svg:d="M 10413.067 15523.794 L 10413.783 15522.719 L 10414.499 15521.287 L 10415.574 15520.212 L 10416.290 15519.138 L 10417.364 15518.064 L 10418.081 15516.989 L 10418.797 15515.915 L 10419.871 15515.198 L 10420.588 15514.124 L 10421.304 15513.408 L 10422.378 15512.333 L 10423.095 15511.617 L 10424.169 15510.901 L 10424.885 15510.184 L 10425.960 15509.468 L 10426.676 15508.752 L 10427.751 15508.394 L 10428.467 15507.677 L 10429.541 15507.319 L 10430.616 15506.603 L 10431.332 15506.245 L 10432.406 15505.887 L 10433.481 15505.170 L 10434.555 15504.812 L 10435.630 15504.454 L 10436.704 15504.454 L 10437.779 15504.096 L 10438.853 15503.738 L 10439.927 15503.738 L 10441.360 15503.380 L 10442.434 15503.380 L 10443.867 15503.022 C 10446.732 15503.022 10449.597 15502.663 10449.597 15497.649 C 10449.597 15496.933 10448.881 15494.068 10446.016 15494.068 C 10439.927 15494.068 10432.048 15495.142 10425.960 15495.142 C 10418.081 15495.142 10407.336 15494.068 10399.815 15494.068 C 10397.667 15494.068 10394.802 15495.142 10394.802 15499.798 C 10394.802 15503.022 10398.383 15503.022 10399.457 15503.022 C 10407.336 15503.738 10409.843 15506.603 10409.843 15510.543 C 10409.843 15513.766 10408.053 15516.273 10405.188 15520.212 L 10323.173 15640.906 L 10300.252 15513.766 C 10299.894 15511.259 10299.894 15510.901 10299.894 15509.826 C 10299.894 15503.022 10313.861 15503.022 10315.652 15503.022 C 10319.592 15503.022 10323.173 15503.022 10323.173 15497.649 C 10323.173 15497.649 10322.815 15494.068 10318.875 15494.068 C 10311.354 15494.068 10293.805 15495.142 10286.643 15495.142 C 10280.196 15495.142 10264.796 15494.068 10258.708 15494.068 C 10256.559 15494.068 10253.694 15495.142 10253.694 15499.798 C 10253.694 15503.022 10257.275 15503.022 10259.782 15503.022 C 10274.108 15503.022 10274.108 15504.812 10275.540 15511.259 L 10302.759 15662.753 C 10303.833 15667.767 10303.833 15669.199 10308.847 15669.199 C 10313.503 15669.199 10314.578 15667.409 10317.443 15663.827 L 10413.067 15523.794 Z">
              <!-- 56 nodes -->
            </draw:path>
            <draw:path id="path4504" draw:style-name="style15" draw:layer="layout" svg:x="5.479cm" svg:y="7.453cm" svg:width="0.136cm" svg:height="0.640cm" svg:viewBox="0.0 0.0 135.736 640.000" svg:d="M 11076.704 15542.775 L 11076.704 15543.133 L 11076.704 15543.133 L 11077.062 15543.133 L 11077.062 15543.133 L 11077.062 15543.133 L 11077.062 15543.133 L 11077.062 15543.133 L 11077.062 15543.133 L 11077.062 15543.133 L 11077.420 15543.492 L 11077.420 15543.492 L 11077.420 15543.492 L 11077.778 15543.850 L 11077.778 15543.850 L 11078.136 15543.850 L 11078.136 15544.208 L 11078.494 15544.208 L 11078.494 15544.566 L 11078.853 15544.566 L 11079.211 15544.924 L 11079.211 15545.282 L 11079.211 15545.282 L 11079.569 15545.640 L 11079.569 15545.640 L 11079.927 15545.999 L 11079.927 15545.999 L 11080.285 15546.357 L 11080.285 15546.357 L 11080.285 15546.357 L 11080.643 15546.715 L 11080.643 15546.715 L 11080.643 15546.715 L 11080.643 15546.715 L 11080.643 15546.715 L 11081.001 15546.715 L 11081.001 15546.715 L 11081.001 15546.715 L 11081.001 15546.715 L 11081.001 15546.715 L 11081.001 15546.715 L 11081.001 15546.715 L 11081.001 15546.715 L 11088.881 15546.715 C 11089.955 15546.715 11092.820 15546.715 11092.820 15543.133 C 11092.820 15542.059 11092.104 15541.343 11091.388 15540.268 C 11078.494 15527.375 11059.155 15507.677 11037.308 15468.640 C 10998.629 15400.235 10984.303 15312.490 10984.303 15226.894 C 10984.303 15068.954 11029.429 14976.195 11091.746 14913.162 C 11092.820 14912.087 11092.820 14911.013 11092.820 14910.297 C 11092.820 14906.715 11090.313 14906.715 11086.015 14906.715 C 11081.360 14906.715 11080.643 14906.715 11077.420 14909.580 C 11043.397 14938.948 11005.433 14988.372 10980.722 15063.223 C 10965.322 15110.498 10957.084 15167.801 10957.084 15226.536 C 10957.084 15311.058 10972.484 15406.323 11028.355 15488.696 C 11038.383 15502.663 11051.276 15517.347 11051.276 15517.705 C 11054.857 15522.003 11059.871 15527.733 11062.736 15530.240 L 11076.704 15542.775 Z">
              <!-- 58 nodes -->
            </draw:path>
            <draw:path id="path4506" draw:style-name="style15" draw:layer="layout" svg:x="5.659cm" svg:y="7.627cm" svg:width="0.118cm" svg:height="0.237cm" svg:viewBox="0.0 0.0 117.829 237.090" svg:d="M 11391.510 15262.708 L 11391.510 15262.350 L 11391.510 15261.992 L 11391.510 15261.634 L 11391.510 15261.276 L 11391.510 15260.918 L 11391.510 15260.559 L 11391.510 15260.201 L 11391.510 15259.843 L 11391.510 15259.485 L 11391.510 15259.127 L 11391.510 15259.127 L 11391.510 15258.769 L 11391.510 15258.411 L 11391.510 15258.052 L 11391.510 15258.052 L 11391.152 15257.694 L 11391.152 15257.336 L 11391.152 15257.336 L 11391.152 15256.978 L 11391.152 15256.262 L 11391.152 15255.904 L 11390.794 15255.904 L 11390.794 15255.546 L 11390.436 15255.187 L 11390.436 15254.829 L 11390.078 15254.829 L 11390.078 15254.471 L 11389.720 15254.471 L 11389.362 15254.113 L 11389.003 15254.113 L 11389.003 15254.113 L 11388.645 15253.755 L 11388.645 15253.755 L 11388.287 15253.755 L 11388.287 15253.755 L 11387.929 15253.755 L 11387.571 15253.755 L 11387.571 15253.755 L 11387.213 15253.755 L 11386.855 15253.755 L 11386.855 15253.755 L 11386.496 15253.755 L 11386.138 15253.397 L 11385.780 15253.397 L 11385.780 15253.397 L 11385.422 15253.397 L 11385.064 15253.397 L 11384.706 15253.397 L 11384.348 15253.397 L 11383.989 15253.397 L 11383.631 15253.397 L 11383.273 15253.397 C 11361.068 15276.318 11329.552 15276.318 11318.091 15276.318 L 11318.091 15287.420 C 11325.254 15287.420 11346.385 15287.420 11365.008 15278.108 L 11365.008 15462.193 C 11365.008 15475.087 11363.934 15479.384 11331.701 15479.384 L 11320.240 15479.384 L 11320.240 15490.487 C 11332.775 15489.412 11363.934 15489.412 11378.259 15489.412 C 11392.585 15489.412 11423.743 15489.412 11435.920 15490.487 L 11435.920 15479.384 L 11424.818 15479.384 C 11392.585 15479.384 11391.510 15475.445 11391.510 15462.193 L 11391.510 15262.708 Z">
              <!-- 66 nodes -->
            </draw:path>
            <draw:path id="path4508" draw:style-name="style15" draw:layer="layout" svg:x="5.915cm" svg:y="7.768cm" svg:width="0.218cm" svg:height="0.014cm" svg:viewBox="0.0 0.0 218.108 13.968" svg:d="M 12035.091 15549.580 L 12036.166 15549.580 L 12037.598 15549.580 L 12038.673 15549.580 L 12039.031 15549.580 L 12039.747 15549.580 L 12040.105 15549.580 L 12040.822 15549.580 L 12041.180 15549.580 L 12041.896 15549.222 L 12042.254 15549.222 L 12042.971 15549.222 L 12043.329 15548.864 L 12043.687 15548.864 L 12044.045 15548.506 L 12044.403 15548.506 L 12045.119 15548.147 L 12045.478 15548.147 L 12045.836 15547.789 L 12046.194 15547.431 L 12046.194 15547.073 L 12046.552 15546.715 L 12046.552 15546.715 L 12046.910 15546.357 L 12046.910 15545.999 L 12046.910 15545.999 L 12047.268 15545.640 L 12047.268 15545.640 L 12047.268 15545.282 L 12047.268 15544.924 L 12047.626 15544.566 L 12047.626 15544.566 L 12047.626 15544.208 L 12047.626 15543.850 L 12047.626 15543.492 L 12047.626 15543.133 L 12047.626 15543.133 L 12047.626 15542.775 C 12047.626 15535.612 12041.180 15535.612 12035.091 15535.612 L 11842.053 15535.612 C 11835.965 15535.612 11829.518 15535.612 11829.518 15542.775 C 11829.518 15549.580 11835.965 15549.580 11842.053 15549.580 L 12035.091 15549.580 Z">
              <!-- 43 nodes -->
            </draw:path>
            <draw:path id="path4510" draw:style-name="style15" draw:layer="layout" svg:x="6.417cm" svg:y="7.553cm" svg:width="0.196cm" svg:height="0.175cm" svg:viewBox="0.0 0.0 195.904 175.131" svg:d="M 12993.121 15136.284 L 12993.837 15134.852 L 12994.912 15133.777 L 12995.628 15132.345 L 12996.344 15131.270 L 12997.419 15130.196 L 12998.135 15129.121 L 12998.851 15128.405 L 12999.926 15127.331 L 13000.642 15126.614 L 13001.717 15125.540 L 13002.433 15124.824 L 13003.149 15124.107 L 13004.224 15123.033 L 13004.940 15122.317 L 13006.014 15121.600 L 13006.731 15121.242 L 13007.805 15120.526 L 13008.879 15119.810 L 13009.596 15119.452 L 13010.670 15118.735 L 13011.745 15118.377 L 13012.461 15118.019 L 13013.535 15117.661 L 13014.610 15117.303 L 13015.684 15116.945 L 13016.758 15116.586 L 13017.833 15116.228 L 13018.907 15116.228 L 13020.340 15115.870 L 13021.414 15115.512 L 13022.489 15115.512 L 13023.921 15115.512 C 13026.786 15115.154 13029.652 15114.796 13029.652 15109.782 C 13029.652 15109.065 13028.935 15106.558 13026.070 15106.558 C 13019.982 15106.558 13012.461 15107.275 13006.014 15107.275 C 12998.135 15107.275 12987.391 15106.558 12979.870 15106.558 C 12977.721 15106.558 12975.214 15107.275 12975.214 15111.931 C 12975.214 15115.154 12978.437 15115.512 12979.512 15115.512 C 12987.391 15115.870 12989.898 15118.735 12989.898 15122.675 C 12989.898 15126.256 12988.107 15128.763 12985.242 15132.703 L 12903.228 15253.039 L 12880.306 15125.898 C 12879.948 15123.749 12879.948 15123.033 12879.948 15122.317 C 12879.948 15115.512 12893.916 15115.512 12895.707 15115.512 C 12900.004 15115.512 12903.228 15115.512 12903.228 15109.782 C 12903.228 15109.782 12902.869 15106.558 12898.930 15106.558 C 12891.767 15106.558 12873.860 15107.275 12866.697 15107.275 C 12860.250 15107.275 12845.209 15106.558 12838.762 15106.558 C 12836.613 15106.558 12833.748 15107.275 12833.748 15111.931 C 12833.748 15115.512 12837.329 15115.512 12840.195 15115.512 C 12854.162 15115.512 12854.520 15116.945 12855.595 15123.391 L 12882.813 15274.885 C 12883.888 15279.899 12884.246 15281.690 12888.902 15281.690 C 12893.558 15281.690 12894.990 15279.899 12897.497 15275.960 L 12993.121 15136.284 Z">
              <!-- 56 nodes -->
            </draw:path>
            <draw:path id="line4512" draw:style-name="style20" draw:layer="layout" svg:x="6.285cm" svg:y="7.767cm" svg:width="0.455cm" svg:height="0.014cm" svg:viewBox="0.0 0.0 454.841 14.254" svg:d="M 12569.439 15542.095 L 13024.280 15542.095 L 12569.439 15542.095 ">
              <!-- 3 nodes -->
            </draw:path>
            <draw:path id="path4514" draw:style-name="style15" draw:layer="layout" svg:x="6.302cm" svg:y="7.817cm" svg:width="0.228cm" svg:height="0.170cm" svg:viewBox="0.0 0.0 227.778 169.759" svg:d="M 12729.887 15703.581 L 12729.887 15703.223 L 12729.529 15703.223 L 12729.529 15703.223 L 12729.529 15702.865 L 12729.529 15702.865 L 12729.171 15702.507 L 12729.171 15702.507 L 12729.171 15702.148 L 12729.171 15702.148 L 12729.171 15702.148 L 12728.812 15701.790 L 12728.812 15701.790 L 12728.812 15701.790 L 12728.812 15701.432 L 12728.812 15701.432 L 12728.812 15701.432 L 12728.812 15701.432 L 12728.454 15701.074 L 12728.454 15701.074 L 12728.454 15701.074 L 12728.454 15701.074 L 12728.454 15701.074 L 12728.454 15701.074 L 12728.454 15700.716 L 12728.454 15700.716 L 12728.454 15700.716 L 12728.454 15700.716 L 12728.454 15700.716 L 12728.454 15700.716 L 12728.454 15700.716 L 12728.454 15700.716 L 12728.454 15700.716 C 12728.454 15700.000 12728.454 15700.000 12734.185 15695.702 L 12759.613 15678.153 C 12792.562 15654.874 12808.320 15644.129 12825.869 15642.697 C 12828.734 15642.339 12831.599 15641.981 12831.599 15636.967 C 12831.599 15635.176 12830.167 15633.743 12828.376 15633.743 C 12823.362 15633.743 12816.557 15634.460 12811.185 15634.460 C 12804.380 15634.460 12787.548 15633.743 12780.743 15633.743 C 12779.310 15633.743 12775.729 15633.743 12775.729 15639.116 C 12775.729 15639.474 12775.729 15642.339 12779.310 15642.697 C 12782.534 15642.697 12785.757 15643.413 12785.757 15645.920 C 12785.757 15650.576 12777.878 15655.948 12774.655 15658.097 L 12670.077 15731.516 L 12690.133 15653.083 C 12692.282 15644.488 12692.640 15642.697 12711.980 15642.697 C 12715.919 15642.697 12719.501 15642.697 12719.501 15637.325 C 12719.501 15635.176 12718.068 15633.743 12715.561 15633.743 C 12708.398 15633.743 12690.133 15634.460 12682.612 15634.460 L 12665.421 15634.460 C 12660.407 15634.102 12654.319 15633.743 12649.663 15633.743 C 12648.230 15633.743 12644.291 15633.743 12644.291 15639.116 C 12644.291 15642.697 12647.156 15642.697 12652.528 15642.697 C 12656.826 15642.697 12657.900 15642.697 12662.198 15643.055 C 12667.212 15643.413 12667.570 15644.129 12667.570 15646.636 C 12667.570 15646.995 12667.570 15648.427 12666.854 15652.009 L 12633.547 15784.163 C 12631.398 15792.758 12631.040 15794.549 12611.342 15794.549 C 12607.044 15794.549 12603.821 15794.549 12603.821 15800.279 C 12603.821 15800.638 12603.821 15803.503 12607.760 15803.503 C 12615.281 15803.503 12633.189 15802.786 12640.351 15802.786 L 12657.900 15802.786 C 12662.556 15803.145 12669.003 15803.503 12673.659 15803.503 C 12675.091 15803.503 12679.031 15803.503 12679.031 15798.131 C 12679.031 15794.549 12675.807 15794.549 12671.152 15794.549 C 12670.793 15794.549 12665.779 15794.549 12661.482 15794.191 C 12655.751 15793.833 12655.751 15793.117 12655.751 15790.610 C 12655.751 15788.461 12658.258 15779.149 12667.570 15742.619 L 12709.115 15713.609 L 12745.287 15783.447 C 12747.078 15786.670 12747.078 15787.028 12747.078 15788.103 C 12747.078 15793.833 12740.273 15794.549 12735.617 15794.549 C 12732.752 15794.549 12729.171 15794.549 12729.171 15800.279 C 12729.171 15800.638 12729.171 15803.503 12733.468 15803.503 C 12740.273 15803.503 12758.538 15802.786 12765.343 15802.786 C 12772.864 15802.786 12782.892 15803.503 12790.055 15803.503 C 12793.278 15803.503 12795.069 15802.070 12795.069 15798.489 C 12795.069 15794.549 12791.845 15794.549 12788.980 15794.549 C 12784.683 15794.549 12776.803 15794.549 12772.506 15786.670 L 12729.887 15703.581 Z">
              <!-- 81 nodes -->
            </draw:path>
            <draw:path id="path4516" draw:style-name="style15" draw:layer="layout" svg:x="6.547cm" svg:y="7.901cm" svg:width="0.155cm" svg:height="0.126cm" svg:viewBox="0.0 0.0 155.075 125.708" svg:d="M 13221.258 15824.275 L 13221.258 15824.275 L 13221.616 15823.917 L 13221.616 15823.917 L 13221.616 15823.917 L 13221.616 15823.559 L 13221.974 15823.559 L 13221.974 15823.559 L 13221.974 15823.200 L 13222.332 15823.200 L 13222.332 15822.842 L 13222.332 15822.484 L 13222.690 15822.484 L 13222.690 15822.126 L 13222.690 15822.126 L 13223.048 15822.126 L 13223.048 15821.768 L 13223.048 15821.768 L 13223.406 15821.768 L 13223.406 15821.410 L 13223.406 15821.410 L 13223.765 15821.052 L 13223.765 15821.052 L 13223.765 15820.693 L 13224.123 15820.693 L 13224.123 15820.335 L 13224.481 15820.335 L 13224.481 15820.335 L 13224.481 15819.977 L 13224.839 15819.977 L 13224.839 15819.977 C 13228.062 15816.396 13233.076 15811.024 13244.895 15810.307 C 13246.686 15809.949 13249.551 15809.949 13249.551 15805.293 C 13249.551 15804.219 13248.834 15802.070 13246.686 15802.070 C 13244.179 15802.070 13241.313 15802.786 13238.806 15802.786 L 13230.569 15802.786 L 13220.899 15802.786 C 13217.676 15802.786 13213.737 15802.070 13210.513 15802.070 C 13207.648 15802.070 13206.216 15804.219 13206.216 15807.084 C 13206.216 15809.949 13209.081 15810.307 13210.513 15810.307 C 13213.020 15810.307 13217.676 15811.024 13217.676 15814.605 C 13217.676 15816.038 13216.960 15818.186 13214.453 15821.410 L 13152.136 15907.006 L 13131.364 15816.396 C 13131.006 15814.605 13131.006 15814.247 13131.006 15813.889 C 13131.006 15811.382 13136.736 15810.307 13142.824 15810.307 C 13145.331 15810.307 13148.197 15810.307 13148.197 15805.293 C 13148.197 15803.861 13147.122 15802.070 13144.973 15802.070 C 13141.392 15802.070 13137.094 15802.786 13133.155 15802.786 L 13120.620 15802.786 L 13109.159 15802.786 C 13105.936 15802.786 13101.996 15802.070 13098.773 15802.070 C 13097.340 15802.070 13094.475 15802.070 13094.475 15807.084 C 13094.475 15810.307 13096.982 15810.307 13100.206 15810.307 C 13110.592 15810.307 13110.950 15811.382 13111.666 15815.321 L 13136.020 15922.406 C 13137.094 15926.345 13137.452 15927.778 13141.750 15927.778 C 13143.899 15927.778 13146.048 15927.778 13149.271 15923.480 L 13221.258 15824.275 Z">
              <!-- 59 nodes -->
            </draw:path>
            <draw:path id="path4518" draw:style-name="style15" draw:layer="layout" svg:x="6.795cm" svg:y="7.453cm" svg:width="0.136cm" svg:height="0.640cm" svg:viewBox="0.0 0.0 135.736 640.000" svg:d="M 13725.880 15226.536 L 13725.521 15207.554 L 13724.805 15188.215 L 13723.373 15168.875 L 13721.224 15149.535 L 13718.359 15130.196 L 13714.777 15110.856 L 13710.479 15091.875 L 13705.107 15073.251 L 13699.377 15054.628 L 13695.796 15045.316 L 13692.572 15036.363 L 13688.633 15027.409 L 13684.693 15018.456 L 13680.395 15009.502 L 13676.098 15000.907 L 13671.442 14992.311 L 13666.428 14983.716 L 13661.414 14975.479 L 13656.042 14967.241 L 13650.312 14959.362 L 13644.223 14951.483 L 13638.135 14943.604 L 13631.688 14936.083 C 13626.674 14930.353 13613.423 14916.385 13604.828 14908.864 C 13602.321 14906.715 13601.604 14906.715 13596.948 14906.715 C 13593.367 14906.715 13590.144 14906.715 13590.144 14910.297 C 13590.144 14911.729 13591.576 14913.162 13592.293 14913.878 C 13604.469 14926.413 13623.809 14946.111 13646.014 14985.148 C 13684.693 15053.553 13698.661 15141.298 13698.661 15226.536 C 13698.661 15381.253 13656.042 15475.445 13591.576 15540.626 C 13590.860 15541.343 13590.144 15542.417 13590.144 15543.133 C 13590.144 15546.715 13593.367 15546.715 13596.948 15546.715 C 13601.604 15546.715 13602.321 15546.715 13605.544 15544.208 C 13639.567 15514.840 13677.888 15465.417 13702.242 15390.207 C 13718.000 15341.500 13725.880 15283.839 13725.880 15226.536 Z">
              <!-- 36 nodes -->
            </draw:path>
          </draw:g>
          <!-- id="g4498" -->
          <draw:path id="path3938-7-6-75" draw:style-name="style21" draw:layer="layout" svg:x="10.131cm" svg:y="6.518cm" svg:width="0.732cm" svg:height="0.672cm" svg:viewBox="0.0 0.0 732.072 671.962" svg:d="M 20271.588 13049.138 C 20565.740 13261.765 20722.237 13367.018 20954.968 13658.831 L 20271.588 13049.138 ">
            <!-- 3 nodes -->
          </draw:path>
          <draw:g id="g5691">
            <draw:path id="path5693" draw:style-name="style15" draw:layer="layout" svg:x="10.303cm" svg:y="6.908cm" svg:width="0.217cm" svg:height="0.320cm" svg:viewBox="0.0 0.0 217.143 320.000" svg:d="M 20822.953 13821.902 L 20822.953 13821.902 L 20822.953 13821.902 L 20822.953 13821.902 L 20822.953 13821.902 L 20822.953 13821.445 L 20822.953 13821.445 L 20822.953 13821.445 L 20822.953 13820.987 L 20822.953 13820.987 L 20822.953 13820.530 L 20822.496 13820.530 L 20822.496 13820.530 L 20822.496 13820.073 L 20822.496 13820.073 L 20822.496 13819.616 L 20822.038 13819.616 L 20822.038 13819.159 L 20822.038 13819.159 L 20821.581 13818.702 L 20821.581 13818.702 L 20821.581 13818.245 L 20821.124 13818.245 L 20821.124 13818.245 L 20821.124 13818.245 L 20821.124 13817.787 L 20820.667 13817.787 L 20820.667 13817.787 L 20820.667 13817.787 L 20820.210 13817.787 L 20820.210 13817.330 L 20820.210 13817.330 L 20819.753 13817.330 L 20819.753 13817.330 L 20819.296 13817.330 L 20819.296 13817.330 L 20819.296 13817.330 L 20818.838 13817.330 L 20818.838 13816.873 L 20818.381 13816.873 L 20818.381 13816.873 L 20817.924 13816.873 L 20817.924 13816.873 L 20817.467 13816.873 L 20817.010 13816.873 L 20817.010 13816.873 C 20810.153 13816.873 20766.724 13820.987 20758.953 13821.902 C 20755.296 13822.359 20752.553 13824.645 20752.553 13830.587 C 20752.553 13836.073 20756.667 13836.073 20763.524 13836.073 C 20785.467 13836.073 20786.381 13839.273 20786.381 13843.845 L 20785.010 13852.987 L 20757.581 13960.416 C 20749.353 13943.502 20736.096 13931.159 20715.524 13931.159 C 20662.496 13931.159 20605.810 13998.359 20605.810 14064.644 C 20605.810 14107.158 20630.953 14136.873 20666.610 14136.873 L 20667.524 14127.273 C 20644.667 14127.273 20638.267 14102.130 20638.267 14084.301 C 20638.267 14061.901 20652.896 14005.673 20663.410 13985.101 C 20677.582 13958.130 20698.153 13941.216 20715.981 13941.216 C 20745.696 13941.216 20752.096 13978.701 20752.096 13981.444 C 20752.096 13984.187 20751.181 13986.930 20750.724 13989.216 L 20727.867 14077.901 C 20725.581 14086.130 20725.581 14087.044 20718.724 14094.816 C 20699.067 14119.958 20680.324 14127.273 20667.524 14127.273 L 20666.610 14136.873 C 20675.753 14136.873 20698.153 14135.501 20725.581 14103.044 C 20729.239 14122.244 20745.239 14136.873 20767.181 14136.873 C 20783.181 14136.873 20793.696 14126.816 20801.010 14112.187 C 20808.781 14095.730 20814.724 14067.844 20814.724 14066.930 C 20814.724 14062.359 20810.610 14062.359 20809.238 14062.359 C 20804.667 14062.359 20804.210 14064.644 20802.839 14070.587 C 20795.067 14100.301 20786.839 14127.273 20768.096 14127.273 C 20755.753 14127.273 20754.381 14115.387 20754.381 14106.244 C 20754.381 14095.273 20755.296 14092.073 20757.124 14084.301 L 20822.953 13821.902 Z">
              <!-- 75 nodes -->
            </draw:path>
          </draw:g>
          <!-- id="g5691" -->
          <draw:path id="path3938-7-7-7" draw:style-name="style10" draw:layer="layout" svg:x="2.979cm" svg:y="7.466cm" svg:width="0.358cm" svg:height="0.603cm" svg:viewBox="0.0 0.0 357.686 603.250" svg:d="M 5966.963 14945.461 C 6218.629 15119.207 6111.514 15155.712 6285.715 15479.990 L 5966.963 14945.461 ">
            <!-- 3 nodes -->
          </draw:path>
          <draw:g id="g4567">
            <draw:path id="path4569" draw:style-name="style16" draw:layer="layout" svg:x="3.370cm" svg:y="7.808cm" svg:width="0.170cm" svg:height="0.263cm" svg:viewBox="0.0 0.0 169.566 262.602" svg:d="M 6827.025 15619.439 L 6827.025 15619.439 L 6827.025 15619.439 L 6827.025 15619.439 L 6827.025 15619.439 L 6827.025 15619.064 L 6827.025 15619.064 L 6827.025 15619.064 L 6827.025 15618.689 L 6827.025 15618.689 L 6827.025 15618.313 L 6827.025 15618.313 L 6827.025 15618.313 L 6827.025 15617.938 L 6827.025 15617.938 L 6826.650 15617.563 L 6826.650 15617.563 L 6826.650 15617.188 L 6826.275 15617.188 L 6826.275 15616.813 L 6826.275 15616.813 L 6825.900 15616.438 L 6825.900 15616.438 L 6825.900 15616.438 L 6825.525 15616.438 L 6825.525 15616.063 L 6825.525 15616.063 L 6825.525 15616.063 L 6825.149 15616.063 L 6825.149 15616.063 L 6825.149 15615.687 L 6824.774 15615.687 L 6824.774 15615.687 L 6824.399 15615.687 L 6824.399 15615.687 L 6824.399 15615.687 L 6824.024 15615.687 L 6824.024 15615.687 L 6823.649 15615.312 L 6823.649 15615.312 L 6823.274 15615.312 L 6823.274 15615.312 L 6822.899 15615.312 L 6822.899 15615.312 L 6822.523 15615.312 L 6822.148 15615.312 C 6813.520 15615.312 6786.509 15618.313 6776.756 15619.064 C 6773.754 15619.439 6769.628 15619.814 6769.628 15626.567 C 6769.628 15631.068 6773.004 15631.068 6778.631 15631.068 C 6796.638 15631.068 6797.389 15633.694 6797.389 15637.446 L 6796.263 15644.949 L 6741.867 15859.532 C 6740.366 15864.784 6740.366 15865.535 6740.366 15867.786 C 6740.366 15876.039 6747.869 15877.915 6751.246 15877.915 C 6756.123 15877.915 6761.750 15874.913 6764.001 15870.412 C 6765.876 15867.035 6782.758 15798.008 6785.009 15788.630 C 6797.764 15789.755 6828.151 15795.758 6828.151 15820.517 C 6828.151 15822.768 6828.151 15824.269 6827.025 15828.020 C 6826.275 15832.522 6825.525 15837.024 6825.525 15841.150 C 6825.525 15863.284 6840.530 15877.915 6860.038 15877.915 C 6871.292 15877.915 6881.421 15872.287 6889.675 15858.407 C 6899.053 15841.901 6903.180 15821.268 6903.180 15820.517 C 6903.180 15816.766 6899.803 15816.766 6898.678 15816.766 C 6894.927 15816.766 6894.551 15818.641 6893.426 15823.518 C 6885.923 15850.904 6877.295 15870.036 6860.788 15870.036 C 6853.661 15870.036 6848.784 15865.910 6848.784 15852.405 C 6848.784 15846.027 6850.284 15837.399 6851.785 15831.396 C 6853.285 15825.019 6853.285 15823.518 6853.285 15819.767 C 6853.285 15795.758 6829.651 15784.878 6798.139 15780.752 C 6809.393 15773.999 6821.398 15762.370 6830.026 15753.366 C 6848.033 15733.483 6865.290 15717.352 6883.672 15717.352 C 6885.923 15717.352 6886.298 15717.352 6887.049 15717.727 C 6891.550 15718.477 6891.925 15718.477 6894.927 15720.728 C 6895.677 15721.103 6895.677 15721.479 6896.427 15722.229 C 6878.420 15723.354 6875.044 15737.985 6875.044 15742.487 C 6875.044 15748.489 6879.170 15755.617 6889.299 15755.617 C 6899.053 15755.617 6909.932 15747.364 6909.932 15732.733 C 6909.932 15721.479 6901.304 15709.099 6884.423 15709.099 C 6873.918 15709.099 6856.662 15712.100 6829.651 15742.112 C 6816.896 15756.367 6802.641 15770.998 6788.385 15776.625 L 6827.025 15619.439 Z">
              <!-- 81 nodes -->
            </draw:path>
            <draw:path id="path4571" draw:style-name="style16" draw:layer="layout" svg:x="3.558cm" svg:y="7.949cm" svg:width="0.122cm" svg:height="0.179cm" svg:viewBox="0.0 0.0 121.923 178.570" svg:d="M 7237.435 15988.208 L 7237.435 15982.955 L 7237.060 15977.703 L 7237.060 15972.827 L 7236.685 15968.325 L 7236.310 15963.448 L 7235.559 15958.946 L 7234.809 15954.820 L 7234.059 15950.693 L 7233.308 15946.566 L 7232.183 15942.440 L 7230.682 15938.688 L 7229.182 15934.937 L 7227.681 15931.185 L 7225.805 15927.809 L 7223.930 15924.058 L 7222.804 15922.557 L 7221.679 15920.681 C 7213.801 15908.677 7197.294 15898.172 7176.286 15898.172 L 7176.286 15905.675 C 7190.542 15905.675 7204.422 15914.304 7208.924 15929.310 C 7213.050 15943.565 7213.426 15962.322 7213.426 15984.831 C 7213.426 16004.339 7213.426 16023.471 7210.049 16039.978 C 7204.797 16063.612 7186.790 16069.239 7176.286 16069.239 L 7176.286 16069.239 C 7164.281 16069.239 7148.525 16062.486 7143.273 16040.728 C 7139.522 16025.722 7139.522 16004.339 7139.522 15984.831 C 7139.522 15965.699 7139.522 15945.816 7143.273 15931.560 C 7148.900 15910.927 7165.782 15905.675 7176.286 15905.675 L 7176.286 15898.172 C 7115.512 15898.172 7115.512 15969.450 7115.512 15988.208 C 7115.512 16006.965 7115.512 16076.742 7176.286 16076.742 C 7237.435 16076.742 7237.435 16006.965 7237.435 15988.208 Z">
              <!-- 33 nodes -->
            </draw:path>
          </draw:g>
          <!-- id="g4567" -->
          <draw:path id="path4652" draw:style-name="style22" draw:layer="layout" svg:x="3.381cm" svg:y="5.596cm" svg:width="1.536cm" svg:height="0.314cm" svg:viewBox="0.0 0.0 1535.880 314.434" svg:d="M 8286.337 11471.327 C 7909.748 11284.873 7409.929 11143.029 6843.687 11459.342 L 8286.337 11471.327 ">
            <!-- 3 nodes -->
          </draw:path>
          <draw:path id="text4916" draw:style-name="style0" draw:layer="layout" svg:x="2.727cm" svg:y="5.107cm" svg:width="2.102cm" svg:height="0.804cm" svg:viewBox="0.0 0.0 2102.344 803.906" svg:d="M 5631.624 10380.543 C 5640.088 10383.407 5648.291 10389.527 5656.234 10398.902 C 5664.307 10408.277 5672.379 10421.168 5680.452 10437.574 L 5720.491 10517.261 L 5678.109 10517.261 L 5640.804 10442.457 C 5631.169 10422.925 5621.794 10409.970 5612.679 10403.589 C 5603.695 10397.209 5591.390 10394.019 5575.765 10394.019 L 5532.796 10394.019 L 5532.796 10517.261 L 5493.343 10517.261 L 5493.343 10225.660 L 5582.406 10225.660 C 5615.739 10225.660 5640.609 10232.626 5657.015 10246.558 C 5673.421 10260.490 5681.624 10281.519 5681.624 10309.644 C 5681.624 10328.003 5677.327 10343.238 5668.734 10355.347 C 5660.270 10367.457 5647.900 10375.855 5631.624 10380.543 ZM 5532.796 10258.082 L 5532.796 10361.597 L 5582.406 10361.597 C 5601.416 10361.597 5615.739 10357.235 5625.374 10348.511 C 5635.140 10339.657 5640.023 10326.701 5640.023 10309.644 C 5640.023 10292.587 5635.140 10279.761 5625.374 10271.168 C 5615.739 10262.444 5601.416 10258.082 5582.406 10258.082 L 5532.796 10258.082 ZM 5939.046 10398.902 L 5939.046 10416.480 L 5773.812 10416.480 C 5775.374 10441.220 5782.796 10460.100 5796.077 10473.121 C 5809.489 10486.011 5828.109 10492.457 5851.937 10492.457 C 5865.739 10492.457 5879.085 10490.764 5891.976 10487.378 C 5904.997 10483.993 5917.887 10478.915 5930.648 10472.144 L 5930.648 10506.128 C 5917.757 10511.597 5904.541 10515.764 5890.999 10518.628 C 5877.458 10521.493 5863.721 10522.925 5849.788 10522.925 C 5814.892 10522.925 5787.223 10512.769 5766.780 10492.457 C 5746.468 10472.144 5736.312 10444.670 5736.312 10410.035 C 5736.312 10374.227 5745.947 10345.842 5765.218 10324.878 C 5784.619 10303.785 5810.726 10293.238 5843.538 10293.238 C 5872.965 10293.238 5896.208 10302.743 5913.265 10321.753 C 5930.452 10340.634 5939.046 10366.350 5939.046 10398.902 ZM 5903.109 10388.355 C 5902.848 10368.694 5897.314 10353.003 5886.507 10341.285 C 5875.830 10329.566 5861.637 10323.707 5843.929 10323.707 C 5823.877 10323.707 5807.796 10329.371 5795.687 10340.699 C 5783.708 10352.027 5776.807 10367.977 5774.984 10388.550 L 5903.109 10388.355 ZM 6141.976 10405.347 C 6141.976 10379.306 6136.572 10359.123 6125.765 10344.800 C 6115.088 10330.477 6100.049 10323.316 6080.648 10323.316 C 6061.377 10323.316 6046.338 10330.477 6035.530 10344.800 C 6024.853 10359.123 6019.515 10379.306 6019.515 10405.347 C 6019.515 10431.259 6024.853 10451.376 6035.530 10465.699 C 6046.338 10480.022 6061.377 10487.183 6080.648 10487.183 C 6100.049 10487.183 6115.088 10480.022 6125.765 10465.699 C 6136.572 10451.376 6141.976 10431.259 6141.976 10405.347 ZM 6177.913 10490.113 C 6177.913 10527.352 6169.645 10555.022 6153.109 10573.121 C 6136.572 10591.350 6111.247 10600.464 6077.132 10600.464 C 6064.502 10600.464 6052.588 10599.488 6041.390 10597.535 C 6030.192 10595.712 6019.320 10592.847 6008.773 10588.941 L 6008.773 10553.980 C 6019.320 10559.709 6029.736 10563.941 6040.023 10566.675 C 6050.309 10569.410 6060.791 10570.777 6071.468 10570.777 C 6095.036 10570.777 6112.679 10564.592 6124.398 10552.222 C 6136.116 10539.983 6141.976 10521.428 6141.976 10496.558 L 6141.976 10478.785 C 6134.554 10491.675 6125.049 10501.311 6113.460 10507.691 C 6101.872 10514.071 6088.004 10517.261 6071.859 10517.261 C 6045.036 10517.261 6023.421 10507.040 6007.015 10486.597 C 5990.609 10466.154 5982.405 10439.071 5982.405 10405.347 C 5982.405 10371.493 5990.609 10344.345 6007.015 10323.902 C 6023.421 10303.459 6045.036 10293.238 6071.859 10293.238 C 6088.004 10293.238 6101.872 10296.428 6113.460 10302.808 C 6125.049 10309.188 6134.554 10318.824 6141.976 10331.714 L 6141.976 10298.511 L 6177.913 10298.511 L 6177.913 10490.113 ZM 6248.226 10430.933 L 6248.226 10298.511 L 6284.163 10298.511 L 6284.163 10429.566 C 6284.163 10450.269 6288.200 10465.829 6296.273 10476.246 C 6304.346 10486.532 6316.455 10491.675 6332.601 10491.675 C 6352.002 10491.675 6367.301 10485.490 6378.499 10473.121 C 6389.827 10460.751 6395.491 10443.889 6395.491 10422.535 L 6395.491 10298.511 L 6431.429 10298.511 L 6431.429 10517.261 L 6395.491 10517.261 L 6395.491 10483.667 C 6386.767 10496.949 6376.611 10506.845 6365.023 10513.355 C 6353.564 10519.735 6340.218 10522.925 6324.984 10522.925 C 6299.853 10522.925 6280.778 10515.113 6267.757 10499.488 C 6254.736 10483.863 6248.226 10461.011 6248.226 10430.933 ZM 6338.655 10293.238 ZM 6505.843 10213.355 L 6541.780 10213.355 L 6541.780 10517.261 L 6505.843 10517.261 L 6505.843 10213.355 ZM 6716.194 10407.300 C 6687.158 10407.300 6667.041 10410.621 6655.843 10417.261 C 6644.645 10423.902 6639.046 10435.230 6639.046 10451.246 C 6639.046 10464.006 6643.213 10474.162 6651.546 10481.714 C 6660.010 10489.136 6671.468 10492.847 6685.921 10492.847 C 6705.843 10492.847 6721.793 10485.816 6733.773 10471.753 C 6745.882 10457.561 6751.937 10438.746 6751.937 10415.308 L 6751.937 10407.300 L 6716.194 10407.300 ZM 6787.874 10392.457 L 6787.874 10517.261 L 6751.937 10517.261 L 6751.937 10484.058 C 6743.734 10497.339 6733.512 10507.170 6721.273 10513.550 C 6709.033 10519.800 6694.059 10522.925 6676.351 10522.925 C 6653.955 10522.925 6636.116 10516.675 6622.835 10504.175 C 6609.684 10491.545 6603.109 10474.683 6603.109 10453.589 C 6603.109 10428.980 6611.312 10410.425 6627.718 10397.925 C 6644.254 10385.425 6668.864 10379.175 6701.546 10379.175 L 6751.937 10379.175 L 6751.937 10375.660 C 6751.937 10359.123 6746.468 10346.363 6735.530 10337.378 C 6724.723 10328.264 6709.489 10323.707 6689.827 10323.707 C 6677.327 10323.707 6665.153 10325.204 6653.304 10328.199 C 6641.455 10331.194 6630.062 10335.686 6619.124 10341.675 L 6619.124 10308.472 C 6632.275 10303.394 6645.036 10299.618 6657.405 10297.144 C 6669.775 10294.540 6681.819 10293.238 6693.538 10293.238 C 6725.179 10293.238 6748.812 10301.441 6764.437 10317.847 C 6780.062 10334.253 6787.874 10359.123 6787.874 10392.457 ZM 6897.640 10236.402 L 6897.640 10298.511 L 6971.663 10298.511 L 6971.663 10326.441 L 6897.640 10326.441 L 6897.640 10445.191 C 6897.640 10463.029 6900.049 10474.488 6904.866 10479.566 C 6909.814 10484.644 6919.775 10487.183 6934.749 10487.183 L 6971.663 10487.183 L 6971.663 10517.261 L 6934.749 10517.261 C 6907.015 10517.261 6887.874 10512.118 6877.327 10501.832 C 6866.780 10491.415 6861.507 10472.535 6861.507 10445.191 L 6861.507 10326.441 L 6835.140 10326.441 L 6835.140 10298.511 L 6861.507 10298.511 L 6861.507 10236.402 L 6897.640 10236.402 ZM 7019.124 10298.511 L 7055.062 10298.511 L 7055.062 10517.261 L 7019.124 10517.261 L 7019.124 10298.511 ZM 7019.124 10213.355 L 7055.062 10213.355 L 7055.062 10258.863 L 7019.124 10258.863 L 7019.124 10213.355 ZM 7214.827 10323.707 C 7195.556 10323.707 7180.322 10331.259 7169.124 10346.363 C 7157.926 10361.337 7152.327 10381.910 7152.327 10408.082 C 7152.327 10434.253 7157.861 10454.891 7168.929 10469.996 C 7180.127 10484.970 7195.426 10492.457 7214.827 10492.457 C 7233.968 10492.457 7249.137 10484.904 7260.335 10469.800 C 7271.533 10454.696 7277.132 10434.123 7277.132 10408.082 C 7277.132 10382.170 7271.533 10361.662 7260.335 10346.558 C 7249.137 10331.324 7233.968 10323.707 7214.827 10323.707 ZM 7214.827 10293.238 C 7246.077 10293.238 7270.621 10303.394 7288.460 10323.707 C 7306.299 10344.019 7315.218 10372.144 7315.218 10408.082 C 7315.218 10443.889 7306.299 10472.014 7288.460 10492.457 C 7270.621 10512.769 7246.077 10522.925 7214.827 10522.925 C 7183.447 10522.925 7158.838 10512.769 7140.999 10492.457 C 7123.291 10472.014 7114.437 10443.889 7114.437 10408.082 C 7114.437 10372.144 7123.291 10344.019 7140.999 10323.707 C 7158.838 10303.394 7183.447 10293.238 7214.827 10293.238 ZM 7556.429 10385.230 L 7556.429 10517.261 L 7520.491 10517.261 L 7520.491 10386.402 C 7520.491 10365.699 7516.455 10350.204 7508.382 10339.918 C 7500.309 10329.631 7488.200 10324.488 7472.054 10324.488 C 7452.653 10324.488 7437.353 10330.673 7426.155 10343.043 C 7414.957 10355.412 7409.358 10372.274 7409.358 10393.628 L 7409.358 10517.261 L 7373.226 10517.261 L 7373.226 10298.511 L 7409.358 10298.511 L 7409.358 10332.496 C 7417.952 10319.345 7428.043 10309.514 7439.632 10303.003 C 7451.351 10296.493 7464.827 10293.238 7480.062 10293.238 C 7505.192 10293.238 7524.202 10301.050 7537.093 10316.675 C 7549.983 10332.170 7556.429 10355.022 7556.429 10385.230 Z">
            <!-- 195 nodes -->
          </draw:path>
          <draw:path id="path3938-7-6-6-7-5" draw:style-name="style4" draw:layer="layout" svg:x="5.091cm" svg:y="1.696cm" svg:width="3.516cm" svg:height="1.272cm" svg:viewBox="0.0 0.0 3515.543 1272.185" svg:d="M 10205.394 4623.148 C 11549.210 3844.383 13107.215 3580.633 13511.565 3497.433 L 10205.394 4623.148 ">
            <!-- 3 nodes -->
          </draw:path>
          <draw:g id="g10028">
            <draw:path id="path10030" draw:style-name="style15" draw:layer="layout" svg:x="6.152cm" svg:y="5.346cm" svg:width="0.208cm" svg:height="0.232cm" svg:viewBox="0.0 0.0 207.705 232.375" svg:d="M 12420.184 10877.533 L 12420.186 10870.347 L 12420.221 10744.766 C 12467.441 10750.254 12477.013 10781.395 12477.006 10807.401 C 12477.001 10827.590 12471.858 10864.202 12420.186 10870.347 L 12420.184 10877.533 C 12473.224 10873.442 12510.873 10841.971 12510.882 10807.753 C 12510.892 10772.166 12472.234 10741.358 12420.223 10737.238 L 12420.229 10718.418 C 12420.232 10706.783 12420.233 10701.993 12452.741 10702.002 L 12464.033 10702.005 L 12464.036 10691.397 C 12451.717 10692.420 12420.236 10692.412 12406.206 10692.408 C 12392.177 10692.404 12360.696 10692.395 12348.378 10691.365 L 12348.375 10701.973 L 12359.667 10701.976 C 12391.832 10701.985 12391.831 10706.433 12391.827 10718.410 L 12391.822 10737.230 C 12339.809 10742.348 12303.186 10773.476 12303.177 10807.353 C 12303.167 10842.255 12341.141 10872.720 12391.783 10877.525 L 12391.785 10869.997 C 12343.539 10863.482 12337.389 10828.578 12337.395 10807.704 C 12337.400 10789.911 12340.833 10751.929 12391.820 10745.100 L 12391.785 10869.997 L 12391.783 10877.525 L 12391.778 10896.687 C 12391.774 10908.322 12391.773 10913.112 12359.608 10913.103 L 12348.316 10913.100 L 12348.313 10923.708 C 12360.632 10922.342 12391.770 10922.351 12405.800 10922.355 C 12419.829 10922.359 12451.652 10922.368 12463.971 10923.740 L 12463.974 10913.132 L 12452.682 10913.129 C 12420.174 10913.120 12420.175 10908.672 12420.179 10896.695 L 12420.184 10877.533 Z">
              <!-- 35 nodes -->
            </draw:path>
            <draw:path id="path10032" draw:style-name="style15" draw:layer="layout" svg:x="6.398cm" svg:y="5.467cm" svg:width="0.187cm" svg:height="0.167cm" svg:viewBox="0.0 0.0 187.175 167.341" svg:d="M 12947.496 10961.504 L 12948.181 10960.135 L 12948.866 10959.109 L 12949.893 10958.083 L 12950.577 10957.056 L 12951.604 10956.030 L 12952.289 10955.004 L 12952.973 10953.977 L 12954.000 10952.951 L 12954.685 10952.267 L 12955.370 10951.241 L 12956.396 10950.557 L 12957.081 10949.872 L 12958.108 10949.188 L 12958.792 10948.504 L 12959.819 10947.820 L 12960.503 10947.136 L 12961.530 10946.452 L 12962.215 10946.110 L 12963.241 10945.426 L 12964.268 10945.084 L 12964.953 10944.400 L 12965.979 10944.058 L 12967.006 10943.716 L 12968.033 10943.374 L 12969.059 10943.032 L 12970.086 10942.690 L 12971.112 10942.348 L 12972.139 10942.349 L 12973.166 10942.007 L 12974.534 10942.007 L 12975.561 10941.665 L 12976.930 10941.666 C 12979.667 10941.324 12982.405 10941.325 12982.406 10936.534 C 12982.406 10935.850 12981.723 10933.112 12978.985 10933.112 C 12973.168 10933.110 12965.640 10934.134 12959.823 10934.133 C 12952.295 10934.131 12942.029 10933.101 12934.844 10933.099 C 12932.790 10933.099 12930.053 10933.782 12930.052 10938.231 C 12930.051 10941.310 12933.472 10941.653 12934.499 10941.654 C 12942.027 10941.998 12944.421 10945.078 12944.420 10948.500 C 12944.419 10951.922 12942.708 10954.317 12939.969 10958.080 L 12861.577 11073.374 L 12839.711 10951.551 C 12839.370 10949.497 12839.370 10949.155 12839.370 10948.129 C 12839.372 10941.627 12852.717 10941.631 12854.428 10941.631 C 12858.192 10941.632 12861.614 10941.633 12861.615 10936.501 C 12861.615 10936.158 12861.274 10933.079 12857.510 10933.078 C 12850.324 10933.076 12833.557 10934.097 12826.713 10934.096 C 12820.554 10934.094 12805.840 10933.063 12800.023 10933.062 C 12797.970 10933.061 12795.233 10933.745 12795.231 10938.193 C 12795.230 10941.615 12798.652 10941.616 12801.047 10941.616 C 12814.735 10941.620 12814.734 10942.989 12816.101 10949.149 L 12842.067 11093.900 C 12843.092 11099.033 12843.434 11100.401 12847.882 11100.403 C 12852.331 11100.404 12853.358 11098.693 12856.096 11094.930 L 12947.496 10961.504 Z">
              <!-- 56 nodes -->
            </draw:path>
            <draw:path id="path10034" draw:style-name="style15" draw:layer="layout" svg:x="6.581cm" svg:y="5.602cm" svg:width="0.030cm" svg:height="0.073cm" svg:viewBox="0.0 0.0 30.109 73.225" svg:d="M 13186.264 11227.108 L 13186.263 11229.503 L 13186.263 11231.898 L 13185.920 11234.636 L 13185.577 11237.373 L 13185.234 11238.399 L 13185.234 11239.768 L 13184.891 11241.137 L 13184.549 11242.505 L 13184.206 11243.874 L 13183.864 11245.243 L 13183.521 11246.611 L 13182.836 11247.980 L 13182.494 11249.348 L 13181.809 11250.717 L 13181.124 11252.086 L 13180.782 11253.454 L 13179.755 11254.823 L 13179.070 11256.191 L 13178.385 11257.902 L 13177.358 11259.270 L 13176.331 11260.639 L 13175.304 11262.007 L 13174.277 11263.376 L 13172.908 11264.744 L 13171.881 11266.113 L 13170.512 11267.823 L 13169.143 11269.191 L 13167.432 11270.560 C 13166.747 11271.586 13166.063 11272.270 13166.062 11273.297 C 13166.062 11275.008 13167.772 11276.719 13169.141 11276.719 C 13172.563 11276.720 13192.757 11257.906 13192.765 11229.505 C 13192.769 11214.791 13187.297 11203.497 13176.347 11203.494 C 13168.135 11203.492 13162.658 11209.650 13162.656 11217.178 C 13162.654 11224.706 13168.127 11230.867 13176.340 11230.869 C 13182.157 11230.870 13185.922 11227.108 13186.264 11227.108 Z">
              <!-- 36 nodes -->
            </draw:path>
            <draw:path id="path10036" draw:style-name="style15" draw:layer="layout" svg:x="6.652cm" svg:y="5.468cm" svg:width="0.181cm" svg:height="0.162cm" svg:viewBox="0.0 0.0 181.200 161.518" svg:d="M 13369.007 11020.147 L 13394.671 11020.154 C 13412.807 11020.159 13415.886 11022.897 13415.884 11030.767 C 13415.883 11034.531 13415.882 11034.874 13414.170 11041.717 C 13413.827 11043.086 13413.485 11043.770 13413.485 11044.454 C 13413.484 11046.849 13415.194 11047.876 13417.590 11047.877 C 13420.669 11047.878 13421.012 11046.852 13422.040 11042.403 L 13435.057 10992.106 C 13435.399 10991.422 13436.085 10987.658 13436.085 10987.316 C 13436.085 10984.921 13434.375 10983.893 13431.979 10983.893 C 13428.558 10983.892 13428.557 10985.261 13427.187 10989.366 C 13422.391 11008.185 13415.547 11011.605 13395.016 11011.599 L 13371.063 11011.593 L 13386.136 10951.715 C 13388.191 10944.529 13388.533 10943.845 13398.457 10943.848 L 13435.070 10943.858 C 13466.893 10943.867 13473.050 10951.397 13473.045 10971.244 C 13473.043 10979.114 13472.015 10983.904 13472.014 10985.957 C 13472.014 10987.668 13472.697 10990.064 13476.119 10990.064 C 13479.541 10990.065 13479.884 10987.670 13480.227 10983.906 L 13484.687 10942.503 C 13485.374 10935.318 13483.663 10935.317 13477.846 10935.316 L 13349.869 10935.280 C 13345.421 10935.279 13342.341 10935.278 13342.339 10940.410 C 13342.338 10943.832 13345.076 10943.833 13349.867 10943.834 C 13350.209 10943.835 13354.657 10943.836 13359.105 10944.179 C 13363.896 10944.865 13364.580 10945.207 13364.579 10947.603 C 13364.579 10949.313 13363.894 10951.709 13363.551 10952.735 L 13332.378 11077.281 C 13329.980 11086.519 13329.637 11088.230 13310.817 11088.225 C 13306.711 11088.224 13303.631 11088.223 13303.630 11093.356 C 13303.629 11095.409 13305.340 11096.778 13307.393 11096.779 C 13314.579 11096.781 13332.373 11095.759 13339.216 11095.761 L 13357.694 11096.108 C 13363.853 11096.110 13370.355 11096.796 13376.514 11096.798 C 13378.225 11096.798 13381.647 11096.799 13381.648 11091.667 C 13381.649 11088.245 13378.912 11088.244 13373.437 11088.242 C 13372.752 11088.242 13366.935 11088.241 13360.776 11087.555 C 13355.986 11087.211 13353.591 11086.868 13353.591 11083.789 C 13353.592 11082.762 13353.592 11082.078 13354.277 11079.340 L 13369.007 11020.147 Z">
              <!-- 41 nodes -->
            </draw:path>
            <draw:path id="path10038" draw:style-name="style15" draw:layer="layout" svg:x="6.896cm" svg:y="5.323cm" svg:width="0.079cm" svg:height="0.340cm" svg:viewBox="0.0 0.0 79.091 340.130" svg:d="M 13870.656 10982.655 L 13870.656 10982.313 L 13870.656 10982.313 L 13870.656 10982.313 L 13870.656 10981.971 L 13870.656 10981.971 L 13870.656 10981.971 L 13870.656 10981.628 L 13870.656 10981.628 L 13870.314 10981.628 L 13870.314 10981.286 L 13870.314 10981.286 L 13870.314 10980.944 L 13869.972 10980.944 L 13869.972 10980.602 L 13869.972 10980.602 L 13869.630 10980.259 L 13869.630 10979.917 L 13869.288 10979.917 L 13869.288 10979.575 L 13868.946 10979.575 L 13868.946 10979.233 L 13868.946 10979.233 L 13868.604 10979.233 L 13868.604 10978.890 L 13868.261 10978.890 L 13868.262 10978.548 L 13867.919 10978.548 L 13867.919 10978.206 L 13867.577 10978.206 L 13867.577 10977.863 L 13867.235 10977.863 L 13867.235 10977.521 L 13866.893 10977.179 L 13866.893 10977.179 L 13866.551 10976.837 L 13866.209 10976.494 L 13866.209 10976.494 L 13865.867 10976.152 L 13865.525 10975.810 L 13865.525 10975.810 L 13865.183 10975.468 L 13864.841 10975.125 C 13822.080 10932.340 13811.490 10868.007 13811.504 10815.995 C 13811.521 10756.797 13824.541 10697.603 13866.299 10655.184 C 13870.748 10651.079 13870.749 10650.395 13870.749 10649.368 C 13870.749 10646.973 13869.381 10645.946 13867.328 10645.945 C 13863.906 10645.944 13833.103 10669.204 13813.244 10712.314 C 13795.783 10749.607 13791.666 10787.588 13791.658 10815.989 C 13791.650 10842.680 13795.403 10883.743 13814.212 10922.073 C 13834.389 10963.825 13863.811 10986.075 13867.233 10986.076 C 13869.286 10986.076 13870.655 10985.050 13870.656 10982.655 Z">
              <!-- 52 nodes -->
            </draw:path>
            <draw:path id="path10040" draw:style-name="style15" draw:layer="layout" svg:x="7.014cm" svg:y="5.346cm" svg:width="0.243cm" svg:height="0.240cm" svg:viewBox="0.0 0.0 243.293 239.544" svg:d="M 14222.537 10730.545 L 14223.906 10728.150 L 14225.617 10726.097 L 14226.987 10723.702 L 14228.698 10721.992 L 14230.068 10719.939 L 14231.779 10718.229 L 14233.148 10716.518 L 14234.517 10715.150 L 14235.886 10713.781 L 14237.598 10712.413 L 14238.967 10711.387 L 14240.336 10710.361 L 14241.705 10709.335 L 14243.074 10708.308 L 14244.443 10707.624 L 14245.812 10706.940 L 14247.181 10706.256 L 14248.549 10705.573 L 14249.918 10705.231 L 14251.287 10704.547 L 14252.314 10704.205 L 14253.683 10703.863 L 14255.051 10703.521 L 14256.420 10703.522 L 14257.447 10703.180 L 14258.816 10703.180 L 14261.211 10702.839 L 14263.606 10702.497 L 14266.002 10702.498 C 14270.108 10702.157 14270.452 10696.340 14270.452 10695.997 C 14270.453 10693.260 14268.742 10691.891 14266.005 10691.890 C 14257.108 10691.888 14247.526 10692.911 14238.287 10692.909 C 14226.995 10692.906 14215.361 10691.876 14204.412 10691.873 C 14202.358 10691.872 14197.910 10691.871 14197.908 10698.372 C 14197.907 10702.137 14200.987 10702.480 14203.382 10702.480 C 14212.621 10703.167 14219.121 10706.591 14219.119 10713.777 C 14219.118 10718.909 14213.983 10726.094 14213.983 10726.436 L 14109.229 10892.366 L 14086.010 10712.713 C 14086.012 10706.896 14093.883 10702.450 14109.624 10702.454 C 14114.414 10702.455 14118.178 10702.456 14118.180 10695.613 C 14118.181 10692.533 14115.444 10691.848 14113.391 10691.847 C 14099.703 10691.844 14084.989 10692.866 14070.960 10692.862 C 14064.800 10692.860 14058.299 10692.516 14052.140 10692.515 C 14045.980 10692.513 14039.479 10691.827 14033.662 10691.825 C 14031.267 10691.824 14027.161 10691.823 14027.159 10698.325 C 14027.158 10702.431 14030.237 10702.432 14035.712 10702.433 C 14054.874 10702.439 14055.216 10705.518 14056.240 10714.073 L 14083.214 10923.497 C 14084.239 10930.341 14085.607 10931.368 14090.055 10931.369 C 14095.530 10931.371 14096.900 10929.660 14099.638 10925.213 L 14222.537 10730.545 Z">
              <!-- 53 nodes -->
            </draw:path>
            <draw:path id="path10042" draw:style-name="style15" draw:layer="layout" svg:x="7.242cm" svg:y="5.542cm" svg:width="0.040cm" svg:height="0.102cm" svg:viewBox="0.0 0.0 40.032 101.626" svg:d="M 14523.546 11119.695 L 14523.547 11117.642 L 14523.547 11115.931 L 14523.205 11113.877 L 14523.206 11111.824 L 14522.864 11110.113 L 14522.523 11108.402 L 14522.181 11106.349 L 14521.839 11104.980 L 14521.498 11103.269 L 14521.156 11101.558 L 14520.472 11100.189 L 14520.130 11098.821 L 14519.446 11097.452 L 14518.762 11096.083 L 14518.420 11094.714 L 14517.394 11093.687 L 14516.710 11092.318 L 14516.026 11091.291 L 14515.342 11090.607 L 14514.315 11089.580 L 14513.631 11088.553 L 14512.605 11087.869 L 14511.579 11087.184 L 14510.552 11086.499 L 14509.526 11086.157 L 14508.500 11085.472 L 14507.473 11085.130 L 14506.447 11084.787 L 14505.420 11084.445 L 14504.051 11084.444 L 14503.025 11084.102 L 14501.656 11084.101 C 14490.364 11084.098 14483.518 11092.651 14483.515 11102.232 C 14483.513 11111.471 14490.354 11120.370 14501.646 11120.373 C 14505.752 11120.374 14510.201 11119.007 14513.624 11115.928 C 14514.651 11115.244 14514.993 11114.902 14515.335 11114.902 C 14515.677 11114.902 14516.019 11115.244 14516.018 11119.693 C 14516.011 11145.014 14504.029 11165.542 14492.734 11176.489 C 14488.969 11180.252 14488.968 11180.936 14488.968 11181.962 C 14488.967 11184.358 14490.678 11185.727 14492.389 11185.727 C 14496.153 11185.728 14523.535 11159.730 14523.546 11119.695 Z">
              <!-- 42 nodes -->
            </draw:path>
            <draw:path id="path10044" draw:style-name="style15" draw:layer="layout" svg:x="7.383cm" svg:y="5.346cm" svg:width="0.243cm" svg:height="0.240cm" svg:viewBox="0.0 0.0 243.293 239.544" svg:d="M 14960.969 10730.751 L 14962.338 10728.356 L 14964.049 10726.303 L 14965.419 10723.909 L 14967.130 10722.198 L 14968.500 10720.145 L 14970.211 10718.435 L 14971.580 10716.724 L 14972.949 10715.356 L 14974.318 10713.988 L 14976.030 10712.619 L 14977.399 10711.593 L 14978.768 10710.567 L 14980.137 10709.541 L 14981.506 10708.515 L 14982.875 10707.831 L 14984.244 10707.147 L 14985.613 10706.463 L 14986.981 10705.779 L 14988.350 10705.437 L 14989.719 10704.753 L 14991.088 10704.411 L 14992.115 10704.069 L 14993.484 10703.728 L 14994.852 10703.728 L 14995.879 10703.386 L 14997.248 10703.386 L 14999.643 10703.045 L 15002.038 10702.703 L 15004.434 10702.704 C 15008.540 10702.363 15008.884 10696.546 15008.884 10696.204 C 15008.885 10693.466 15007.174 10692.097 15004.437 10692.096 C 14995.882 10692.094 14985.958 10693.118 14976.720 10693.115 C 14965.427 10693.112 14953.793 10692.082 14942.844 10692.079 C 14940.791 10692.079 14936.342 10692.077 14936.340 10698.579 C 14936.339 10702.343 14939.419 10702.686 14941.814 10702.687 C 14951.053 10703.374 14957.553 10706.797 14957.551 10713.983 C 14957.550 10719.116 14952.415 10726.300 14952.415 10726.642 L 14847.661 10892.572 L 14824.442 10712.919 C 14824.444 10707.102 14832.315 10702.656 14848.056 10702.660 C 14852.846 10702.662 14856.610 10702.663 14856.612 10695.819 C 14856.613 10692.739 14853.876 10692.054 14851.823 10692.054 C 14838.135 10692.050 14823.421 10693.072 14809.392 10693.068 C 14803.232 10693.067 14796.731 10692.723 14790.572 10692.721 C 14784.412 10692.719 14777.911 10692.033 14772.094 10692.031 C 14769.699 10692.031 14765.593 10692.030 14765.591 10698.531 C 14765.590 10702.637 14768.669 10702.638 14774.144 10702.640 C 14793.306 10702.645 14793.648 10705.725 14794.672 10714.280 L 14821.646 10923.704 C 14822.671 10930.548 14824.039 10931.574 14828.487 10931.576 C 14833.962 10931.577 14835.332 10929.867 14838.070 10925.419 L 14960.969 10730.751 Z">
              <!-- 53 nodes -->
            </draw:path>
            <draw:path id="path10046" draw:style-name="style15" draw:layer="layout" svg:x="7.577cm" svg:y="5.464cm" svg:width="0.123cm" svg:height="0.168cm" svg:viewBox="0.0 0.0 122.879 167.663" svg:d="M 15276.713 10935.496 L 15276.713 10935.496 L 15276.713 10935.496 L 15276.713 10935.496 L 15276.713 10935.496 L 15276.713 10935.496 L 15276.713 10935.496 L 15276.713 10935.154 L 15276.713 10935.154 L 15277.055 10935.154 L 15277.055 10935.154 L 15277.055 10934.812 L 15277.055 10934.812 L 15277.055 10934.812 L 15277.055 10934.470 L 15277.055 10934.470 L 15277.055 10934.128 L 15277.055 10934.128 L 15277.398 10933.786 L 15277.398 10933.444 L 15277.398 10933.444 L 15277.398 10933.101 L 15277.398 10933.101 L 15277.398 10933.101 L 15277.398 10932.759 L 15277.398 10932.759 L 15277.398 10932.417 L 15277.740 10932.417 L 15277.740 10932.417 L 15277.740 10932.075 L 15277.740 10932.075 L 15277.740 10932.075 L 15277.740 10932.075 L 15277.740 10932.075 L 15277.740 10932.075 L 15277.740 10931.733 L 15277.740 10931.733 L 15277.740 10931.733 L 15277.740 10931.733 L 15277.740 10931.733 L 15277.740 10931.733 L 15277.740 10931.733 C 15277.741 10930.706 15276.715 10928.311 15273.977 10928.310 C 15269.187 10928.308 15249.340 10930.356 15243.180 10930.696 C 15241.469 10931.038 15238.047 10931.379 15238.046 10936.170 C 15238.045 10939.592 15241.467 10939.593 15244.204 10939.594 C 15255.838 10939.597 15255.838 10941.308 15255.838 10943.019 C 15255.837 10944.730 15255.152 10946.440 15254.809 10948.493 L 15241.107 11002.554 C 15235.976 10994.683 15228.108 10988.521 15216.474 10988.518 L 15216.472 10995.362 C 15233.239 10995.366 15237.682 11013.503 15237.681 11015.899 C 15237.681 11016.925 15237.338 11018.636 15236.996 11019.320 L 15225.692 11063.801 C 15223.979 11070.644 15218.845 11075.091 15213.711 11079.880 C 15211.315 11081.591 15201.732 11089.116 15191.466 11089.113 C 15182.569 11089.111 15174.017 11082.949 15174.021 11066.182 C 15174.025 11053.521 15180.876 11027.517 15186.353 11017.937 C 15197.651 10998.778 15209.628 10995.360 15216.472 10995.362 L 15216.474 10988.518 C 15185.677 10988.509 15154.871 11022.035 15154.862 11056.253 C 15154.855 11079.522 15170.249 11095.951 15190.780 11095.957 C 15203.783 11095.960 15215.077 11088.435 15224.661 11079.199 C 15229.447 11093.572 15243.134 11095.971 15249.293 11095.973 C 15258.190 11095.975 15264.009 11090.844 15268.459 11083.317 C 15273.594 11074.080 15276.678 11060.393 15276.678 11059.709 C 15276.679 11056.287 15273.599 11056.286 15272.915 11056.286 C 15269.493 11056.285 15269.493 11057.312 15267.780 11063.813 C 15264.697 11075.104 15260.245 11089.132 15250.322 11089.129 C 15243.820 11089.128 15242.111 11083.994 15242.113 11077.493 C 15242.114 11073.045 15242.799 11070.992 15243.484 11067.912 L 15276.713 10935.496 Z">
              <!-- 72 nodes -->
            </draw:path>
            <draw:path id="path10048" draw:style-name="style15" draw:layer="layout" svg:x="7.751cm" svg:y="5.542cm" svg:width="0.040cm" svg:height="0.102cm" svg:viewBox="0.0 0.0 40.032 101.626" svg:d="M 15541.884 11119.979 L 15541.885 11117.926 L 15541.885 11116.215 L 15541.544 11114.162 L 15541.544 11112.109 L 15541.203 11110.398 L 15540.861 11108.687 L 15540.519 11106.634 L 15540.177 11105.265 L 15539.836 11103.554 L 15539.494 11101.843 L 15538.810 11100.474 L 15538.468 11099.105 L 15537.784 11097.736 L 15537.100 11096.367 L 15536.758 11094.998 L 15535.732 11093.972 L 15535.048 11092.603 L 15534.364 11091.576 L 15533.680 11090.891 L 15532.654 11089.865 L 15531.970 11088.838 L 15530.943 11088.153 L 15529.917 11087.468 L 15528.891 11086.784 L 15527.864 11086.441 L 15526.838 11085.757 L 15525.811 11085.414 L 15524.785 11085.072 L 15523.758 11084.729 L 15522.390 11084.729 L 15521.363 11084.386 L 15519.994 11084.386 C 15508.702 11084.383 15501.856 11092.936 15501.854 11102.517 C 15501.851 11111.756 15508.692 11120.654 15519.984 11120.657 C 15524.090 11120.659 15528.539 11119.291 15531.962 11116.212 C 15532.989 11115.528 15533.331 11115.186 15533.673 11115.186 C 15534.015 11115.186 15534.357 11115.529 15534.356 11119.977 C 15534.349 11145.299 15522.367 11165.826 15511.072 11176.773 C 15507.307 11180.536 15507.307 11181.220 15507.306 11182.247 C 15507.306 11184.642 15509.016 11186.011 15510.727 11186.012 C 15514.491 11186.013 15541.873 11160.015 15541.884 11119.979 Z">
              <!-- 42 nodes -->
            </draw:path>
            <draw:path id="path10050" draw:style-name="style15" draw:layer="layout" svg:x="7.887cm" svg:y="5.346cm" svg:width="0.342cm" svg:height="0.232cm" svg:viewBox="0.0 0.0 342.246 232.402" svg:d="M 16076.771 10718.419 L 16077.113 10717.392 L 16077.456 10716.366 L 16077.456 10715.339 L 16077.798 10714.313 L 16078.141 10713.628 L 16078.483 10712.602 L 16078.826 10711.918 L 16079.168 10710.891 L 16079.510 10710.207 L 16079.853 10709.523 L 16080.195 10708.838 L 16080.537 10708.154 L 16081.222 10707.812 L 16081.564 10707.128 L 16082.249 10706.786 L 16082.933 10706.102 L 16083.618 10705.760 L 16084.644 10705.418 L 16085.329 10705.076 L 16086.356 10704.734 L 16087.382 10704.392 L 16088.067 10704.392 L 16088.409 10704.050 L 16089.093 10704.050 L 16089.778 10704.050 L 16090.462 10703.708 L 16091.146 10703.709 L 16091.831 10703.709 L 16092.515 10703.367 L 16093.200 10703.367 L 16094.226 10703.367 L 16094.911 10703.368 L 16095.937 10703.368 L 16096.622 10703.026 L 16097.648 10703.026 L 16098.675 10703.026 L 16099.701 10703.027 L 16100.386 10703.027 L 16101.754 10703.027 L 16102.781 10703.028 L 16103.807 10703.028 L 16104.834 10703.028 L 16106.203 10703.029 C 16114.073 10703.031 16117.153 10703.032 16117.154 10696.188 C 16117.156 10692.424 16113.734 10692.423 16107.917 10692.421 L 16062.748 10692.409 C 16053.852 10692.406 16053.509 10692.406 16049.401 10698.906 L 15924.792 10892.548 L 15898.156 10700.233 C 15897.132 10692.362 15896.447 10692.362 15887.893 10692.360 L 15841.013 10692.347 C 15834.512 10692.345 15830.748 10692.344 15830.746 10698.845 C 15830.745 10702.952 15833.825 10702.952 15840.668 10702.954 C 15845.117 10702.956 15851.276 10703.299 15855.382 10703.643 C 15860.857 10704.329 15862.910 10705.356 15862.908 10709.120 C 15862.908 10710.489 15862.566 10711.515 15861.538 10715.621 L 15818.032 10888.411 C 15814.607 10902.098 15808.786 10913.046 15781.069 10914.065 C 15779.358 10914.064 15774.910 10914.405 15774.908 10920.565 C 15774.907 10923.302 15776.960 10924.671 15779.698 10924.672 C 15790.648 10924.675 15802.624 10923.310 15813.916 10923.313 C 15825.551 10923.316 15837.869 10924.688 15849.161 10924.692 C 15850.872 10924.692 15855.320 10924.693 15855.322 10917.850 C 15855.323 10914.086 15851.559 10914.085 15849.164 10914.084 C 15829.659 10913.736 15825.897 10906.892 15825.900 10899.021 C 15825.900 10896.626 15826.243 10894.915 15827.271 10891.152 L 15873.859 10706.043 L 15874.201 10706.043 L 15903.228 10916.837 C 15903.911 10920.943 15904.252 10924.707 15908.359 10924.708 C 15912.123 10924.709 15914.177 10920.946 15915.888 10918.551 L 16053.848 10703.356 L 16054.191 10703.356 L 16005.204 10898.045 C 16002.121 10911.389 16001.436 10914.126 15974.403 10914.119 C 15968.586 10914.117 15964.822 10914.116 15964.820 10920.618 C 15964.819 10924.724 15968.925 10924.725 15969.952 10924.725 C 15979.533 10924.728 16002.802 10923.366 16012.041 10923.368 C 16026.070 10923.372 16040.784 10924.745 16054.813 10924.749 C 16056.866 10924.750 16061.315 10924.751 16061.317 10917.907 C 16061.318 10914.143 16058.238 10914.142 16051.737 10914.141 C 16039.076 10914.137 16029.495 10914.134 16029.496 10907.975 C 16029.497 10906.606 16029.497 10905.922 16031.210 10899.763 L 16076.771 10718.419 Z">
              <!-- 85 nodes -->
            </draw:path>
            <draw:path id="path10052" draw:style-name="style15" draw:layer="layout" svg:x="8.260cm" svg:y="5.323cm" svg:width="0.079cm" svg:height="0.340cm" svg:viewBox="0.0 0.0 79.094 340.130" svg:d="M 16599.911 10816.754 L 16599.912 10814.359 L 16599.913 10811.621 L 16599.914 10808.884 L 16599.914 10806.146 L 16599.574 10800.329 L 16599.233 10794.512 L 16598.551 10788.352 L 16597.868 10781.851 L 16596.843 10775.007 L 16595.819 10768.163 L 16594.452 10761.319 L 16593.085 10754.132 L 16591.034 10746.946 L 16588.983 10739.760 L 16586.590 10732.573 L 16583.854 10725.386 L 16582.487 10721.622 L 16580.777 10717.858 L 16579.409 10714.435 L 16577.699 10710.671 C 16557.180 10668.919 16527.758 10646.669 16524.336 10646.668 C 16522.283 10646.667 16520.914 10648.035 16520.914 10650.089 C 16520.913 10651.115 16520.913 10651.799 16527.413 10657.961 C 16560.937 10691.846 16580.427 10745.917 16580.407 10816.749 C 16580.391 10874.920 16567.713 10934.798 16525.270 10977.559 C 16520.821 10981.664 16520.821 10982.349 16520.820 10983.375 C 16520.820 10985.428 16522.188 10986.797 16524.241 10986.798 C 16527.663 10986.799 16558.466 10963.539 16578.667 10920.430 C 16596.129 10883.137 16599.903 10845.497 16599.911 10816.754 Z">
              <!-- 30 nodes -->
            </draw:path>
          </draw:g>
          <!-- id="g10028" -->
          <draw:path id="path3938-9" draw:style-name="style10" draw:layer="layout" svg:x="5.121cm" svg:y="1.766cm" svg:width="3.300cm" svg:height="1.163cm" svg:viewBox="0.0 0.0 3300.486 1163.063" svg:d="M 10250.580 4681.237 C 11508.852 4003.476 12877.825 3689.245 13481.640 3568.558 L 10250.580 4681.237 ">
            <!-- 3 nodes -->
          </draw:path>
          <draw:g id="g11888">
            <draw:path id="path11890" draw:style-name="style23" draw:layer="layout" svg:x="8.905cm" svg:y="1.485cm" svg:width="0.112cm" svg:height="0.158cm" svg:viewBox="0.0 0.0 112.374 157.709" svg:d="M 17921.275 3010.308 L 17921.517 3009.585 L 17921.758 3008.861 L 17921.758 3008.138 L 17921.999 3007.414 L 17922.240 3006.450 L 17922.481 3005.726 L 17922.481 3005.003 L 17922.722 3004.280 L 17922.722 3003.556 L 17922.963 3002.592 L 17922.963 3002.109 L 17922.963 3001.627 L 17922.963 3001.145 L 17922.963 3000.904 L 17922.963 3000.421 L 17922.963 2999.698 L 17923.205 2999.216 L 17923.205 2998.733 L 17923.205 2998.251 L 17923.205 2997.769 L 17923.205 2997.045 L 17923.205 2996.563 C 17923.205 2980.888 17913.559 2970.760 17895.473 2970.760 C 17876.422 2970.760 17864.124 2983.300 17858.337 2991.740 C 17857.131 2977.995 17847.003 2970.760 17836.151 2970.760 C 17825.059 2970.760 17820.477 2980.165 17818.306 2984.506 C 17813.966 2992.705 17810.831 3006.932 17810.831 3007.656 C 17810.831 3010.067 17813.242 3010.067 17813.725 3010.067 C 17816.136 3010.067 17816.377 3009.826 17817.824 3004.762 C 17821.924 2987.641 17826.747 2976.066 17835.428 2976.066 C 17839.527 2976.066 17842.903 2977.995 17842.903 2987.158 C 17842.903 2992.222 17842.180 2994.875 17839.045 3007.173 L 17825.059 3062.637 C 17824.335 3066.254 17822.888 3071.800 17822.888 3073.006 C 17822.888 3077.347 17826.264 3079.276 17829.881 3079.276 C 17832.775 3079.276 17837.116 3077.588 17838.804 3072.765 C 17839.045 3072.283 17841.939 3060.949 17843.386 3054.920 L 17848.691 3033.458 C 17850.138 3028.153 17851.584 3022.848 17852.790 3017.301 C 17853.272 3015.855 17855.202 3007.897 17855.443 3006.450 C 17856.166 3004.521 17863.401 2991.017 17871.600 2984.506 C 17876.905 2980.647 17884.380 2976.066 17894.749 2976.066 C 17905.119 2976.066 17907.771 2984.265 17907.771 2992.946 C 17907.771 2994.151 17907.771 2998.492 17905.360 3007.897 L 17877.869 3118.100 C 17877.146 3120.994 17877.146 3121.476 17877.146 3121.958 C 17877.146 3125.576 17879.798 3128.469 17883.898 3128.469 C 17891.373 3128.469 17893.061 3121.476 17893.785 3118.824 L 17921.275 3010.308 Z">
              <!-- 50 nodes -->
            </draw:path>
            <draw:path id="path11892" draw:style-name="style23" draw:layer="layout" svg:x="9.029cm" svg:y="1.514cm" svg:width="0.128cm" svg:height="0.114cm" svg:viewBox="0.0 0.0 127.666 113.821" svg:d="M 18104.787 3086.992 L 18122.873 3086.992 C 18135.654 3086.992 18137.824 3088.922 18137.824 3094.468 C 18137.824 3097.120 18137.824 3097.362 18136.618 3102.185 C 18136.377 3103.149 18136.136 3103.631 18136.136 3104.114 C 18136.136 3105.802 18137.342 3106.525 18139.030 3106.525 C 18141.200 3106.525 18141.441 3105.802 18142.164 3102.667 L 18151.328 3067.218 C 18151.569 3066.736 18152.051 3064.084 18152.051 3063.842 C 18152.051 3062.154 18150.846 3061.431 18149.158 3061.431 C 18146.746 3061.431 18146.505 3062.396 18145.782 3065.289 C 18142.406 3078.552 18137.583 3080.964 18123.114 3080.964 L 18106.234 3080.964 L 18116.844 3038.763 C 18118.291 3033.699 18118.532 3033.217 18125.525 3033.217 L 18151.328 3033.217 C 18173.755 3033.217 18177.854 3038.522 18177.854 3052.509 C 18177.854 3058.055 18177.372 3061.431 18177.372 3062.878 C 18177.372 3064.084 18177.854 3065.772 18180.265 3065.772 C 18182.677 3065.772 18182.918 3064.084 18183.159 3061.431 L 18186.294 3032.252 C 18186.776 3027.188 18185.571 3027.188 18181.471 3027.188 L 18091.283 3027.188 C 18088.148 3027.188 18085.978 3027.188 18085.978 3030.806 C 18085.978 3033.217 18087.907 3033.217 18091.283 3033.217 C 18091.524 3033.217 18094.659 3033.217 18097.794 3033.458 C 18101.170 3033.940 18101.652 3034.182 18101.652 3035.870 C 18101.652 3037.075 18101.170 3038.763 18100.929 3039.487 L 18078.743 3127.264 C 18077.055 3133.775 18077.055 3134.980 18063.792 3134.980 C 18060.899 3134.980 18058.728 3134.980 18058.728 3138.597 C 18058.728 3140.044 18059.934 3141.009 18061.381 3141.009 C 18066.445 3141.009 18078.743 3140.285 18083.807 3140.285 L 18096.588 3140.527 C 18101.170 3140.527 18105.752 3141.009 18110.092 3141.009 C 18111.298 3141.009 18113.709 3141.009 18113.709 3137.392 C 18113.709 3134.980 18111.780 3134.980 18107.922 3134.980 C 18107.440 3134.980 18103.340 3134.980 18098.999 3134.498 C 18095.623 3134.257 18093.935 3134.016 18093.935 3131.845 C 18093.935 3131.122 18093.935 3130.640 18094.418 3128.711 L 18104.787 3086.992 Z">
              <!-- 41 nodes -->
            </draw:path>
            <draw:path id="path11894" draw:style-name="style23" draw:layer="layout" svg:x="9.218cm" svg:y="1.378cm" svg:width="0.129cm" svg:height="0.114cm" svg:viewBox="0.0 0.0 129.013 114.303" svg:d="M 18456.618 2857.904 L 18456.618 2858.387 L 18456.377 2859.110 L 18456.377 2859.351 L 18456.136 2859.834 L 18456.136 2860.316 L 18455.894 2860.798 L 18455.894 2861.039 L 18455.653 2861.522 L 18455.412 2861.763 L 18455.171 2862.245 L 18454.930 2862.486 L 18454.930 2862.727 L 18454.448 2862.968 L 18454.206 2863.210 L 18453.965 2863.451 L 18453.724 2863.692 L 18453.242 2863.933 L 18452.760 2863.933 L 18452.518 2864.174 L 18452.036 2864.174 L 18451.313 2864.415 L 18451.072 2864.415 L 18450.830 2864.415 L 18450.589 2864.656 L 18450.107 2864.656 L 18449.866 2864.656 L 18449.384 2864.656 L 18449.142 2864.656 L 18448.660 2864.898 L 18448.419 2864.898 L 18447.937 2864.898 L 18447.454 2864.898 L 18447.213 2864.898 L 18446.731 2864.898 L 18446.249 2864.898 L 18445.766 2864.898 L 18445.284 2864.898 L 18444.802 2864.898 L 18444.319 2864.898 L 18443.596 2864.898 L 18443.114 2864.898 L 18442.390 2864.898 L 18441.908 2864.898 C 18439.014 2864.898 18436.844 2864.898 18436.844 2868.515 C 18436.844 2870.926 18438.773 2870.926 18441.908 2870.926 L 18507.258 2870.926 C 18535.472 2870.926 18557.175 2851.635 18557.175 2835.237 C 18557.175 2823.180 18546.324 2813.051 18528.479 2811.122 C 18548.735 2807.505 18565.857 2794.724 18565.857 2780.256 C 18565.857 2767.475 18552.835 2756.623 18530.891 2756.623 L 18528.238 2762.652 C 18545.359 2762.652 18549.218 2773.745 18549.218 2780.256 C 18549.218 2793.760 18534.025 2809.193 18511.358 2809.193 L 18483.626 2809.193 L 18482.662 2813.775 L 18518.351 2813.775 C 18534.267 2813.775 18540.295 2824.144 18540.295 2834.031 C 18540.295 2850.670 18523.174 2864.898 18502.677 2864.898 L 18475.668 2864.898 C 18470.363 2864.898 18470.363 2864.898 18470.363 2863.451 C 18470.363 2863.210 18470.363 2862.245 18470.845 2859.834 L 18482.662 2813.775 L 18483.626 2809.193 L 18493.995 2768.198 C 18495.442 2763.134 18495.442 2762.652 18502.677 2762.652 L 18528.238 2762.652 L 18530.891 2756.623 L 18469.640 2756.623 C 18466.264 2756.623 18464.093 2756.623 18464.093 2760.241 C 18464.093 2762.652 18466.264 2762.652 18469.640 2762.652 C 18469.640 2762.652 18473.016 2762.652 18475.909 2762.893 C 18479.527 2763.134 18479.768 2763.617 18479.768 2765.305 C 18479.768 2765.546 18479.768 2766.510 18479.286 2768.922 L 18456.618 2857.904 Z">
              <!-- 75 nodes -->
            </draw:path>
            <draw:path id="path11896" draw:style-name="style23" draw:layer="layout" svg:x="9.367cm" svg:y="1.435cm" svg:width="0.104cm" svg:height="0.085cm" svg:viewBox="0.0 0.0 104.416 84.642" svg:d="M 18818.818 2884.913 L 18819.059 2884.672 L 18819.059 2884.672 L 18819.059 2884.672 L 18819.300 2884.430 L 18819.300 2884.430 L 18819.300 2884.430 L 18819.300 2884.189 L 18819.541 2884.189 L 18819.541 2883.948 L 18819.541 2883.948 L 18819.783 2883.707 L 18819.783 2883.707 L 18820.024 2883.466 L 18820.024 2883.466 L 18820.024 2883.466 L 18820.024 2883.225 L 18820.265 2883.225 L 18820.265 2883.225 L 18820.265 2882.984 L 18820.506 2882.984 L 18820.506 2882.742 L 18820.506 2882.742 L 18820.747 2882.501 L 18820.747 2882.501 L 18820.988 2882.260 L 18820.988 2882.260 L 18821.229 2882.019 L 18821.229 2882.019 L 18821.229 2882.019 L 18821.229 2882.019 C 18823.400 2879.607 18827.017 2875.990 18834.734 2875.508 C 18835.939 2875.267 18837.868 2875.267 18837.868 2872.132 C 18837.868 2871.409 18837.386 2869.962 18835.939 2869.962 C 18834.492 2869.962 18832.563 2870.444 18830.634 2870.444 L 18825.088 2870.444 L 18818.577 2870.444 C 18816.407 2870.444 18813.995 2869.962 18811.825 2869.962 C 18809.896 2869.962 18808.931 2871.409 18808.931 2873.338 C 18808.931 2875.267 18810.860 2875.508 18811.584 2875.508 C 18813.513 2875.508 18816.407 2875.990 18816.407 2878.402 C 18816.407 2879.366 18815.924 2880.813 18814.477 2882.984 L 18772.277 2940.617 L 18758.532 2879.607 C 18758.291 2878.402 18758.291 2878.161 18758.291 2877.919 C 18758.291 2876.231 18762.149 2875.508 18766.248 2875.508 C 18767.695 2875.508 18769.866 2875.508 18769.866 2872.132 C 18769.866 2871.167 18769.142 2869.962 18767.695 2869.962 C 18765.043 2869.962 18762.149 2870.444 18759.737 2870.444 L 18751.056 2870.444 L 18743.340 2870.444 C 18741.169 2870.444 18738.517 2869.962 18736.346 2869.962 C 18735.623 2869.962 18733.453 2869.962 18733.453 2873.338 C 18733.453 2875.508 18735.141 2875.508 18737.311 2875.508 C 18744.304 2875.508 18744.545 2876.231 18745.269 2878.884 L 18761.425 2950.986 C 18762.149 2953.639 18762.390 2954.604 18765.284 2954.604 C 18766.731 2954.604 18768.419 2954.604 18770.348 2951.710 L 18818.818 2884.913 Z">
              <!-- 59 nodes -->
            </draw:path>
            <draw:path id="path11898" draw:style-name="style23" draw:layer="layout" svg:x="9.508cm" svg:y="1.389cm" svg:width="0.124cm" svg:height="0.124cm" svg:viewBox="0.0 0.0 124.190 123.708" svg:d="M 19082.390 2843.677 L 19133.995 2843.677 C 19136.165 2843.677 19140.265 2843.677 19140.265 2839.819 C 19140.265 2835.478 19136.406 2835.478 19133.995 2835.478 L 19082.390 2835.478 L 19082.390 2784.114 C 19082.390 2781.944 19082.390 2777.844 19078.290 2777.844 C 19074.191 2777.844 19074.191 2781.703 19074.191 2784.114 L 19074.191 2835.478 L 19022.345 2835.478 C 19020.174 2835.478 19016.075 2835.478 19016.075 2839.577 C 19016.075 2843.677 19019.933 2843.677 19022.345 2843.677 L 19074.191 2843.677 L 19074.191 2895.282 C 19074.191 2897.452 19074.191 2901.552 19078.049 2901.552 C 19082.390 2901.552 19082.390 2897.693 19082.390 2895.282 L 19082.390 2843.677 Z">
              <!-- 17 nodes -->
            </draw:path>
            <draw:path id="path11900" draw:style-name="style23" draw:layer="layout" svg:x="9.656cm" svg:y="1.378cm" svg:width="0.129cm" svg:height="0.114cm" svg:viewBox="0.0 0.0 129.013 114.303" svg:d="M 19331.734 2857.904 L 19331.493 2858.387 L 19331.252 2859.110 L 19331.252 2859.351 L 19331.011 2859.834 L 19331.011 2860.316 L 19330.769 2860.798 L 19330.769 2861.039 L 19330.528 2861.522 L 19330.287 2861.763 L 19330.046 2862.245 L 19330.046 2862.486 L 19329.805 2862.727 L 19329.564 2862.968 L 19329.081 2863.210 L 19328.840 2863.451 L 19328.599 2863.692 L 19328.117 2863.933 L 19327.634 2863.933 L 19327.393 2864.174 L 19326.911 2864.174 L 19326.188 2864.415 L 19325.946 2864.415 L 19325.705 2864.415 L 19325.464 2864.656 L 19324.982 2864.656 L 19324.741 2864.656 L 19324.500 2864.656 L 19324.017 2864.656 L 19323.776 2864.898 L 19323.294 2864.898 L 19322.812 2864.898 L 19322.570 2864.898 L 19322.088 2864.898 L 19321.606 2864.898 L 19321.124 2864.898 L 19320.641 2864.898 L 19320.159 2864.898 L 19319.677 2864.898 L 19319.194 2864.898 L 19318.471 2864.898 L 19317.989 2864.898 L 19317.506 2864.898 L 19316.783 2864.898 C 19313.889 2864.898 19311.719 2864.898 19311.719 2868.515 C 19311.719 2870.926 19313.889 2870.926 19316.783 2870.926 L 19382.133 2870.926 C 19410.347 2870.926 19432.050 2851.635 19432.050 2835.237 C 19432.050 2823.180 19421.199 2813.051 19403.354 2811.122 C 19423.610 2807.505 19440.732 2794.724 19440.732 2780.256 C 19440.732 2767.475 19427.710 2756.623 19405.766 2756.623 L 19403.113 2762.652 C 19420.234 2762.652 19424.334 2773.745 19424.334 2780.256 C 19424.334 2793.760 19408.900 2809.193 19386.233 2809.193 L 19358.742 2809.193 L 19357.536 2813.775 L 19393.226 2813.775 C 19409.142 2813.775 19415.170 2824.144 19415.170 2834.031 C 19415.170 2850.670 19398.049 2864.898 19377.793 2864.898 L 19350.543 2864.898 C 19345.238 2864.898 19345.238 2864.898 19345.238 2863.451 C 19345.238 2863.210 19345.238 2862.245 19345.720 2859.834 L 19357.536 2813.775 L 19358.742 2809.193 L 19368.870 2768.198 C 19370.317 2763.134 19370.317 2762.652 19377.552 2762.652 L 19403.113 2762.652 L 19405.766 2756.623 L 19344.515 2756.623 C 19341.380 2756.623 19338.968 2756.623 19338.968 2760.241 C 19338.968 2762.652 19341.139 2762.652 19344.515 2762.652 C 19344.515 2762.652 19347.891 2762.652 19350.784 2762.893 C 19354.402 2763.134 19354.643 2763.617 19354.643 2765.305 C 19354.643 2765.546 19354.643 2766.510 19354.160 2768.922 L 19331.734 2857.904 Z">
              <!-- 75 nodes -->
            </draw:path>
            <draw:path id="path11902" draw:style-name="style23" draw:layer="layout" svg:x="9.804cm" svg:y="1.435cm" svg:width="0.140cm" svg:height="0.082cm" svg:viewBox="0.0 0.0 139.864 81.989" svg:d="M 19732.035 2880.331 L 19732.035 2879.849 L 19732.276 2879.607 L 19732.276 2879.125 L 19732.276 2878.884 L 19732.517 2878.643 L 19732.517 2878.402 L 19732.758 2878.161 L 19732.758 2877.919 L 19732.758 2877.678 L 19733.000 2877.437 L 19733.241 2877.196 L 19733.241 2876.955 L 19733.482 2876.955 L 19733.723 2876.714 L 19733.964 2876.473 L 19734.205 2876.473 L 19734.446 2876.231 L 19734.688 2876.231 L 19734.929 2875.990 L 19735.411 2875.990 L 19735.652 2875.749 L 19735.893 2875.749 L 19736.135 2875.749 L 19736.376 2875.749 L 19736.617 2875.749 L 19736.858 2875.749 L 19737.099 2875.749 L 19737.340 2875.508 L 19737.581 2875.508 L 19737.823 2875.508 L 19738.064 2875.508 L 19738.305 2875.508 L 19738.787 2875.508 L 19739.028 2875.508 L 19739.269 2875.508 L 19739.752 2875.508 L 19739.993 2875.508 L 19740.234 2875.508 L 19740.716 2875.508 L 19741.199 2875.508 L 19741.440 2875.508 L 19741.922 2875.508 L 19742.404 2875.508 C 19745.539 2875.508 19745.780 2875.508 19746.263 2875.026 C 19746.986 2874.302 19747.227 2872.855 19747.227 2872.132 C 19747.227 2869.962 19745.539 2869.962 19743.369 2869.962 L 19725.283 2869.962 C 19722.630 2869.962 19721.425 2869.962 19719.495 2872.373 L 19669.820 2940.858 L 19654.627 2873.338 C 19653.904 2870.203 19653.181 2869.962 19649.805 2869.962 L 19630.754 2869.962 C 19628.343 2869.962 19626.413 2869.962 19626.413 2873.338 C 19626.413 2875.508 19627.860 2875.508 19630.995 2875.508 C 19632.201 2875.508 19636.059 2875.508 19638.712 2876.231 C 19638.712 2877.678 19638.712 2877.919 19638.230 2879.125 L 19623.520 2938.447 C 19622.555 2941.582 19621.349 2946.164 19610.257 2946.405 C 19609.292 2946.405 19607.363 2946.646 19607.363 2949.781 C 19607.363 2950.986 19608.328 2951.951 19609.292 2951.951 C 19611.462 2951.951 19614.115 2951.469 19616.285 2951.469 L 19623.037 2951.469 L 19630.031 2951.469 C 19632.201 2951.469 19634.854 2951.951 19637.024 2951.951 C 19638.471 2951.951 19639.918 2950.986 19639.918 2948.575 C 19639.918 2946.405 19637.988 2946.405 19636.783 2946.405 C 19630.754 2946.405 19628.343 2944.717 19628.343 2941.823 C 19628.343 2941.100 19628.584 2940.376 19628.825 2939.170 L 19644.499 2876.231 L 19644.740 2876.231 L 19661.138 2948.334 C 19661.621 2950.504 19661.862 2951.951 19664.273 2951.951 C 19665.479 2951.951 19666.926 2951.469 19668.614 2949.057 L 19722.148 2875.267 L 19722.148 2875.267 L 19705.509 2941.823 C 19704.544 2945.440 19704.303 2946.405 19695.140 2946.405 C 19692.246 2946.405 19690.317 2946.405 19690.317 2949.781 C 19690.317 2950.745 19691.281 2951.951 19692.487 2951.951 C 19695.140 2951.951 19697.792 2951.469 19700.445 2951.469 L 19708.644 2951.469 L 19716.843 2951.469 C 19719.495 2951.469 19722.630 2951.951 19725.283 2951.951 C 19726.006 2951.951 19728.177 2951.951 19728.177 2948.575 C 19728.177 2946.405 19726.489 2946.405 19724.318 2946.405 C 19724.077 2946.405 19721.183 2946.405 19719.013 2946.164 C 19716.119 2945.922 19715.878 2945.922 19715.878 2944.958 C 19715.878 2944.717 19715.878 2944.476 19716.361 2943.270 L 19732.035 2880.331 Z">
              <!-- 90 nodes -->
            </draw:path>
            <draw:path id="line11904" draw:style-name="style18" draw:layer="layout" svg:x="9.206cm" svg:y="1.526cm" svg:width="0.762cm" svg:height="0.010cm" svg:viewBox="0.0 0.0 762.019 9.598" svg:d="M 18412.729 3057.597 L 19174.748 3057.597 L 18412.729 3057.597 ">
              <!-- 3 nodes -->
            </draw:path>
            <draw:path id="path11906" draw:style-name="style23" draw:layer="layout" svg:x="9.458cm" svg:y="1.560cm" svg:width="0.129cm" svg:height="0.115cm" svg:viewBox="0.0 0.0 129.013 114.544" svg:d="M 18936.497 3220.828 L 18936.497 3221.310 L 18936.256 3221.793 L 18936.256 3222.275 L 18936.015 3222.757 L 18936.015 3223.239 L 18935.773 3223.481 L 18935.532 3223.963 L 18935.532 3224.204 L 18935.291 3224.686 L 18935.050 3224.927 L 18934.809 3225.169 L 18934.568 3225.410 L 18934.327 3225.651 L 18934.085 3225.892 L 18933.844 3226.133 L 18933.362 3226.374 L 18933.121 3226.615 L 18932.639 3226.857 L 18932.156 3226.857 L 18931.674 3227.098 L 18931.192 3227.339 L 18930.951 3227.339 L 18930.709 3227.339 L 18930.227 3227.339 L 18929.986 3227.339 L 18929.745 3227.580 L 18929.263 3227.580 L 18929.021 3227.580 L 18928.539 3227.580 L 18928.298 3227.580 L 18927.816 3227.580 L 18927.333 3227.580 L 18926.851 3227.821 L 18926.610 3227.821 L 18926.128 3227.821 L 18925.645 3227.821 L 18925.163 3227.821 L 18924.440 3227.821 L 18923.957 3227.821 L 18923.475 3227.821 L 18922.993 3227.821 L 18922.269 3227.821 L 18921.787 3227.821 C 18918.893 3227.821 18916.723 3227.821 18916.723 3231.438 C 18916.723 3233.850 18918.652 3233.850 18921.787 3233.850 L 18986.896 3233.850 C 19015.351 3233.850 19037.054 3214.558 19037.054 3197.919 C 19037.054 3186.103 19026.203 3175.734 19008.358 3174.046 C 19028.614 3170.188 19045.736 3157.648 19045.736 3143.179 C 19045.736 3130.399 19032.714 3119.306 19010.770 3119.306 L 19008.117 3125.334 C 19025.238 3125.334 19029.097 3136.668 19029.097 3142.938 C 19029.097 3156.442 19013.905 3171.876 18991.237 3171.876 L 18963.505 3171.876 L 18962.299 3176.698 L 18998.230 3176.698 C 19013.905 3176.698 19019.933 3187.068 19019.933 3196.713 C 19019.933 3213.352 19003.053 3227.821 18982.556 3227.821 L 18955.547 3227.821 C 18950.242 3227.821 18950.001 3227.580 18950.001 3226.133 C 18950.001 3225.892 18950.001 3225.169 18950.724 3222.516 L 18962.299 3176.698 L 18963.505 3171.876 L 18973.874 3131.122 C 18975.080 3125.817 18975.321 3125.334 18982.556 3125.334 L 19008.117 3125.334 L 19010.770 3119.306 L 18949.519 3119.306 C 18946.143 3119.306 18943.972 3119.306 18943.972 3122.923 C 18943.972 3125.334 18946.143 3125.334 18949.519 3125.334 C 18949.519 3125.334 18952.895 3125.334 18955.789 3125.817 C 18959.406 3126.058 18959.647 3126.299 18959.647 3127.987 C 18959.647 3128.469 18959.647 3129.193 18958.923 3131.845 L 18936.497 3220.828 Z">
              <!-- 75 nodes -->
            </draw:path>
            <draw:path id="path11908" draw:style-name="style23" draw:layer="layout" svg:x="9.605cm" svg:y="1.617cm" svg:width="0.099cm" svg:height="0.081cm" svg:viewBox="0.0 0.0 99.111 81.266" svg:d="M 19245.645 3277.497 L 19260.355 3277.497 C 19270.965 3277.497 19271.930 3279.185 19271.930 3283.043 C 19271.930 3284.973 19271.448 3287.866 19271.206 3288.590 C 19271.206 3288.831 19270.965 3289.072 19270.965 3289.313 C 19270.965 3290.037 19271.448 3291.484 19273.618 3291.484 C 19275.306 3291.484 19275.788 3291.001 19276.271 3288.831 L 19283.505 3260.135 C 19283.505 3259.894 19283.505 3257.964 19281.093 3257.964 C 19278.923 3257.964 19278.682 3258.688 19278.200 3260.858 C 19275.547 3270.263 19272.171 3271.951 19260.837 3271.951 L 19246.851 3271.951 L 19254.085 3243.496 C 19255.050 3239.637 19255.050 3239.396 19260.114 3239.396 L 19282.058 3239.396 C 19298.938 3239.396 19303.279 3242.531 19303.279 3254.347 C 19303.279 3257.000 19302.797 3260.135 19302.797 3260.376 C 19302.797 3262.064 19304.002 3262.787 19305.449 3262.787 C 19307.619 3262.787 19307.619 3261.582 19307.861 3259.411 L 19309.790 3237.949 L 19310.031 3236.261 C 19310.031 3234.091 19308.343 3234.091 19306.173 3234.091 L 19234.070 3234.091 C 19231.659 3234.091 19229.971 3234.091 19229.971 3237.467 C 19229.971 3239.396 19231.418 3239.396 19234.311 3239.396 C 19235.517 3239.396 19239.375 3239.396 19242.028 3240.120 C 19242.028 3241.566 19242.028 3241.808 19241.546 3243.255 L 19226.112 3305.470 C 19225.148 3309.087 19224.907 3310.052 19215.743 3310.052 C 19212.849 3310.052 19210.920 3310.052 19210.920 3313.428 C 19210.920 3314.392 19211.644 3315.357 19213.090 3315.357 C 19215.743 3315.357 19218.637 3315.116 19221.289 3315.116 C 19224.183 3315.116 19227.318 3314.875 19230.453 3314.875 C 19233.829 3314.875 19236.964 3315.116 19240.340 3315.116 C 19243.716 3315.116 19247.092 3315.357 19250.227 3315.357 C 19250.950 3315.357 19253.362 3315.357 19253.362 3311.981 C 19253.362 3310.052 19251.915 3310.052 19248.780 3310.052 C 19245.886 3310.052 19244.922 3310.052 19241.787 3309.811 C 19238.893 3309.569 19237.928 3309.328 19237.928 3307.881 C 19237.928 3307.158 19237.928 3306.917 19238.411 3305.470 L 19245.645 3277.497 Z">
              <!-- 41 nodes -->
            </draw:path>
          </draw:g>
          <!-- id="g11888" -->
          <draw:g id="g5073">
            <draw:path id="path5075" draw:style-name="style16" draw:layer="layout" svg:x="2.275cm" svg:y="5.945cm" svg:width="0.286cm" svg:height="0.284cm" svg:viewBox="0.0 0.0 285.815 283.707" svg:d="M 4719.683 11919.308 L 4720.104 11918.465 L 4720.104 11917.621 L 4720.526 11916.357 L 4720.948 11915.514 L 4720.948 11914.671 L 4721.369 11913.827 L 4721.369 11912.984 L 4721.791 11912.141 L 4721.791 11911.720 L 4722.212 11910.877 L 4722.634 11910.455 L 4722.634 11909.612 L 4723.055 11909.190 L 4723.055 11908.769 L 4723.477 11908.347 L 4723.899 11907.926 L 4723.899 11907.504 L 4724.320 11907.083 L 4724.742 11906.661 L 4724.742 11906.239 L 4725.163 11906.239 L 4725.585 11905.818 L 4725.585 11905.396 L 4726.006 11905.396 L 4726.428 11904.975 L 4726.849 11904.975 L 4727.271 11904.553 L 4727.693 11904.553 L 4728.114 11904.553 L 4728.536 11904.132 L 4728.957 11904.132 L 4729.379 11904.132 C 4733.173 11903.289 4747.084 11903.289 4755.937 11903.289 C 4798.092 11903.289 4817.062 11904.975 4817.062 11937.435 C 4817.062 11943.758 4815.376 11960.199 4813.690 11971.159 C 4813.268 11972.845 4812.425 11977.904 4812.425 11979.169 C 4812.425 11981.698 4813.690 11984.649 4817.484 11984.649 C 4822.121 11984.649 4822.964 11980.855 4823.807 11974.953 L 4835.189 11902.024 C 4835.611 11900.338 4836.032 11896.122 4836.032 11894.857 C 4836.032 11890.220 4831.817 11890.220 4824.650 11890.220 L 4591.530 11890.220 C 4581.412 11890.220 4580.991 11890.642 4578.040 11898.651 L 4552.747 11972.424 C 4552.325 11973.267 4550.217 11979.169 4550.217 11980.012 C 4550.217 11982.541 4552.325 11984.649 4555.276 11984.649 C 4559.492 11984.649 4559.913 11982.541 4562.442 11975.796 C 4585.206 11910.877 4596.167 11903.289 4658.136 11903.289 L 4674.576 11903.289 C 4686.380 11903.289 4686.380 11904.975 4686.380 11908.347 C 4686.380 11910.877 4685.115 11915.935 4684.694 11917.200 L 4628.627 12140.625 C 4624.833 12156.222 4623.568 12160.859 4578.462 12160.859 C 4563.286 12160.859 4560.756 12160.859 4560.756 12168.869 C 4560.756 12173.928 4565.393 12173.928 4567.923 12173.928 C 4579.305 12173.928 4591.108 12172.663 4602.490 12172.663 C 4614.294 12172.663 4626.519 12172.241 4638.323 12172.241 C 4650.126 12172.241 4661.508 12172.663 4672.890 12172.663 C 4685.115 12172.663 4697.762 12173.928 4709.566 12173.928 C 4713.781 12173.928 4718.840 12173.928 4718.840 12165.497 C 4718.840 12160.859 4715.467 12160.859 4704.507 12160.859 C 4693.968 12160.859 4688.488 12160.859 4677.527 12160.016 C 4665.302 12158.752 4661.930 12157.487 4661.930 12150.742 C 4661.930 12150.321 4661.930 12148.213 4663.616 12141.889 L 4719.683 11919.308 Z">
              <!-- 66 nodes -->
            </draw:path>
            <draw:path id="path5077" draw:style-name="style16" draw:layer="layout" svg:x="2.532cm" svg:y="6.091cm" svg:width="0.226cm" svg:height="0.200cm" svg:viewBox="0.0 0.0 225.533 200.239" svg:d="M 5098.241 12360.256 L 5098.241 12361.099 L 5097.819 12361.942 L 5097.819 12362.785 L 5097.397 12363.628 L 5096.976 12364.050 L 5096.976 12364.893 L 5096.554 12365.736 L 5096.554 12366.157 L 5096.133 12367.000 L 5095.711 12367.422 L 5095.290 12367.844 L 5094.868 12368.265 L 5094.447 12368.687 L 5094.025 12369.108 L 5093.603 12369.530 L 5092.760 12369.951 L 5092.339 12370.373 L 5091.496 12370.795 L 5090.653 12370.795 L 5089.809 12371.216 L 5088.966 12371.216 L 5088.545 12371.638 L 5088.123 12371.638 L 5087.280 12371.638 L 5086.859 12371.638 L 5086.437 12371.638 L 5085.594 12372.059 L 5085.172 12372.059 L 5084.329 12372.059 L 5083.908 12372.059 L 5083.065 12372.059 L 5082.221 12372.059 L 5081.378 12372.059 L 5080.535 12372.481 L 5080.114 12372.481 L 5079.271 12372.481 L 5078.427 12372.481 L 5077.163 12372.481 L 5076.320 12372.481 L 5075.476 12372.481 L 5074.633 12372.481 L 5073.369 12372.481 L 5072.526 12372.481 C 5067.467 12372.481 5063.673 12372.481 5063.673 12378.804 C 5063.673 12383.020 5067.045 12383.020 5072.526 12383.020 L 5186.346 12383.020 C 5236.089 12383.020 5274.030 12349.295 5274.030 12320.208 C 5274.030 12299.551 5254.638 12281.425 5223.443 12278.474 C 5259.275 12271.729 5289.206 12249.808 5289.206 12224.514 C 5289.206 12202.172 5266.442 12182.780 5228.080 12182.780 L 5223.443 12193.319 C 5253.373 12193.319 5260.118 12213.132 5260.118 12224.093 C 5260.118 12247.700 5233.560 12274.680 5193.934 12274.680 L 5145.455 12274.680 L 5143.347 12283.111 L 5205.737 12283.111 C 5233.560 12283.111 5244.099 12301.238 5244.099 12318.100 C 5244.099 12347.187 5214.590 12372.481 5178.758 12372.481 L 5131.543 12372.481 C 5122.269 12372.481 5121.848 12372.059 5121.848 12369.530 C 5121.848 12369.108 5121.848 12367.844 5123.112 12363.206 L 5143.347 12283.111 L 5145.455 12274.680 L 5163.582 12203.437 C 5165.690 12194.162 5166.111 12193.319 5178.336 12193.319 L 5223.443 12193.319 L 5228.080 12182.780 L 5120.583 12182.780 C 5115.103 12182.780 5111.309 12182.780 5111.309 12189.104 C 5111.309 12193.319 5114.681 12193.319 5120.583 12193.319 C 5121.005 12193.319 5126.485 12193.319 5131.965 12193.741 C 5138.288 12194.584 5138.710 12195.006 5138.710 12197.956 C 5138.710 12198.378 5138.710 12200.064 5137.445 12204.280 L 5098.241 12360.256 Z">
              <!-- 75 nodes -->
            </draw:path>
            <draw:path id="path5079" draw:style-name="style16" draw:layer="layout" svg:x="2.792cm" svg:y="6.162cm" svg:width="0.137cm" svg:height="0.132cm" svg:viewBox="0.0 0.0 137.427 132.369" svg:d="M 5640.362 12394.402 L 5640.362 12394.402 L 5640.362 12394.402 L 5640.362 12393.980 L 5640.362 12393.980 L 5640.362 12393.559 L 5640.362 12393.559 L 5640.784 12393.137 L 5640.784 12392.715 L 5640.784 12392.715 L 5640.784 12392.294 L 5640.784 12391.872 L 5641.205 12391.451 L 5641.205 12391.029 L 5641.205 12390.608 L 5641.627 12389.343 L 5641.627 12388.500 L 5642.048 12387.235 L 5642.470 12385.971 L 5642.891 12384.706 L 5642.891 12383.441 L 5643.313 12382.177 L 5644.156 12379.647 L 5644.578 12377.118 L 5644.999 12375.853 L 5645.421 12374.589 L 5645.842 12373.324 L 5645.842 12372.059 L 5646.264 12371.216 L 5646.685 12369.951 L 5646.685 12369.108 L 5647.107 12368.687 L 5647.107 12368.265 L 5647.107 12367.844 L 5647.107 12367.422 L 5647.528 12367.000 L 5647.528 12366.579 L 5647.528 12366.157 L 5647.528 12366.157 L 5647.528 12365.736 L 5647.950 12365.736 L 5647.950 12365.314 L 5647.950 12365.314 L 5647.950 12364.893 L 5647.950 12364.893 C 5648.372 12362.785 5657.224 12348.030 5666.498 12340.864 C 5669.871 12338.756 5677.881 12332.854 5690.527 12332.854 C 5693.478 12332.854 5700.645 12332.854 5706.546 12336.648 C 5697.272 12339.599 5693.478 12347.609 5693.478 12353.089 C 5693.478 12359.412 5698.537 12363.628 5705.282 12363.628 C 5712.027 12363.628 5722.144 12358.148 5722.144 12345.923 C 5722.144 12330.747 5705.703 12324.423 5690.527 12324.423 C 5675.351 12324.423 5662.283 12330.747 5649.215 12345.501 C 5643.734 12327.374 5626.029 12324.423 5618.863 12324.423 C 5607.902 12324.423 5600.736 12331.168 5595.677 12339.599 C 5588.932 12350.981 5584.717 12367.844 5584.717 12369.530 C 5584.717 12373.324 5588.932 12373.324 5589.775 12373.324 C 5593.991 12373.324 5594.412 12372.481 5596.520 12364.471 C 5600.736 12346.344 5606.637 12332.854 5618.020 12332.854 C 5625.608 12332.854 5627.715 12339.178 5627.715 12347.187 C 5627.715 12352.668 5625.186 12363.628 5623.078 12371.216 C 5620.970 12379.226 5618.020 12391.451 5616.333 12397.774 L 5607.059 12435.293 C 5605.794 12439.087 5604.108 12446.675 5604.108 12447.518 C 5604.108 12453.841 5609.167 12456.792 5614.226 12456.792 C 5618.441 12456.792 5624.343 12454.263 5626.872 12448.361 C 5627.294 12446.675 5630.666 12433.606 5632.352 12426.440 L 5640.362 12394.402 Z">
              <!-- 68 nodes -->
            </draw:path>
            <draw:path id="path5081" draw:style-name="style16" draw:layer="layout" svg:x="2.962cm" svg:y="6.162cm" svg:width="0.138cm" svg:height="0.132cm" svg:viewBox="0.0 0.0 138.271 132.369" svg:d="M 6061.918 12375.853 L 6061.497 12372.902 L 6061.497 12369.951 L 6061.075 12367.000 L 6060.654 12364.471 L 6060.232 12361.520 L 6059.389 12358.991 L 6058.546 12356.462 L 6057.281 12353.932 L 6056.438 12351.824 L 6055.173 12349.295 L 6053.909 12347.187 L 6052.644 12345.080 L 6050.958 12343.393 L 6049.272 12341.286 L 6047.585 12339.599 L 6045.899 12337.913 L 6044.213 12336.227 L 6042.105 12334.962 L 6039.997 12333.276 L 6037.890 12332.011 L 6035.782 12330.747 L 6033.674 12329.904 L 6031.145 12328.639 L 6029.037 12327.796 L 6026.508 12326.953 L 6023.978 12326.531 L 6021.449 12325.688 L 6018.920 12325.266 L 6016.390 12324.845 L 6013.861 12324.845 L 6010.910 12324.423 L 6008.381 12324.423 L 6007.959 12332.854 C 6023.978 12332.854 6037.468 12343.393 6037.468 12365.314 C 6037.468 12372.481 6034.096 12401.147 6021.027 12421.803 C 6010.067 12439.087 5992.362 12448.361 5977.607 12448.361 L 5977.607 12448.361 C 5962.853 12448.361 5948.098 12439.087 5948.098 12415.901 C 5948.098 12404.097 5953.578 12375.432 5964.960 12358.569 C 5977.607 12340.442 5994.891 12332.854 6007.959 12332.854 L 6008.381 12324.423 C 5964.960 12324.423 5923.648 12365.314 5923.648 12405.362 C 5923.648 12434.871 5945.147 12456.792 5977.186 12456.792 C 6019.341 12456.792 6061.918 12418.009 6061.918 12375.853 Z">
              <!-- 45 nodes -->
            </draw:path>
            <draw:path id="path5083" draw:style-name="style16" draw:layer="layout" svg:x="3.123cm" svg:y="6.162cm" svg:width="0.270cm" svg:height="0.132cm" svg:viewBox="0.0 0.0 270.218 132.369" svg:d="M 6360.380 12430.234 L 6360.380 12430.656 L 6359.959 12431.077 L 6359.959 12431.920 L 6359.959 12432.342 L 6359.537 12433.185 L 6359.537 12433.606 L 6359.116 12434.871 L 6358.694 12436.557 L 6358.272 12437.822 L 6358.272 12439.087 L 6357.851 12439.508 L 6357.851 12440.351 L 6357.851 12440.773 L 6357.429 12441.616 L 6357.429 12442.038 L 6357.008 12442.881 L 6357.008 12443.302 L 6357.008 12443.724 L 6357.008 12444.567 L 6356.586 12444.988 L 6356.586 12445.410 L 6356.586 12445.832 L 6356.586 12446.253 L 6356.586 12446.253 L 6356.165 12446.675 L 6356.165 12447.096 L 6356.165 12447.096 L 6356.165 12447.518 C 6356.165 12453.841 6361.645 12456.792 6366.282 12456.792 C 6371.762 12456.792 6376.399 12452.998 6377.664 12450.469 C 6379.350 12447.518 6381.458 12438.244 6383.144 12431.920 C 6384.409 12426.440 6387.781 12412.950 6389.468 12405.784 C 6391.575 12399.460 6393.262 12392.715 6394.526 12385.971 C 6397.899 12373.324 6397.899 12372.902 6403.801 12363.628 C 6413.075 12349.295 6427.829 12332.854 6451.015 12332.854 C 6467.456 12332.854 6468.299 12346.344 6468.299 12353.089 C 6468.299 12370.795 6455.652 12403.254 6451.015 12415.901 C 6447.642 12423.911 6446.378 12426.440 6446.378 12431.499 C 6446.378 12447.096 6459.446 12456.792 6474.622 12456.792 C 6504.131 12456.792 6516.778 12416.323 6516.778 12412.107 C 6516.778 12407.891 6512.984 12407.891 6512.141 12407.891 C 6507.925 12407.891 6507.925 12409.999 6506.660 12412.950 C 6499.915 12436.557 6487.269 12448.361 6475.465 12448.361 C 6469.142 12448.361 6467.877 12444.567 6467.877 12438.244 C 6467.877 12431.499 6469.563 12427.705 6474.622 12414.636 C 6478.416 12405.362 6490.220 12374.167 6490.220 12357.726 C 6490.220 12353.089 6490.220 12340.864 6479.681 12332.433 C 6474.622 12328.639 6465.769 12324.423 6451.858 12324.423 C 6425.721 12324.423 6409.281 12341.707 6400.007 12354.354 C 6397.477 12329.060 6376.821 12324.423 6361.645 12324.423 C 6337.195 12324.423 6320.754 12339.599 6311.901 12350.981 C 6309.793 12331.168 6292.510 12324.423 6280.285 12324.423 C 6267.638 12324.423 6260.893 12333.698 6257.099 12340.442 C 6250.354 12350.981 6246.560 12367.844 6246.560 12369.530 C 6246.560 12373.324 6250.354 12373.324 6251.197 12373.324 C 6255.413 12373.324 6255.834 12372.481 6257.942 12364.471 C 6262.158 12347.187 6267.638 12332.854 6279.441 12332.854 C 6287.029 12332.854 6289.137 12339.178 6289.137 12347.187 C 6289.137 12352.668 6286.608 12363.628 6284.500 12371.216 C 6282.392 12379.226 6279.441 12391.451 6277.755 12397.774 L 6268.481 12435.293 C 6267.216 12439.087 6265.530 12446.675 6265.530 12447.518 C 6265.530 12453.841 6271.010 12456.792 6275.647 12456.792 C 6280.706 12456.792 6285.343 12452.998 6287.029 12450.469 C 6288.716 12447.518 6290.823 12438.244 6292.510 12431.920 C 6293.774 12426.440 6297.147 12412.950 6298.833 12405.784 C 6300.519 12399.460 6302.205 12392.715 6303.892 12385.971 C 6307.264 12374.167 6307.686 12371.638 6316.117 12359.834 C 6324.548 12348.030 6338.459 12332.854 6360.380 12332.854 C 6377.664 12332.854 6377.664 12347.609 6377.664 12353.089 C 6377.664 12360.677 6376.821 12364.471 6372.605 12380.912 L 6360.380 12430.234 Z">
              <!-- 73 nodes -->
            </draw:path>
            <draw:path id="path5085" draw:style-name="style16" draw:layer="layout" svg:x="3.425cm" svg:y="6.162cm" svg:width="0.150cm" svg:height="0.132cm" svg:viewBox="0.0 0.0 150.496 132.369" svg:d="M 6956.882 12341.707 L 6956.039 12340.864 L 6955.618 12340.021 L 6954.775 12339.178 L 6954.353 12338.335 L 6953.510 12337.492 L 6952.667 12336.648 L 6952.245 12335.805 L 6951.402 12334.962 L 6950.559 12334.119 L 6949.716 12333.698 L 6948.873 12332.854 L 6948.030 12332.011 L 6947.187 12331.590 L 6946.344 12330.747 L 6945.500 12330.325 L 6944.657 12329.482 L 6943.393 12329.060 L 6942.550 12328.217 L 6941.706 12327.796 L 6940.442 12327.374 L 6939.599 12326.953 L 6938.334 12326.531 L 6937.491 12326.110 L 6936.226 12325.688 L 6934.962 12325.688 L 6933.697 12325.266 L 6932.854 12324.845 L 6931.589 12324.845 L 6930.324 12324.845 L 6929.060 12324.423 L 6927.795 12324.423 L 6926.530 12324.423 L 6926.530 12332.854 C 6946.765 12332.854 6952.667 12355.197 6952.667 12358.148 C 6952.667 12359.412 6951.824 12361.520 6951.824 12362.363 L 6937.912 12417.166 C 6935.805 12425.597 6929.481 12431.077 6922.736 12436.979 C 6920.207 12439.087 6908.403 12448.361 6895.757 12448.361 C 6884.796 12448.361 6874.257 12440.773 6874.257 12420.117 C 6874.257 12404.519 6882.689 12372.481 6889.433 12360.677 C 6902.923 12337.070 6918.099 12332.854 6926.530 12332.854 L 6926.530 12324.423 C 6888.590 12324.423 6850.229 12365.736 6850.229 12407.891 C 6850.229 12436.557 6869.620 12456.792 6894.914 12456.792 C 6910.511 12456.792 6924.844 12447.518 6936.648 12436.136 C 6942.128 12453.841 6959.412 12456.792 6967.000 12456.792 C 6977.539 12456.792 6985.127 12450.469 6990.185 12441.194 C 6996.930 12429.812 7000.724 12412.950 7000.724 12412.107 C 7000.724 12407.891 6996.930 12407.891 6996.087 12407.891 C 6991.872 12407.891 6991.450 12409.156 6989.342 12417.166 C 6985.970 12431.077 6980.490 12448.361 6967.843 12448.361 C 6960.255 12448.361 6958.147 12442.038 6958.147 12434.028 C 6958.147 12428.969 6960.676 12418.430 6962.784 12410.842 C 6964.470 12403.254 6967.843 12391.029 6969.108 12384.706 L 6975.009 12362.363 C 6976.696 12354.775 6980.490 12340.864 6980.490 12339.599 C 6980.490 12332.854 6975.009 12329.904 6970.372 12329.904 C 6965.314 12329.904 6958.569 12333.698 6956.882 12341.707 Z">
              <!-- 59 nodes -->
            </draw:path>
            <draw:path id="path5087" draw:style-name="style16" draw:layer="layout" svg:x="3.652cm" svg:y="5.914cm" svg:width="0.098cm" svg:height="0.419cm" svg:viewBox="0.0 0.0 97.801 419.027" svg:d="M 7401.624 12243.484 L 7401.624 12243.063 L 7401.624 12243.063 L 7401.624 12243.063 L 7401.624 12242.641 L 7401.624 12242.641 L 7401.624 12242.641 L 7401.624 12242.220 L 7401.203 12242.220 L 7401.203 12242.220 L 7401.203 12241.798 L 7401.203 12241.798 L 7400.781 12241.377 L 7400.781 12241.377 L 7400.781 12240.955 L 7400.360 12240.955 L 7400.360 12240.534 L 7399.938 12240.112 L 7399.938 12240.112 L 7399.517 12239.690 L 7399.517 12239.690 L 7399.517 12239.269 L 7399.095 12239.269 L 7399.095 12239.269 L 7399.095 12238.847 L 7398.674 12238.847 L 7398.674 12238.426 L 7398.252 12238.426 L 7398.252 12238.004 L 7397.830 12238.004 L 7397.830 12237.583 L 7397.409 12237.583 L 7397.409 12237.161 L 7396.987 12236.740 L 7396.987 12236.740 L 7396.566 12236.318 L 7396.144 12235.896 L 7396.144 12235.896 L 7395.723 12235.475 L 7395.301 12235.053 L 7394.880 12235.053 L 7394.880 12234.632 L 7394.458 12234.210 C 7341.763 12181.516 7328.274 12102.263 7328.274 12038.187 C 7328.274 11965.257 7344.293 11892.328 7396.144 11840.055 C 7401.624 11834.996 7401.624 11834.153 7401.624 11832.889 C 7401.624 11829.938 7399.938 11828.673 7397.409 11828.673 C 7393.193 11828.673 7355.253 11857.339 7330.381 11910.455 C 7308.882 11956.405 7303.823 12003.197 7303.823 12038.187 C 7303.823 12071.068 7308.882 12121.655 7331.646 12168.869 C 7356.939 12220.299 7393.193 12247.700 7397.409 12247.700 C 7399.938 12247.700 7401.624 12246.435 7401.624 12243.484 Z">
              <!-- 52 nodes -->
            </draw:path>
            <draw:path id="path5089" draw:style-name="style16" draw:layer="layout" svg:x="3.797cm" svg:y="5.943cm" svg:width="0.300cm" svg:height="0.295cm" svg:viewBox="0.0 0.0 299.727 295.089" svg:d="M 7835.406 11932.797 L 7837.092 11929.847 L 7839.200 11927.317 L 7840.886 11924.366 L 7842.994 11922.259 L 7844.680 11919.729 L 7846.366 11917.621 L 7848.474 11915.514 L 7850.160 11913.827 L 7851.847 11912.141 L 7853.533 11910.455 L 7855.641 11909.190 L 7857.327 11907.926 L 7859.013 11906.661 L 7860.699 11905.396 L 7862.386 11904.553 L 7864.072 11903.710 L 7865.758 11902.867 L 7867.444 11902.024 L 7869.130 11901.602 L 7870.395 11900.759 L 7872.081 11900.338 L 7873.768 11899.916 L 7875.454 11899.495 L 7877.140 11899.495 L 7878.405 11899.073 L 7880.091 11899.073 L 7883.042 11898.651 L 7885.993 11898.230 L 7888.944 11898.230 C 7894.002 11897.808 7894.424 11890.642 7894.424 11890.220 C 7894.424 11886.848 7892.316 11885.162 7888.944 11885.162 C 7877.983 11885.162 7865.758 11886.426 7854.376 11886.426 C 7840.465 11886.426 7826.553 11885.162 7813.063 11885.162 C 7810.534 11885.162 7805.054 11885.162 7805.054 11893.171 C 7805.054 11897.808 7808.848 11898.230 7811.799 11898.230 C 7823.181 11899.073 7831.190 11903.289 7831.190 11912.141 C 7831.190 11918.465 7824.867 11927.317 7824.867 11927.739 L 7695.449 12132.194 L 7667.205 11910.877 C 7667.205 11903.710 7676.901 11898.230 7695.871 11898.230 C 7701.773 11898.230 7706.410 11898.230 7706.410 11889.799 C 7706.410 11886.005 7703.037 11885.162 7700.508 11885.162 C 7683.646 11885.162 7665.940 11886.426 7648.656 11886.426 C 7641.068 11886.426 7633.059 11886.005 7625.471 11886.005 C 7617.883 11886.005 7609.873 11885.162 7602.707 11885.162 C 7599.756 11885.162 7594.697 11885.162 7594.697 11893.171 C 7594.697 11898.230 7598.491 11898.230 7605.236 11898.230 C 7628.843 11898.230 7629.265 11902.024 7630.530 11912.563 L 7663.832 12170.555 C 7665.097 12178.986 7666.783 12180.251 7672.264 12180.251 C 7679.008 12180.251 7680.695 12178.143 7683.646 12172.663 L 7835.406 11932.797 Z">
              <!-- 53 nodes -->
            </draw:path>
            <draw:path id="path5091" draw:style-name="style16" draw:layer="layout" svg:x="4.136cm" svg:y="5.914cm" svg:width="0.097cm" svg:height="0.419cm" svg:viewBox="0.0 0.0 97.380 419.027" svg:d="M 8369.939 12038.187 L 8369.939 12035.236 L 8369.939 12031.863 L 8369.939 12028.491 L 8369.518 12025.118 L 8369.518 12017.952 L 8368.675 12010.785 L 8368.253 12003.197 L 8367.410 11995.188 L 8366.145 11986.757 L 8364.881 11978.326 L 8363.194 11969.894 L 8361.087 11961.042 L 8358.979 11952.189 L 8356.450 11943.336 L 8353.499 11934.484 L 8350.126 11925.631 L 8348.018 11920.994 L 8346.332 11916.357 L 8344.224 11912.141 L 8342.117 11907.504 C 8316.823 11856.074 8280.991 11828.673 8276.775 11828.673 C 8274.246 11828.673 8272.560 11830.359 8272.560 11832.889 C 8272.560 11834.153 8272.560 11834.996 8280.569 11842.584 C 8321.460 11884.318 8345.489 11950.924 8345.489 12038.187 C 8345.489 12109.851 8329.891 12183.623 8278.040 12236.318 C 8272.560 12241.377 8272.560 12242.220 8272.560 12243.484 C 8272.560 12246.014 8274.246 12247.700 8276.775 12247.700 C 8280.991 12247.700 8318.509 12219.034 8343.381 12165.918 C 8364.881 12119.968 8369.939 12073.597 8369.939 12038.187 Z">
              <!-- 30 nodes -->
            </draw:path>
          </draw:g>
          <!-- id="g5073" -->
          <draw:g id="g3-36">
            <draw:g id="g5-7">
              <draw:path id="path7-5" draw:style-name="style6" draw:layer="layout" svg:x="1.193cm" svg:y="0.000cm" svg:width="3.022cm" svg:height="1.998cm" svg:viewBox="0.0 0.0 3022.234 1997.881" svg:d="M 5351.049 1835.996 C 5297.905 1844.681 5254.832 1873.021 5209.287 1898.301 C 5181.253 1913.860 5150.747 1924.397 5121.641 1937.876 C 5113.905 1941.451 5106.950 1947.149 5100.165 1952.598 C 5090.575 1960.335 5082.153 1969.786 5072.115 1976.731 C 5028.809 2006.645 5000.653 2000.747 4974.044 1953.817 C 4939.853 1893.507 4857.123 1857.821 4804.534 1818.041 C 4729.471 1761.278 4609.994 1757.381 4520.172 1763.051 C 4431.881 1768.616 4366.581 1781.324 4279.003 1795.730 C 4079.499 1828.498 3922.799 1855.357 3719.826 1857.956 C 3580.435 1859.741 3445.454 1836.545 3317.654 1771.845 C 3209.561 1717.138 3132.286 1625.484 3048.991 1540.564 C 3007.929 1498.683 2971.256 1451.892 2928.795 1411.751 C 2899.842 1384.409 2865.323 1362.881 2831.501 1341.985 C 2656.535 1233.980 2550.798 1069.212 2471.468 877.900 C 2363.312 617.132 2372.321 353.748 2437.942 86.351 C 2442.615 67.307 2446.665 47.885 2453.646 29.749 C 2457.760 19.052 2468.294 1.930 2473.749 2.817 C 2486.011 4.779 2503.051 13.492 2507.254 24.168 C 2523.154 64.557 2540.041 105.917 2546.853 148.590 C 2564.818 261.501 2577.211 375.387 2592.810 488.730 C 2605.240 578.937 2636.739 662.089 2680.409 740.563 C 2686.978 752.369 2693.679 765.505 2695.273 778.691 C 2708.844 891.696 2774.450 971.843 2848.932 1045.378 C 2878.382 1074.483 2913.930 1096.693 2945.429 1123.647 C 2973.046 1147.281 2997.521 1142.847 3021.611 1119.168 C 3045.717 1095.468 3071.100 1072.898 3093.099 1047.163 C 3120.373 1015.232 3152.262 998.504 3193.213 994.230 C 3323.600 980.662 3453.427 991.852 3583.213 1001.852 C 3597.238 1002.932 3621.539 1020.098 3621.370 1029.421 C 3620.895 1055.089 3612.382 1085.142 3582.072 1089.576 C 3540.403 1095.662 3497.985 1098.982 3455.952 1098.483 C 3436.345 1098.256 3428.308 1102.668 3423.159 1121.618 C 3417.451 1142.559 3408.659 1162.551 3399.677 1187.133 C 3529.979 1234.712 3659.976 1239.323 3792.565 1218.411 C 3879.367 1204.704 3967.166 1197.759 4053.926 1183.741 C 4100.336 1176.236 4144.909 1154.814 4191.320 1149.393 C 4240.614 1143.623 4292.258 1142.603 4340.860 1151.566 C 4420.770 1166.309 4498.996 1191.074 4578.088 1210.995 C 4603.620 1217.419 4619.150 1201.860 4625.185 1178.814 C 4642.030 1114.479 4673.550 1058.980 4720.800 1016.013 C 4754.215 985.645 4792.045 958.441 4831.882 938.631 C 4867.277 921.039 4914.612 943.293 4935.127 978.389 C 4939.135 985.262 4939.610 1000.366 4935.169 1005.659 C 4918.277 1025.857 4900.376 1045.977 4879.734 1061.652 C 4854.313 1080.963 4814.218 1089.060 4801.117 1113.981 C 4776.879 1160.068 4759.301 1211.333 4756.497 1267.602 C 4754.062 1316.561 4773.627 1343.654 4809.645 1367.942 C 4899.098 1428.230 4986.940 1491.167 5075.964 1552.159 C 5121.746 1583.525 5173.126 1597.005 5227.141 1605.735 C 5296.063 1616.859 5351.756 1657.476 5394.349 1713.923 C 5422.965 1752.029 5396.055 1828.646 5351.049 1835.996 Z">
                <!-- 52 nodes -->
              </draw:path>
            </draw:g>
            <!-- id="g5-7" -->
          </draw:g>
          <!-- id="g3-36" -->
          <draw:path id="rect3732-26-29" draw:style-name="style12" draw:layer="layout" svg:x="2.154cm" svg:y="1.248cm" svg:width="0.812cm" svg:height="0.499cm" svg:viewBox="0.0 0.0 811.939 499.365" svg:d="M 4324.931 2511.788 L 5104.870 2511.788 L 5104.870 2979.153 L 4324.931 2979.153 L 4324.931 2511.788 Z">
            <!-- 5 nodes -->
          </draw:path>
          <draw:g id="g13369-1">
            <draw:path id="path13371-2" draw:style-name="style16" draw:layer="layout" svg:x="2.208cm" svg:y="1.289cm" svg:width="0.347cm" svg:height="0.353cm" svg:viewBox="0.0 0.0 346.503 353.355" svg:d="M 4763.056 2582.201 L 4763.056 2582.201 L 4763.056 2581.711 L 4763.056 2581.711 L 4763.056 2581.711 L 4763.056 2581.222 L 4763.056 2581.222 L 4763.056 2581.222 L 4763.056 2580.733 L 4763.056 2580.733 L 4762.567 2580.243 L 4762.567 2580.243 L 4762.567 2580.243 L 4762.567 2579.754 L 4762.567 2579.754 L 4762.077 2579.264 L 4762.077 2579.264 L 4762.077 2579.264 L 4761.588 2578.775 L 4761.588 2578.775 L 4761.588 2578.775 L 4761.098 2578.286 L 4761.098 2578.286 L 4760.609 2578.286 L 4760.609 2577.796 L 4760.119 2577.796 L 4760.119 2577.796 L 4759.630 2577.796 L 4759.630 2577.796 L 4759.630 2577.796 L 4759.141 2577.796 L 4759.141 2577.796 L 4759.141 2577.307 L 4758.651 2577.307 L 4758.651 2577.307 L 4758.651 2577.307 L 4758.162 2577.307 L 4758.162 2577.307 L 4758.162 2577.307 L 4757.672 2577.307 C 4756.204 2577.307 4755.715 2577.796 4750.331 2583.180 L 4716.072 2620.864 C 4711.668 2614.013 4689.644 2577.307 4635.320 2577.307 C 4526.181 2577.307 4416.553 2684.977 4416.553 2797.542 C 4416.553 2877.805 4474.303 2930.662 4548.694 2930.662 C 4591.273 2930.662 4628.468 2911.575 4654.407 2889.062 C 4699.432 2848.930 4707.752 2804.883 4707.752 2803.415 C 4707.752 2798.521 4702.858 2798.521 4701.880 2798.521 C 4698.943 2798.521 4696.496 2799.499 4695.517 2803.415 C 4691.112 2817.608 4680.345 2851.866 4646.576 2880.252 C 4612.807 2907.659 4581.974 2915.979 4556.524 2915.979 C 4512.967 2915.979 4461.089 2890.530 4461.089 2814.671 C 4461.089 2786.775 4471.367 2707.980 4519.819 2651.208 C 4549.673 2616.949 4595.677 2592.479 4639.235 2592.479 C 4688.665 2592.479 4717.541 2630.163 4717.541 2686.445 C 4717.541 2705.533 4716.072 2706.022 4716.072 2710.916 C 4716.072 2715.810 4721.456 2715.810 4723.414 2715.810 C 4729.776 2715.810 4729.776 2714.831 4732.223 2706.022 L 4763.056 2582.201 Z">
              <!-- 59 nodes -->
            </draw:path>
            <draw:path id="path13373-7" draw:style-name="style16" draw:layer="layout" svg:x="2.558cm" svg:y="1.472cm" svg:width="0.365cm" svg:height="0.232cm" svg:viewBox="0.0 0.0 364.611 232.470" svg:d="M 5439.422 2971.772 L 5439.912 2970.793 L 5439.912 2969.815 L 5440.401 2968.836 L 5440.401 2967.857 L 5440.890 2966.878 L 5441.380 2965.899 L 5441.380 2964.920 L 5441.869 2964.431 L 5442.359 2963.452 L 5442.359 2962.963 L 5442.848 2961.984 L 5443.337 2961.495 L 5443.827 2961.005 L 5444.316 2960.516 L 5445.295 2960.026 L 5445.784 2959.537 L 5446.274 2959.047 L 5447.253 2958.558 L 5448.232 2958.558 L 5449.210 2958.069 L 5450.189 2958.069 L 5450.679 2957.579 L 5451.168 2957.579 L 5451.657 2957.579 L 5452.636 2957.579 L 5453.126 2957.090 L 5453.615 2957.090 L 5454.594 2957.090 L 5455.083 2957.090 L 5456.062 2957.090 L 5456.552 2957.090 L 5457.530 2957.090 L 5458.509 2956.600 L 5459.488 2956.600 L 5459.977 2956.600 L 5460.956 2956.600 L 5461.935 2956.600 L 5462.914 2956.600 L 5463.893 2956.600 L 5465.361 2956.600 L 5466.340 2956.600 L 5467.319 2956.600 L 5468.787 2956.600 C 5475.639 2956.600 5480.043 2956.600 5480.043 2949.259 C 5480.043 2944.365 5476.128 2944.365 5469.766 2944.365 L 5423.272 2944.365 C 5413.483 2944.365 5412.994 2944.855 5408.589 2951.217 L 5276.448 3145.024 L 5242.679 2953.664 C 5241.211 2944.855 5241.211 2944.365 5230.933 2944.365 L 5181.992 2944.365 C 5175.140 2944.365 5170.735 2944.365 5170.735 2951.706 C 5170.735 2956.600 5174.651 2956.600 5181.992 2956.600 C 5187.865 2956.600 5188.844 2956.600 5195.206 2957.090 C 5202.058 2958.069 5202.547 2958.558 5202.547 2961.984 C 5202.547 2962.473 5202.547 2964.431 5201.079 2969.325 L 5158.011 3140.130 C 5155.074 3151.875 5150.180 3163.621 5122.773 3164.600 C 5119.837 3164.600 5115.432 3165.090 5115.432 3171.941 C 5115.432 3172.431 5115.921 3176.835 5120.815 3176.835 C 5130.604 3176.835 5145.286 3175.367 5156.053 3175.367 C 5164.373 3175.367 5184.439 3176.835 5192.270 3176.835 C 5194.227 3176.835 5199.121 3176.835 5199.121 3169.494 C 5199.121 3165.090 5194.717 3164.600 5191.780 3164.600 C 5169.757 3163.621 5169.757 3154.812 5169.757 3150.407 C 5169.757 3148.939 5169.757 3146.981 5171.225 3141.598 L 5216.740 2960.516 L 5217.229 2960.516 L 5253.935 3167.537 C 5254.914 3173.899 5255.404 3176.835 5260.787 3176.835 C 5265.192 3176.835 5268.128 3172.920 5270.575 3169.494 L 5413.973 2957.090 L 5414.462 2957.579 L 5366.500 3150.407 C 5363.563 3161.664 5363.074 3164.600 5336.156 3164.600 C 5329.794 3164.600 5325.879 3164.600 5325.879 3171.941 C 5325.879 3172.431 5325.879 3176.835 5331.262 3176.835 C 5338.114 3176.835 5345.945 3175.857 5352.796 3175.857 C 5359.648 3175.857 5367.479 3175.367 5374.330 3175.367 C 5383.629 3175.367 5408.100 3176.835 5417.399 3176.835 C 5419.846 3176.835 5424.740 3176.835 5424.740 3169.494 C 5424.740 3164.600 5420.825 3164.600 5413.973 3164.600 C 5413.483 3164.600 5407.121 3164.600 5400.759 3163.621 C 5392.928 3163.132 5392.928 3162.153 5392.928 3158.727 C 5392.928 3156.770 5393.907 3153.344 5394.396 3151.386 L 5439.422 2971.772 Z">
              <!-- 87 nodes -->
            </draw:path>
          </draw:g>
          <!-- id="g13369-1" -->
          <draw:path id="path3938-7-6-6-7-5-3" draw:style-name="style4" draw:layer="layout" svg:x="3.888cm" svg:y="1.001cm" svg:width="4.939cm" svg:height="0.488cm" svg:viewBox="0.0 0.0 4939.310 487.510" svg:d="M 7786.353 2118.015 C 8512.633 1955.094 11796.483 2246.679 12525.971 2244.764 L 7786.353 2118.015 ">
            <!-- 3 nodes -->
          </draw:path>
          <draw:path id="path3938-9-9" draw:style-name="style10" draw:layer="layout" svg:x="3.896cm" svg:y="1.044cm" svg:width="4.763cm" svg:height="0.277cm" svg:viewBox="0.0 0.0 4762.606 276.653" svg:d="M 7794.034 2160.893 C 8766.867 1986.360 10692.697 2272.138 12490.754 2285.564 L 7794.034 2160.893 ">
            <!-- 3 nodes -->
          </draw:path>
          <draw:g id="g6742">
            <draw:path id="path6744" draw:style-name="style15" draw:layer="layout" svg:x="4.870cm" svg:y="0.484cm" svg:width="0.198cm" svg:height="0.222cm" svg:viewBox="0.0 0.0 197.711 222.317" svg:d="M 9852.201 1146.537 L 9852.129 1139.697 L 9850.867 1020.163 C 9895.869 1024.900 9905.302 1054.442 9905.563 1079.196 C 9905.766 1098.413 9901.249 1133.315 9852.129 1139.697 L 9852.201 1146.537 C 9902.644 1142.095 9938.155 1111.752 9937.811 1079.181 C 9937.454 1045.308 9900.339 1016.383 9850.791 1012.997 L 9850.602 995.084 C 9850.485 984.010 9850.437 979.450 9881.379 979.123 L 9892.127 979.010 L 9892.020 968.913 C 9880.305 970.014 9850.340 970.330 9836.986 970.471 C 9823.633 970.612 9793.668 970.929 9781.932 970.075 L 9782.039 980.172 L 9792.787 980.059 C 9823.403 979.735 9823.448 983.969 9823.568 995.369 L 9823.757 1013.283 C 9774.302 1018.691 9739.764 1048.699 9740.105 1080.943 C 9740.456 1114.165 9776.915 1142.771 9825.168 1146.822 L 9825.092 1139.657 C 9779.102 1133.953 9772.889 1100.793 9772.679 1080.925 C 9772.500 1063.989 9775.375 1027.801 9823.837 1020.774 L 9825.092 1139.657 L 9825.168 1146.822 L 9825.360 1165.062 C 9825.477 1176.136 9825.526 1180.695 9794.909 1181.019 L 9784.161 1181.132 L 9784.268 1191.229 C 9795.979 1189.803 9825.618 1189.489 9838.972 1189.348 C 9852.326 1189.207 9882.617 1188.887 9894.356 1190.066 L 9894.249 1179.970 L 9883.501 1180.083 C 9852.559 1180.410 9852.514 1176.176 9852.394 1164.776 L 9852.201 1146.537 Z">
              <!-- 35 nodes -->
            </draw:path>
            <draw:path id="path6746" draw:style-name="style15" draw:layer="layout" svg:x="5.105cm" svg:y="0.596cm" svg:width="0.241cm" svg:height="0.157cm" svg:viewBox="0.0 0.0 241.412 157.175" svg:d="M 10423.696 1210.631 L 10423.690 1209.979 L 10424.008 1209.325 L 10424.002 1208.673 L 10424.320 1208.018 L 10424.313 1207.367 L 10424.632 1206.712 L 10424.951 1206.057 L 10424.948 1205.732 L 10425.267 1205.077 L 10425.589 1204.748 L 10425.908 1204.093 L 10426.230 1203.764 L 10426.552 1203.434 L 10426.874 1203.105 L 10427.197 1202.776 L 10427.519 1202.447 L 10428.167 1202.114 L 10428.489 1201.785 L 10429.141 1201.778 L 10429.789 1201.446 L 10430.440 1201.439 L 10430.762 1201.110 L 10431.414 1201.103 L 10431.739 1201.099 L 10432.065 1201.096 L 10432.387 1200.767 L 10433.039 1200.760 L 10433.364 1200.757 L 10434.016 1200.750 L 10434.342 1200.746 L 10434.993 1200.739 L 10435.644 1200.732 L 10435.967 1200.403 L 10436.618 1200.396 L 10437.269 1200.390 L 10437.921 1200.383 L 10438.572 1200.376 L 10439.224 1200.369 L 10439.875 1200.362 L 10440.526 1200.355 L 10441.178 1200.348 L 10442.155 1200.338 L 10442.806 1200.331 C 10447.692 1200.279 10450.623 1200.248 10450.572 1195.363 C 10450.537 1192.106 10447.606 1192.137 10443.698 1192.178 L 10412.756 1192.505 C 10405.916 1192.577 10405.919 1192.903 10403.033 1197.168 L 10316.454 1327.076 L 10292.310 1199.966 C 10291.271 1194.114 10291.268 1193.788 10284.428 1193.860 L 10251.857 1194.204 C 10247.297 1194.252 10244.366 1194.283 10244.418 1199.169 C 10244.452 1202.426 10247.058 1202.398 10252.269 1202.343 C 10255.852 1202.306 10256.829 1202.295 10260.741 1202.580 C 10265.307 1203.183 10265.962 1203.502 10265.986 1205.782 C 10265.990 1206.107 10266.004 1207.410 10265.061 1210.678 L 10237.599 1324.651 C 10235.728 1332.489 10232.227 1340.344 10213.995 1341.188 C 10212.366 1341.205 10209.113 1341.565 10209.161 1346.125 C 10209.164 1346.451 10209.521 1349.379 10212.778 1349.344 C 10219.618 1349.272 10229.053 1348.195 10236.544 1348.116 C 10241.755 1348.061 10255.120 1348.897 10260.657 1348.839 C 10261.634 1348.828 10265.217 1348.790 10265.165 1343.905 C 10265.134 1340.973 10262.199 1340.679 10259.919 1340.703 C 10245.581 1340.203 10245.519 1334.340 10245.488 1331.409 C 10245.478 1330.432 10245.464 1329.129 10246.078 1325.539 L 10275.096 1204.708 L 10275.421 1204.705 L 10301.304 1342.220 C 10302.001 1346.447 10302.347 1348.398 10305.930 1348.360 C 10309.187 1348.326 10310.788 1345.703 10312.392 1343.406 L 10406.657 1201.039 L 10406.986 1201.361 L 10376.096 1330.029 C 10374.221 1337.541 10373.916 1339.499 10356.002 1339.688 C 10352.094 1339.729 10349.162 1339.760 10349.214 1344.646 C 10349.218 1344.972 10349.248 1347.903 10353.157 1347.862 C 10357.391 1347.817 10362.596 1347.110 10367.155 1347.062 C 10371.715 1347.014 10376.923 1346.633 10381.483 1346.585 C 10387.997 1346.516 10403.967 1347.325 10410.481 1347.256 C 10411.784 1347.242 10415.041 1347.208 10414.989 1342.322 C 10414.955 1339.065 10412.349 1339.093 10407.789 1339.141 C 10407.464 1339.144 10403.230 1339.189 10399.314 1338.579 C 10394.099 1338.308 10394.093 1337.657 10394.069 1335.377 C 10394.055 1334.074 10394.682 1331.787 10394.668 1330.485 L 10423.696 1210.631 Z">
              <!-- 87 nodes -->
            </draw:path>
            <draw:path id="path6748" draw:style-name="style15" draw:layer="layout" svg:x="5.353cm" svg:y="0.672cm" svg:width="0.094cm" svg:height="0.115cm" svg:viewBox="0.0 0.0 93.510 114.610" svg:d="M 10794.175 1350.001 L 10794.172 1349.675 L 10794.172 1349.675 L 10794.498 1349.672 L 10794.498 1349.672 L 10794.494 1349.346 L 10794.494 1349.346 L 10794.494 1349.346 L 10794.491 1349.020 L 10794.491 1349.020 L 10794.487 1348.695 L 10794.487 1348.695 L 10794.487 1348.695 L 10794.810 1348.365 L 10794.810 1348.365 L 10794.806 1348.040 L 10794.806 1348.040 L 10794.806 1348.040 L 10794.803 1347.714 L 10794.803 1347.714 L 10794.803 1347.714 L 10794.803 1347.714 L 10794.799 1347.388 L 10794.799 1347.388 L 10794.799 1347.388 L 10794.799 1347.388 L 10794.796 1347.063 L 10794.796 1347.063 L 10794.796 1347.063 L 10794.792 1346.737 L 10794.792 1346.737 L 10794.792 1346.737 L 10794.789 1346.411 C 10794.761 1343.806 10792.481 1343.830 10789.876 1343.857 L 10770.025 1345.696 C 10767.094 1345.727 10766.771 1346.056 10766.127 1346.714 C 10765.482 1347.372 10764.852 1349.333 10764.862 1350.310 C 10764.893 1353.242 10767.498 1353.214 10769.778 1353.190 C 10770.104 1353.187 10773.035 1353.156 10775.319 1353.457 C 10778.579 1353.749 10778.583 1354.074 10778.597 1355.377 C 10778.607 1356.354 10777.356 1361.254 10776.732 1363.866 L 10769.564 1394.562 C 10766.262 1390.362 10760.341 1384.887 10749.918 1384.997 L 10749.977 1390.534 C 10757.468 1390.455 10764.353 1394.617 10767.061 1404.360 L 10759.894 1435.056 C 10759.266 1437.343 10759.270 1437.668 10756.373 1440.956 C 10750.582 1447.858 10742.166 1452.833 10734.023 1452.919 C 10728.486 1452.978 10719.661 1450.139 10719.516 1436.459 C 10719.441 1429.294 10723.167 1411.990 10728.944 1403.786 C 10735.036 1394.601 10743.137 1390.606 10749.977 1390.534 L 10749.918 1384.997 C 10727.119 1385.238 10704.879 1407.623 10705.123 1430.748 C 10705.295 1447.033 10717.470 1458.631 10733.756 1458.459 C 10746.784 1458.322 10757.107 1448.766 10759.040 1446.791 C 10762.058 1454.903 10770.886 1458.067 10778.377 1457.988 C 10784.566 1457.923 10789.088 1454.292 10792.286 1448.721 C 10796.455 1442.487 10798.646 1433.995 10798.632 1432.692 C 10798.608 1430.412 10796.002 1430.440 10795.351 1430.447 C 10792.419 1430.478 10792.104 1431.458 10791.480 1434.071 C 10788.676 1446.153 10784.507 1452.386 10778.970 1452.444 C 10774.410 1452.492 10772.418 1448.930 10772.367 1444.045 C 10772.346 1442.091 10772.329 1440.462 10772.963 1438.827 L 10794.175 1350.001 Z">
              <!-- 64 nodes -->
            </draw:path>
            <draw:path id="path6750" draw:style-name="style15" draw:layer="layout" svg:x="5.497cm" svg:y="0.723cm" svg:width="0.029cm" svg:height="0.070cm" svg:viewBox="0.0 0.0 29.116 69.771" svg:d="M 11016.477 1468.290 L 11016.501 1470.570 L 11016.525 1472.849 L 11016.227 1475.459 L 11015.929 1478.068 L 11015.939 1479.045 L 11015.627 1480.351 L 11015.315 1481.657 L 11015.003 1482.964 L 11014.691 1484.270 L 11014.380 1485.576 L 11014.068 1486.882 L 11013.756 1488.189 L 11013.118 1489.498 L 11012.806 1490.805 L 11012.168 1492.114 L 11011.531 1493.424 L 11010.893 1494.734 L 11009.930 1496.047 L 11009.296 1497.682 L 11008.332 1498.995 L 11007.369 1500.308 L 11006.405 1501.622 L 11005.442 1502.935 L 11004.479 1504.248 L 11003.190 1505.564 L 11001.904 1507.207 L 11000.615 1508.523 L 10999.326 1509.840 C 10998.359 1510.827 10997.715 1511.486 10997.725 1512.463 C 10997.742 1514.091 10999.388 1515.703 11001.016 1515.685 C 11003.948 1515.654 11023.301 1497.534 11023.015 1470.501 C 11022.867 1456.495 11017.217 1445.806 11006.794 1445.916 C 10999.303 1445.995 10993.828 1451.916 10993.904 1459.081 C 10993.979 1466.247 10999.253 1472.055 11007.395 1471.969 C 11012.607 1471.914 11016.477 1468.290 11016.477 1468.290 Z">
              <!-- 36 nodes -->
            </draw:path>
            <draw:path id="path6752" draw:style-name="style15" draw:layer="layout" svg:x="5.564cm" svg:y="0.593cm" svg:width="0.171cm" svg:height="0.155cm" svg:viewBox="0.0 0.0 170.566 155.453" svg:d="M 11190.100 1267.779 L 11214.528 1267.521 C 11231.790 1267.338 11235.075 1269.910 11235.154 1277.401 C 11235.192 1280.984 11235.195 1281.309 11233.636 1287.841 C 11232.998 1289.150 11232.679 1289.805 11232.686 1290.457 C 11232.710 1292.736 11234.349 1293.696 11236.629 1293.672 C 11239.886 1293.638 11239.876 1292.661 11241.134 1288.413 L 11252.679 1240.407 C 11252.998 1239.752 11253.611 1236.162 11253.608 1235.837 C 11253.584 1233.557 11251.945 1232.597 11249.665 1232.621 C 11246.734 1232.652 11246.422 1233.958 11245.160 1237.880 C 11240.790 1255.842 11234.310 1259.168 11215.093 1259.371 L 11192.294 1259.612 L 11206.023 1202.462 C 11207.579 1195.605 11207.898 1194.950 11217.344 1194.851 L 11252.194 1194.483 C 11282.485 1194.163 11288.423 1201.266 11288.622 1220.157 C 11288.702 1227.648 11287.773 1232.219 11287.793 1234.173 C 11287.810 1235.801 11288.486 1238.074 11291.743 1238.040 C 11295.326 1238.002 11295.302 1235.722 11295.915 1232.133 L 11299.407 1192.681 C 11299.987 1185.834 11298.358 1185.851 11292.821 1185.910 L 11171.007 1187.196 C 11166.773 1187.241 11163.842 1187.272 11163.893 1192.158 C 11163.928 1195.415 11166.534 1195.387 11171.093 1195.339 C 11171.419 1195.336 11175.653 1195.291 11179.891 1195.572 C 11184.783 1196.172 11185.112 1196.494 11185.137 1198.774 C 11185.154 1200.402 11184.526 1202.689 11184.211 1203.670 L 11155.824 1322.540 C 11153.637 1331.358 11153.328 1332.990 11135.415 1333.179 C 11131.832 1333.217 11128.901 1333.248 11128.952 1338.133 C 11128.973 1340.087 11130.289 1341.376 11132.569 1341.352 C 11139.083 1341.284 11156.010 1340.128 11162.524 1340.059 L 11180.115 1340.199 C 11185.978 1340.137 11192.499 1340.719 11198.036 1340.661 C 11199.665 1340.644 11203.247 1340.606 11203.196 1335.720 C 11203.161 1332.463 11200.230 1332.494 11195.019 1332.549 C 11194.693 1332.553 11188.830 1332.615 11183.286 1332.022 C 11178.397 1331.748 11176.114 1331.446 11176.083 1328.515 C 11176.073 1327.538 11176.066 1326.886 11176.690 1324.274 L 11190.100 1267.779 Z">
              <!-- 41 nodes -->
            </draw:path>
            <draw:path id="path6754" draw:style-name="style15" draw:layer="layout" svg:x="5.795cm" svg:y="0.454cm" svg:width="0.077cm" svg:height="0.324cm" svg:viewBox="0.0 0.0 77.255 323.751" svg:d="M 11667.311 1227.901 L 11667.307 1227.576 L 11667.307 1227.576 L 11667.307 1227.576 L 11667.304 1227.250 L 11667.304 1227.250 L 11667.304 1227.250 L 11666.975 1226.928 L 11666.975 1226.928 L 11666.975 1226.928 L 11666.971 1226.602 L 11666.971 1226.602 L 11666.642 1226.280 L 11666.642 1226.280 L 11666.639 1225.954 L 11666.313 1225.958 L 11666.310 1225.632 L 11665.981 1225.310 L 11665.981 1225.310 L 11665.651 1224.987 L 11665.651 1224.987 L 11665.648 1224.662 L 11665.322 1224.665 L 11665.322 1224.665 L 11664.993 1224.343 L 11664.993 1224.343 L 11664.990 1224.017 L 11664.664 1224.021 L 11664.661 1223.695 L 11664.335 1223.698 L 11664.331 1223.373 L 11664.006 1223.376 L 11664.002 1223.050 L 11663.673 1222.728 L 11663.347 1222.731 L 11663.344 1222.406 L 11663.015 1222.084 L 11662.689 1222.087 L 11662.686 1221.761 L 11662.357 1221.439 L 11662.031 1221.442 L 11662.027 1221.117 L 11661.698 1220.794 C 11620.555 1180.511 11609.486 1119.389 11608.963 1069.882 C 11608.368 1013.535 11620.149 957.057 11659.785 916.246 C 11663.978 912.293 11663.971 911.642 11663.960 910.665 C 11663.936 908.385 11662.623 907.421 11660.669 907.442 C 11657.412 907.476 11628.332 929.934 11609.549 971.176 C 11593.313 1006.853 11589.787 1043.048 11590.072 1070.081 C 11590.340 1095.486 11594.336 1134.533 11612.635 1170.823 C 11632.597 1210.352 11660.831 1231.227 11664.088 1231.193 C 11666.042 1231.172 11667.335 1230.181 11667.311 1227.901 Z">
              <!-- 52 nodes -->
            </draw:path>
            <draw:path id="path6756" draw:style-name="style15" draw:layer="layout" svg:x="5.906cm" svg:y="0.473cm" svg:width="0.232cm" svg:height="0.230cm" svg:viewBox="0.0 0.0 231.553 229.767" svg:d="M 11997.971 982.683 L 11999.576 980.386 L 12000.858 978.418 L 12002.462 976.121 L 12003.748 974.478 L 12005.356 972.507 L 12006.641 970.865 L 12007.927 969.222 L 12009.542 967.902 L 12010.831 966.586 L 12012.120 965.269 L 12013.412 964.278 L 12014.705 963.287 L 12016.323 962.293 L 12017.615 961.302 L 12018.911 960.637 L 12020.207 959.972 L 12021.503 959.307 L 12022.799 958.642 L 12023.773 958.306 L 12025.069 957.640 L 12026.368 957.301 L 12027.668 956.961 L 12028.967 956.622 L 12029.944 956.612 L 12031.243 956.272 L 12032.546 956.258 L 12034.823 955.909 L 12037.099 955.559 L 12039.379 955.535 C 12043.284 955.168 12043.551 949.627 12043.548 949.302 C 12043.521 946.696 12041.878 945.410 12039.273 945.438 C 12030.804 945.527 12021.369 946.604 12012.575 946.697 C 12001.827 946.811 11990.743 945.951 11980.646 946.057 C 11978.691 946.078 11974.457 946.123 11974.523 952.311 C 11974.560 955.894 11977.170 956.192 11979.775 956.164 C 11988.250 956.726 11994.473 959.918 11994.545 966.758 C 11994.597 971.643 11989.784 978.535 11989.787 978.860 L 11891.790 1137.880 L 11868.162 967.115 C 11868.103 961.578 11875.224 957.269 11890.206 957.110 C 11894.766 957.062 11898.349 957.024 11898.280 950.510 C 11898.249 947.579 11895.637 946.955 11893.682 946.976 C 11880.654 947.113 11866.985 948.235 11853.631 948.376 C 11847.768 948.438 11841.576 948.177 11835.714 948.239 C 11829.851 948.301 11823.656 947.715 11818.119 947.774 C 11815.839 947.798 11811.930 947.839 11811.996 954.027 C 11812.037 957.936 11814.968 957.905 11820.180 957.850 C 11838.419 957.657 11838.776 960.585 11839.839 968.717 L 11867.349 1167.781 C 11868.395 1174.285 11870.034 1175.244 11873.942 1175.203 C 11879.154 1175.148 11880.439 1173.506 11883.000 1169.244 L 11997.971 982.683 Z">
              <!-- 53 nodes -->
            </draw:path>
            <draw:path id="path6758" draw:style-name="style15" draw:layer="layout" svg:x="6.125cm" svg:y="0.659cm" svg:width="0.038cm" svg:height="0.097cm" svg:viewBox="0.0 0.0 37.963 96.838" svg:d="M 12288.620 1352.191 L 12288.599 1350.237 L 12288.582 1348.609 L 12288.561 1346.654 L 12288.215 1344.704 L 12288.198 1343.075 L 12287.855 1341.450 L 12287.508 1339.499 L 12287.169 1338.200 L 12286.826 1336.575 L 12286.157 1334.953 L 12285.818 1333.654 L 12285.153 1332.358 L 12284.813 1331.058 L 12284.148 1329.763 L 12283.483 1328.467 L 12282.821 1327.496 L 12282.156 1326.200 L 12281.494 1325.230 L 12280.510 1324.589 L 12279.849 1323.619 L 12278.861 1322.652 L 12278.203 1322.008 L 12277.219 1321.366 L 12276.235 1320.725 L 12275.254 1320.410 L 12274.270 1319.769 L 12273.290 1319.453 L 12272.309 1319.138 L 12271.003 1318.826 L 12270.026 1318.836 L 12268.719 1318.525 L 12267.742 1318.535 C 12256.994 1318.648 12250.566 1326.860 12250.662 1335.980 C 12250.755 1344.774 12257.359 1353.173 12268.107 1353.060 C 12272.015 1353.018 12276.236 1351.671 12279.462 1348.705 C 12280.107 1348.047 12280.754 1347.714 12280.754 1347.714 C 12281.080 1347.711 12281.735 1348.030 12281.780 1352.264 C 12282.034 1376.366 12270.841 1396.029 12260.203 1406.565 C 12256.658 1410.185 12256.665 1410.837 12256.675 1411.814 C 12256.699 1414.094 12258.341 1415.379 12259.970 1415.362 C 12263.553 1415.324 12289.022 1390.299 12288.620 1352.191 Z">
              <!-- 42 nodes -->
            </draw:path>
            <draw:path id="path6760" draw:style-name="style15" draw:layer="layout" svg:x="6.257cm" svg:y="0.469cm" svg:width="0.232cm" svg:height="0.230cm" svg:viewBox="0.0 0.0 231.553 229.767" svg:d="M 12700.843 975.260 L 12702.447 972.962 L 12703.729 970.994 L 12705.334 968.697 L 12706.620 967.055 L 12708.227 965.084 L 12709.513 963.441 L 12710.799 961.799 L 12712.413 960.479 L 12713.703 959.162 L 12714.992 957.846 L 12716.284 956.855 L 12717.902 955.861 L 12719.195 954.870 L 12720.487 953.879 L 12721.783 953.214 L 12723.079 952.549 L 12724.375 951.883 L 12725.671 951.218 L 12726.645 950.882 L 12727.941 950.217 L 12729.240 949.878 L 12730.539 949.538 L 12731.839 949.199 L 12732.816 949.188 L 12734.115 948.849 L 12735.418 948.835 L 12737.695 948.485 L 12739.971 948.135 L 12742.251 948.111 C 12746.156 947.744 12746.423 942.204 12746.420 941.878 C 12746.392 939.273 12744.750 937.987 12742.144 938.015 C 12733.676 938.104 12724.241 939.181 12715.447 939.274 C 12704.699 939.387 12693.614 938.527 12683.517 938.634 C 12681.563 938.654 12677.329 938.699 12677.394 944.887 C 12677.432 948.470 12680.367 948.765 12682.647 948.741 C 12691.448 949.299 12697.345 952.495 12697.417 959.334 C 12697.469 964.220 12692.981 971.108 12692.985 971.434 L 12594.662 1130.457 L 12570.708 959.695 C 12570.649 954.158 12578.421 949.842 12593.078 949.687 C 12597.638 949.639 12601.221 949.601 12601.152 943.087 C 12601.121 940.155 12598.508 939.532 12596.554 939.552 C 12583.526 939.690 12569.531 940.815 12556.503 940.952 C 12550.640 941.014 12544.448 940.754 12538.586 940.816 C 12532.723 940.878 12526.528 940.292 12520.991 940.350 C 12518.711 940.374 12514.802 940.416 12514.868 946.604 C 12514.909 950.512 12517.840 950.482 12523.051 950.426 C 12541.291 950.234 12541.648 953.162 12542.711 961.294 L 12570.547 1160.354 C 12571.593 1166.858 12572.906 1167.821 12576.814 1167.780 C 12582.025 1167.725 12583.311 1166.082 12585.872 1161.821 L 12700.843 975.260 Z">
              <!-- 53 nodes -->
            </draw:path>
            <draw:path id="path6762" draw:style-name="style15" draw:layer="layout" svg:x="6.445cm" svg:y="0.581cm" svg:width="0.116cm" svg:height="0.160cm" svg:viewBox="0.0 0.0 116.314 160.430" svg:d="M 13004.745 1168.060 L 13004.745 1168.060 L 13004.745 1168.060 L 13004.745 1168.060 L 13004.745 1168.060 L 13004.745 1168.060 L 13004.745 1168.060 L 13004.741 1167.735 L 13004.741 1167.735 L 13004.741 1167.735 L 13004.741 1167.735 L 13004.738 1167.409 L 13004.738 1167.409 L 13005.064 1167.405 L 13005.060 1167.080 L 13005.060 1167.080 L 13005.057 1166.754 L 13005.057 1166.754 L 13005.053 1166.428 L 13005.050 1166.103 L 13005.050 1166.103 L 13005.372 1165.773 L 13005.372 1165.773 L 13005.372 1165.773 L 13005.369 1165.448 L 13005.369 1165.448 L 13005.365 1165.122 L 13005.365 1165.122 L 13005.365 1165.122 L 13005.362 1164.796 L 13005.362 1164.796 L 13005.362 1164.796 L 13005.362 1164.796 L 13005.362 1164.796 L 13005.362 1164.796 L 13005.358 1164.471 L 13005.358 1164.471 L 13005.358 1164.471 L 13005.358 1164.471 L 13005.358 1164.471 L 13005.358 1164.471 L 13005.358 1164.471 C 13005.348 1163.494 13004.673 1161.220 13001.741 1161.251 C 12997.181 1161.300 12978.311 1163.453 12972.778 1163.838 C 12970.827 1164.184 12967.573 1164.544 12967.621 1169.104 C 12967.656 1172.361 12970.913 1172.326 12973.844 1172.296 C 12984.592 1172.182 12984.610 1173.811 12984.627 1175.439 C 12984.644 1177.068 12984.335 1178.700 12983.705 1180.661 L 12971.546 1232.256 C 12966.581 1224.817 12958.702 1219.036 12947.954 1219.150 L 12948.023 1225.664 C 12963.982 1225.496 12968.399 1242.713 12968.423 1244.993 C 12968.433 1245.970 12967.799 1247.606 12967.806 1248.257 L 12957.505 1290.712 C 12955.945 1297.244 12950.778 1301.533 12945.941 1306.144 C 12944.004 1307.793 12934.960 1315.055 12925.189 1315.158 C 12916.720 1315.248 12908.516 1309.471 12908.347 1293.512 C 12908.220 1281.461 12914.473 1256.638 12919.588 1247.463 C 12929.818 1229.114 12941.509 1225.733 12948.023 1225.664 L 12947.954 1219.150 C 12918.640 1219.460 12889.338 1251.692 12889.682 1284.262 C 12889.916 1306.410 12905.064 1321.886 12924.606 1321.679 C 12936.657 1321.552 12947.656 1314.270 12956.682 1305.379 C 12961.061 1319.014 12974.439 1321.153 12980.302 1321.091 C 12988.444 1321.005 12994.255 1316.058 12998.088 1308.851 C 13003.207 1300.002 13006.000 1286.943 13005.994 1286.291 C 13005.959 1283.034 13003.028 1283.065 13002.376 1283.072 C 12999.119 1283.106 12998.804 1284.087 12997.241 1290.293 C 12994.749 1301.068 12990.656 1314.467 12980.884 1314.570 C 12975.022 1314.632 12973.342 1309.764 12973.276 1303.575 C 12973.231 1299.341 12973.862 1297.380 12974.483 1294.442 L 13004.745 1168.060 Z">
              <!-- 72 nodes -->
            </draw:path>
            <draw:path id="path6764" draw:style-name="style15" draw:layer="layout" svg:x="6.610cm" svg:y="0.654cm" svg:width="0.038cm" svg:height="0.097cm" svg:viewBox="0.0 0.0 38.289 96.838" svg:d="M 13258.244 1341.951 L 13257.898 1340.000 L 13257.880 1338.371 L 13257.860 1336.417 L 13257.513 1334.466 L 13257.496 1332.838 L 13257.153 1331.213 L 13256.807 1329.262 L 13256.467 1327.963 L 13256.125 1326.338 L 13255.782 1324.712 L 13255.116 1323.416 L 13254.777 1322.117 L 13254.112 1320.821 L 13253.447 1319.525 L 13252.781 1318.229 L 13252.120 1317.259 L 13251.455 1315.963 L 13250.793 1314.993 L 13249.809 1314.352 L 13249.147 1313.382 L 13248.160 1312.415 L 13247.501 1311.770 L 13246.517 1311.129 L 13245.533 1310.488 L 13244.553 1310.173 L 13243.569 1309.532 L 13242.588 1309.216 L 13241.608 1308.901 L 13240.302 1308.589 L 13239.324 1308.599 L 13238.018 1308.287 L 13237.041 1308.298 C 13226.293 1308.411 13219.865 1316.622 13219.961 1325.742 C 13220.054 1334.536 13226.657 1342.936 13237.406 1342.822 C 13241.314 1342.781 13245.535 1341.433 13248.761 1338.468 C 13249.731 1337.806 13250.053 1337.477 13250.379 1337.473 C 13250.705 1337.470 13251.034 1337.792 13251.078 1342.026 C 13251.333 1366.129 13240.140 1385.791 13229.501 1396.327 C 13225.957 1399.948 13225.963 1400.599 13225.974 1401.577 C 13225.998 1403.856 13227.640 1405.142 13229.269 1405.125 C 13232.851 1405.087 13258.646 1380.058 13258.244 1341.951 Z">
              <!-- 42 nodes -->
            </draw:path>
            <draw:path id="path6766" draw:style-name="style15" draw:layer="layout" svg:x="6.740cm" svg:y="0.463cm" svg:width="0.323cm" svg:height="0.224cm" svg:viewBox="0.0 0.0 323.125 224.464" svg:d="M 13765.395 951.031 L 13765.385 950.054 L 13765.700 949.074 L 13766.016 948.093 L 13766.331 947.113 L 13766.650 946.458 L 13766.639 945.481 L 13766.958 944.826 L 13767.274 943.845 L 13767.593 943.190 L 13767.911 942.536 L 13768.556 941.877 L 13768.875 941.222 L 13769.197 940.893 L 13769.841 940.235 L 13770.489 939.902 L 13771.134 939.244 L 13771.782 938.911 L 13772.430 938.579 L 13773.404 938.243 L 13774.377 937.907 L 13775.351 937.571 L 13775.677 937.567 L 13776.325 937.235 L 13776.976 937.228 L 13777.627 937.221 L 13778.275 936.888 L 13778.927 936.882 L 13779.578 936.875 L 13780.226 936.542 L 13780.878 936.535 L 13781.529 936.528 L 13782.506 936.518 L 13783.158 936.511 L 13784.131 936.175 L 13785.108 936.165 L 13785.760 936.158 L 13786.737 936.148 L 13787.714 936.137 L 13788.691 936.127 L 13789.668 936.117 L 13790.971 936.103 L 13791.948 936.093 L 13792.925 936.082 C 13800.416 936.003 13803.348 935.972 13803.279 929.458 C 13803.241 925.875 13799.984 925.910 13794.447 925.968 L 13751.780 926.419 C 13743.311 926.508 13742.986 926.512 13739.143 932.741 L 13622.533 1118.343 L 13595.195 935.565 C 13594.138 928.084 13593.487 928.091 13585.019 928.180 L 13540.723 928.648 C 13534.534 928.713 13530.952 928.751 13531.017 934.940 C 13531.058 938.848 13533.990 938.817 13540.504 938.748 C 13544.738 938.704 13550.604 938.967 13554.190 939.255 C 13559.408 939.852 13561.373 940.808 13561.411 944.391 C 13561.425 945.694 13561.109 946.674 13560.173 950.593 L 13520.872 1115.507 C 13517.752 1128.570 13512.325 1139.051 13485.953 1140.307 C 13484.325 1140.324 13480.094 1140.695 13480.156 1146.557 C 13480.184 1149.163 13482.152 1150.445 13484.757 1150.417 C 13495.180 1150.307 13506.566 1148.884 13517.314 1148.771 C 13528.388 1148.654 13540.127 1149.833 13550.875 1149.719 C 13552.178 1149.705 13556.412 1149.661 13556.344 1143.147 C 13556.306 1139.564 13553.049 1139.598 13550.769 1139.622 C 13532.200 1139.493 13528.549 1133.016 13528.470 1125.525 C 13528.445 1123.245 13528.754 1121.613 13529.693 1118.020 L 13571.802 941.349 L 13572.128 941.346 L 13602.258 1141.684 C 13602.950 1145.586 13603.314 1149.165 13607.222 1149.124 C 13610.805 1149.086 13612.722 1145.483 13614.326 1143.186 L 13743.422 936.931 L 13743.747 936.927 L 13699.129 1122.746 C 13696.006 1135.482 13695.382 1138.095 13669.977 1138.363 C 13664.114 1138.425 13660.857 1138.460 13660.923 1144.648 C 13660.964 1148.556 13664.872 1148.515 13665.849 1148.505 C 13674.643 1148.412 13696.778 1146.875 13705.897 1146.779 C 13719.251 1146.638 13733.270 1147.793 13746.624 1147.652 C 13748.579 1147.631 13752.813 1147.586 13752.744 1141.072 C 13752.706 1137.490 13749.775 1137.521 13743.586 1137.586 C 13731.535 1137.713 13722.415 1137.809 13722.354 1131.947 C 13722.340 1130.644 13722.333 1129.993 13723.900 1124.113 L 13765.395 951.031 Z">
              <!-- 85 nodes -->
            </draw:path>
            <draw:path id="path6768" draw:style-name="style15" draw:layer="layout" svg:x="7.086cm" svg:y="0.649cm" svg:width="0.038cm" svg:height="0.097cm" svg:viewBox="0.0 0.0 38.289 96.841" svg:d="M 14210.606 1331.889 L 14210.585 1329.935 L 14210.568 1328.306 L 14210.222 1326.355 L 14210.201 1324.401 L 14209.858 1322.776 L 14209.515 1321.151 L 14209.169 1319.200 L 14208.829 1317.901 L 14208.487 1316.276 L 14208.144 1314.651 L 14207.804 1313.351 L 14207.139 1312.055 L 14206.474 1310.759 L 14206.134 1309.460 L 14205.469 1308.164 L 14204.807 1307.194 L 14203.817 1305.901 L 14203.155 1304.931 L 14202.497 1304.286 L 14201.509 1303.320 L 14200.847 1302.349 L 14199.863 1301.708 L 14198.879 1301.067 L 14197.895 1300.426 L 14197.241 1300.107 L 14195.931 1299.470 L 14194.950 1299.154 L 14193.970 1298.839 L 14192.989 1298.524 L 14191.686 1298.537 L 14190.706 1298.222 L 14189.403 1298.236 C 14178.655 1298.349 14172.227 1306.561 14172.323 1315.680 C 14172.416 1324.474 14179.019 1332.874 14189.768 1332.760 C 14193.676 1332.719 14197.896 1331.372 14201.123 1328.406 C 14202.093 1327.744 14202.415 1327.415 14202.741 1327.412 C 14203.066 1327.408 14203.396 1327.730 14203.440 1331.965 C 14203.695 1356.067 14192.502 1375.729 14181.863 1386.266 C 14178.319 1389.886 14178.325 1390.538 14178.336 1391.515 C 14178.360 1393.795 14180.002 1395.080 14181.631 1395.063 C 14185.213 1395.025 14211.008 1369.996 14210.606 1331.889 Z">
              <!-- 42 nodes -->
            </draw:path>
            <draw:path id="path6770" draw:style-name="style15" draw:layer="layout" svg:x="7.216cm" svg:y="0.458cm" svg:width="0.323cm" svg:height="0.224cm" svg:viewBox="0.0 0.0 323.450 224.464" svg:d="M 14717.757 940.970 L 14718.072 939.989 L 14718.388 939.008 L 14718.378 938.031 L 14718.693 937.051 L 14719.012 936.396 L 14719.327 935.415 L 14719.646 934.760 L 14719.961 933.780 L 14720.280 933.125 L 14720.599 932.470 L 14720.918 931.815 L 14721.237 931.161 L 14721.885 930.828 L 14722.203 930.173 L 14722.851 929.841 L 14723.496 929.182 L 14724.144 928.850 L 14725.118 928.514 L 14725.766 928.181 L 14726.739 927.845 L 14727.713 927.509 L 14728.364 927.502 L 14729.012 927.170 L 14729.338 927.166 L 14729.989 927.159 L 14730.637 926.827 L 14731.289 926.820 L 14731.940 926.813 L 14732.588 926.480 L 14733.565 926.470 L 14734.217 926.463 L 14734.868 926.456 L 14735.845 926.446 L 14736.493 926.113 L 14737.470 926.103 L 14738.447 926.093 L 14739.425 926.082 L 14740.402 926.072 L 14741.379 926.062 L 14742.356 926.051 L 14743.333 926.041 L 14744.310 926.031 L 14745.613 926.017 C 14753.104 925.938 14756.036 925.907 14755.967 919.393 C 14755.929 915.810 14752.672 915.844 14747.135 915.903 L 14704.142 916.357 C 14695.673 916.446 14695.348 916.450 14691.505 922.680 L 14574.895 1108.281 L 14547.882 925.499 C 14546.826 918.018 14546.175 918.025 14537.706 918.115 L 14493.085 918.586 C 14486.896 918.651 14483.314 918.689 14483.379 924.878 C 14483.420 928.786 14486.352 928.755 14492.866 928.686 C 14497.100 928.642 14502.966 928.905 14506.878 929.190 C 14512.096 929.786 14514.061 930.743 14514.098 934.325 C 14514.112 935.628 14513.797 936.609 14512.861 940.528 L 14473.234 1105.446 C 14470.114 1118.508 14464.687 1128.989 14438.315 1130.245 C 14436.687 1130.262 14432.456 1130.633 14432.518 1136.495 C 14432.546 1139.101 14434.514 1140.383 14437.445 1140.352 C 14447.542 1140.246 14458.928 1138.822 14469.676 1138.709 C 14480.750 1138.592 14492.489 1139.771 14503.237 1139.657 C 14504.866 1139.640 14509.100 1139.595 14509.031 1133.081 C 14508.993 1129.499 14505.411 1129.536 14503.131 1129.560 C 14484.562 1129.431 14480.911 1122.955 14480.831 1115.463 C 14480.807 1113.183 14481.116 1111.551 14482.055 1107.958 L 14524.490 931.284 L 14524.816 931.281 L 14554.620 1131.623 C 14555.638 1135.521 14555.676 1139.103 14559.584 1139.062 C 14563.167 1139.024 14565.084 1135.421 14566.688 1133.124 L 14695.783 926.869 L 14696.109 926.866 L 14651.816 1112.680 C 14648.693 1125.417 14648.070 1128.030 14622.339 1128.301 C 14616.802 1128.360 14613.219 1128.398 14613.285 1134.586 C 14613.326 1138.495 14617.234 1138.453 14618.211 1138.443 C 14627.331 1138.347 14649.465 1136.810 14658.585 1136.714 C 14671.613 1136.576 14685.632 1137.731 14698.986 1137.590 C 14700.940 1137.569 14705.175 1137.525 14705.106 1131.010 C 14705.068 1127.428 14702.137 1127.459 14695.948 1127.524 C 14683.897 1127.651 14674.777 1127.748 14674.716 1121.885 C 14674.702 1120.582 14674.695 1119.931 14676.261 1114.051 L 14717.757 940.970 Z">
              <!-- 85 nodes -->
            </draw:path>
            <draw:path id="path6772" draw:style-name="style15" draw:layer="layout" svg:x="7.532cm" svg:y="0.569cm" svg:width="0.116cm" svg:height="0.160cm" svg:viewBox="0.0 0.0 115.989 160.434" svg:d="M 15178.176 1145.106 L 15178.176 1145.106 L 15178.176 1145.106 L 15178.176 1145.106 L 15178.176 1145.106 L 15178.176 1145.106 L 15178.176 1145.106 L 15178.172 1144.780 L 15178.172 1144.780 L 15178.498 1144.776 L 15178.498 1144.776 L 15178.494 1144.451 L 15178.494 1144.451 L 15178.494 1144.451 L 15178.491 1144.125 L 15178.491 1144.125 L 15178.487 1143.799 L 15178.487 1143.799 L 15178.810 1143.470 L 15178.806 1143.144 L 15178.806 1143.144 L 15178.803 1142.819 L 15178.803 1142.819 L 15178.803 1142.819 L 15178.799 1142.493 L 15178.799 1142.493 L 15178.796 1142.167 L 15179.122 1142.164 L 15179.122 1142.164 L 15179.118 1141.838 L 15179.118 1141.838 L 15179.118 1141.838 L 15179.118 1141.838 L 15179.118 1141.838 L 15179.118 1141.838 L 15179.115 1141.512 L 15179.115 1141.512 L 15179.115 1141.512 L 15179.115 1141.512 L 15179.115 1141.512 L 15179.115 1141.512 L 15179.115 1141.512 C 15179.104 1140.535 15178.103 1138.266 15175.498 1138.293 C 15170.938 1138.341 15152.067 1140.495 15146.208 1140.883 C 15144.583 1141.226 15141.330 1141.586 15141.378 1146.146 C 15141.412 1149.403 15144.669 1149.368 15147.275 1149.341 C 15158.349 1149.224 15158.366 1150.852 15158.383 1152.481 C 15158.400 1154.109 15157.766 1155.745 15157.461 1157.702 L 15144.976 1209.301 C 15140.012 1201.862 15132.133 1196.082 15121.385 1196.195 L 15121.453 1202.709 C 15137.413 1202.541 15141.829 1219.758 15141.854 1222.038 C 15141.864 1223.015 15141.555 1224.647 15141.236 1225.302 L 15130.935 1267.758 C 15129.376 1274.289 15124.535 1278.575 15119.697 1283.186 C 15117.435 1284.839 15108.391 1292.100 15098.619 1292.204 C 15090.151 1292.293 15081.947 1286.516 15081.778 1270.557 C 15081.651 1258.506 15087.903 1233.683 15093.344 1224.505 C 15103.574 1206.156 15114.939 1202.778 15121.453 1202.709 L 15121.385 1196.195 C 15092.071 1196.505 15063.095 1228.734 15063.439 1261.304 C 15063.673 1283.452 15078.495 1298.931 15098.037 1298.725 C 15110.414 1298.594 15121.086 1291.315 15130.113 1282.425 C 15134.817 1296.056 15147.870 1298.198 15153.732 1298.136 C 15162.201 1298.047 15167.686 1293.103 15171.845 1285.893 C 15176.637 1277.047 15179.431 1263.988 15179.424 1263.336 C 15179.390 1260.079 15176.458 1260.110 15175.807 1260.117 C 15172.550 1260.152 15172.560 1261.129 15170.997 1267.334 C 15168.179 1278.114 15164.086 1291.512 15154.315 1291.615 C 15148.452 1291.677 15147.098 1286.806 15147.033 1280.617 C 15146.988 1276.383 15147.293 1274.425 15147.913 1271.487 L 15178.176 1145.106 Z">
              <!-- 72 nodes -->
            </draw:path>
            <draw:path id="path6774" draw:style-name="style15" draw:layer="layout" svg:x="7.685cm" svg:y="0.434cm" svg:width="0.077cm" svg:height="0.324cm" svg:viewBox="0.0 0.0 77.255 323.751" svg:d="M 15446.716 1030.061 L 15446.692 1027.781 L 15446.664 1025.175 L 15446.311 1022.573 L 15446.283 1019.968 L 15445.899 1014.434 L 15445.515 1008.900 L 15444.802 1003.045 L 15444.085 996.863 L 15443.365 990.356 L 15441.993 983.856 L 15440.622 977.355 L 15439.246 970.529 L 15437.220 963.710 L 15435.194 956.891 L 15432.841 950.075 L 15430.163 943.263 L 15428.823 939.694 L 15427.482 936.125 L 15425.819 932.885 L 15424.153 929.319 C 15404.191 889.790 15375.957 868.915 15372.700 868.949 C 15370.745 868.970 15369.456 870.286 15369.477 872.241 C 15369.487 873.218 15369.494 873.869 15375.744 879.666 C 15408.004 911.574 15427.113 962.840 15427.825 1030.260 C 15428.410 1085.630 15416.961 1142.756 15377.003 1183.896 C 15372.810 1187.849 15372.817 1188.500 15372.827 1189.477 C 15372.848 1191.432 15374.165 1192.721 15376.119 1192.700 C 15379.376 1192.666 15408.455 1170.208 15427.239 1128.966 C 15443.475 1093.289 15447.005 1057.420 15446.716 1030.061 Z">
              <!-- 30 nodes -->
            </draw:path>
          </draw:g>
          <!-- id="g6742" -->
          <draw:g id="g7577">
            <draw:path id="path7579" draw:style-name="style15" draw:layer="layout" svg:x="4.909cm" svg:y="1.592cm" svg:width="0.198cm" svg:height="0.222cm" svg:viewBox="0.0 0.0 197.711 222.317" svg:d="M 9930.520 3361.466 L 9930.448 3354.626 L 9929.185 3235.092 C 9974.187 3239.829 9983.620 3269.371 9983.882 3294.125 C 9984.085 3313.342 9979.567 3348.244 9930.448 3354.626 L 9930.520 3361.466 C 9980.963 3357.024 10016.474 3326.681 10016.130 3294.110 C 10015.772 3260.237 9978.658 3231.312 9929.109 3227.927 L 9928.920 3210.013 C 9928.803 3198.939 9928.755 3194.379 9959.697 3194.052 L 9970.445 3193.939 L 9970.339 3183.842 C 9958.624 3184.943 9928.659 3185.259 9915.305 3185.400 C 9901.951 3185.541 9871.986 3185.858 9860.250 3185.004 L 9860.357 3195.101 L 9871.105 3194.988 C 9901.722 3194.664 9901.766 3198.899 9901.887 3210.298 L 9902.076 3228.212 C 9852.620 3233.620 9818.083 3263.628 9818.423 3295.873 C 9818.774 3329.094 9855.234 3357.700 9903.486 3361.751 L 9903.411 3354.586 C 9857.421 3348.882 9851.207 3315.722 9850.997 3295.854 C 9850.819 3278.918 9853.694 3242.730 9902.155 3235.703 L 9903.411 3354.586 L 9903.486 3361.751 L 9903.679 3379.991 C 9903.796 3391.065 9903.844 3395.625 9873.228 3395.948 L 9862.479 3396.061 L 9862.586 3406.158 C 9874.298 3404.732 9903.937 3404.419 9917.291 3404.278 C 9930.645 3404.136 9960.935 3403.817 9972.674 3404.996 L 9972.568 3394.899 L 9961.820 3395.012 C 9930.878 3395.339 9930.833 3391.105 9930.712 3379.705 L 9930.520 3361.466 Z">
              <!-- 35 nodes -->
            </draw:path>
            <draw:path id="path7581" draw:style-name="style15" draw:layer="layout" svg:x="5.144cm" svg:y="1.704cm" svg:width="0.241cm" svg:height="0.157cm" svg:viewBox="0.0 0.0 241.412 157.175" svg:d="M 10502.015 3425.560 L 10502.008 3424.909 L 10502.327 3424.254 L 10502.320 3423.602 L 10502.639 3422.947 L 10502.632 3422.296 L 10502.951 3421.641 L 10503.270 3420.986 L 10503.266 3420.661 L 10503.585 3420.006 L 10503.907 3419.677 L 10504.226 3419.022 L 10504.548 3418.693 L 10504.871 3418.363 L 10505.193 3418.034 L 10505.515 3417.705 L 10505.837 3417.376 L 10506.485 3417.043 L 10506.808 3416.714 L 10507.459 3416.707 L 10508.107 3416.375 L 10508.758 3416.368 L 10509.081 3416.039 L 10509.732 3416.032 L 10510.058 3416.029 L 10510.383 3416.025 L 10510.706 3415.696 L 10511.357 3415.689 L 10511.683 3415.686 L 10512.334 3415.679 L 10512.660 3415.675 L 10513.311 3415.668 L 10513.963 3415.662 L 10514.285 3415.332 L 10514.936 3415.325 L 10515.588 3415.319 L 10516.239 3415.312 L 10516.891 3415.305 L 10517.542 3415.298 L 10518.194 3415.291 L 10518.845 3415.284 L 10519.496 3415.277 L 10520.473 3415.267 L 10521.125 3415.260 C 10526.010 3415.209 10528.942 3415.178 10528.890 3410.292 C 10528.856 3407.035 10525.924 3407.066 10522.016 3407.107 L 10491.074 3407.434 C 10484.234 3407.506 10484.238 3407.832 10481.351 3412.097 L 10394.773 3542.005 L 10370.628 3414.895 C 10369.589 3409.043 10369.586 3408.717 10362.746 3408.789 L 10330.176 3409.133 C 10325.616 3409.181 10322.684 3409.212 10322.736 3414.098 C 10322.770 3417.355 10325.376 3417.328 10330.587 3417.273 C 10334.170 3417.235 10335.147 3417.224 10339.059 3417.509 C 10343.626 3418.112 10344.281 3418.431 10344.305 3420.711 C 10344.308 3421.036 10344.322 3422.339 10343.379 3425.607 L 10315.918 3539.581 C 10314.046 3547.418 10310.546 3555.273 10292.313 3556.117 C 10290.685 3556.134 10287.431 3556.494 10287.479 3561.054 C 10287.483 3561.380 10287.839 3564.308 10291.096 3564.273 C 10297.936 3564.201 10307.371 3563.124 10314.863 3563.045 C 10320.074 3562.990 10333.438 3563.826 10338.975 3563.768 C 10339.952 3563.757 10343.535 3563.719 10343.483 3558.834 C 10343.452 3555.903 10340.518 3555.608 10338.238 3555.632 C 10323.900 3555.132 10323.838 3549.269 10323.807 3546.338 C 10323.797 3545.361 10323.783 3544.058 10324.396 3540.468 L 10353.414 3419.637 L 10353.740 3419.634 L 10379.623 3557.149 C 10380.319 3561.377 10380.665 3563.327 10384.248 3563.289 C 10387.505 3563.255 10389.106 3560.632 10390.711 3558.335 L 10484.975 3415.968 L 10485.304 3416.290 L 10454.415 3544.958 C 10452.540 3552.470 10452.235 3554.428 10434.321 3554.617 C 10430.412 3554.658 10427.481 3554.689 10427.533 3559.575 C 10427.536 3559.901 10427.567 3562.832 10431.475 3562.791 C 10435.710 3562.746 10440.914 3562.039 10445.474 3561.991 C 10450.034 3561.943 10455.242 3561.562 10459.801 3561.514 C 10466.316 3561.445 10482.285 3562.254 10488.800 3562.185 C 10490.102 3562.171 10493.359 3562.137 10493.308 3557.251 C 10493.273 3553.994 10490.668 3554.022 10486.108 3554.070 C 10485.782 3554.074 10481.548 3554.118 10477.633 3553.508 C 10472.418 3553.237 10472.411 3552.586 10472.387 3550.306 C 10472.373 3549.003 10473.001 3546.716 10472.987 3545.414 L 10502.015 3425.560 Z">
              <!-- 87 nodes -->
            </draw:path>
            <draw:path id="path7583" draw:style-name="style15" draw:layer="layout" svg:x="5.410cm" svg:y="1.832cm" svg:width="0.029cm" svg:height="0.070cm" svg:viewBox="0.0 0.0 29.116 69.774" svg:d="M 10843.351 3685.874 L 10843.375 3688.154 L 10843.399 3690.434 L 10843.101 3693.043 L 10842.803 3695.652 L 10842.813 3696.629 L 10842.501 3697.936 L 10842.189 3699.242 L 10841.877 3700.548 L 10841.566 3701.855 L 10841.254 3703.161 L 10840.942 3704.467 L 10840.630 3705.773 L 10839.992 3707.083 L 10839.354 3708.393 L 10839.042 3709.699 L 10838.405 3711.009 L 10837.767 3712.318 L 10836.804 3713.632 L 10836.170 3715.267 L 10835.206 3716.580 L 10834.243 3717.893 L 10833.279 3719.206 L 10832.316 3720.519 L 10831.353 3721.833 L 10830.064 3723.149 L 10828.778 3724.791 L 10827.489 3726.108 L 10826.200 3727.425 C 10825.233 3728.412 10824.589 3729.070 10824.599 3730.047 C 10824.616 3731.676 10826.262 3733.287 10827.565 3733.274 C 10830.822 3733.239 10850.175 3715.119 10849.889 3688.085 C 10849.741 3674.080 10844.091 3663.390 10833.668 3663.500 C 10826.177 3663.580 10820.702 3669.501 10820.778 3676.666 C 10820.853 3683.832 10826.127 3689.639 10833.944 3689.557 C 10839.481 3689.498 10843.025 3685.878 10843.351 3685.874 Z">
              <!-- 36 nodes -->
            </draw:path>
            <draw:path id="path7585" draw:style-name="style15" draw:layer="layout" svg:x="5.478cm" svg:y="1.702cm" svg:width="0.171cm" svg:height="0.155cm" svg:viewBox="0.0 0.0 170.892 155.453" svg:d="M 11016.648 3485.363 L 11041.076 3485.105 C 11058.339 3484.923 11061.298 3487.498 11061.377 3494.989 C 11061.415 3498.572 11061.418 3498.897 11059.858 3505.429 C 11059.546 3506.735 11059.227 3507.390 11059.234 3508.041 C 11059.258 3510.321 11060.897 3511.281 11063.177 3511.257 C 11066.109 3511.226 11066.424 3510.246 11067.356 3506.001 L 11079.227 3457.992 C 11079.546 3457.337 11080.160 3453.747 11080.156 3453.421 C 11080.132 3451.142 11078.493 3450.182 11076.214 3450.206 C 11072.956 3450.240 11072.970 3451.543 11071.709 3455.465 C 11067.338 3473.427 11060.858 3476.753 11041.642 3476.956 L 11018.842 3477.197 L 11032.571 3420.047 C 11034.128 3413.190 11034.447 3412.535 11043.892 3412.435 L 11078.742 3412.067 C 11109.033 3411.747 11114.971 3418.851 11115.171 3437.742 C 11115.250 3445.233 11114.321 3449.803 11114.342 3451.757 C 11114.359 3453.386 11115.034 3455.659 11118.291 3455.625 C 11121.548 3455.590 11121.850 3453.307 11122.138 3449.721 L 11125.956 3410.266 C 11126.535 3403.419 11124.907 3403.436 11119.370 3403.495 L 10997.556 3404.781 C 10993.322 3404.826 10990.390 3404.857 10990.442 3409.742 C 10990.476 3412.999 10993.082 3412.972 10997.642 3412.924 C 10997.968 3412.920 11002.202 3412.876 11006.439 3413.157 C 11011.332 3413.756 11011.661 3414.079 11011.685 3416.359 C 11011.702 3417.987 11011.075 3420.274 11010.759 3421.255 L 10982.372 3540.124 C 10980.185 3548.942 10979.877 3550.574 10961.963 3550.764 C 10958.380 3550.801 10955.123 3550.836 10955.175 3555.721 C 10955.196 3557.676 10956.838 3558.961 10959.118 3558.937 C 10965.632 3558.868 10982.558 3557.712 10989.072 3557.644 L 11006.664 3557.783 C 11012.527 3557.722 11018.722 3558.308 11024.584 3558.246 C 11026.213 3558.229 11029.470 3558.194 11029.418 3553.309 C 11029.384 3550.051 11026.778 3550.079 11021.567 3550.134 C 11020.916 3550.141 11015.379 3550.199 11009.835 3549.606 C 11004.946 3549.332 11002.662 3549.031 11002.632 3546.099 C 11002.621 3545.122 11002.614 3544.471 11003.238 3541.858 L 11016.648 3485.363 Z">
              <!-- 41 nodes -->
            </draw:path>
            <draw:path id="path7587" draw:style-name="style15" draw:layer="layout" svg:x="5.708cm" svg:y="1.563cm" svg:width="0.077cm" svg:height="0.324cm" svg:viewBox="0.0 0.0 76.929 323.751" svg:d="M 11493.859 3445.493 L 11493.856 3445.167 L 11493.856 3445.167 L 11493.856 3445.167 L 11493.852 3444.842 L 11493.852 3444.842 L 11493.852 3444.842 L 11493.849 3444.516 L 11493.849 3444.516 L 11493.849 3444.516 L 11493.845 3444.190 L 11493.520 3444.194 L 11493.516 3443.868 L 11493.516 3443.868 L 11493.187 3443.546 L 11493.187 3443.546 L 11492.858 3443.223 L 11492.855 3442.898 L 11492.529 3442.901 L 11492.525 3442.576 L 11492.525 3442.576 L 11492.196 3442.253 L 11492.196 3442.253 L 11491.871 3442.257 L 11491.867 3441.931 L 11491.867 3441.931 L 11491.538 3441.609 L 11491.538 3441.609 L 11491.209 3441.286 L 11491.209 3441.286 L 11490.880 3440.964 L 11490.880 3440.964 L 11490.551 3440.642 L 11490.547 3440.316 L 11490.221 3440.320 L 11489.892 3439.997 L 11489.889 3439.672 L 11489.563 3439.675 L 11489.234 3439.353 L 11489.231 3439.027 L 11488.905 3439.031 L 11488.576 3438.708 L 11488.247 3438.386 C 11447.429 3398.099 11436.360 3336.977 11435.837 3287.470 C 11435.242 3231.123 11447.024 3174.645 11486.333 3133.838 C 11490.526 3129.885 11490.519 3129.233 11490.509 3128.256 C 11490.485 3125.976 11489.171 3125.013 11487.217 3125.034 C 11483.960 3125.068 11455.206 3147.522 11436.423 3188.764 C 11420.187 3224.441 11416.661 3260.636 11416.946 3287.669 C 11417.214 3313.074 11421.210 3352.121 11439.509 3388.411 C 11459.471 3427.940 11487.380 3448.819 11490.637 3448.785 C 11492.591 3448.764 11493.883 3447.773 11493.859 3445.493 Z">
              <!-- 52 nodes -->
            </draw:path>
            <draw:path id="path7589" draw:style-name="style15" draw:layer="layout" svg:x="5.819cm" svg:y="1.582cm" svg:width="0.232cm" svg:height="0.230cm" svg:viewBox="0.0 0.0 231.879 229.767" svg:d="M 11824.519 3200.268 L 11826.124 3197.971 L 11827.406 3196.003 L 11829.011 3193.705 L 11830.296 3192.063 L 11831.578 3190.095 L 11833.190 3188.449 L 11834.475 3186.807 L 11835.764 3185.491 L 11837.379 3184.171 L 11838.668 3182.854 L 11839.961 3181.863 L 11841.253 3180.872 L 11842.546 3179.881 L 11843.838 3178.890 L 11845.134 3178.225 L 11846.430 3177.560 L 11847.726 3176.895 L 11849.022 3176.230 L 11850.321 3175.890 L 11851.617 3175.225 L 11852.917 3174.886 L 11853.890 3174.550 L 11855.190 3174.210 L 11856.493 3174.196 L 11857.792 3173.857 L 11858.769 3173.847 L 11861.371 3173.493 L 11863.648 3173.144 L 11865.928 3173.120 C 11869.833 3172.753 11870.100 3167.212 11870.096 3166.886 C 11870.069 3164.281 11868.427 3162.995 11865.821 3163.023 C 11857.353 3163.112 11847.918 3164.189 11839.124 3164.282 C 11828.375 3164.395 11817.291 3163.535 11806.868 3163.645 C 11804.914 3163.666 11800.680 3163.711 11800.745 3169.899 C 11800.783 3173.482 11803.718 3173.777 11805.998 3173.752 C 11814.799 3174.311 11821.022 3177.503 11821.094 3184.343 C 11821.145 3189.228 11816.332 3196.120 11816.336 3196.445 L 11718.338 3355.465 L 11694.384 3184.704 C 11694.326 3179.167 11701.772 3174.853 11716.755 3174.695 C 11721.315 3174.647 11724.897 3174.609 11724.829 3168.095 C 11724.798 3165.164 11722.185 3164.540 11720.231 3164.560 C 11707.203 3164.698 11693.208 3165.823 11679.854 3165.964 C 11673.991 3166.026 11667.799 3165.766 11661.936 3165.828 C 11656.074 3165.889 11649.878 3165.303 11644.341 3165.362 C 11642.387 3165.382 11638.153 3165.427 11638.218 3171.616 C 11638.260 3175.524 11641.191 3175.493 11646.402 3175.438 C 11664.642 3175.245 11664.999 3178.173 11666.062 3186.306 L 11693.898 3385.365 C 11694.944 3391.869 11696.257 3392.833 11700.491 3392.788 C 11705.702 3392.733 11706.988 3391.091 11709.549 3386.829 L 11824.519 3200.268 Z">
              <!-- 53 nodes -->
            </draw:path>
            <draw:path id="path7591" draw:style-name="style15" draw:layer="layout" svg:x="6.038cm" svg:y="1.768cm" svg:width="0.038cm" svg:height="0.097cm" svg:viewBox="0.0 0.0 38.289 96.841" svg:d="M 12115.168 3569.776 L 12115.147 3567.822 L 12115.130 3566.193 L 12114.784 3564.243 L 12114.763 3562.288 L 12114.420 3560.663 L 12114.077 3559.038 L 12114.057 3557.084 L 12113.717 3555.785 L 12113.049 3554.163 L 12112.706 3552.538 L 12112.366 3551.239 L 12111.701 3549.943 L 12111.036 3548.647 L 12110.696 3547.347 L 12110.031 3546.051 L 12109.369 3545.081 L 12108.704 3543.785 L 12107.717 3542.818 L 12107.059 3542.174 L 12106.071 3541.207 L 12105.409 3540.237 L 12104.425 3539.596 L 12103.441 3538.955 L 12102.783 3538.310 L 12101.803 3537.995 L 12100.819 3537.354 L 12099.512 3537.042 L 12098.532 3536.726 L 12097.551 3536.411 L 12096.248 3536.425 L 12095.268 3536.109 L 12093.965 3536.123 C 12083.217 3536.237 12076.789 3544.448 12076.885 3553.568 C 12076.978 3562.362 12083.581 3570.761 12094.330 3570.648 C 12098.238 3570.606 12102.459 3569.259 12105.685 3566.293 C 12106.655 3565.631 12106.977 3565.302 12107.303 3565.299 C 12107.629 3565.295 12107.958 3565.618 12108.002 3569.852 C 12108.257 3593.954 12097.064 3613.617 12086.425 3624.153 C 12082.881 3627.773 12082.887 3628.425 12082.898 3629.402 C 12082.922 3631.682 12084.564 3632.968 12086.193 3632.950 C 12089.775 3632.913 12115.570 3607.884 12115.168 3569.776 Z">
              <!-- 42 nodes -->
            </draw:path>
            <draw:path id="path7593" draw:style-name="style15" draw:layer="layout" svg:x="6.171cm" svg:y="1.578cm" svg:width="0.232cm" svg:height="0.230cm" svg:viewBox="0.0 0.0 231.553 229.767" svg:d="M 12527.717 3192.844 L 12529.321 3190.547 L 12530.604 3188.579 L 12532.208 3186.282 L 12533.494 3184.640 L 12534.776 3182.672 L 12536.387 3181.026 L 12537.673 3179.384 L 12538.962 3178.067 L 12540.577 3176.747 L 12541.866 3175.431 L 12543.158 3174.440 L 12544.451 3173.449 L 12545.743 3172.458 L 12547.036 3171.467 L 12548.332 3170.802 L 12549.628 3170.137 L 12550.923 3169.472 L 12552.219 3168.806 L 12553.519 3168.467 L 12554.815 3167.802 L 12556.114 3167.462 L 12557.413 3167.123 L 12558.387 3166.787 L 12559.690 3166.773 L 12560.989 3166.434 L 12561.966 3166.423 L 12564.569 3166.070 L 12566.845 3165.720 L 12569.125 3165.696 C 12573.030 3165.329 12573.297 3159.789 12573.294 3159.463 C 12573.266 3156.857 12571.624 3155.572 12569.018 3155.599 C 12560.550 3155.689 12551.115 3156.766 12542.321 3156.858 C 12531.573 3156.972 12520.488 3156.112 12510.066 3156.222 C 12508.112 3156.243 12503.877 3156.287 12503.943 3162.476 C 12503.981 3166.058 12506.915 3166.353 12509.195 3166.329 C 12517.996 3166.888 12524.219 3170.079 12524.291 3176.919 C 12524.343 3181.805 12519.530 3188.696 12519.533 3189.022 L 12421.536 3348.041 L 12397.582 3177.280 C 12397.523 3171.743 12404.970 3167.430 12419.952 3167.272 C 12424.512 3167.223 12428.095 3167.186 12428.026 3160.672 C 12427.995 3157.740 12425.382 3157.116 12423.428 3157.137 C 12410.400 3157.275 12396.405 3158.400 12383.051 3158.541 C 12377.188 3158.603 12370.997 3158.342 12365.134 3158.404 C 12359.271 3158.466 12353.076 3157.880 12347.865 3157.935 C 12345.585 3157.959 12341.676 3158.000 12341.742 3164.189 C 12341.783 3168.097 12344.714 3168.066 12349.926 3168.011 C 12367.839 3167.822 12368.196 3170.750 12369.259 3178.882 L 12397.095 3377.942 C 12398.141 3384.446 12399.454 3385.409 12403.688 3385.364 C 12408.900 3385.309 12410.185 3383.667 12412.746 3379.405 L 12527.717 3192.844 Z">
              <!-- 53 nodes -->
            </draw:path>
            <draw:path id="path7595" draw:style-name="style15" draw:layer="layout" svg:x="6.358cm" svg:y="1.689cm" svg:width="0.116cm" svg:height="0.160cm" svg:viewBox="0.0 0.0 115.988 160.434" svg:d="M 12831.293 3385.648 L 12831.293 3385.648 L 12831.293 3385.648 L 12831.293 3385.648 L 12831.293 3385.648 L 12831.293 3385.648 L 12831.619 3385.645 L 12831.615 3385.319 L 12831.615 3385.319 L 12831.615 3385.319 L 12831.615 3385.319 L 12831.612 3384.994 L 12831.612 3384.994 L 12831.612 3384.994 L 12831.609 3384.668 L 12831.609 3384.668 L 12831.605 3384.342 L 12831.931 3384.339 L 12831.927 3384.013 L 12831.924 3383.687 L 12831.924 3383.687 L 12831.921 3383.362 L 12831.921 3383.362 L 12831.921 3383.362 L 12831.917 3383.036 L 12832.243 3383.033 L 12832.239 3382.707 L 12832.239 3382.707 L 12832.239 3382.707 L 12832.236 3382.381 L 12832.236 3382.381 L 12832.236 3382.381 L 12832.236 3382.381 L 12832.236 3382.381 L 12832.236 3382.381 L 12832.232 3382.055 L 12832.232 3382.055 L 12832.232 3382.055 L 12832.232 3382.055 L 12832.232 3382.055 L 12832.232 3382.055 L 12832.232 3382.055 C 12832.222 3381.078 12831.221 3378.809 12828.615 3378.836 C 12824.055 3378.884 12805.185 3381.038 12799.326 3381.426 C 12797.701 3381.769 12794.447 3382.129 12794.495 3386.689 C 12794.530 3389.946 12797.787 3389.911 12800.392 3389.884 C 12811.466 3389.767 12811.484 3391.395 12811.501 3393.024 C 12811.518 3394.652 12810.884 3396.288 12810.579 3398.245 L 12798.094 3449.844 C 12793.455 3442.401 12785.576 3436.621 12774.502 3436.738 L 12774.571 3443.252 C 12790.531 3443.084 12794.947 3460.301 12794.971 3462.581 C 12794.981 3463.558 12794.673 3465.190 12794.354 3465.845 L 12784.053 3508.300 C 12782.493 3514.832 12777.653 3519.118 12772.815 3523.729 C 12770.878 3525.378 12761.834 3532.640 12751.737 3532.747 C 12743.594 3532.833 12735.064 3527.059 12734.896 3511.100 C 12734.768 3499.049 12741.347 3474.223 12746.462 3465.048 C 12756.692 3446.699 12768.383 3443.318 12774.571 3443.252 L 12774.502 3436.738 C 12745.514 3437.044 12716.212 3469.277 12716.556 3501.847 C 12716.790 3523.995 12731.612 3539.474 12751.155 3539.268 C 12763.531 3539.137 12774.530 3531.854 12783.556 3522.964 C 12787.935 3536.599 12800.987 3538.741 12807.176 3538.676 C 12815.318 3538.590 12820.804 3533.646 12824.962 3526.436 C 12829.755 3517.590 12832.549 3504.531 12832.542 3503.879 C 12832.507 3500.622 12829.576 3500.653 12828.925 3500.660 C 12825.668 3500.695 12825.678 3501.672 12824.115 3507.877 C 12821.297 3518.657 12817.204 3532.055 12807.758 3532.155 C 12801.896 3532.217 12800.216 3527.349 12800.150 3521.160 C 12800.106 3516.926 12800.411 3514.968 12801.031 3512.030 L 12831.293 3385.648 Z">
              <!-- 72 nodes -->
            </draw:path>
            <draw:path id="path7597" draw:style-name="style15" draw:layer="layout" svg:x="6.523cm" svg:y="1.763cm" svg:width="0.038cm" svg:height="0.097cm" svg:viewBox="0.0 0.0 37.963 96.841" svg:d="M 13084.792 3559.539 L 13084.772 3557.585 L 13084.754 3555.956 L 13084.408 3554.005 L 13084.387 3552.051 L 13084.044 3550.426 L 13084.027 3548.798 L 13083.681 3546.847 L 13083.341 3545.547 L 13082.673 3543.926 L 13082.330 3542.301 L 13081.990 3541.001 L 13081.325 3539.705 L 13080.986 3538.406 L 13080.321 3537.110 L 13079.655 3535.814 L 13078.994 3534.844 L 13078.329 3533.548 L 13077.341 3532.581 L 13076.683 3531.937 L 13076.021 3530.966 L 13075.034 3529.999 L 13074.050 3529.358 L 13073.391 3528.714 L 13072.407 3528.073 L 13071.427 3527.757 L 13070.443 3527.116 L 13069.137 3526.804 L 13068.156 3526.489 L 13067.175 3526.174 L 13065.873 3526.187 L 13064.892 3525.872 L 13063.589 3525.886 C 13052.841 3525.999 13046.739 3534.207 13046.835 3543.327 C 13046.928 3552.121 13053.206 3560.524 13063.954 3560.410 C 13067.862 3560.369 13072.083 3559.022 13075.309 3556.056 C 13076.279 3555.394 13076.601 3555.065 13076.927 3555.062 C 13077.253 3555.058 13077.582 3555.380 13077.627 3559.615 C 13077.881 3583.717 13066.688 3603.379 13056.050 3613.916 C 13052.505 3617.536 13052.512 3618.188 13052.522 3619.165 C 13052.546 3621.445 13054.188 3622.730 13055.817 3622.713 C 13059.400 3622.675 13085.195 3597.646 13084.792 3559.539 Z">
              <!-- 42 nodes -->
            </draw:path>
            <draw:path id="path7599" draw:style-name="style15" draw:layer="layout" svg:x="6.654cm" svg:y="1.572cm" svg:width="0.323cm" svg:height="0.224cm" svg:viewBox="0.0 0.0 323.125 224.464" svg:d="M 13591.943 3168.620 L 13592.259 3167.639 L 13592.574 3166.658 L 13592.890 3165.678 L 13592.879 3164.701 L 13593.198 3164.046 L 13593.514 3163.065 L 13593.832 3162.411 L 13594.148 3161.430 L 13594.467 3160.775 L 13594.785 3160.120 L 13595.104 3159.465 L 13595.749 3158.807 L 13596.071 3158.478 L 13596.716 3157.820 L 13597.038 3157.491 L 13597.682 3156.832 L 13598.656 3156.496 L 13599.304 3156.164 L 13600.278 3155.828 L 13600.926 3155.495 L 13601.899 3155.159 L 13602.551 3155.152 L 13603.199 3154.820 L 13603.850 3154.813 L 13604.176 3154.809 L 13604.824 3154.477 L 13605.475 3154.470 L 13606.127 3154.463 L 13607.100 3154.127 L 13607.752 3154.120 L 13608.403 3154.113 L 13609.054 3154.106 L 13610.032 3154.096 L 13611.005 3153.760 L 13611.657 3153.753 L 13612.634 3153.743 L 13613.611 3153.732 L 13614.588 3153.722 L 13615.565 3153.712 L 13616.542 3153.701 L 13617.519 3153.691 L 13618.822 3153.677 L 13619.799 3153.667 C 13627.291 3153.588 13630.222 3153.557 13630.153 3147.043 C 13630.115 3143.460 13626.858 3143.494 13621.321 3143.553 L 13578.328 3144.007 C 13569.860 3144.096 13569.534 3144.100 13565.691 3150.330 L 13449.407 3335.927 L 13422.069 3153.149 C 13421.013 3145.669 13420.361 3145.675 13411.893 3145.765 L 13367.271 3146.236 C 13361.083 3146.301 13357.500 3146.339 13357.565 3152.528 C 13357.607 3156.436 13360.538 3156.405 13367.052 3156.336 C 13371.286 3156.292 13377.152 3156.555 13381.064 3156.840 C 13386.282 3157.436 13388.247 3158.393 13388.285 3161.975 C 13388.299 3163.278 13387.983 3164.259 13387.047 3168.178 L 13347.420 3333.096 C 13344.301 3346.158 13338.874 3356.639 13312.828 3357.892 C 13311.199 3357.909 13306.968 3358.279 13307.030 3364.142 C 13307.058 3366.748 13309.026 3368.030 13311.631 3368.002 C 13322.054 3367.892 13333.440 3366.469 13343.862 3366.359 C 13354.936 3366.242 13366.676 3367.421 13377.424 3367.307 C 13379.052 3367.290 13383.287 3367.245 13383.218 3360.731 C 13383.180 3357.149 13379.597 3357.186 13377.317 3357.210 C 13358.749 3357.081 13355.097 3350.605 13355.018 3343.113 C 13354.994 3340.833 13355.302 3339.201 13356.242 3335.608 L 13398.676 3158.934 L 13399.002 3158.931 L 13429.132 3359.269 C 13429.825 3363.171 13430.188 3366.750 13434.097 3366.709 C 13437.679 3366.671 13439.596 3363.068 13441.200 3360.770 L 13569.970 3154.519 L 13570.296 3154.516 L 13526.003 3340.330 C 13522.880 3353.067 13522.256 3355.680 13496.525 3355.951 C 13490.988 3356.010 13487.406 3356.048 13487.471 3362.236 C 13487.512 3366.145 13491.421 3366.103 13492.398 3366.093 C 13501.517 3365.997 13523.652 3364.460 13532.771 3364.364 C 13546.125 3364.223 13559.819 3365.381 13573.173 3365.240 C 13575.127 3365.219 13579.361 3365.175 13579.292 3358.660 C 13579.254 3355.078 13576.323 3355.109 13570.460 3355.171 C 13558.409 3355.298 13549.290 3355.394 13549.228 3349.532 C 13549.214 3348.229 13549.207 3347.577 13550.774 3341.697 L 13591.943 3168.620 Z">
              <!-- 85 nodes -->
            </draw:path>
            <draw:path id="path7601" draw:style-name="style15" draw:layer="layout" svg:x="7.000cm" svg:y="1.758cm" svg:width="0.038cm" svg:height="0.097cm" svg:viewBox="0.0 0.0 37.963 96.838" svg:d="M 14037.154 3549.480 L 14037.134 3547.526 L 14037.116 3545.898 L 14037.096 3543.943 L 14036.749 3541.993 L 14036.732 3540.364 L 14036.389 3538.739 L 14036.043 3536.788 L 14035.703 3535.489 L 14035.361 3533.864 L 14035.018 3532.239 L 14034.352 3530.943 L 14034.013 3529.643 L 14033.348 3528.347 L 14032.683 3527.052 L 14032.018 3525.756 L 14031.356 3524.785 L 14030.691 3523.489 L 14030.029 3522.519 L 14029.045 3521.878 L 14028.383 3520.908 L 14027.396 3519.941 L 14026.737 3519.297 L 14025.753 3518.655 L 14024.769 3518.014 L 14023.789 3517.699 L 14022.805 3517.058 L 14021.824 3516.742 L 14020.844 3516.427 L 14019.538 3516.115 L 14018.560 3516.125 L 14017.254 3515.814 L 14016.277 3515.824 C 14005.529 3515.937 13999.101 3524.149 13999.197 3533.269 C 13999.290 3542.063 14005.893 3550.462 14016.642 3550.349 C 14020.550 3550.307 14024.771 3548.960 14027.997 3545.994 C 14028.967 3545.332 14029.289 3545.003 14029.615 3545.000 C 14029.941 3544.996 14030.270 3545.319 14030.314 3549.553 C 14030.569 3573.655 14019.376 3593.318 14008.737 3603.854 C 14005.193 3607.474 14005.199 3608.126 14005.210 3609.103 C 14005.234 3611.383 14006.876 3612.668 14008.505 3612.651 C 14012.087 3612.613 14037.557 3587.588 14037.154 3549.480 Z">
              <!-- 42 nodes -->
            </draw:path>
            <draw:path id="path7603" draw:style-name="style15" draw:layer="layout" svg:x="7.130cm" svg:y="1.567cm" svg:width="0.323cm" svg:height="0.224cm" svg:viewBox="0.0 0.0 323.125 224.464" svg:d="M 14544.631 3158.558 L 14544.947 3157.577 L 14544.936 3156.600 L 14545.252 3155.619 L 14545.567 3154.639 L 14545.886 3153.984 L 14546.201 3153.004 L 14546.194 3152.352 L 14546.510 3151.372 L 14546.829 3150.717 L 14547.147 3150.062 L 14547.792 3149.404 L 14548.111 3148.749 L 14548.433 3148.420 L 14549.077 3147.761 L 14549.725 3147.429 L 14550.370 3146.770 L 14551.018 3146.438 L 14551.666 3146.105 L 14552.640 3145.769 L 14553.613 3145.433 L 14554.587 3145.097 L 14554.913 3145.094 L 14555.561 3144.761 L 14556.212 3144.754 L 14556.863 3144.747 L 14557.511 3144.415 L 14558.163 3144.408 L 14558.814 3144.401 L 14559.462 3144.068 L 14560.114 3144.062 L 14560.765 3144.055 L 14561.742 3144.044 L 14562.394 3144.037 L 14563.367 3143.701 L 14564.344 3143.691 L 14564.996 3143.684 L 14565.973 3143.674 L 14566.950 3143.664 L 14567.927 3143.653 L 14568.904 3143.643 L 14570.207 3143.629 L 14571.184 3143.619 L 14572.161 3143.609 C 14579.653 3143.529 14582.584 3143.498 14582.515 3136.984 C 14582.477 3133.402 14579.220 3133.436 14573.683 3133.494 L 14531.016 3133.945 C 14522.547 3134.035 14522.222 3134.038 14518.379 3140.268 L 14401.769 3325.869 L 14374.431 3143.091 C 14373.374 3135.610 14372.723 3135.617 14364.255 3135.706 L 14319.959 3136.174 C 14313.770 3136.240 14310.188 3136.277 14310.253 3142.466 C 14310.294 3146.374 14313.226 3146.343 14319.740 3146.275 C 14323.648 3146.233 14329.840 3146.494 14333.752 3146.778 C 14338.644 3147.378 14340.609 3148.334 14340.647 3151.917 C 14340.661 3153.220 14340.345 3154.200 14339.409 3158.119 L 14300.108 3323.034 C 14296.988 3336.096 14291.561 3346.577 14265.190 3347.833 C 14263.561 3347.850 14259.330 3348.221 14259.392 3354.083 C 14259.420 3356.689 14261.388 3357.971 14263.993 3357.944 C 14274.416 3357.834 14285.802 3356.411 14296.550 3356.297 C 14307.624 3356.180 14319.363 3357.359 14330.111 3357.245 C 14331.740 3357.228 14335.974 3357.184 14335.905 3350.669 C 14335.868 3347.087 14331.959 3347.128 14330.005 3347.149 C 14311.436 3347.019 14307.785 3340.543 14307.706 3333.052 C 14307.681 3330.772 14307.990 3329.140 14308.929 3325.547 L 14351.038 3148.876 L 14351.364 3148.872 L 14381.494 3349.211 C 14382.186 3353.112 14382.550 3356.692 14386.458 3356.650 C 14390.041 3356.613 14391.958 3353.009 14393.562 3350.712 L 14522.658 3144.457 L 14522.983 3144.454 L 14478.365 3330.272 C 14475.242 3343.009 14474.618 3345.621 14448.887 3345.893 C 14443.676 3345.948 14440.093 3345.986 14440.159 3352.174 C 14440.200 3356.083 14444.108 3356.042 14445.085 3356.031 C 14454.205 3355.935 14476.014 3354.402 14485.133 3354.305 C 14498.487 3354.164 14512.506 3355.319 14525.860 3355.178 C 14527.815 3355.157 14532.049 3355.113 14531.980 3348.599 C 14531.942 3345.016 14529.011 3345.047 14522.822 3345.112 C 14510.771 3345.239 14501.651 3345.336 14501.590 3339.473 C 14501.576 3338.170 14501.569 3337.519 14503.136 3331.639 L 14544.631 3158.558 Z">
              <!-- 85 nodes -->
            </draw:path>
            <draw:path id="path7605" draw:style-name="style15" draw:layer="layout" svg:x="7.445cm" svg:y="1.678cm" svg:width="0.116cm" svg:height="0.160cm" svg:viewBox="0.0 0.0 116.314 160.430" svg:d="M 15004.724 3362.694 L 15004.724 3362.694 L 15004.724 3362.694 L 15004.724 3362.694 L 15004.724 3362.694 L 15004.724 3362.694 L 15004.724 3362.694 L 15004.720 3362.368 L 15004.720 3362.368 L 15004.720 3362.368 L 15004.720 3362.368 L 15004.717 3362.042 L 15005.043 3362.039 L 15005.043 3362.039 L 15005.039 3361.713 L 15005.039 3361.713 L 15005.036 3361.387 L 15005.036 3361.387 L 15005.032 3361.062 L 15005.029 3360.736 L 15005.355 3360.732 L 15005.351 3360.407 L 15005.351 3360.407 L 15005.351 3360.407 L 15005.348 3360.081 L 15005.348 3360.081 L 15005.344 3359.755 L 15005.344 3359.755 L 15005.344 3359.755 L 15005.341 3359.430 L 15005.341 3359.430 L 15005.341 3359.430 L 15005.341 3359.430 L 15005.667 3359.426 L 15005.667 3359.426 L 15005.663 3359.101 L 15005.663 3359.101 L 15005.663 3359.101 L 15005.663 3359.101 L 15005.663 3359.101 L 15005.663 3359.101 L 15005.663 3359.101 C 15005.653 3358.123 15004.652 3355.854 15001.720 3355.885 C 14997.160 3355.933 14978.290 3358.087 14972.757 3358.471 C 14970.806 3358.817 14967.878 3359.174 14967.926 3363.734 C 14967.960 3366.991 14970.892 3366.960 14973.823 3366.929 C 14984.571 3366.815 14984.589 3368.444 14984.606 3370.072 C 14984.623 3371.701 14984.315 3373.333 14984.009 3375.291 L 14971.525 3426.890 C 14966.560 3419.450 14958.681 3413.670 14947.933 3413.783 L 14948.002 3420.297 C 14963.961 3420.129 14968.378 3437.347 14968.402 3439.626 C 14968.412 3440.604 14967.778 3442.239 14967.785 3442.890 L 14957.484 3485.346 C 14955.924 3491.877 14951.083 3496.163 14945.920 3500.778 C 14943.983 3502.427 14934.939 3509.689 14925.168 3509.792 C 14916.700 3509.881 14908.495 3504.105 14908.326 3488.145 C 14908.199 3476.094 14914.452 3451.271 14919.567 3442.097 C 14929.797 3423.747 14941.488 3420.366 14948.002 3420.297 L 14947.933 3413.783 C 14918.620 3414.093 14889.317 3446.325 14889.661 3478.896 C 14889.895 3501.044 14905.043 3516.519 14924.585 3516.313 C 14936.962 3516.182 14947.635 3508.903 14956.661 3500.013 C 14961.040 3513.648 14974.418 3515.786 14980.281 3515.725 C 14988.423 3515.639 14994.235 3510.691 14998.067 3503.484 C 15003.186 3494.635 15005.979 3481.576 15005.973 3480.925 C 15005.938 3477.668 15003.007 3477.699 15002.355 3477.705 C 14999.098 3477.740 14998.783 3478.720 14997.220 3484.926 C 14994.728 3495.702 14990.635 3509.100 14980.863 3509.204 C 14975.001 3509.265 14973.321 3504.397 14973.255 3498.209 C 14973.211 3493.975 14973.841 3492.013 14974.462 3489.075 L 15004.724 3362.694 Z">
              <!-- 72 nodes -->
            </draw:path>
            <draw:path id="path7607" draw:style-name="style15" draw:layer="layout" svg:x="7.598cm" svg:y="1.543cm" svg:width="0.077cm" svg:height="0.324cm" svg:viewBox="0.0 0.0 76.929 323.751" svg:d="M 15273.264 3247.649 L 15273.240 3245.369 L 15273.213 3242.764 L 15273.185 3240.158 L 15273.157 3237.552 L 15272.773 3232.019 L 15272.389 3226.485 L 15271.676 3220.629 L 15270.959 3214.448 L 15269.913 3207.944 L 15268.867 3201.440 L 15267.496 3194.940 L 15265.795 3188.117 L 15264.094 3181.295 L 15262.068 3174.476 L 15259.715 3167.660 L 15257.038 3160.848 L 15255.697 3157.279 L 15254.030 3153.713 L 15252.693 3150.470 L 15250.701 3146.908 C 15231.065 3107.374 15202.831 3086.499 15199.574 3086.534 C 15197.619 3086.555 15196.330 3087.871 15196.351 3089.825 C 15196.361 3090.802 15196.368 3091.454 15202.618 3097.251 C 15234.878 3129.159 15253.987 3180.424 15254.699 3247.845 C 15255.284 3303.215 15243.835 3360.341 15203.877 3401.480 C 15199.684 3405.434 15199.691 3406.085 15199.701 3407.062 C 15199.722 3409.016 15201.039 3410.305 15202.993 3410.285 C 15206.250 3410.250 15235.330 3387.793 15253.787 3346.555 C 15270.023 3310.877 15273.553 3275.008 15273.264 3247.649 Z">
              <!-- 30 nodes -->
            </draw:path>
          </draw:g>
          <!-- id="g7577" -->
          <draw:g id="g8625">
            <draw:path id="path8627" draw:style-name="style15" draw:layer="layout" svg:x="8.729cm" svg:y="4.202cm" svg:width="0.208cm" svg:height="0.232cm" svg:viewBox="0.0 0.0 207.642 232.272" svg:d="M 17575.627 8589.775 L 17575.627 8582.591 L 17575.627 8457.048 C 17622.834 8462.522 17632.412 8493.651 17632.412 8519.649 C 17632.412 8539.831 17627.281 8576.434 17575.627 8582.591 L 17575.627 8589.775 C 17628.649 8585.670 17666.278 8554.199 17666.278 8519.991 C 17666.278 8484.415 17627.623 8453.627 17575.627 8449.522 L 17575.627 8430.708 C 17575.627 8419.077 17575.627 8414.288 17608.125 8414.288 L 17619.413 8414.288 L 17619.413 8403.684 C 17607.098 8404.710 17575.627 8404.710 17561.602 8404.710 C 17547.577 8404.710 17516.105 8404.710 17503.791 8403.684 L 17503.791 8414.288 L 17515.079 8414.288 C 17547.235 8414.288 17547.235 8418.735 17547.235 8430.708 L 17547.235 8449.522 C 17495.239 8454.654 17458.636 8485.783 17458.636 8519.649 C 17458.636 8554.541 17496.607 8584.986 17547.235 8589.775 L 17547.235 8582.249 C 17499.001 8575.750 17492.844 8540.858 17492.844 8519.991 C 17492.844 8502.203 17496.265 8464.232 17547.235 8457.390 L 17547.235 8582.249 L 17547.235 8589.775 L 17547.235 8608.931 C 17547.235 8620.562 17547.235 8625.351 17515.079 8625.351 L 17503.791 8625.351 L 17503.791 8635.956 C 17516.105 8634.587 17547.235 8634.587 17561.260 8634.587 C 17575.285 8634.587 17607.098 8634.587 17619.413 8635.956 L 17619.413 8625.351 L 17608.125 8625.351 C 17575.627 8625.351 17575.627 8620.904 17575.627 8608.931 L 17575.627 8589.775 Z">
              <!-- 35 nodes -->
            </draw:path>
            <draw:path id="path8629" draw:style-name="style15" draw:layer="layout" svg:x="8.975cm" svg:y="4.323cm" svg:width="0.187cm" svg:height="0.167cm" svg:viewBox="0.0 0.0 187.117 167.277" svg:d="M 18102.771 8673.584 L 18103.456 8672.216 L 18104.140 8671.190 L 18105.166 8670.164 L 18105.850 8669.137 L 18106.876 8668.111 L 18107.561 8667.085 L 18108.245 8666.059 L 18109.271 8665.032 L 18109.955 8664.348 L 18110.639 8663.322 L 18111.666 8662.638 L 18112.350 8661.954 L 18113.376 8661.270 L 18114.060 8660.585 L 18115.086 8659.901 L 18115.770 8659.217 L 18116.797 8658.533 L 18117.481 8658.191 L 18118.507 8657.507 L 18119.533 8657.165 L 18120.218 8656.481 L 18121.244 8656.138 L 18122.270 8655.796 L 18123.296 8655.454 L 18124.322 8655.112 L 18125.349 8654.770 L 18126.375 8654.428 L 18127.401 8654.428 L 18128.427 8654.086 L 18129.796 8654.086 L 18130.822 8653.744 L 18132.190 8653.744 C 18134.927 8653.402 18137.664 8653.402 18137.664 8648.613 C 18137.664 8647.929 18136.979 8645.192 18134.243 8645.192 C 18128.427 8645.192 18120.902 8646.218 18115.086 8646.218 C 18107.561 8646.218 18097.298 8645.192 18090.115 8645.192 C 18088.062 8645.192 18085.325 8645.876 18085.325 8650.323 C 18085.325 8653.402 18088.746 8653.744 18089.772 8653.744 C 18097.298 8654.086 18099.693 8657.165 18099.693 8660.585 C 18099.693 8664.006 18097.982 8666.401 18095.246 8670.164 L 18016.910 8785.444 L 17995.016 8663.664 C 17994.674 8661.612 17994.674 8661.270 17994.674 8660.243 C 17994.674 8653.744 18008.015 8653.744 18009.726 8653.744 C 18013.489 8653.744 18016.910 8653.744 18016.910 8648.613 C 18016.910 8648.271 18016.567 8645.192 18012.805 8645.192 C 18005.621 8645.192 17988.859 8646.218 17982.017 8646.218 C 17975.860 8646.218 17961.151 8645.192 17955.335 8645.192 C 17953.283 8645.192 17950.546 8645.876 17950.546 8650.323 C 17950.546 8653.744 17953.967 8653.744 17956.362 8653.744 C 17970.045 8653.744 17970.045 8655.112 17971.413 8661.270 L 17997.411 8805.969 C 17998.437 8811.100 17998.779 8812.469 18003.226 8812.469 C 18007.673 8812.469 18008.700 8810.758 18011.436 8806.995 L 18102.771 8673.584 Z">
              <!-- 56 nodes -->
            </draw:path>
            <draw:path id="path8631" draw:style-name="style15" draw:layer="layout" svg:x="9.135cm" svg:y="4.403cm" svg:width="0.099cm" svg:height="0.120cm" svg:viewBox="0.0 0.0 98.519 119.728" svg:d="M 18364.804 8813.153 L 18364.804 8812.811 L 18364.804 8812.811 L 18364.804 8812.811 L 18364.804 8812.811 L 18364.804 8812.469 L 18365.146 8812.469 L 18365.146 8812.469 L 18365.146 8812.127 L 18365.146 8812.127 L 18365.146 8811.785 L 18365.146 8811.785 L 18365.146 8811.785 L 18365.146 8811.442 L 18365.146 8811.442 L 18365.146 8811.100 L 18365.488 8811.100 L 18365.488 8811.100 L 18365.488 8810.758 L 18365.488 8810.758 L 18365.488 8810.758 L 18365.488 8810.758 L 18365.488 8810.416 L 18365.488 8810.416 L 18365.488 8810.416 L 18365.488 8810.416 L 18365.488 8810.074 L 18365.488 8810.074 L 18365.488 8810.074 L 18365.488 8809.732 L 18365.488 8809.732 L 18365.488 8809.732 L 18365.488 8809.390 C 18365.488 8806.653 18363.094 8806.653 18360.357 8806.653 L 18339.490 8808.364 C 18336.412 8808.364 18336.070 8808.706 18335.385 8809.390 C 18334.701 8810.074 18334.017 8812.127 18334.017 8813.153 C 18334.017 8816.232 18336.754 8816.232 18339.148 8816.232 C 18339.490 8816.232 18342.227 8816.232 18344.964 8816.574 C 18348.042 8816.916 18348.384 8817.258 18348.384 8818.626 C 18348.384 8819.652 18347.016 8824.784 18346.332 8827.520 L 18338.464 8859.676 C 18335.043 8855.229 18328.544 8849.413 18317.939 8849.413 L 18317.939 8855.229 C 18325.465 8855.229 18332.991 8859.676 18335.728 8869.938 L 18327.860 8902.093 C 18327.176 8904.488 18327.176 8904.830 18324.097 8908.251 C 18317.597 8915.435 18309.045 8920.566 18300.493 8920.566 C 18294.336 8920.566 18285.442 8917.487 18285.442 8903.120 C 18285.442 8895.594 18289.547 8877.464 18295.362 8868.912 C 18302.204 8859.334 18310.756 8855.229 18317.939 8855.229 L 18317.939 8849.413 C 18293.994 8849.413 18270.048 8872.675 18270.048 8896.962 C 18270.048 8914.066 18283.047 8926.381 18299.809 8926.381 C 18313.834 8926.381 18324.781 8916.461 18326.833 8914.408 C 18329.912 8922.960 18339.148 8926.381 18346.674 8926.381 C 18353.516 8926.381 18358.305 8922.618 18361.726 8916.803 C 18366.173 8910.303 18368.567 8901.409 18368.567 8900.041 C 18368.567 8897.646 18365.830 8897.646 18364.804 8897.646 C 18362.068 8897.646 18361.726 8898.673 18361.041 8901.409 C 18357.963 8914.066 18353.516 8920.566 18347.358 8920.566 C 18342.569 8920.566 18340.517 8916.803 18340.517 8911.672 C 18340.517 8909.619 18340.859 8907.909 18341.201 8906.198 L 18364.804 8813.153 Z">
              <!-- 64 nodes -->
            </draw:path>
            <draw:path id="path8633" draw:style-name="style15" draw:layer="layout" svg:x="9.287cm" svg:y="4.458cm" svg:width="0.030cm" svg:height="0.073cm" svg:viewBox="0.0 0.0 30.445 73.205" svg:d="M 18598.102 8939.038 L 18598.102 8941.433 L 18598.102 8943.827 L 18597.760 8946.564 L 18597.418 8949.300 L 18597.418 8950.327 L 18597.076 8951.695 L 18596.734 8953.063 L 18596.392 8954.432 L 18596.050 8955.800 L 18595.708 8957.168 L 18595.366 8958.537 L 18595.024 8959.905 L 18594.340 8961.273 L 18593.655 8962.642 L 18593.313 8964.010 L 18592.629 8965.378 L 18591.603 8966.746 L 18590.919 8968.115 L 18590.235 8969.825 L 18589.208 8971.194 L 18588.182 8972.562 L 18587.156 8973.930 L 18586.130 8975.298 L 18584.761 8976.667 L 18583.735 8978.035 L 18582.367 8979.745 L 18580.998 8981.114 L 18579.630 8982.482 C 18578.604 8983.508 18577.920 8984.193 18577.920 8985.219 C 18577.920 8986.929 18579.630 8988.640 18580.998 8988.640 C 18584.419 8988.640 18604.944 8969.825 18604.944 8941.433 C 18604.944 8926.723 18599.129 8915.435 18588.182 8915.435 C 18580.314 8915.435 18574.499 8921.592 18574.499 8929.118 C 18574.499 8936.644 18579.972 8942.801 18588.182 8942.801 C 18593.997 8942.801 18597.760 8939.038 18598.102 8939.038 Z">
              <!-- 36 nodes -->
            </draw:path>
            <draw:path id="path8635" draw:style-name="style15" draw:layer="layout" svg:x="9.358cm" svg:y="4.324cm" svg:width="0.181cm" svg:height="0.161cm" svg:viewBox="0.0 0.0 181.102 161.461" svg:d="M 18780.773 8732.080 L 18806.429 8732.080 C 18824.559 8732.080 18827.638 8734.817 18827.638 8742.685 C 18827.638 8746.447 18827.638 8746.789 18825.927 8753.631 C 18825.585 8754.999 18825.243 8755.684 18825.243 8756.368 C 18825.243 8758.762 18826.953 8759.788 18829.348 8759.788 C 18832.427 8759.788 18832.769 8758.762 18833.795 8754.315 L 18846.794 8704.030 C 18847.136 8703.345 18847.820 8699.583 18847.820 8699.240 C 18847.820 8696.846 18846.110 8695.820 18843.715 8695.820 C 18840.295 8695.820 18840.295 8697.188 18838.926 8701.293 C 18834.137 8720.107 18827.296 8723.528 18807.113 8723.528 L 18783.167 8723.528 L 18798.219 8663.664 C 18799.929 8656.481 18800.271 8655.796 18810.192 8655.796 L 18846.794 8655.796 C 18878.607 8655.796 18884.765 8663.322 18884.765 8683.163 C 18884.765 8691.031 18883.739 8695.820 18883.739 8697.872 C 18883.739 8699.583 18884.423 8701.977 18887.844 8701.977 C 18891.264 8701.977 18891.606 8699.583 18891.949 8695.820 L 18896.396 8654.428 C 18897.080 8647.244 18895.369 8647.244 18889.554 8647.244 L 18761.616 8647.244 C 18757.169 8647.244 18754.091 8647.244 18754.091 8652.376 C 18754.091 8655.796 18756.827 8655.796 18761.616 8655.796 C 18761.958 8655.796 18766.405 8655.796 18770.852 8656.138 C 18775.984 8656.823 18776.326 8657.165 18776.326 8659.559 C 18776.326 8661.270 18775.642 8663.664 18775.299 8664.690 L 18744.170 8789.207 C 18741.776 8798.443 18741.434 8800.154 18722.619 8800.154 C 18718.514 8800.154 18715.436 8800.154 18715.436 8805.285 C 18715.436 8807.338 18717.146 8808.706 18719.541 8808.706 C 18726.382 8808.706 18744.170 8807.680 18751.012 8807.680 L 18769.484 8808.022 C 18775.642 8808.022 18782.141 8808.706 18788.299 8808.706 C 18790.009 8808.706 18793.430 8808.706 18793.430 8803.575 C 18793.430 8800.154 18790.693 8800.154 18785.220 8800.154 C 18784.536 8800.154 18778.720 8800.154 18772.905 8799.470 C 18767.774 8799.128 18765.379 8798.786 18765.379 8795.707 C 18765.379 8794.681 18765.379 8793.996 18766.063 8791.260 L 18780.773 8732.080 Z">
              <!-- 41 nodes -->
            </draw:path>
            <draw:path id="path8637" draw:style-name="style15" draw:layer="layout" svg:x="9.602cm" svg:y="4.179cm" svg:width="0.079cm" svg:height="0.340cm" svg:viewBox="0.0 0.0 79.020 340.027" svg:d="M 19282.261 8694.451 L 19282.261 8694.109 L 19282.261 8694.109 L 19282.261 8694.109 L 19282.261 8693.767 L 19282.261 8693.767 L 19282.261 8693.767 L 19282.261 8693.425 L 19282.261 8693.425 L 19282.261 8693.425 L 19282.261 8693.083 L 19281.919 8693.083 L 19281.919 8692.741 L 19281.919 8692.741 L 19281.577 8692.399 L 19281.577 8692.399 L 19281.235 8692.057 L 19281.235 8691.715 L 19280.893 8691.715 L 19280.893 8691.373 L 19280.893 8691.373 L 19280.551 8691.031 L 19280.551 8691.031 L 19280.551 8691.031 L 19280.209 8690.688 L 19280.209 8690.688 L 19279.867 8690.346 L 19279.867 8690.346 L 19279.524 8690.004 L 19279.524 8690.004 L 19279.182 8689.662 L 19279.182 8689.662 L 19278.840 8689.320 L 19278.840 8688.978 L 19278.498 8688.978 L 19278.156 8688.636 L 19278.156 8688.294 L 19277.814 8688.294 L 19277.472 8687.952 L 19277.472 8687.610 L 19277.130 8687.610 L 19276.788 8687.268 L 19276.446 8686.926 C 19234.028 8644.166 19223.081 8579.855 19223.081 8527.859 C 19223.081 8468.679 19236.080 8409.499 19278.156 8367.081 C 19282.261 8362.976 19282.261 8362.292 19282.261 8361.266 C 19282.261 8358.871 19280.893 8357.845 19279.182 8357.845 C 19275.420 8357.845 19244.974 8381.107 19224.792 8424.209 C 19207.346 8461.495 19203.241 8499.466 19203.241 8527.859 C 19203.241 8554.541 19207.004 8595.590 19225.818 8633.903 C 19246.343 8675.637 19275.420 8697.872 19279.182 8697.872 C 19280.893 8697.872 19282.261 8696.846 19282.261 8694.451 Z">
              <!-- 52 nodes -->
            </draw:path>
            <draw:path id="path8639" draw:style-name="style15" draw:layer="layout" svg:x="9.720cm" svg:y="4.202cm" svg:width="0.243cm" svg:height="0.239cm" svg:viewBox="0.0 0.0 243.218 239.456" svg:d="M 19634.261 8442.339 L 19635.971 8439.944 L 19637.339 8437.892 L 19639.050 8435.497 L 19640.418 8433.787 L 19641.787 8431.734 L 19643.497 8430.024 L 19644.865 8428.314 L 19646.234 8426.945 L 19647.944 8425.577 L 19649.312 8424.209 L 19650.681 8423.182 L 19652.049 8422.156 L 19653.417 8421.130 L 19654.786 8420.104 L 19656.154 8419.420 L 19657.522 8418.735 L 19658.890 8418.051 L 19660.259 8417.367 L 19661.627 8417.025 L 19662.995 8416.341 L 19664.364 8415.999 L 19665.732 8415.657 L 19666.758 8415.315 L 19668.127 8415.315 L 19669.495 8414.972 L 19670.521 8414.972 L 19673.258 8414.630 L 19675.652 8414.288 L 19678.047 8414.288 C 19682.152 8413.946 19682.494 8408.131 19682.494 8407.789 C 19682.494 8405.052 19680.784 8403.684 19678.047 8403.684 C 19669.153 8403.684 19659.233 8404.710 19649.996 8404.710 C 19638.708 8404.710 19627.077 8403.684 19616.131 8403.684 C 19614.078 8403.684 19609.631 8403.684 19609.631 8410.183 C 19609.631 8413.946 19612.710 8414.288 19615.104 8414.288 C 19624.340 8414.972 19630.840 8418.393 19630.840 8425.577 C 19630.840 8430.708 19625.709 8437.892 19625.709 8438.234 L 19521.033 8604.142 L 19497.771 8424.551 C 19497.771 8418.735 19505.639 8414.288 19521.375 8414.288 C 19526.164 8414.288 19529.927 8414.288 19529.927 8407.447 C 19529.927 8404.368 19527.190 8403.684 19525.137 8403.684 C 19511.454 8403.684 19496.745 8404.710 19482.720 8404.710 C 19476.562 8404.710 19470.063 8404.368 19463.905 8404.368 C 19458.090 8404.368 19451.248 8403.684 19445.775 8403.684 C 19443.380 8403.684 19439.276 8403.684 19439.276 8410.183 C 19439.276 8414.288 19442.354 8414.288 19447.828 8414.288 C 19466.642 8414.288 19466.984 8417.367 19468.010 8425.919 L 19495.034 8635.272 C 19496.061 8642.113 19497.429 8643.139 19501.876 8643.139 C 19507.349 8643.139 19508.718 8641.429 19511.454 8636.982 L 19634.261 8442.339 Z">
              <!-- 53 nodes -->
            </draw:path>
            <draw:path id="path8641" draw:style-name="style15" draw:layer="layout" svg:x="9.948cm" svg:y="4.398cm" svg:width="0.040cm" svg:height="0.102cm" svg:viewBox="0.0 0.0 39.681 101.598" svg:d="M 19935.291 8831.283 L 19935.291 8829.231 L 19935.291 8827.520 L 19934.949 8825.468 L 19934.949 8823.415 L 19934.606 8821.705 L 19934.606 8819.994 L 19934.264 8817.942 L 19933.922 8816.574 L 19933.238 8814.863 L 19932.896 8813.153 L 19932.554 8811.785 L 19931.870 8810.416 L 19931.528 8809.048 L 19930.844 8807.680 L 19930.159 8806.311 L 19929.475 8805.285 L 19928.791 8803.917 L 19927.765 8802.890 L 19927.081 8802.206 L 19926.397 8801.180 L 19925.370 8800.154 L 19924.344 8799.470 L 19923.660 8798.786 L 19922.634 8798.101 L 19921.607 8797.759 L 19920.581 8797.075 L 19919.213 8796.733 L 19918.187 8796.391 L 19917.160 8796.049 L 19915.792 8796.049 L 19914.766 8795.707 L 19913.398 8795.707 C 19902.109 8795.707 19895.609 8804.259 19895.609 8813.837 C 19895.609 8823.073 19902.109 8831.967 19913.398 8831.967 C 19917.502 8831.967 19921.950 8830.599 19925.370 8827.520 C 19926.397 8826.836 19926.739 8826.494 19927.081 8826.494 C 19927.423 8826.494 19927.765 8826.836 19927.765 8831.283 C 19927.765 8856.597 19915.792 8877.122 19904.503 8888.068 C 19900.741 8891.831 19900.741 8892.515 19900.741 8893.542 C 19900.741 8895.936 19902.451 8897.304 19904.161 8897.304 C 19907.924 8897.304 19935.291 8871.306 19935.291 8831.283 Z">
              <!-- 42 nodes -->
            </draw:path>
            <draw:path id="path8643" draw:style-name="style15" draw:layer="layout" svg:x="10.089cm" svg:y="4.202cm" svg:width="0.243cm" svg:height="0.239cm" svg:viewBox="0.0 0.0 243.218 239.456" svg:d="M 20372.468 8442.339 L 20374.178 8439.944 L 20375.547 8437.892 L 20377.257 8435.497 L 20378.625 8433.787 L 20380.336 8431.734 L 20381.704 8430.024 L 20383.072 8428.314 L 20384.441 8426.945 L 20386.151 8425.577 L 20387.520 8424.209 L 20388.888 8423.182 L 20390.256 8422.156 L 20391.624 8421.130 L 20392.993 8420.104 L 20394.361 8419.420 L 20395.729 8418.735 L 20397.098 8418.051 L 20398.466 8417.367 L 20399.834 8417.025 L 20401.203 8416.341 L 20402.571 8415.999 L 20403.939 8415.657 L 20404.966 8415.315 L 20406.334 8415.315 L 20407.702 8414.972 L 20408.728 8414.972 L 20411.465 8414.630 L 20413.860 8414.288 L 20416.254 8414.288 C 20420.359 8413.946 20420.701 8408.131 20420.701 8407.789 C 20420.701 8405.052 20418.991 8403.684 20416.254 8403.684 C 20407.360 8403.684 20397.440 8404.710 20388.204 8404.710 C 20376.915 8404.710 20365.284 8403.684 20354.338 8403.684 C 20352.285 8403.684 20347.838 8403.684 20347.838 8410.183 C 20347.838 8413.946 20350.917 8414.288 20353.312 8414.288 C 20362.548 8414.972 20369.047 8418.393 20369.047 8425.577 C 20369.047 8430.708 20363.916 8437.892 20363.916 8438.234 L 20259.240 8604.142 L 20235.978 8424.551 C 20235.978 8418.735 20243.846 8414.288 20259.582 8414.288 C 20264.371 8414.288 20268.134 8414.288 20268.134 8407.447 C 20268.134 8404.368 20265.397 8403.684 20263.345 8403.684 C 20249.662 8403.684 20234.952 8404.710 20220.927 8404.710 C 20214.769 8404.710 20208.270 8404.368 20202.113 8404.368 C 20195.955 8404.368 20189.798 8403.684 20183.982 8403.684 C 20181.588 8403.684 20177.483 8403.684 20177.483 8410.183 C 20177.483 8414.288 20180.562 8414.288 20186.035 8414.288 C 20205.191 8414.288 20205.533 8417.367 20206.217 8425.919 L 20233.242 8635.272 C 20234.268 8642.113 20235.636 8643.139 20240.083 8643.139 C 20245.557 8643.139 20246.925 8641.429 20249.662 8636.982 L 20372.468 8442.339 Z">
              <!-- 53 nodes -->
            </draw:path>
            <draw:path id="path8645" draw:style-name="style15" draw:layer="layout" svg:x="10.283cm" svg:y="4.320cm" svg:width="0.123cm" svg:height="0.168cm" svg:viewBox="0.0 0.0 122.807 167.619" svg:d="M 20688.207 8646.902 L 20688.207 8646.902 L 20688.207 8646.902 L 20688.207 8646.902 L 20688.207 8646.902 L 20688.207 8646.902 L 20688.207 8646.902 L 20688.207 8646.560 L 20688.207 8646.560 L 20688.207 8646.560 L 20688.207 8646.560 L 20688.207 8646.218 L 20688.207 8646.218 L 20688.207 8646.218 L 20688.207 8645.876 L 20688.549 8645.876 L 20688.549 8645.534 L 20688.549 8645.534 L 20688.549 8645.192 L 20688.549 8644.850 L 20688.549 8644.850 L 20688.549 8644.508 L 20688.549 8644.508 L 20688.891 8644.508 L 20688.891 8644.166 L 20688.891 8644.166 L 20688.891 8643.824 L 20688.891 8643.824 L 20688.891 8643.824 L 20688.891 8643.481 L 20688.891 8643.481 L 20688.891 8643.481 L 20688.891 8643.481 L 20688.891 8643.481 L 20688.891 8643.481 L 20688.891 8643.139 L 20688.891 8643.139 L 20688.891 8643.139 L 20688.891 8643.139 L 20688.891 8643.139 L 20688.891 8643.139 L 20688.891 8643.139 C 20688.891 8642.113 20688.207 8639.719 20685.129 8639.719 C 20680.339 8639.719 20660.499 8641.771 20654.684 8642.113 C 20652.631 8642.455 20649.210 8642.797 20649.210 8647.586 C 20649.210 8651.007 20652.631 8651.007 20655.368 8651.007 C 20666.998 8651.007 20666.998 8652.718 20666.998 8654.428 C 20666.998 8656.138 20666.656 8657.849 20665.972 8659.901 L 20652.289 8713.950 C 20647.500 8706.082 20639.290 8699.925 20627.659 8699.925 L 20627.659 8706.766 C 20644.421 8706.766 20649.210 8724.896 20649.210 8727.291 C 20649.210 8728.317 20648.526 8730.028 20648.526 8730.712 L 20637.237 8775.182 C 20635.527 8782.024 20630.054 8786.471 20624.923 8791.260 C 20622.870 8792.970 20613.292 8800.496 20603.030 8800.496 C 20594.135 8800.496 20585.583 8794.338 20585.583 8777.577 C 20585.583 8764.920 20592.425 8738.922 20597.898 8729.343 C 20608.845 8710.187 20621.160 8706.766 20627.659 8706.766 L 20627.659 8699.925 C 20597.214 8699.925 20566.085 8733.448 20566.085 8767.656 C 20566.085 8790.918 20581.479 8807.338 20602.003 8807.338 C 20615.002 8807.338 20626.633 8799.812 20636.211 8790.576 C 20640.658 8804.943 20654.684 8807.338 20660.841 8807.338 C 20669.393 8807.338 20675.550 8802.206 20679.655 8794.681 C 20685.129 8785.444 20688.207 8771.761 20688.207 8771.077 C 20688.207 8767.656 20685.129 8767.656 20684.102 8767.656 C 20681.024 8767.656 20680.682 8768.683 20678.971 8775.182 C 20676.235 8786.471 20671.445 8800.496 20661.525 8800.496 C 20655.368 8800.496 20653.657 8795.365 20653.657 8788.865 C 20653.657 8784.418 20653.999 8782.366 20654.684 8779.287 L 20688.207 8646.902 Z">
              <!-- 72 nodes -->
            </draw:path>
            <draw:path id="path8647" draw:style-name="style15" draw:layer="layout" svg:x="10.457cm" svg:y="4.398cm" svg:width="0.040cm" svg:height="0.102cm" svg:viewBox="0.0 0.0 39.681 101.598" svg:d="M 20953.319 8831.283 L 20953.319 8829.231 L 20953.319 8827.520 L 20953.319 8825.468 L 20952.977 8823.415 L 20952.635 8821.705 L 20952.635 8819.994 L 20952.293 8817.942 L 20951.950 8816.574 L 20951.608 8814.863 L 20950.924 8813.153 L 20950.582 8811.785 L 20949.898 8810.416 L 20949.556 8809.048 L 20948.872 8807.680 L 20948.188 8806.311 L 20947.503 8805.285 L 20946.819 8803.917 L 20946.135 8802.890 L 20945.109 8802.206 L 20944.425 8801.180 L 20943.398 8800.154 L 20942.372 8799.470 L 20941.688 8798.786 L 20940.662 8798.101 L 20939.636 8797.759 L 20938.609 8797.075 L 20937.583 8796.733 L 20936.215 8796.391 L 20935.189 8796.049 L 20934.162 8796.049 L 20932.794 8795.707 L 20931.426 8795.707 C 20920.137 8795.707 20913.638 8804.259 20913.638 8813.837 C 20913.638 8823.073 20920.137 8831.967 20931.426 8831.967 C 20935.531 8831.967 20939.978 8830.599 20943.398 8827.520 C 20944.425 8826.836 20944.767 8826.494 20945.109 8826.494 C 20945.451 8826.494 20945.793 8826.836 20945.793 8831.283 C 20945.793 8856.597 20933.820 8877.122 20922.874 8888.068 C 20918.769 8891.831 20918.769 8892.515 20918.769 8893.542 C 20918.769 8895.936 20920.821 8897.304 20922.190 8897.304 C 20926.295 8897.304 20953.319 8871.306 20953.319 8831.283 Z">
              <!-- 42 nodes -->
            </draw:path>
            <draw:path id="path8649" draw:style-name="style15" draw:layer="layout" svg:x="10.593cm" svg:y="4.202cm" svg:width="0.342cm" svg:height="0.232cm" svg:viewBox="0.0 0.0 341.737 232.272" svg:d="M 21487.989 8429.682 L 21488.331 8428.656 L 21488.673 8427.629 L 21489.015 8426.603 L 21489.357 8425.577 L 21489.357 8424.893 L 21489.699 8423.867 L 21490.041 8423.182 L 21490.383 8422.156 L 21490.725 8421.472 L 21491.068 8420.788 L 21491.410 8420.104 L 21492.094 8419.420 L 21492.436 8419.077 L 21493.120 8418.393 L 21493.804 8418.051 L 21494.488 8417.367 L 21495.172 8417.025 L 21495.857 8416.683 L 21496.883 8416.341 L 21497.567 8415.999 L 21498.935 8415.657 L 21499.277 8415.657 L 21499.962 8415.315 L 21500.646 8415.315 L 21500.988 8415.315 L 21501.672 8414.972 L 21502.356 8414.972 L 21503.040 8414.972 L 21504.067 8414.630 L 21504.751 8414.630 L 21505.435 8414.630 L 21506.461 8414.630 L 21507.145 8414.630 L 21508.172 8414.288 L 21508.856 8414.288 L 21509.882 8414.288 L 21510.908 8414.288 L 21511.934 8414.288 L 21512.961 8414.288 L 21513.987 8414.288 L 21515.013 8414.288 L 21516.381 8414.288 L 21517.408 8414.288 C 21525.275 8414.288 21528.354 8414.288 21528.354 8407.447 C 21528.354 8403.684 21524.933 8403.684 21519.118 8403.684 L 21474.306 8403.684 C 21465.070 8403.684 21464.727 8403.684 21460.965 8410.183 L 21336.448 8603.800 L 21309.765 8411.552 C 21308.739 8403.684 21308.055 8403.684 21299.161 8403.684 L 21252.296 8403.684 C 21245.797 8403.684 21242.034 8403.684 21242.034 8410.183 C 21242.034 8414.288 21245.112 8414.288 21251.954 8414.288 C 21256.401 8414.288 21262.559 8414.630 21266.663 8414.972 C 21272.137 8415.657 21274.189 8416.683 21274.189 8420.446 C 21274.189 8421.814 21273.847 8422.840 21272.821 8426.945 L 21229.377 8599.695 C 21226.298 8613.379 21220.141 8624.325 21192.774 8625.351 C 21191.064 8625.351 21186.617 8625.693 21186.617 8631.851 C 21186.617 8634.587 21188.669 8635.956 21191.406 8635.956 C 21202.353 8635.956 21214.325 8634.587 21225.272 8634.587 C 21236.903 8634.587 21249.217 8635.956 21260.506 8635.956 C 21262.216 8635.956 21266.663 8635.956 21266.663 8629.114 C 21266.663 8625.351 21262.901 8625.351 21260.506 8625.351 C 21241.008 8625.009 21237.245 8618.168 21237.245 8610.300 C 21237.245 8607.905 21237.587 8606.195 21238.613 8602.432 L 21285.136 8417.367 L 21285.478 8417.367 L 21314.897 8628.088 C 21315.581 8632.193 21315.923 8635.956 21320.028 8635.956 C 21323.791 8635.956 21325.843 8632.193 21327.554 8629.798 L 21465.070 8414.630 L 21465.754 8414.630 L 21416.836 8609.274 C 21413.416 8622.615 21412.731 8625.351 21385.707 8625.351 C 21379.892 8625.351 21376.129 8625.351 21376.129 8631.851 C 21376.129 8635.956 21380.234 8635.956 21381.260 8635.956 C 21390.838 8635.956 21414.100 8634.587 21423.678 8634.587 C 21437.703 8634.587 21452.413 8635.956 21466.096 8635.956 C 21468.148 8635.956 21472.937 8635.956 21472.937 8629.114 C 21472.937 8625.351 21469.859 8625.351 21463.359 8625.351 C 21450.702 8625.351 21441.124 8625.351 21441.124 8619.194 C 21441.124 8617.826 21441.124 8617.141 21442.834 8610.984 L 21487.989 8429.682 Z">
              <!-- 85 nodes -->
            </draw:path>
            <draw:path id="path8651" draw:style-name="style15" draw:layer="layout" svg:x="10.957cm" svg:y="4.398cm" svg:width="0.040cm" svg:height="0.102cm" svg:viewBox="0.0 0.0 40.023 101.598" svg:d="M 21953.901 8831.283 L 21953.901 8829.231 L 21953.559 8827.520 L 21953.559 8825.468 L 21953.217 8823.415 L 21953.217 8821.705 L 21952.875 8819.994 L 21952.533 8817.942 L 21952.191 8816.574 L 21951.848 8814.863 L 21951.506 8813.153 L 21950.822 8811.785 L 21950.480 8810.416 L 21949.796 8809.048 L 21949.112 8807.680 L 21948.428 8806.311 L 21947.743 8805.285 L 21947.059 8803.917 L 21946.375 8802.890 L 21945.691 8802.206 L 21944.665 8801.180 L 21943.981 8800.154 L 21942.954 8799.470 L 21941.928 8798.786 L 21940.902 8798.101 L 21939.876 8797.759 L 21938.849 8797.075 L 21937.823 8796.733 L 21936.797 8796.391 L 21935.429 8796.049 L 21934.402 8796.049 L 21933.034 8795.707 L 21932.008 8795.707 C 21920.719 8795.707 21913.878 8804.259 21913.878 8813.837 C 21913.878 8823.073 21920.719 8831.967 21932.008 8831.967 C 21936.113 8831.967 21940.560 8830.599 21943.981 8827.520 C 21945.007 8826.836 21945.349 8826.494 21945.691 8826.494 C 21946.033 8826.494 21946.375 8826.836 21946.375 8831.283 C 21946.375 8856.597 21934.402 8877.122 21923.114 8888.068 C 21919.351 8891.831 21919.351 8892.515 21919.351 8893.542 C 21919.351 8895.936 21921.061 8897.304 21922.772 8897.304 C 21926.535 8897.304 21953.901 8871.306 21953.901 8831.283 Z">
              <!-- 42 nodes -->
            </draw:path>
            <draw:path id="path8653" draw:style-name="style15" draw:layer="layout" svg:x="11.093cm" svg:y="4.202cm" svg:width="0.342cm" svg:height="0.232cm" svg:viewBox="0.0 0.0 341.737 232.272" svg:d="M 22488.571 8429.682 L 22488.913 8428.656 L 22488.913 8427.629 L 22489.255 8426.603 L 22489.597 8425.577 L 22489.939 8424.893 L 22490.281 8423.867 L 22490.281 8423.182 L 22490.623 8422.156 L 22490.966 8421.472 L 22491.650 8420.788 L 22491.992 8420.104 L 22492.334 8419.420 L 22493.018 8419.077 L 22493.360 8418.393 L 22494.044 8418.051 L 22494.728 8417.367 L 22495.413 8417.025 L 22496.097 8416.683 L 22497.123 8416.341 L 22498.149 8415.999 L 22499.175 8415.657 L 22499.860 8415.657 L 22500.202 8415.315 L 22500.886 8415.315 L 22501.570 8415.315 L 22502.254 8414.972 L 22502.938 8414.972 L 22503.622 8414.972 L 22504.307 8414.630 L 22504.991 8414.630 L 22506.017 8414.630 L 22506.701 8414.630 L 22507.385 8414.630 L 22508.412 8414.288 L 22509.438 8414.288 L 22510.122 8414.288 L 22511.148 8414.288 L 22512.174 8414.288 L 22513.201 8414.288 L 22514.227 8414.288 L 22515.595 8414.288 L 22516.621 8414.288 L 22517.648 8414.288 C 22525.516 8414.288 22528.594 8414.288 22528.594 8407.447 C 22528.594 8403.684 22525.173 8403.684 22519.700 8403.684 L 22474.546 8403.684 C 22465.652 8403.684 22465.310 8403.684 22461.205 8410.183 L 22336.688 8603.800 L 22310.006 8411.552 C 22308.979 8403.684 22308.295 8403.684 22299.401 8403.684 L 22252.878 8403.684 C 22246.379 8403.684 22242.616 8403.684 22242.616 8410.183 C 22242.616 8414.288 22245.695 8414.288 22252.536 8414.288 C 22256.983 8414.288 22263.141 8414.630 22267.246 8414.972 C 22272.719 8415.657 22274.771 8416.683 22274.771 8420.446 C 22274.771 8421.814 22274.087 8422.840 22273.061 8426.945 L 22229.959 8599.695 C 22226.538 8613.379 22220.723 8624.325 22193.014 8625.351 C 22191.304 8625.351 22186.857 8625.693 22186.857 8631.851 C 22186.857 8634.587 22188.909 8635.956 22191.646 8635.956 C 22202.593 8635.956 22214.565 8634.587 22225.854 8634.587 C 22237.485 8634.587 22249.800 8635.956 22261.088 8635.956 C 22262.799 8635.956 22267.246 8635.956 22267.246 8629.114 C 22267.246 8625.351 22263.483 8625.351 22261.088 8625.351 C 22241.590 8625.009 22237.827 8618.168 22237.827 8610.300 C 22237.827 8607.905 22238.169 8606.195 22239.195 8602.432 L 22285.376 8417.367 L 22285.718 8417.367 L 22315.137 8628.088 C 22315.821 8632.193 22316.163 8635.956 22320.268 8635.956 C 22324.031 8635.956 22326.083 8632.193 22327.794 8629.798 L 22465.652 8414.630 L 22465.994 8414.630 L 22417.076 8609.274 C 22413.656 8622.615 22412.971 8625.351 22386.289 8625.351 C 22380.474 8625.351 22376.711 8625.351 22376.711 8631.851 C 22376.711 8635.956 22380.816 8635.956 22381.842 8635.956 C 22391.420 8635.956 22414.340 8634.587 22423.918 8634.587 C 22437.943 8634.587 22452.653 8635.956 22466.678 8635.956 C 22468.730 8635.956 22473.177 8635.956 22473.177 8629.114 C 22473.177 8625.351 22470.099 8625.351 22463.599 8625.351 C 22450.942 8625.351 22441.364 8625.351 22441.364 8619.194 C 22441.364 8617.826 22441.364 8617.141 22443.074 8610.984 L 22488.571 8429.682 Z">
              <!-- 85 nodes -->
            </draw:path>
            <draw:path id="path8655" draw:style-name="style15" draw:layer="layout" svg:x="11.424cm" svg:y="4.320cm" svg:width="0.123cm" svg:height="0.168cm" svg:viewBox="0.0 0.0 123.149 167.619" svg:d="M 22970.561 8646.902 L 22970.561 8646.902 L 22970.561 8646.902 L 22970.561 8646.902 L 22970.561 8646.902 L 22970.561 8646.902 L 22970.561 8646.902 L 22970.561 8646.560 L 22970.561 8646.560 L 22970.561 8646.560 L 22970.561 8646.560 L 22970.903 8646.218 L 22970.903 8646.218 L 22970.903 8646.218 L 22970.903 8645.876 L 22970.903 8645.876 L 22970.903 8645.534 L 22970.903 8645.534 L 22970.903 8645.192 L 22971.245 8644.850 L 22971.245 8644.850 L 22971.245 8644.508 L 22971.245 8644.508 L 22971.245 8644.508 L 22971.245 8644.166 L 22971.245 8644.166 L 22971.245 8643.824 L 22971.245 8643.824 L 22971.245 8643.824 L 22971.587 8643.481 L 22971.587 8643.481 L 22971.587 8643.481 L 22971.587 8643.481 L 22971.587 8643.481 L 22971.587 8643.481 L 22971.587 8643.139 L 22971.587 8643.139 L 22971.587 8643.139 L 22971.587 8643.139 L 22971.587 8643.139 L 22971.587 8643.139 L 22971.587 8643.139 C 22971.587 8642.113 22970.561 8639.719 22967.824 8639.719 C 22963.035 8639.719 22943.194 8641.771 22937.037 8642.113 C 22934.985 8642.455 22931.906 8642.797 22931.906 8647.586 C 22931.906 8651.007 22934.985 8651.007 22938.063 8651.007 C 22949.352 8651.007 22949.352 8652.718 22949.352 8654.428 C 22949.352 8656.138 22949.010 8657.849 22948.668 8659.901 L 22934.985 8713.950 C 22929.853 8706.082 22921.643 8699.925 22910.355 8699.925 L 22910.355 8706.766 C 22927.117 8706.766 22931.564 8724.896 22931.564 8727.291 C 22931.564 8728.317 22931.222 8730.028 22930.880 8730.712 L 22919.591 8775.182 C 22917.881 8782.024 22912.749 8786.471 22907.276 8791.260 C 22905.224 8792.970 22895.645 8800.496 22885.383 8800.496 C 22876.489 8800.496 22867.937 8794.338 22867.937 8777.577 C 22867.937 8764.920 22874.779 8738.922 22880.252 8729.343 C 22891.198 8710.187 22903.513 8706.766 22910.355 8706.766 L 22910.355 8699.925 C 22879.568 8699.925 22848.438 8733.448 22848.438 8767.656 C 22848.438 8790.918 22864.174 8807.338 22884.699 8807.338 C 22897.698 8807.338 22908.987 8799.812 22918.565 8790.576 C 22923.012 8804.943 22937.037 8807.338 22943.194 8807.338 C 22951.746 8807.338 22957.904 8802.206 22962.351 8794.681 C 22967.482 8785.444 22970.561 8771.761 22970.561 8771.077 C 22970.561 8767.656 22967.482 8767.656 22966.798 8767.656 C 22963.377 8767.656 22963.035 8768.683 22961.325 8775.182 C 22958.588 8786.471 22954.141 8800.496 22943.879 8800.496 C 22937.721 8800.496 22936.011 8795.365 22936.011 8788.865 C 22936.011 8784.418 22936.695 8782.366 22937.379 8779.287 L 22970.561 8646.902 Z">
              <!-- 72 nodes -->
            </draw:path>
            <draw:path id="path8657" draw:style-name="style15" draw:layer="layout" svg:x="11.598cm" svg:y="4.398cm" svg:width="0.040cm" svg:height="0.102cm" svg:viewBox="0.0 0.0 40.023 101.598" svg:d="M 23236.014 8831.283 L 23236.014 8829.231 L 23235.672 8827.520 L 23235.672 8825.468 L 23235.330 8823.415 L 23235.330 8821.705 L 23234.988 8819.994 L 23234.646 8817.942 L 23234.304 8816.574 L 23233.962 8814.863 L 23233.620 8813.153 L 23232.936 8811.785 L 23232.594 8810.416 L 23231.909 8809.048 L 23231.225 8807.680 L 23230.541 8806.311 L 23229.857 8805.285 L 23229.173 8803.917 L 23228.489 8802.890 L 23227.804 8802.206 L 23226.778 8801.180 L 23226.094 8800.154 L 23225.068 8799.470 L 23224.042 8798.786 L 23223.015 8798.101 L 23221.989 8797.759 L 23220.963 8797.075 L 23219.937 8796.733 L 23218.910 8796.391 L 23217.542 8796.049 L 23216.516 8796.049 L 23215.148 8795.707 L 23214.121 8795.707 C 23202.833 8795.707 23195.991 8804.259 23195.991 8813.837 C 23195.991 8823.073 23202.833 8831.967 23214.121 8831.967 C 23218.226 8831.967 23222.673 8830.599 23226.094 8827.520 C 23227.120 8826.836 23227.462 8826.494 23227.804 8826.494 C 23228.147 8826.494 23228.489 8826.836 23228.489 8831.283 C 23228.489 8856.597 23216.516 8877.122 23205.227 8888.068 C 23201.464 8891.831 23201.464 8892.515 23201.464 8893.542 C 23201.464 8895.936 23203.175 8897.304 23204.885 8897.304 C 23208.648 8897.304 23236.014 8871.306 23236.014 8831.283 Z">
              <!-- 42 nodes -->
            </draw:path>
            <draw:path id="path8659" draw:style-name="style15" draw:layer="layout" svg:x="11.733cm" svg:y="4.203cm" svg:width="0.242cm" svg:height="0.231cm" svg:viewBox="0.0 0.0 242.458 231.246" svg:d="M 23556.885 8526.490 L 23589.724 8526.490 C 23615.380 8526.490 23618.117 8531.622 23618.117 8541.542 C 23618.117 8543.936 23618.117 8548.041 23615.722 8558.304 C 23615.038 8560.014 23614.696 8561.382 23614.696 8562.067 C 23614.696 8564.803 23616.749 8566.172 23618.801 8566.172 C 23622.222 8566.172 23622.222 8565.145 23623.932 8558.988 L 23642.747 8485.441 C 23643.773 8481.678 23643.773 8480.994 23643.773 8479.968 C 23643.773 8479.283 23643.089 8476.205 23639.668 8476.205 C 23636.247 8476.205 23635.905 8477.915 23634.537 8483.388 C 23627.353 8509.728 23619.485 8515.886 23590.409 8515.886 L 23559.279 8515.886 L 23581.172 8429.682 C 23584.251 8417.709 23584.593 8416.341 23599.645 8416.341 L 23644.799 8416.341 C 23686.533 8416.341 23694.401 8427.629 23694.401 8453.627 C 23694.401 8461.495 23694.401 8462.864 23693.374 8472.100 C 23692.690 8476.547 23692.690 8477.231 23692.690 8478.257 C 23692.690 8479.968 23693.717 8482.020 23696.795 8482.020 C 23700.558 8482.020 23700.900 8479.968 23701.584 8473.810 L 23708.426 8414.972 C 23709.452 8405.736 23707.742 8405.736 23699.190 8405.736 L 23532.255 8405.736 C 23525.414 8405.736 23521.993 8405.736 23521.993 8412.578 C 23521.993 8416.341 23525.071 8416.341 23531.571 8416.341 C 23544.228 8416.341 23553.806 8416.341 23553.806 8422.498 C 23553.806 8423.867 23553.806 8424.551 23551.754 8430.366 L 23506.941 8610.300 C 23503.520 8623.641 23502.836 8626.378 23475.812 8626.378 C 23469.997 8626.378 23466.234 8626.378 23466.234 8632.877 C 23466.234 8636.982 23470.339 8636.982 23471.365 8636.982 C 23481.285 8636.982 23506.599 8635.614 23516.519 8635.614 C 23527.808 8635.614 23555.859 8636.982 23567.147 8636.982 C 23570.226 8636.982 23574.331 8636.982 23574.331 8630.482 C 23574.331 8627.746 23572.278 8627.062 23572.278 8626.720 C 23571.252 8626.378 23570.568 8626.378 23562.700 8626.378 C 23555.174 8626.378 23553.806 8626.378 23545.254 8625.693 C 23535.334 8624.667 23534.308 8623.299 23534.308 8618.852 C 23534.308 8618.168 23534.308 8616.115 23535.676 8610.984 L 23556.885 8526.490 Z">
              <!-- 41 nodes -->
            </draw:path>
            <draw:path id="path8661" draw:style-name="style15" draw:layer="layout" svg:x="11.954cm" svg:y="4.320cm" svg:width="0.123cm" svg:height="0.168cm" svg:viewBox="0.0 0.0 123.149 167.619" svg:d="M 24029.638 8646.902 L 24029.638 8646.902 L 24029.638 8646.902 L 24029.638 8646.902 L 24029.638 8646.902 L 24029.638 8646.902 L 24029.638 8646.902 L 24029.638 8646.560 L 24029.638 8646.560 L 24029.638 8646.560 L 24029.638 8646.560 L 24029.981 8646.218 L 24029.981 8646.218 L 24029.981 8646.218 L 24029.981 8645.876 L 24029.981 8645.876 L 24029.981 8645.534 L 24029.981 8645.534 L 24029.981 8645.192 L 24030.323 8644.850 L 24030.323 8644.850 L 24030.323 8644.508 L 24030.323 8644.508 L 24030.323 8644.508 L 24030.323 8644.166 L 24030.323 8644.166 L 24030.323 8643.824 L 24030.323 8643.824 L 24030.323 8643.824 L 24030.665 8643.481 L 24030.665 8643.481 L 24030.665 8643.481 L 24030.665 8643.481 L 24030.665 8643.481 L 24030.665 8643.481 L 24030.665 8643.139 L 24030.665 8643.139 L 24030.665 8643.139 L 24030.665 8643.139 L 24030.665 8643.139 L 24030.665 8643.139 L 24030.665 8643.139 C 24030.665 8642.113 24029.638 8639.719 24026.560 8639.719 C 24022.113 8639.719 24002.272 8641.771 23996.115 8642.113 C 23994.404 8642.455 23990.984 8642.797 23990.984 8647.586 C 23990.984 8651.007 23994.404 8651.007 23997.141 8651.007 C 24008.430 8651.007 24008.430 8652.718 24008.430 8654.428 C 24008.430 8656.138 24008.087 8657.849 24007.745 8659.901 L 23994.062 8713.950 C 23988.931 8706.082 23980.721 8699.925 23969.433 8699.925 L 23969.433 8706.766 C 23986.194 8706.766 23990.641 8724.896 23990.641 8727.291 C 23990.641 8728.317 23990.299 8730.028 23989.957 8730.712 L 23978.669 8775.182 C 23976.958 8782.024 23971.827 8786.471 23966.354 8791.260 C 23964.301 8792.970 23954.723 8800.496 23944.461 8800.496 C 23935.567 8800.496 23927.015 8794.338 23927.015 8777.577 C 23927.015 8764.920 23933.856 8738.922 23939.330 8729.343 C 23950.618 8710.187 23962.591 8706.766 23969.433 8706.766 L 23969.433 8699.925 C 23938.645 8699.925 23907.516 8733.448 23907.516 8767.656 C 23907.516 8790.918 23923.252 8807.338 23943.777 8807.338 C 23956.776 8807.338 23968.064 8799.812 23977.642 8790.576 C 23982.089 8804.943 23996.115 8807.338 24002.272 8807.338 C 24010.824 8807.338 24016.982 8802.206 24021.429 8794.681 C 24026.560 8785.444 24029.638 8771.761 24029.638 8771.077 C 24029.638 8767.656 24026.560 8767.656 24025.876 8767.656 C 24022.455 8767.656 24022.113 8768.683 24020.402 8775.182 C 24017.666 8786.471 24013.219 8800.496 24002.956 8800.496 C 23996.799 8800.496 23995.088 8795.365 23995.088 8788.865 C 23995.088 8784.418 23995.773 8782.366 23996.457 8779.287 L 24029.638 8646.902 Z">
              <!-- 72 nodes -->
            </draw:path>
            <draw:path id="path8663" draw:style-name="style15" draw:layer="layout" svg:x="12.118cm" svg:y="4.179cm" svg:width="0.079cm" svg:height="0.340cm" svg:viewBox="0.0 0.0 79.020 340.027" svg:d="M 24314.249 8527.859 L 24314.249 8525.464 L 24314.249 8522.727 L 24314.249 8519.991 L 24314.249 8517.254 L 24313.906 8511.439 L 24313.564 8505.624 L 24312.880 8499.466 L 24312.196 8492.967 L 24311.170 8486.125 L 24310.144 8479.283 L 24308.775 8472.442 L 24307.407 8465.258 L 24305.354 8458.074 L 24303.302 8450.891 L 24300.907 8443.707 L 24298.171 8436.523 L 24296.802 8432.761 L 24295.092 8428.998 L 24293.724 8425.577 L 24292.013 8421.814 C 24271.489 8380.080 24242.070 8357.845 24238.649 8357.845 C 24236.597 8357.845 24235.228 8359.214 24235.228 8361.266 C 24235.228 8362.292 24235.228 8362.976 24241.728 8369.134 C 24275.251 8403.000 24294.750 8457.048 24294.750 8527.859 C 24294.750 8586.012 24282.093 8645.876 24239.675 8688.636 C 24235.228 8692.741 24235.228 8693.425 24235.228 8694.451 C 24235.228 8696.504 24236.597 8697.872 24238.649 8697.872 C 24242.070 8697.872 24272.857 8674.611 24293.040 8631.509 C 24310.144 8594.222 24314.249 8556.593 24314.249 8527.859 Z">
              <!-- 30 nodes -->
            </draw:path>
          </draw:g>
          <!-- id="g8625" -->
          <draw:path id="text1494" draw:style-name="style2" draw:layer="layout" svg:x="1.260cm" svg:y="2.352cm" svg:width="0.309cm" svg:height="0.292cm" svg:viewBox="0.0 0.0 308.758 291.600" svg:d="M 2824.889 4850.055 C 2834.089 4804.055 2827.289 4768.455 2804.089 4742.855 C 2780.889 4717.255 2744.489 4704.455 2694.489 4704.455 L 2578.489 4704.455 L 2574.089 4725.255 L 2611.289 4725.255 L 2561.289 4975.255 L 2524.089 4975.255 L 2520.089 4996.055 L 2636.089 4996.055 C 2686.089 4996.055 2727.689 4983.255 2760.889 4957.655 C 2794.489 4931.655 2815.689 4896.055 2824.889 4850.055 ZM 2780.089 4850.055 C 2772.089 4890.455 2755.689 4921.255 2731.289 4942.855 C 2706.489 4964.455 2675.289 4975.255 2637.289 4975.255 L 2600.889 4975.255 L 2650.889 4725.255 L 2687.289 4725.255 C 2725.289 4725.255 2752.089 4736.055 2768.089 4757.655 C 2784.489 4778.855 2788.089 4809.655 2780.089 4850.055 Z">
            <!-- 20 nodes -->
          </draw:path>
          <draw:path id="text1494-1" draw:style-name="style2" draw:layer="layout" svg:x="11.100cm" svg:y="1.071cm" svg:width="0.309cm" svg:height="0.292cm" svg:viewBox="0.0 0.0 308.758 291.600" svg:d="M 22505.604 2286.760 C 22514.804 2240.760 22508.004 2205.160 22484.804 2179.560 C 22461.604 2153.960 22425.204 2141.160 22375.204 2141.160 L 22259.204 2141.160 L 22254.804 2161.960 L 22292.004 2161.960 L 22242.004 2411.960 L 22204.804 2411.960 L 22200.804 2432.760 L 22316.804 2432.760 C 22366.804 2432.760 22408.404 2419.960 22441.604 2394.360 C 22475.204 2368.360 22496.404 2332.760 22505.604 2286.760 ZM 22460.804 2286.760 C 22452.804 2327.160 22436.404 2357.960 22412.004 2379.560 C 22387.204 2401.160 22356.004 2411.960 22318.004 2411.960 L 22281.604 2411.960 L 22331.604 2161.960 L 22368.004 2161.960 C 22406.004 2161.960 22432.804 2172.760 22448.804 2194.360 C 22465.204 2215.560 22468.804 2246.360 22460.804 2286.760 Z">
            <!-- 20 nodes -->
          </draw:path>
          <draw:path id="text1494-0" draw:style-name="style2" draw:layer="layout" svg:x="7.967cm" svg:y="6.321cm" svg:width="0.309cm" svg:height="0.292cm" svg:viewBox="0.0 0.0 308.758 291.600" svg:d="M 16239.676 12786.630 C 16248.876 12740.630 16242.076 12705.030 16218.876 12679.430 C 16195.676 12653.830 16159.276 12641.030 16109.276 12641.030 L 15993.276 12641.030 L 15988.876 12661.830 L 16026.076 12661.830 L 15976.076 12911.830 L 15938.876 12911.830 L 15934.876 12932.630 L 16050.876 12932.630 C 16100.876 12932.630 16142.476 12919.830 16175.676 12894.230 C 16209.276 12868.230 16230.476 12832.630 16239.676 12786.630 ZM 16194.876 12786.630 C 16186.876 12827.030 16170.476 12857.830 16146.076 12879.430 C 16121.276 12901.030 16090.076 12911.830 16052.076 12911.830 L 16015.676 12911.830 L 16065.676 12661.830 L 16102.076 12661.830 C 16140.076 12661.830 16166.876 12672.630 16182.876 12694.230 C 16199.276 12715.430 16202.876 12746.230 16194.876 12786.630 Z">
            <!-- 20 nodes -->
          </draw:path>
          <draw:g id="g9560-3">
            <draw:path id="path9562-9" draw:style-name="style14" draw:layer="layout" svg:x="3.111cm" svg:y="1.329cm" svg:width="0.471cm" svg:height="0.320cm" svg:viewBox="0.0 0.0 470.809 320.000" svg:d="M 6637.991 2693.838 L 6637.991 2692.424 L 6638.462 2691.010 L 6638.934 2689.596 L 6639.405 2688.183 L 6639.876 2687.240 L 6639.876 2685.826 L 6640.348 2684.884 L 6640.819 2683.470 L 6641.290 2682.527 L 6641.761 2681.585 L 6642.704 2680.642 L 6643.175 2679.700 L 6643.647 2679.228 L 6644.589 2678.286 L 6645.532 2677.814 L 6646.474 2676.872 L 6647.417 2676.401 L 6648.359 2675.929 L 6649.773 2675.458 L 6651.187 2674.987 L 6652.601 2674.515 L 6653.072 2674.515 L 6654.015 2674.044 L 6654.957 2674.044 L 6655.900 2674.044 L 6656.842 2673.573 L 6657.785 2673.573 L 6658.728 2673.573 L 6659.670 2673.102 L 6660.613 2673.102 L 6661.555 2673.102 L 6662.969 2673.102 L 6663.912 2673.102 L 6665.325 2672.630 L 6666.739 2672.630 L 6667.682 2672.630 L 6669.096 2672.630 L 6670.510 2672.630 L 6671.923 2672.630 L 6673.337 2672.630 L 6675.222 2672.630 L 6676.636 2672.630 L 6678.050 2672.630 C 6688.889 2672.630 6693.131 2672.630 6693.131 2663.205 C 6693.131 2658.021 6688.418 2658.021 6680.406 2658.021 L 6618.669 2658.021 C 6606.415 2658.021 6605.944 2658.021 6600.289 2666.975 L 6428.743 2933.720 L 6391.983 2668.860 C 6390.569 2658.021 6389.626 2658.021 6377.373 2658.021 L 6312.808 2658.021 C 6304.325 2658.021 6299.140 2658.021 6299.140 2666.975 C 6299.140 2672.630 6303.382 2672.630 6312.336 2672.630 C 6318.934 2672.630 6326.946 2673.102 6332.601 2673.573 C 6340.142 2674.515 6342.970 2675.929 6342.970 2681.113 C 6342.970 2682.999 6342.498 2684.412 6341.084 2690.068 L 6281.703 2928.064 C 6276.990 2946.916 6268.978 2961.997 6230.805 2963.410 C 6228.448 2963.410 6222.322 2963.882 6222.322 2972.365 C 6222.322 2976.135 6225.149 2978.020 6228.920 2978.020 C 6244.001 2978.020 6260.495 2976.135 6276.048 2976.135 C 6292.071 2976.135 6309.037 2978.020 6324.118 2978.020 C 6326.946 2978.020 6332.601 2978.020 6332.601 2968.595 C 6332.601 2963.410 6327.889 2963.410 6324.118 2963.410 C 6297.727 2962.939 6292.543 2953.514 6292.543 2942.674 C 6292.543 2939.375 6293.014 2937.019 6294.428 2931.835 L 6358.051 2676.872 L 6358.522 2676.872 L 6399.052 2967.181 C 6399.994 2972.836 6400.466 2978.020 6406.121 2978.020 C 6411.305 2978.020 6414.133 2972.836 6416.489 2969.537 L 6606.415 2673.102 L 6606.887 2673.102 L 6539.494 2941.260 C 6534.781 2959.640 6533.838 2963.410 6496.607 2963.410 C 6489.067 2963.410 6483.882 2963.410 6483.882 2972.365 C 6483.882 2978.020 6489.067 2978.020 6490.480 2978.020 C 6503.676 2978.020 6535.723 2976.135 6548.919 2976.135 C 6568.242 2976.135 6588.507 2978.020 6607.829 2978.020 C 6610.657 2978.020 6616.784 2978.020 6616.784 2968.595 C 6616.784 2963.410 6612.542 2963.410 6603.588 2963.410 C 6586.150 2963.410 6572.954 2963.410 6572.954 2954.927 C 6572.954 2953.042 6572.954 2952.100 6575.311 2943.617 L 6637.991 2693.838 Z">
              <!-- 85 nodes -->
            </draw:path>
          </draw:g>
          <!-- id="g9560-3" -->
          <draw:path id="path10124-1" draw:style-name="style14" draw:layer="layout" svg:x="3.565cm" svg:y="1.484cm" svg:width="0.138cm" svg:height="0.188cm" svg:viewBox="0.0 0.0 137.581 187.783" svg:d="M 7266.737 2976.778 L 7266.737 2976.778 L 7266.737 2976.778 L 7266.737 2976.778 L 7266.737 2976.778 L 7266.737 2976.778 L 7266.737 2976.778 L 7266.737 2976.394 L 7266.737 2976.394 L 7266.737 2976.394 L 7266.737 2976.394 L 7266.737 2976.010 L 7266.737 2976.010 L 7266.737 2976.010 L 7267.121 2975.626 L 7267.121 2975.626 L 7267.121 2975.242 L 7267.121 2975.242 L 7267.121 2974.858 L 7267.121 2974.474 L 7267.121 2974.474 L 7267.121 2974.090 L 7267.505 2974.090 L 7267.505 2974.090 L 7267.505 2973.706 L 7267.505 2973.706 L 7267.505 2973.322 L 7267.505 2973.322 L 7267.505 2973.322 L 7267.505 2972.938 L 7267.505 2972.938 L 7267.505 2972.938 L 7267.505 2972.938 L 7267.505 2972.938 L 7267.505 2972.938 L 7267.505 2972.554 L 7267.505 2972.554 L 7267.505 2972.554 L 7267.505 2972.554 L 7267.505 2972.554 L 7267.505 2972.554 L 7267.505 2972.554 C 7267.505 2971.405 7266.740 2968.721 7263.289 2968.721 C 7257.924 2968.721 7235.697 2971.022 7229.182 2971.403 C 7226.881 2971.787 7223.050 2972.171 7223.050 2977.535 C 7223.050 2981.367 7226.882 2981.367 7230.331 2981.367 C 7242.978 2981.367 7242.978 2983.284 7242.978 2985.199 C 7242.978 2987.116 7242.594 2989.032 7241.829 2991.331 L 7226.883 3051.882 C 7221.135 3043.068 7211.937 3036.169 7198.907 3036.169 L 7198.907 3043.834 C 7217.686 3043.834 7223.051 3064.145 7223.051 3066.828 C 7223.051 3067.977 7222.283 3069.894 7222.283 3070.660 L 7209.636 3120.481 C 7207.719 3128.145 7201.588 3133.127 7195.840 3138.493 C 7193.539 3140.409 7182.810 3148.840 7171.313 3148.840 C 7161.349 3148.840 7151.768 3141.942 7151.768 3123.163 C 7151.768 3108.984 7159.433 3079.858 7165.564 3069.127 C 7177.828 3047.666 7191.624 3043.834 7198.906 3043.834 L 7198.906 3036.169 C 7164.798 3036.169 7129.924 3073.726 7129.924 3112.049 C 7129.924 3138.109 7147.169 3156.504 7170.546 3156.504 C 7184.726 3156.504 7197.756 3148.073 7208.487 3137.726 C 7213.469 3153.822 7229.181 3156.504 7236.079 3156.504 C 7245.660 3156.504 7252.558 3150.756 7257.157 3142.325 C 7263.289 3131.978 7266.738 3116.648 7266.738 3115.882 C 7266.738 3112.049 7263.289 3112.049 7262.139 3112.049 C 7258.690 3112.049 7258.307 3113.198 7256.391 3120.481 C 7253.325 3133.127 7247.959 3148.840 7236.846 3148.840 C 7229.948 3148.840 7228.031 3143.091 7228.031 3135.810 C 7228.031 3130.828 7228.415 3128.528 7229.180 3125.079 L 7266.737 2976.778 Z">
            <!-- 72 nodes -->
          </draw:path>
        </draw:g>
        <!-- id="layer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Sun Oct 20 20:04:07 2019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b3b3b3" draw:stroke="none"/>
    </style:style>
    <style:style style:name="style1" style:family="graphic" style:parent-style-name="standard">
      <style:graphic-properties draw:fill="solid" draw:fill-color="#030104" draw:stroke="none"/>
    </style:style>
    <style:style style:name="style2" style:family="graphic" style:parent-style-name="standard">
      <style:graphic-properties draw:fill="solid" draw:fill-color="#000000" draw:stroke="none"/>
    </style:style>
    <style:style style:name="style3" style:family="graphic" style:parent-style-name="standard">
      <style:graphic-properties draw:fill="solid" draw:fill-color="#000000" draw:stroke="solid" svg:stroke-width="0.389pt" svg:stroke-color="#000000"/>
    </style:style>
    <style:style style:name="style4" style:family="graphic" style:parent-style-name="standard">
      <style:graphic-properties draw:fill="none" draw:stroke="solid" svg:stroke-width="3.000pt" svg:stroke-color="#000000"/>
    </style:style>
    <style:style style:name="style5" style:family="graphic" style:parent-style-name="standard">
      <style:graphic-properties draw:fill="solid" draw:fill-color="#000000" draw:stroke="solid" svg:stroke-width="0.434pt" svg:stroke-color="#000000"/>
    </style:style>
    <style:style style:name="style6" style:family="graphic" style:parent-style-name="standard">
      <style:graphic-properties draw:fill="solid" draw:fill-color="#000000" draw:stroke="solid" svg:stroke-width="1.000pt" svg:stroke-color="#000000"/>
    </style:style>
    <style:style style:name="style7" style:family="graphic" style:parent-style-name="standard">
      <style:graphic-properties draw:fill="solid" draw:fill-color="#ff0000" draw:stroke="none"/>
    </style:style>
    <style:style style:name="style8" style:family="graphic" style:parent-style-name="standard">
      <style:graphic-properties draw:fill="solid" draw:fill-color="#ffffff" draw:stroke="solid" svg:stroke-width="1.389pt" svg:stroke-color="#ff0000"/>
    </style:style>
    <style:style style:name="style9" style:family="graphic" style:parent-style-name="standard">
      <style:graphic-properties draw:fill="solid" draw:fill-color="#ffffff" draw:stroke="solid" svg:stroke-width="1.667pt" svg:stroke-color="#ff0000"/>
    </style:style>
    <style:style style:name="style10" style:family="graphic" style:parent-style-name="standard">
      <style:graphic-properties draw:fill="none" draw:stroke="solid" svg:stroke-width="1.000pt" svg:stroke-color="#ff0000"/>
    </style:style>
    <style:style style:name="style11" style:family="graphic" style:parent-style-name="standard">
      <style:graphic-properties draw:fill="none" draw:stroke="solid" svg:stroke-width="1.000pt" svg:stroke-color="#0000ff"/>
    </style:style>
    <style:style style:name="style12" style:family="graphic" style:parent-style-name="standard">
      <style:graphic-properties draw:fill="solid" draw:fill-color="#ffffff" draw:stroke="solid" svg:stroke-width="1.000pt" svg:stroke-color="#ff0000"/>
    </style:style>
    <style:style style:name="style13" style:family="graphic" style:parent-style-name="standard">
      <style:graphic-properties draw:fill="solid" draw:fill-color="#ffffff" draw:stroke="solid" svg:stroke-width="0.000pt" svg:stroke-color="#ffffff"/>
    </style:style>
    <style:style style:name="style14" style:family="graphic" style:parent-style-name="standard">
      <style:graphic-properties draw:fill="solid" draw:fill-color="#ffffff" draw:stroke="solid" svg:stroke-width="0.000pt" svg:stroke-color="#000000"/>
    </style:style>
    <style:style style:name="style15" style:family="graphic" style:parent-style-name="standard">
      <style:graphic-properties draw:fill="solid" draw:fill-color="#000000" draw:stroke="solid" svg:stroke-width="0.000pt" svg:stroke-color="#000000"/>
    </style:style>
    <style:style style:name="style16" style:family="graphic" style:parent-style-name="standard">
      <style:graphic-properties draw:fill="solid" draw:fill-color="#ff0000" draw:stroke="solid" svg:stroke-width="0.000pt" svg:stroke-color="#000000"/>
    </style:style>
    <style:style style:name="style17" style:family="graphic" style:parent-style-name="standard">
      <style:graphic-properties draw:fill="solid" draw:fill-color="#0000ff" draw:stroke="solid" svg:stroke-width="0.000pt" svg:stroke-color="#000000"/>
    </style:style>
    <style:style style:name="style18" style:family="graphic" style:parent-style-name="standard">
      <style:graphic-properties draw:fill="solid" draw:fill-color="#ff0000" draw:stroke="solid" svg:stroke-width="0.398pt" svg:stroke-color="#ff0000"/>
    </style:style>
    <style:style style:name="style19" style:family="graphic" style:parent-style-name="standard">
      <style:graphic-properties draw:fill="none" draw:stroke="solid" svg:stroke-width="0.801pt" svg:stroke-color="#000000"/>
    </style:style>
    <style:style style:name="style20" style:family="graphic" style:parent-style-name="standard">
      <style:graphic-properties draw:fill="none" draw:stroke="solid" svg:stroke-width="0.398pt" svg:stroke-color="#000000"/>
    </style:style>
    <style:style style:name="style21" style:family="graphic" style:parent-style-name="standard">
      <style:graphic-properties draw:fill="none" draw:stroke="solid" svg:stroke-width="1.000pt" svg:stroke-color="#000000"/>
    </style:style>
    <style:style style:name="style22" style:family="graphic" style:parent-style-name="standard">
      <style:graphic-properties draw:fill="none" draw:stroke="solid" svg:stroke-width="1.500pt" svg:stroke-color="#b3b3b3"/>
    </style:style>
    <style:style style:name="style23" style:family="graphic" style:parent-style-name="standard">
      <style:graphic-properties draw:fill="solid" draw:fill-color="#ff0000" draw:stroke="solid" svg:stroke-width="0.000pt" svg:stroke-color="#ff0000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Sun Oct 20 20:04:08 2019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0.92.3 (2405546, 2018-03-11)</meta:generator>
    <meta:initial-creator>Inkscape.org - 0.92.3 (2405546, 2018-03-11)</meta:initial-creator>
    <meta:creation-date>2019-10-20 20:04:08</meta:creation-date>
    <dc:date>2019-10-20 20:04:08</dc:date>
    <dc:format>image/svg+xml</dc:format>
  </office:meta>
</office:document-meta>
</file>